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 PUBLIC "-//W3C//DTD HTML 4.01 Transitional//EN""http://www.w3.org/TR/html4/loose.dtd"&gt;&lt;html&gt;&lt;head&gt;&lt;meta http-equiv="Content-Type" content="text/html; charset=iso-8859-1"&gt;&lt;meta name="revisit-after" content="2 days"&gt;&lt;title&gt;Livescore - LiveLiveLive.Com - Home&lt;/title&gt;&lt;link rel="stylesheet" type="text/css" href="styles/def/stylesheet.css"&gt;&lt;link rel="shortcut icon" href="favicon.ico"&gt;</text:p>
      <text:p text:style-name="Standard">&lt;script type="text/javascript"&gt;</text:p>
      <text:p text:style-name="Standard">&lt;!--</text:p>
      <text:p text:style-name="Standard"/>
      <text:p text:style-name="Standard">var localTime = 0;</text:p>
      <text:p text:style-name="Standard"/>
      <text:p text:style-name="Standard">function GetDay(intDay){</text:p>
      <text:p text:style-name="Standard">var DayArray = new Array("Sun", "Mon", "Tue", "Wed", "Thu", "Fri", "Sat");</text:p>
      <text:p text:style-name="Standard">return DayArray[intDay];</text:p>
      <text:p text:style-name="Standard">}</text:p>
      <text:p text:style-name="Standard"/>
      <text:p text:style-name="Standard">function GetMonth(intMonth){</text:p>
      <text:p text:style-name="Standard">var MonthArray = new Array("Jan", "Feb", "Mar", "Apr", "May", "Jun", "Jul", "Aug", "Sep", "Oct", "Nov", "Dec");</text:p>
      <text:p text:style-name="Standard">return MonthArray[intMonth];</text:p>
      <text:p text:style-name="Standard">}</text:p>
      <text:p text:style-name="Standard">function getDateStrWithDOW(){</text:p>
      <text:p text:style-name="Standard">var today = new Date(1.252260935E+12);</text:p>
      <text:p text:style-name="Standard">today.setTime(today.getTime() + (localTime * 1000));</text:p>
      <text:p text:style-name="Standard">var todayStr = GetDay(today.getDay()) + " ";</text:p>
      <text:p text:style-name="Standard">var datum = today.getDate();</text:p>
      <text:p text:style-name="Standard">if(datum&lt;10) datum = "0" + datum;</text:p>
      <text:p text:style-name="Standard">todayStr += datum + " " + GetMonth(today.getMonth());</text:p>
      <text:p text:style-name="Standard">return todayStr;</text:p>
      <text:p text:style-name="Standard">}</text:p>
      <text:p text:style-name="Standard"/>
      <text:p text:style-name="Standard">function timeString() {</text:p>
      <text:p text:style-name="Standard">localTime++;</text:p>
      <text:p text:style-name="Standard"/>
      <text:p text:style-name="Standard">var curDateTime = new Date(1.252260935E+12);</text:p>
      <text:p text:style-name="Standard">curDateTime.setTime(curDateTime.getTime() + (localTime * 1000));</text:p>
      <text:p text:style-name="Standard">var curHour = curDateTime.getHours();</text:p>
      <text:p text:style-name="Standard">var curMin = curDateTime.getMinutes();</text:p>
      <text:p text:style-name="Standard">var curSec = curDateTime.getSeconds();</text:p>
      <text:p text:style-name="Standard">var curTime = </text:p>
      <text:p text:style-name="Standard">((curHour &lt; 10) ? "0" : "") + curHour + ":" </text:p>
      <text:p text:style-name="Standard">+ ((curMin &lt; 10) ? "0" : "") + curMin + ":" </text:p>
      <text:p text:style-name="Standard">+ ((curSec &lt; 10) ? "0" : "") + curSec;</text:p>
      <text:p text:style-name="Standard"/>
      <text:p text:style-name="Standard">document.getElementById("timestring").innerHTML = getDateStrWithDOW() + " " + curTime;</text:p>
      <text:p text:style-name="Standard">return true;</text:p>
      <text:p text:style-name="Standard">}</text:p>
      <text:p text:style-name="Standard"/>
      <text:p text:style-name="Standard">var aktiv = window.setInterval("timeString()", 1000);</text:p>
      <text:p text:style-name="Standard"/>
      <text:p text:style-name="Standard"/>
      <text:p text:style-name="Standard"/>
      <text:p text:style-name="Standard">var seconds_count = 0;</text:p>
      <text:p text:style-name="Standard"><text:soft-page-break/>function seconds_shift() {</text:p>
      <text:p text:style-name="Standard"><text:tab/>if(seconds_count &gt; 14) seconds_count = 14;</text:p>
      <text:p text:style-name="Standard">}</text:p>
      <text:p text:style-name="Standard"/>
      <text:p text:style-name="Standard">var is_being_loaded = false;</text:p>
      <text:p text:style-name="Standard">function lllc_reload() {</text:p>
      <text:p text:style-name="Standard"><text:tab/>if(seconds_count &gt; 28 &amp;&amp; !is_being_loaded) {</text:p>
      <text:p text:style-name="Standard"><text:tab/><text:tab/>is_being_loaded = true;</text:p>
      <text:p text:style-name="Standard"><text:tab/><text:tab/>window.location.href = 'http://www.livelivelive.com/livescore.php?PHPSESSID=d6192dfc5a2159594ca83b9414fc0d20';</text:p>
      <text:p text:style-name="Standard"><text:tab/>}</text:p>
      <text:p text:style-name="Standard">}</text:p>
      <text:p text:style-name="Standard"/>
      <text:p text:style-name="Standard">function leagues_select_all(select) {</text:p>
      <text:p text:style-name="Standard"><text:s text:c="2"/>for(i = 0; i &lt; document.leagues.elements.length; i++)</text:p>
      <text:p text:style-name="Standard"><text:s text:c="4"/>document.leagues.elements[i].checked = select;</text:p>
      <text:p text:style-name="Standard"><text:s text:c="2"/>seconds_shift();</text:p>
      <text:p text:style-name="Standard">}</text:p>
      <text:p text:style-name="Standard"/>
      <text:p text:style-name="Standard">//--&gt;</text:p>
      <text:p text:style-name="Standard">&lt;/script&gt;</text:p>
      <text:p text:style-name="Standard"/>
      <text:p text:style-name="Standard">&lt;/head&gt;&lt;body onLoad="window.setInterval('lllc_reload()', 1000);" style="overflow: -moz-scrollbars-vertical; min-width: 1168px; background-color: #191919; background-image: url(styles/def/pix/background.gif); background-repeat: repeat; margin: 0px 0px 0px 0px;"&gt;</text:p>
      <text:p text:style-name="Standard">&lt;script type="text/javascript"&gt;</text:p>
      <text:p text:style-name="Standard">&lt;!--</text:p>
      <text:p text:style-name="Standard"><text:s text:c="2"/>if(top.frames.length &gt; 0) {</text:p>
      <text:p text:style-name="Standard"><text:s text:c="4"/>top.location.href="http://www.livelivelive.com/livescore.php?PHPSESSID=d6192dfc5a2159594ca83b9414fc0d20";</text:p>
      <text:p text:style-name="Standard"><text:s text:c="2"/>}</text:p>
      <text:p text:style-name="Standard">//--&gt;</text:p>
      <text:p text:style-name="Standard">&lt;/script&gt;</text:p>
      <text:p text:style-name="Standard">&lt;div class="page"&gt;</text:p>
      <text:p text:style-name="Standard">&lt;table border="0" cellspacing="0" cellpadding="0"&gt;</text:p>
      <text:p text:style-name="Standard"><text:tab/>&lt;tr valign="top"&gt;</text:p>
      <text:p text:style-name="Standard"><text:tab/><text:tab/>&lt;td bgcolor="#F2B60C" width="260"&gt;</text:p>
      <text:p text:style-name="Standard"><text:tab/><text:tab/><text:tab/>&lt;div class="text" style="width: 260px; height: 130px; left: 0px; top: 0px; background-image: url(styles/def/pix/logo.gif); background-repeat: no-repeat; text-align: center;"&gt;</text:p>
      <text:p text:style-name="Standard"/>
      <text:p text:style-name="Standard"><text:tab/>&lt;br&gt;</text:p>
      <text:p text:style-name="Standard"><text:tab/><text:tab/>&lt;b&gt;Language: ENGLISH ...</text:p>
      <text:p text:style-name="Standard"><text:tab/><text:tab/><text:tab/> &lt;a href="set_lang.php?lang=de&amp;amp;to=http%3A%2F%2Fwww.livelivelive.com%2Flivescore.php%3FPHPSESSID%3Dd6192dfc5a2159594ca83b9414fc0d20&amp;PHPSESSID=d6192dfc5a2159594ca83b9414fc0d20"&gt;DEUTSCH&lt;/a&gt;&lt;/b&gt;&lt;/div&gt;&lt;img src="styles/def/pix/spacer.gif" alt="" width="5" height="5" border="0"&gt;&lt;img src="styles/def/pix/spacer.gif" alt="" width="5" height="5" border="0"&gt;&lt;div class="text" style="position: relative; width: 240px; left: 15px; background-color: #F2B60C;"&gt;&lt;img src="styles/def/pix/box_top.gif" alt="" width="240" height="10"&gt;&lt;/div&gt;&lt;div class="text_small" style="position: relative; width: 240px; left: 15px; background-color: #E3F5CC; text-align: left;"&gt;&lt;div class="text_small" style="position: relative; width: 220px; left: 10px;"&gt;&lt;a href="livescore.php?PHPSESSID=d6192dfc5a2159594ca83b9414fc0d20"&gt;DISPLAY ALL <text:soft-page-break/>LEAGUES AND MATCHES&lt;/a&gt;&lt;br&gt;&lt;a href="livescore.php?leagues=top&amp;PHPSESSID=d6192dfc5a2159594ca83b9414fc0d20"&gt;SHOW TOP MATCHES ONLY&lt;/a&gt;&lt;br&gt;&lt;br&gt;&lt;form name="leagues" action="livescore.php" method="get" style="display: inline;" onClick="seconds_shift();"&gt;&lt;input type="hidden" name="PHPSESSID" value="d6192dfc5a2159594ca83b9414fc0d20" /&gt;&lt;div align="center"&gt;&lt;input type="submit" class="button" style="width: 220px;" value="CONFIRM SELECTION"&gt;&lt;img src="styles/def/pix/spacer.gif" alt="" width="5" height="5" border="0"&gt;&lt;br&gt;&lt;/div&gt;&lt;table class="tablemenu" border="0" cellspacing="0" cellpadding="0" width="100%"&gt;&lt;tr align="left"&gt;&lt;td width="20"&gt;&lt;input type="checkbox" class="checkbox" name="league2745" value="2745" tabindex="1"&gt;&lt;/td&gt;&lt;td class="a3" onClick="window.location.href = 'http://www.livelivelive.com/livescore.php?leagues=2745'; return true;"&gt;&lt;div class="change"&gt;Africa � World Cup Qualifiers&lt;/div&gt;&lt;/td&gt;&lt;/tr&gt;&lt;tr align="left"&gt;&lt;td width="20"&gt;&lt;input type="checkbox" class="checkbox" name="league2952" value="2952" tabindex="2"&gt;&lt;/td&gt;&lt;td class="a3" onClick="window.location.href = 'http://www.livelivelive.com/livescore.php?leagues=2952'; return true;"&gt;&lt;div class="change"&gt;America � World Cup Qualifiers - CONCACAF&lt;/div&gt;&lt;/td&gt;&lt;/tr&gt;&lt;tr align="left"&gt;&lt;td width="20"&gt;&lt;input type="checkbox" class="checkbox" name="league3371" value="3371" tabindex="3"&gt;&lt;/td&gt;&lt;td class="a3" onClick="window.location.href = 'http://www.livelivelive.com/livescore.php?leagues=3371'; return true;"&gt;&lt;div class="change"&gt;Europe � Women's European Championship&lt;/div&gt;&lt;/td&gt;&lt;/tr&gt;&lt;tr align="left"&gt;&lt;td width="20"&gt;&lt;input type="checkbox" class="checkbox" name="league2746" value="2746" tabindex="4"&gt;&lt;/td&gt;&lt;td class="a3" onClick="window.location.href = 'http://www.livelivelive.com/livescore.php?leagues=2746'; return true;"&gt;&lt;div class="change"&gt;South America � World Cup Qualifiers&lt;/div&gt;&lt;/td&gt;&lt;/tr&gt;&lt;tr align="left"&gt;&lt;td width="20"&gt;&lt;input type="checkbox" class="checkbox" name="league3302" value="3302" tabindex="5"&gt;&lt;/td&gt;&lt;td class="a3" onClick="window.location.href = 'http://www.livelivelive.com/livescore.php?leagues=3302'; return true;"&gt;&lt;div class="change"&gt;Belgium � EXQI League&lt;/div&gt;&lt;/td&gt;&lt;/tr&gt;&lt;tr align="left"&gt;&lt;td width="20"&gt;&lt;input type="checkbox" class="checkbox" name="league134" value="134" tabindex="6"&gt;&lt;/td&gt;&lt;td class="a3" onClick="window.location.href = 'http://www.livelivelive.com/livescore.php?leagues=134'; return true;"&gt;&lt;div class="change"&gt;Brazil � Serie A&lt;/div&gt;&lt;/td&gt;&lt;/tr&gt;&lt;tr align="left"&gt;&lt;td width="20"&gt;&lt;input type="checkbox" class="checkbox" name="league151" value="151" tabindex="7"&gt;&lt;/td&gt;&lt;td class="a3" onClick="window.location.href = 'http://www.livelivelive.com/livescore.php?leagues=151'; return true;"&gt;&lt;div class="change"&gt;Chile � Clausura&lt;/div&gt;&lt;/td&gt;&lt;/tr&gt;&lt;tr align="left"&gt;&lt;td width="20"&gt;&lt;input type="checkbox" class="checkbox" name="league152" value="152" tabindex="8"&gt;&lt;/td&gt;&lt;td class="a3" onClick="window.location.href = 'http://www.livelivelive.com/livescore.php?leagues=152'; return true;"&gt;&lt;div class="change"&gt;China � Super League&lt;/div&gt;&lt;/td&gt;&lt;/tr&gt;&lt;tr align="left"&gt;&lt;td width="20"&gt;&lt;input type="checkbox" class="checkbox" name="league116" value="116" tabindex="9"&gt;&lt;/td&gt;&lt;td class="a3" onClick="window.location.href = 'http://www.livelivelive.com/livescore.php?leagues=116'; return true;"&gt;&lt;div class="change"&gt;Czech Republic � Druha Liga&lt;/div&gt;&lt;/td&gt;&lt;/tr&gt;&lt;tr align="left"&gt;&lt;td width="20"&gt;&lt;input type="checkbox" class="checkbox" name="league66" value="66" tabindex="10"&gt;&lt;/td&gt;&lt;td class="a3" onClick="window.location.href = 'http://www.livelivelive.com/livescore.php?leagues=66'; return true;"&gt;&lt;div class="change"&gt;Denmark � 1st Division&lt;/div&gt;&lt;/td&gt;&lt;/tr&gt;&lt;tr align="left"&gt;&lt;td width="20"&gt;&lt;input type="checkbox" class="checkbox" name="league67" value="67" tabindex="11"&gt;&lt;/td&gt;&lt;td class="a3" onClick="window.location.href = 'http://www.livelivelive.com/livescore.php?leagues=67'; return true;"&gt;&lt;div class="change"&gt;Denmark � 2nd Division East&lt;/div&gt;&lt;/td&gt;&lt;/tr&gt;&lt;tr align="left"&gt;&lt;td width="20"&gt;&lt;input type="checkbox" class="checkbox" name="league68" value="68" tabindex="12"&gt;&lt;/td&gt;&lt;td class="a3" onClick="window.location.href = 'http://www.livelivelive.com/livescore.php?leagues=68'; return true;"&gt;&lt;div class="change"&gt;Denmark � 2nd Division <text:soft-page-break/>West&lt;/div&gt;&lt;/td&gt;&lt;/tr&gt;&lt;tr align="left"&gt;&lt;td width="20"&gt;&lt;input type="checkbox" class="checkbox" name="league62" value="62" tabindex="13"&gt;&lt;/td&gt;&lt;td class="a3" onClick="window.location.href = 'http://www.livelivelive.com/livescore.php?leagues=62'; return true;"&gt;&lt;div class="change"&gt;Finland � Ykkonen&lt;/div&gt;&lt;/td&gt;&lt;/tr&gt;&lt;tr align="left"&gt;&lt;td width="20"&gt;&lt;input type="checkbox" class="checkbox" name="league3220" value="3220" tabindex="14"&gt;&lt;/td&gt;&lt;td class="a3" onClick="window.location.href = 'http://www.livelivelive.com/livescore.php?leagues=3220'; return true;"&gt;&lt;div class="change"&gt;Germany � 3. Liga&lt;/div&gt;&lt;/td&gt;&lt;/tr&gt;&lt;tr align="left"&gt;&lt;td width="20"&gt;&lt;input type="checkbox" class="checkbox" name="league10" value="10" tabindex="15"&gt;&lt;/td&gt;&lt;td class="a3" onClick="window.location.href = 'http://www.livelivelive.com/livescore.php?leagues=10'; return true;"&gt;&lt;div class="change"&gt;Germany � Regional league south&lt;/div&gt;&lt;/td&gt;&lt;/tr&gt;&lt;tr align="left"&gt;&lt;td width="20"&gt;&lt;input type="checkbox" class="checkbox" name="league3242" value="3242" tabindex="16"&gt;&lt;/td&gt;&lt;td class="a3" onClick="window.location.href = 'http://www.livelivelive.com/livescore.php?leagues=3242'; return true;"&gt;&lt;div class="change"&gt;Germany � Regional League West&lt;/div&gt;&lt;/td&gt;&lt;/tr&gt;&lt;tr align="left"&gt;&lt;td width="20"&gt;&lt;input type="checkbox" class="checkbox" name="league9" value="9" tabindex="17"&gt;&lt;/td&gt;&lt;td class="a3" onClick="window.location.href = 'http://www.livelivelive.com/livescore.php?leagues=9'; return true;"&gt;&lt;div class="change"&gt;Germany � Regionalliga North&lt;/div&gt;&lt;/td&gt;&lt;/tr&gt;&lt;tr align="left"&gt;&lt;td width="20"&gt;&lt;input type="checkbox" class="checkbox" name="league991" value="991" tabindex="18"&gt;&lt;/td&gt;&lt;td class="a3" onClick="window.location.href = 'http://www.livelivelive.com/livescore.php?leagues=991'; return true;"&gt;&lt;div class="change"&gt;Guatemala � Liga Nacional&lt;/div&gt;&lt;/td&gt;&lt;/tr&gt;&lt;tr align="left"&gt;&lt;td width="20"&gt;&lt;input type="checkbox" class="checkbox" name="league240" value="240" tabindex="19"&gt;&lt;/td&gt;&lt;td class="a3" onClick="window.location.href = 'http://www.livelivelive.com/livescore.php?leagues=240'; return true;"&gt;&lt;div class="change"&gt;Italy � Serie B&lt;/div&gt;&lt;/td&gt;&lt;/tr&gt;&lt;tr align="left"&gt;&lt;td width="20"&gt;&lt;input type="checkbox" class="checkbox" name="league255" value="255" tabindex="20"&gt;&lt;/td&gt;&lt;td class="a3" onClick="window.location.href = 'http://www.livelivelive.com/livescore.php?leagues=255'; return true;"&gt;&lt;div class="change"&gt;Italy � Serie C1-A&lt;/div&gt;&lt;/td&gt;&lt;/tr&gt;&lt;tr align="left"&gt;&lt;td width="20"&gt;&lt;input type="checkbox" class="checkbox" name="league252" value="252" tabindex="21"&gt;&lt;/td&gt;&lt;td class="a3" onClick="window.location.href = 'http://www.livelivelive.com/livescore.php?leagues=252'; return true;"&gt;&lt;div class="change"&gt;Italy � Serie C1-B&lt;/div&gt;&lt;/td&gt;&lt;/tr&gt;&lt;tr align="left"&gt;&lt;td width="20"&gt;&lt;input type="checkbox" class="checkbox" name="league147" value="147" tabindex="22"&gt;&lt;/td&gt;&lt;td class="a3" onClick="window.location.href = 'http://www.livelivelive.com/livescore.php?leagues=147'; return true;"&gt;&lt;div class="change"&gt;Japan � J2 League&lt;/div&gt;&lt;/td&gt;&lt;/tr&gt;&lt;tr align="left"&gt;&lt;td width="20"&gt;&lt;input type="checkbox" class="checkbox" name="league148" value="148" tabindex="23"&gt;&lt;/td&gt;&lt;td class="a3" onClick="window.location.href = 'http://www.livelivelive.com/livescore.php?leagues=148'; return true;"&gt;&lt;div class="change"&gt;Japan � Nabisco Cup&lt;/div&gt;&lt;/td&gt;&lt;/tr&gt;&lt;tr align="left"&gt;&lt;td width="20"&gt;&lt;input type="checkbox" class="checkbox" name="league1401" value="1401" tabindex="24"&gt;&lt;/td&gt;&lt;td class="a3" onClick="window.location.href = 'http://www.livelivelive.com/livescore.php?leagues=1401'; return true;"&gt;&lt;div class="change"&gt;Korea (South) � K League&lt;/div&gt;&lt;/td&gt;&lt;/tr&gt;&lt;tr align="left"&gt;&lt;td width="20"&gt;&lt;input type="checkbox" class="checkbox" name="league179" value="179" tabindex="25"&gt;&lt;/td&gt;&lt;td class="a3" onClick="window.location.href = 'http://www.livelivelive.com/livescore.php?leagues=179'; return true;"&gt;&lt;div class="change"&gt;Mexico � Apertura&lt;/div&gt;&lt;/td&gt;&lt;/tr&gt;&lt;tr align="left"&gt;&lt;td width="20"&gt;&lt;input type="checkbox" class="checkbox" name="league320" value="320" tabindex="26"&gt;&lt;/td&gt;&lt;td class="a3" onClick="window.location.href = 'http://www.livelivelive.com/livescore.php?leagues=320'; return true;"&gt;&lt;div class="change"&gt;Northern Ireland � Premiership&lt;/div&gt;&lt;/td&gt;&lt;/tr&gt;&lt;tr align="left"&gt;&lt;td width="20"&gt;&lt;input type="checkbox" class="checkbox" name="league78" value="78" tabindex="27"&gt;&lt;/td&gt;&lt;td class="a3" onClick="window.location.href = 'http://www.livelivelive.com/livescore.php?leagues=78'; return true;"&gt;&lt;div <text:soft-page-break/>class="change"&gt;Norway � Adeccoligaen&lt;/div&gt;&lt;/td&gt;&lt;/tr&gt;&lt;tr</text:p>
      <text:p text:style-name="Standard"><text:s/>align="left"&gt;&lt;td width="20"&gt;&lt;input type="checkbox" class="checkbox" name="league3262" value="3262" tabindex="28"&gt;&lt;/td&gt;&lt;td class="a3" onClick="window.location.href = 'http://www.livelivelive.com/livescore.php?leagues=3262'; return true;"&gt;&lt;div class="change"&gt;Poland � I Liga&lt;/div&gt;&lt;/td&gt;&lt;/tr&gt;&lt;tr align="left"&gt;&lt;td width="20"&gt;&lt;input type="checkbox" class="checkbox" name="league2631" value="2631" tabindex="29"&gt;&lt;/td&gt;&lt;td class="a3" onClick="window.location.href = 'http://www.livelivelive.com/livescore.php?leagues=2631'; return true;"&gt;&lt;div class="change"&gt;Portugal � Carlsberg Cup&lt;/div&gt;&lt;/td&gt;&lt;/tr&gt;&lt;tr align="left"&gt;&lt;td width="20"&gt;&lt;input type="checkbox" class="checkbox" name="league2218" value="2218" tabindex="30"&gt;&lt;/td&gt;&lt;td class="a3" onClick="window.location.href = 'http://www.livelivelive.com/livescore.php?leagues=2218'; return true;"&gt;&lt;div class="change"&gt;Portugal � Liga Vitalis&lt;/div&gt;&lt;/td&gt;&lt;/tr&gt;&lt;tr align="left"&gt;&lt;td width="20"&gt;&lt;input type="checkbox" class="checkbox" name="league307" value="307" tabindex="31"&gt;&lt;/td&gt;&lt;td class="a3" onClick="window.location.href = 'http://www.livelivelive.com/livescore.php?leagues=307'; return true;"&gt;&lt;div class="change"&gt;Scotland � Challenge Cup&lt;/div&gt;&lt;/td&gt;&lt;/tr&gt;&lt;tr align="left"&gt;&lt;td width="20"&gt;&lt;input type="checkbox" class="checkbox" name="league149" value="149" tabindex="32"&gt;&lt;/td&gt;&lt;td class="a3" onClick="window.location.href = 'http://www.livelivelive.com/livescore.php?leagues=149'; return true;"&gt;&lt;div class="change"&gt;Singapore � S-League&lt;/div&gt;&lt;/td&gt;&lt;/tr&gt;&lt;tr align="left"&gt;&lt;td width="20"&gt;&lt;input type="checkbox" class="checkbox" name="league3252" value="3252" tabindex="33"&gt;&lt;/td&gt;&lt;td class="a3" onClick="window.location.href = 'http://www.livelivelive.com/livescore.php?leagues=3252'; return true;"&gt;&lt;div class="change"&gt;Spain � Liga Adelante&lt;/div&gt;&lt;/td&gt;&lt;/tr&gt;&lt;tr align="left"&gt;&lt;td width="20"&gt;&lt;input type="checkbox" class="checkbox" name="league1339" value="1339" tabindex="34"&gt;&lt;/td&gt;&lt;td class="a3" onClick="window.location.href = 'http://www.livelivelive.com/livescore.php?leagues=1339'; return true;"&gt;&lt;div class="change"&gt;Sweden � 1st Division Norra&lt;/div&gt;&lt;/td&gt;&lt;/tr&gt;&lt;tr align="left"&gt;&lt;td width="20"&gt;&lt;input type="checkbox" class="checkbox" name="league1305" value="1305" tabindex="35"&gt;&lt;/td&gt;&lt;td class="a3" onClick="window.location.href = 'http://www.livelivelive.com/livescore.php?leagues=1305'; return true;"&gt;&lt;div class="change"&gt;Sweden � 1st Division S�dra&lt;/div&gt;&lt;/td&gt;&lt;/tr&gt;&lt;tr align="left"&gt;&lt;td width="20"&gt;&lt;input type="checkbox" class="checkbox" name="league118" value="118" tabindex="36"&gt;&lt;/td&gt;&lt;td class="a3" onClick="window.location.href = 'http://www.livelivelive.com/livescore.php?leagues=118'; return true;"&gt;&lt;div class="change"&gt;Sweden � Superettan&lt;/div&gt;&lt;/td&gt;&lt;/tr&gt;&lt;tr align="left"&gt;&lt;td width="20"&gt;&lt;input type="checkbox" class="checkbox" name="league284" value="284" tabindex="37"&gt;&lt;/td&gt;&lt;td class="a3" onClick="window.location.href = 'http://www.livelivelive.com/livescore.php?leagues=284'; return true;"&gt;&lt;div class="change"&gt;Sweden � Svenska cupen&lt;/div&gt;&lt;/td&gt;&lt;/tr&gt;&lt;tr align="left"&gt;&lt;td width="20"&gt;&lt;input type="checkbox" class="checkbox" name="league2854" value="2854" tabindex="38"&gt;&lt;/td&gt;&lt;td class="a3" onClick="window.location.href = 'http://www.livelivelive.com/livescore.php?leagues=2854'; return true;"&gt;&lt;div class="change"&gt;Turkey � TFF 1. League&lt;/div&gt;&lt;/td&gt;&lt;/tr&gt;&lt;tr align="left"&gt;&lt;td width="20"&gt;&lt;input type="checkbox" class="checkbox" name="league143" value="143" tabindex="39"&gt;&lt;/td&gt;&lt;td class="a3" onClick="window.location.href = 'http://www.livelivelive.com/livescore.php?leagues=143'; return true;"&gt;&lt;div class="change"&gt;USA � MLS&lt;/div&gt;&lt;/td&gt;&lt;/tr&gt;&lt;tr align="left"&gt;&lt;td width="20"&gt;&lt;input type="checkbox" class="checkbox" name="league3659" value="3659" tabindex="40"&gt;&lt;/td&gt;&lt;td class="a3" onClick="window.location.href = 'http://www.livelivelive.com/livescore.php?leagues=3659'; return true;"&gt;&lt;div class="change"&gt;Uzbekistan � PFL&lt;/div&gt;&lt;/td&gt;&lt;/tr&gt;&lt;tr align="left"&gt;&lt;td width="20"&gt;&lt;input type="checkbox" class="checkbox" name="league161" value="161" tabindex="41"&gt;&lt;/td&gt;&lt;td class="a3" onClick="window.location.href = 'http://www.livelivelive.com/livescore.php?leagues=161'; return true;"&gt;&lt;div class="change"&gt;Wales � League Of Wales&lt;/div&gt;&lt;/td&gt;&lt;/tr&gt;&lt;/table&gt;&lt;div align="center"&gt;&lt;img src="styles/def/pix/spacer.gif" alt="" width="5" height="5" border="0"&gt;&lt;br&gt;&lt;a href="javascript: leagues_select_all(true);" <text:soft-page-break/>onClick="this.blur();"&gt;mark all&lt;/a&gt;&amp;nbsp;&amp;nbsp;&amp;nbsp;&lt;a href="javascript: leagues_select_all(false);" onClick="this.blur();"&gt;mark nothing&lt;/a&gt;&lt;br&gt;&lt;img src="styles/def/pix/spacer.gif" alt="" width="5" height="5" border="0"&gt;&lt;br&gt;&lt;input type="submit" class="button" style="width: 220px;" value="CONFIRM SELECTION"&gt;&lt;/div&gt;&lt;br&gt;&lt;/form&gt;&lt;/div&gt;&lt;/div&gt;&lt;div class="text" style="position: relative; width: 240px; height: 186px; left: 15px; background-image: url(styles/def/pix/box_bottom.gif); background-repeat: no-repeat; text-align: center; font-variant: small-caps;"&gt;&lt;div class="text" style="position: relative; top: 50px;"&gt;&lt;b&gt;&lt;a href="about_us.php?PHPSESSID=d6192dfc5a2159594ca83b9414fc0d20" style="letter-spacing: 1px;"&gt;About us&lt;/a&gt;&lt;/b&gt;&lt;/div&gt;&lt;/div&gt;&lt;img src="styles/def/pix/spacer.gif" alt="" width="5" height="5" border="0"&gt;&lt;br&gt;&lt;div style="width: 100%;" align="center"&gt;&lt;div class="text_small" style="width: 70%;"&gt;Please activate JavaScript to use this website properly&lt;/div&gt;&lt;/div&gt;&lt;img src="styles/def/pix/spacer.gif" alt="" width="5" height="15" border="0"&gt;&lt;br&gt;&lt;/td&gt;&lt;td bgcolor="#CCEBF5" width="738"&gt;&lt;img src="styles/def/pix/spacer.gif" alt="" width="5" height="5" border="0"&gt;&lt;div class="text_small" style="width: 738px; height: 30px; left: 0px; top: 0px;"&gt;&lt;table border="0" cellspacing="0" cellpadding="0"&gt;&lt;tr align="center" valign="middle"&gt;&lt;td width="300" style="font-variant: small-caps;"&gt;&lt;a href="mailto:%4d%61%69%6c%40%4f%64%64%73%4f%64%64%73%4f%64%64%73%2e%43%6f%6d?subject=LiveLiveLive.Com"&gt;Suggestions for improvement? &amp;ndash; Mail us&lt;/a&gt;&lt;br&gt;&lt;span class="link" style="letter-spacing: 1px;"&gt;&lt;a href="http://www.oddsoddsodds.com/" target="_blank"&gt;Odds comparison&lt;/a&gt; &amp;ndash; &lt;a href="http://www.wettforum.info/" target="_blank"&gt;Betting board&lt;/a&gt;&lt;/span&gt;&lt;/td&gt;&lt;td width="164" style="font-variant: small-caps;"&gt;time zone: &lt;form name="timezone" action="set_lang.php" method="get" style="display: inline;" onClick="seconds_shift();"&gt;&lt;input type="hidden" name="PHPSESSID" value="d6192dfc5a2159594ca83b9414fc0d20" /&gt;&lt;input type="hidden" name="to" value="http://www.livelivelive.com/livescore.php?PHPSESSID=d6192dfc5a2159594ca83b9414fc0d20"&gt;&lt;select name="timezone" size="1" onChange="document.timezone.submit();" class="select"&gt;&lt;option value="-12"&gt;GMT &amp;ndash;12&lt;/option&gt;&lt;option value="-11"&gt;GMT &amp;ndash;11&lt;/option&gt;&lt;option value="-10"&gt;GMT &amp;ndash;10&lt;/option&gt;&lt;option value="-9"&gt;GMT &amp;ndash;9&lt;/option&gt;&lt;option value="-8"&gt;GMT &amp;ndash;8&lt;/option&gt;&lt;option value="-7"&gt;GMT &amp;ndash;7&lt;/option&gt;&lt;option value="-6"&gt;GMT &amp;ndash;6&lt;/option&gt;&lt;option value="-5"&gt;GMT &amp;ndash;5&lt;/option&gt;&lt;option value="-4"&gt;GMT &amp;ndash;4&lt;/option&gt;&lt;option value="-3"&gt;GMT &amp;ndash;3&lt;/option&gt;&lt;option value="-2"&gt;GMT &amp;ndash;2&lt;/option&gt;&lt;option value="-1"&gt;GMT &amp;ndash;1&lt;/option&gt;&lt;option value="0"&gt;GMT&lt;/option&gt;&lt;option value="1" selected&gt;GMT +1&lt;/option&gt;&lt;option value="2"&gt;GMT +2&lt;/option&gt;&lt;option value="3"&gt;GMT +3&lt;/option&gt;&lt;option value="4"&gt;GMT +4&lt;/option&gt;&lt;option value="5"&gt;GMT +5&lt;/option&gt;&lt;option value="6"&gt;GMT +6&lt;/option&gt;&lt;option value="7"&gt;GMT +7&lt;/option&gt;&lt;option value="8"&gt;GMT +8&lt;/option&gt;&lt;option value="9"&gt;GMT +9&lt;/option&gt;&lt;option value="10"&gt;GMT +10&lt;/option&gt;&lt;option value="11"&gt;GMT +11&lt;/option&gt;&lt;option value="12"&gt;GMT +12&lt;/option&gt;&lt;/select&gt;&lt;/form&gt;&lt;/td&gt;&lt;td width="84"&gt;&lt;a href="http://www.livelivelive.com/livescore.php"&gt;&lt;img src="styles/def/pix/icon_home.gif" alt="Home" title="Home" width="30" height="28" border="0"&gt;&lt;/a&gt;&lt;img src="styles/def/pix/spacer.gif" alt="" width="8" height="5" border="0"&gt;&lt;a href="mailto:%4d%61%69%6c%40%4f%64%64%73%4f%64%64%73%4f%64%64%73%2e%43%6f%6d?subject=LiveLiveLive.Com"&gt;&lt;img src="styles/def/pix/icon_mail.gif" alt="Email" title="Email" width="30" height="28" border="0"&gt;&lt;/a&gt;&lt;/td&gt;&lt;td width="190"&gt;&amp;copy;2008-09 LiveLiveLive.Com&lt;br&gt;&lt;b class="text" id="timestring"&gt;Sun 06 Sep 20:15:35&lt;/b&gt;&lt;/td&gt;&lt;/tr&gt;&lt;/table&gt;&lt;/div&gt;&lt;img src="styles/def/pix/spacer.gif" alt="" width="5" height="5" border="0"&gt;&lt;div class="text_small" style="width: 738px; height: 90px; left: 0px; top: 0px;"&gt;&lt;div class="text" style="position: relative; width: 728px; height: 90px; left: 5px; background-color: #FFFFFF;"&gt;</text:p>
      <text:p text:style-name="Standard">&lt;iframe src="http://www.livelivelive.com/show.php?what=iframe&amp;rot_id=39" width="728" <text:soft-page-break/>height="90" frameborder="0"&gt;&lt;/iframe&gt;</text:p>
      <text:p text:style-name="Standard"><text:tab/>&lt;/div&gt;&lt;/div&gt;&lt;img src="styles/def/pix/spacer.gif" alt="" width="5" height="5" border="0"&gt;&lt;table border="0" cellspacing="0" cellpadding="0"&gt;&lt;tr align="left" valign="top"&gt;&lt;td width="553" class="text"&gt;&lt;div class="text" style="position: relative; width: 543px; height: 45px; left: 5px;"&gt;&lt;img src="styles/def/pix/players.gif" alt="" width="543" height="45" border="0"&gt;&lt;/div&gt;</text:p>
      <text:p text:style-name="Standard"/>
      <text:p text:style-name="Standard"/>
      <text:p text:style-name="Standard"/>
      <text:p text:style-name="Standard">&lt;div class="text" style="position: relative; width: 553px; height: 30px; left: 0px; background-image: url(styles/def/pix/box2_top.gif); background-repeat: no-repeat;"&gt;</text:p>
      <text:p text:style-name="Standard"><text:tab/>&lt;img src="styles/def/pix/title_livescore.gif" alt="Livescore" title="Livescore" border="0"&gt;</text:p>
      <text:p text:style-name="Standard">&lt;/div&gt;</text:p>
      <text:p text:style-name="Standard">&lt;div class="text_small" style="position: relative; width: 553px; left: 0px; background-color: #F2F9FC;"&gt;</text:p>
      <text:p text:style-name="Standard"><text:tab/>&lt;table border="0" cellspacing="0" cellpadding="0"&gt;</text:p>
      <text:p text:style-name="Standard"><text:tab/><text:tab/>&lt;tr&gt;</text:p>
      <text:p text:style-name="Standard"><text:tab/><text:tab/><text:tab/>&lt;td width="15" style="background-image: url(styles/def/pix/box2_left.gif); background-repeat: repeat-y;"&gt;</text:p>
      <text:p text:style-name="Standard"><text:tab/><text:tab/><text:tab/>&lt;/td&gt;</text:p>
      <text:p text:style-name="Standard"><text:tab/><text:tab/><text:tab/>&lt;td width="523" align="center"&gt;</text:p>
      <text:p text:style-name="Standard"><text:tab/><text:tab/><text:tab/><text:tab/>&lt;img src="styles/def/pix/spacer.gif" alt="" width="5" height="5" border="0"&gt;</text:p>
      <text:p text:style-name="Standard"><text:tab/><text:tab/><text:tab/><text:tab/>&lt;br&gt;</text:p>
      <text:p text:style-name="Standard"><text:tab/><text:tab/><text:tab/><text:tab/>&lt;table border="0" cellspacing="0" cellpadding="0" width="514"&gt;</text:p>
      <text:p text:style-name="Standard"><text:tab/><text:tab/><text:tab/><text:tab/><text:tab/>&lt;tr&gt;</text:p>
      <text:p text:style-name="Standard"><text:tab/><text:tab/><text:tab/><text:tab/><text:tab/><text:tab/>&lt;td align="left"&gt;</text:p>
      <text:p text:style-name="Standard"><text:tab/><text:tab/><text:tab/><text:tab/><text:tab/>&lt;form name="archive" action="livescore.php" method="get" style="display: inline;" onClick="seconds_shift();"&gt;</text:p>
      <text:p text:style-name="Standard"><text:tab/>&lt;input type="hidden" name="PHPSESSID" value="d6192dfc5a2159594ca83b9414fc0d20" /&gt;</text:p>
      <text:p text:style-name="Standard">&lt;select name="archive" size="1" onChange="if(this.selectedIndex == 0) { this.selectedIndex = last_selectedIndex; window.open('http://www.oddsoddsodds.com/?c=%2Fcalendar.php%3Fsport%3D1', '_blank', 'location=yes, menubar=yes, resizable=yes, scrollbars=yes, status=yes, toolbar=yes'); } else { last_selectedIndex = this.selectedIndex; window.location.href = this.selectedIndex == 1 ? 'http://www.livelivelive.com/livescore.php?PHPSESSID=d6192dfc5a2159594ca83b9414fc0d20' : 'livescore.php?' + 'archive=' + this.options[this.selectedIndex].value; }" class="select"&gt;&lt;option value="-1"&gt;upcoming&lt;/option&gt;&lt;option value="0" selected&gt;today&lt;/option&gt;&lt;option value="2009-09-05"&gt;yesterday&lt;/option&gt;&lt;option value="2009-09-04"&gt;Fri 04 Sep&lt;/option&gt;&lt;option value="2009-09-03"&gt;Thu 03 Sep&lt;/option&gt;&lt;option value="2009-09-02"&gt;Wed 02 Sep&lt;/option&gt;&lt;option value="2009-09-01"&gt;Tue 01 Sep&lt;/option&gt;&lt;option value="2009-08-31"&gt;Mon 31 Aug&lt;/option&gt;&lt;option value="2009-08-30"&gt;Sun 30 Aug&lt;/option&gt;&lt;option value="2009-08-29"&gt;Sat 29 Aug&lt;/option&gt;&lt;option value="2009-08-28"&gt;Fri 28 Aug&lt;/option&gt;&lt;option value="2009-08-27"&gt;Thu 27 Aug&lt;/option&gt;&lt;/select&gt;&lt;/form&gt;&lt;/td&gt;&lt;td align="center"&gt;&lt;div id="seconds"&gt;Seconds until next reload: 30&lt;/div&gt;&lt;/td&gt;&lt;td title="This button switches to the mere display of all currently running matches and back." align="right"&gt;&lt;form name="live_only" action="http://www.livelivelive.com/livescore.php?PHPSESSID=d6192dfc5a2159594ca83b9414fc0d20" method="post" style="display: inline;"&gt;&lt;input type="hidden" name="PHPSESSID" value="d6192dfc5a2159594ca83b9414fc0d20" /&gt;&lt;input type="hidden" name="live_only_hidden" value="1"&gt;&lt;input type="checkbox" class="checkbox" name="live_only" value="1" style="vertical-<text:soft-page-break/>align: middle;" onClick="document.live_only.submit();"&gt;&lt;/form&gt;&lt;b&gt;&lt;a href="javascript: document.live_only.live_only.checked = ! document.live_only.live_only.checked; document.live_only.submit();"&gt;&amp;nbsp;live now&lt;/a&gt;&lt;/b&gt;&lt;/td&gt;&lt;/tr&gt;&lt;/table&gt;&lt;br&gt;&lt;form name="matches" action="http://www.livelivelive.com/livescore.php?PHPSESSID=d6192dfc5a2159594ca83b9414fc0d20" method="get" style="display: inline;" onClick="seconds_shift();" onSubmit="return check_matches();"&gt;&lt;input type="hidden" name="PHPSESSID" value="d6192dfc5a2159594ca83b9414fc0d20" /&gt;</text:p>
      <text:p text:style-name="Standard">&lt;table class="tableclass" rules="cols" border="1" cellspacing="0" cellpadding="0" width="513"&gt;</text:p>
      <text:p text:style-name="Standard"><text:tab/>&lt;tr&gt;</text:p>
      <text:p text:style-name="Standard"><text:tab/><text:tab/>&lt;th colspan="5" title="6 matches"&gt;&amp;nbsp;&lt;a href="livescore.php?leagues=2745&amp;PHPSESSID=d6192dfc5a2159594ca83b9414fc0d20"&gt;</text:p>
      <text:p text:style-name="Standard"><text:tab/><text:tab/><text:tab/>&lt;img src="styles/def/pix/icon_check.gif" align="top" alt="" width="15" height="14" border="0"&gt;&lt;/a&gt;&amp;nbsp;&amp;nbsp;Africa � World Cup Qualifiers#</text:p>
      <text:p text:style-name="Standard"><text:tab/><text:tab/>&lt;/th&gt;</text:p>
      <text:p text:style-name="Standard"><text:tab/>&lt;/tr&gt;</text:p>
      <text:p text:style-name="Standard"><text:tab/>&lt;tr align="center"&gt;</text:p>
      <text:p text:style-name="Standard"><text:tab/><text:tab/>&lt;td style="padding: 0px 0px 0px 0px;" title="19:00"&gt;</text:p>
      <text:p text:style-name="Standard"><text:tab/><text:tab/><text:tab/>&lt;span id="blinker_663750" style="color: #D82800;"&gt;60'&lt;/span&gt;</text:p>
      <text:p text:style-name="Standard"><text:tab/><text:tab/>&lt;/td&gt;</text:p>
      <text:p text:style-name="Standard"><text:tab/><text:tab/>&lt;td width="204" align="right"&gt;</text:p>
      <text:p text:style-name="Standard"><text:tab/><text:tab/><text:tab/>&lt;b&gt;Ghana&lt;/b&gt;</text:p>
      <text:p text:style-name="Standard"><text:tab/><text:tab/>&lt;/td&gt;</text:p>
      <text:p text:style-name="Standard"><text:tab/><text:tab/>&lt;td width="40" class="score_left"&gt;</text:p>
      <text:p text:style-name="Standard"><text:tab/><text:tab/><text:tab/>&lt;a href="javascript:info(663750, '1%3A0', '17531,18607,18788,18967,19334');" onClick="this.blur();"&gt;2:0&lt;/a&gt;</text:p>
      <text:p text:style-name="Standard"><text:tab/><text:tab/>&lt;/td&gt;</text:p>
      <text:p text:style-name="Standard"><text:tab/><text:tab/>&lt;td width="204" align="left"&gt;</text:p>
      <text:p text:style-name="Standard"><text:tab/><text:tab/><text:tab/>&lt;b&gt;Sudan&lt;/b&gt;</text:p>
      <text:p text:style-name="Standard"><text:tab/><text:tab/>&lt;/td&gt;</text:p>
      <text:p text:style-name="Standard"><text:tab/><text:tab/>&lt;td width="26" style="padding: 0px 0px 0px 0px;" title="Mark the match here and confirm at the bottom of the page to blind it out"&gt;</text:p>
      <text:p text:style-name="Standard"><text:tab/><text:tab/><text:tab/>&lt;input type="checkbox" class="checkbox" name="match663750" value="663750"&gt;</text:p>
      <text:p text:style-name="Standard"><text:tab/><text:tab/>&lt;/td&gt;</text:p>
      <text:p text:style-name="Standard"><text:tab/>&lt;/tr&gt;</text:p>
      <text:p text:style-name="Standard"><text:tab/>&lt;tr class="even" align="center"&gt;</text:p>
      <text:p text:style-name="Standard"><text:tab/><text:tab/>&lt;td style="padding: 0px 0px 0px 0px;"&gt;&amp;nbsp;</text:p>
      <text:p text:style-name="Standard"><text:tab/><text:tab/>&lt;/td&gt;</text:p>
      <text:p text:style-name="Standard"><text:tab/><text:tab/>&lt;td colspan="4" style="padding: 0px 0px 0px 0px;"&gt;</text:p>
      <text:p text:style-name="Standard"><text:tab/><text:tab/><text:tab/>&lt;div id="game_663750" style="display: inline;"&gt;</text:p>
      <text:p text:style-name="Standard"><text:tab/><text:tab/><text:tab/>&lt;/div&gt;&lt;table class="clickable" border="0" cellspacing="0" cellpadding="0" width="100%" title="Odds for this match"&gt;&lt;tr align="center"&gt;&lt;td id="cell_id_1_663750_1_1" class="clickable_hover" width="68"&gt;1&amp;nbsp;&amp;ndash;&amp;nbsp;1.17&lt;/td&gt;&lt;td id="cell_id_1_663750_1_2" class="clickable_hover" width="68"&gt;X&amp;nbsp;&amp;ndash;&amp;nbsp;8.98&lt;/td&gt;&lt;td id="cell_id_1_663750_1_3" class="clickable_hover" width="68"&gt;2&amp;nbsp;&amp;ndash;&amp;nbsp;28.55&lt;/td&gt;&lt;td width="40"&gt;&amp;nbsp;&lt;/td&gt;&lt;td id="cell_id_1_663750_2_4" class="clickable_hover" width="115"&gt;Over&amp;nbsp;2.5&amp;nbsp;&amp;ndash;&amp;nbsp;1.70&lt;/td&gt;&lt;td id="cell_id_1_663750_2_5" class="clickable_hover" width="115"&gt;Under&amp;nbsp;2.5&amp;nbsp;&amp;ndash;&amp;nbsp;2.43&lt;/td&gt;&lt;/tr&gt;&lt;/table&gt;&lt;/td&gt;&lt;/tr&gt;&lt;tr align="center"&gt;&lt;td style="padding: 0px 0px 0px 0px;"&gt;23:00&lt;/td&gt;&lt;td align="right"&gt;&lt;b&gt;Algeria&lt;/b&gt;&lt;/td&gt;&lt;td&gt;&amp;nbsp;&lt;/td&gt;&lt;td align="left"&gt;&lt;b&gt;Zambia&lt;/b&gt;&lt;/td&gt;&lt;td style="padding: 0px 0px 0px <text:soft-page-break/>0px;" title="Mark the match here and confirm at the bottom of the page to blind it out"&gt;&lt;input type="checkbox" class="checkbox" name="match663751" value="663751"&gt;&lt;/td&gt;&lt;/tr&gt;&lt;tr class="even" align="center"&gt;&lt;td style="padding: 0px 0px 0px 0px;"&gt;&amp;nbsp;&lt;/td&gt;&lt;td colspan="4" style="padding: 0px 0px 0px 0px;"&gt;&lt;div id="game_663751" style="display: inline;"&gt;&lt;/div&gt;&lt;table class="clickable" border="0" cellspacing="0" cellpadding="0" width="100%" title="Odds for this match"&gt;&lt;tr align="center"&gt;&lt;td id="cell_id_0_663751_1_1" class="clickable_hover" width="68"&gt;1&amp;nbsp;&amp;ndash;&amp;nbsp;1.45&lt;/td&gt;&lt;td id="cell_id_0_663751_1_2" class="clickable_hover" width="68"&gt;X&amp;nbsp;&amp;ndash;&amp;nbsp;4.61&lt;/td&gt;&lt;td id="cell_id_0_663751_1_3" class="clickable_hover" width="68"&gt;2&amp;nbsp;&amp;ndash;&amp;nbsp;12.00&lt;/td&gt;&lt;td width="40"&gt;&amp;nbsp;&lt;/td&gt;&lt;td id="cell_id_0_663751_2_4" class="clickable_hover" width="115"&gt;Over&amp;nbsp;2.5&amp;nbsp;&amp;ndash;&amp;nbsp;2.20&lt;/td&gt;&lt;td id="cell_id_0_663751_2_5" class="clickable_hover" width="115"&gt;Under&amp;nbsp;2.5&amp;nbsp;&amp;ndash;&amp;nbsp;1.80&lt;/td&gt;&lt;/tr&gt;&lt;/table&gt;&lt;/td&gt;&lt;/tr&gt;&lt;tr align="center"&gt;&lt;td style="padding: 0px 0px 0px 0px;" title="18:00"&gt;&lt;b&gt;FT&lt;/b&gt;&lt;/td&gt;&lt;td align="right"&gt;&lt;b&gt;Nigeria&lt;/b&gt;&lt;/td&gt;&lt;td class="score_neutral"&gt;&lt;a href="javascript:info(663749, '1%3A1', '17530,18604,18787,18966,19331');" onClick="this.blur();"&gt;2:2&lt;/a&gt;&lt;/td&gt;&lt;td align="left"&gt;&lt;b&gt;Tunesia&lt;/b&gt;&lt;/td&gt;&lt;td style="padding: 0px 0px 0px 0px;" title="Mark the match here and confirm at the bottom of the page to blind it out"&gt;&lt;input type="checkbox" class="checkbox" name="match663749" value="663749"&gt;&lt;/td&gt;&lt;/tr&gt;&lt;tr class="even" align="center"&gt;&lt;td style="padding: 0px 0px 0px 0px;"&gt;&amp;nbsp;&lt;/td&gt;&lt;td colspan="4" style="padding: 0px 0px 0px 0px;"&gt;&lt;div id="game_663749" style="display: inline;"&gt;&lt;/div&gt;&lt;table class="clickable" border="0" cellspacing="0" cellpadding="0" width="100%" title="Odds for this match"&gt;&lt;tr align="center"&gt;&lt;td id="cell_id_1_663749_1_1" class="clickable_hover" width="68"&gt;1&amp;nbsp;&amp;ndash;&amp;nbsp;1.73&lt;/td&gt;&lt;td id="cell_id_1_663749_1_2" class="clickable_hover" width="68"&gt;X&amp;nbsp;&amp;ndash;&amp;nbsp;3.75&lt;/td&gt;&lt;td id="cell_id_1_663749_1_3" class="clickable_hover" width="68"&gt;2&amp;nbsp;&amp;ndash;&amp;nbsp;6.70&lt;/td&gt;&lt;td width="40"&gt;&amp;nbsp;&lt;/td&gt;&lt;td id="cell_id_1_663749_2_4" class="clickable_hover" width="115"&gt;Over&amp;nbsp;2.5&amp;nbsp;&amp;ndash;&amp;nbsp;2.42&lt;/td&gt;&lt;td id="cell_id_1_663749_2_5" class="clickable_hover" width="115"&gt;Under&amp;nbsp;2.5&amp;nbsp;&amp;ndash;&amp;nbsp;1.65&lt;/td&gt;&lt;/tr&gt;&lt;/table&gt;&lt;/td&gt;&lt;/tr&gt;&lt;tr align="center"&gt;&lt;td style="padding: 0px 0px 0px 0px;" title="17:30"&gt;&lt;b&gt;FT&lt;/b&gt;&lt;/td&gt;&lt;td align="right"&gt;&lt;b&gt;Togo&lt;/b&gt;&lt;/td&gt;&lt;td class="score_neutral"&gt;&lt;a href="javascript:info(663740, '1%3A0', '17529,18602,18786,18965,19329');" onClick="this.blur();"&gt;1:1&lt;/a&gt;&lt;/td&gt;&lt;td align="left"&gt;&lt;b&gt;Morocco&lt;/b&gt;&lt;/td&gt;&lt;td style="padding: 0px 0px 0px 0px;" title="Mark the match here and confirm at the bottom of the page to blind it out"&gt;&lt;input type="checkbox" class="checkbox" name="match663740" value="663740"&gt;&lt;/td&gt;&lt;/tr&gt;&lt;tr class="even" align="center"&gt;&lt;td style="padding: 0px 0px 0px 0px;"&gt;&amp;nbsp;&lt;/td&gt;&lt;td colspan="4" style="padding: 0px 0px 0px 0px;"&gt;&lt;div id="game_663740" style="display: inline;"&gt;&lt;/div&gt;&lt;table class="clickable" border="0" cellspacing="0" cellpadding="0" width="100%" title="Odds for this match"&gt;&lt;tr align="center"&gt;&lt;td id="cell_id_1_663740_1_1" class="clickable_hover" width="68"&gt;1&amp;nbsp;&amp;ndash;&amp;nbsp;2.36&lt;/td&gt;&lt;td id="cell_id_1_663740_1_2" class="clickable_hover" width="68"&gt;X&amp;nbsp;&amp;ndash;&amp;nbsp;3.40&lt;/td&gt;&lt;td id="cell_id_1_663740_1_3" class="clickable_hover" width="68"&gt;2&amp;nbsp;&amp;ndash;&amp;nbsp;3.75&lt;/td&gt;&lt;td width="40"&gt;&amp;nbsp;&lt;/td&gt;&lt;td id="cell_id_1_663740_2_4" class="clickable_hover" width="115"&gt;Over&amp;nbsp;2.5&amp;nbsp;&amp;ndash;&amp;nbsp;2.52&lt;/td&gt;&lt;td id="cell_id_1_663740_2_5" class="clickable_hover" width="115"&gt;Under&amp;nbsp;2.5&amp;nbsp;&amp;ndash;&amp;nbsp;1.65&lt;/td&gt;&lt;/tr&gt;&lt;/table&gt;&lt;/td&gt;&lt;/tr&gt;&lt;tr align="center"&gt;&lt;td style="padding: 0px 0px 0px 0px;" title="17:00"&gt;&lt;b&gt;FT&lt;/b&gt;&lt;/td&gt;&lt;td align="right"&gt;&lt;b&gt;Benin&lt;/b&gt;&lt;/td&gt;&lt;td class="score_neutral"&gt;&lt;a href="javascript:info(663748, <text:soft-page-break/>'0%3A0', '17528,18606,18785,18964,19333');" onClick="this.blur();"&gt;1:1&lt;/a&gt;&lt;/td&gt;&lt;td align="left"&gt;&lt;b&gt;Mali&lt;/b&gt;&lt;/td&gt;&lt;td style="padding: 0px 0px 0px 0px;" title="Mark the match here and confirm at the bottom of the page to blind it out"&gt;&lt;input type="checkbox" class="checkbox" name="match663748" value="663748"&gt;&lt;/td&gt;&lt;/tr&gt;&lt;tr class="even" align="center"&gt;&lt;td style="padding: 0px 0px 0px 0px;"&gt;&amp;nbsp;&lt;/td&gt;&lt;td colspan="4" style="padding: 0px 0px 0px 0px;"&gt;&lt;div id="game_663748" style="display: inline;"&gt;&lt;/div&gt;&lt;table class="clickable" border="0" cellspacing="0" cellpadding="0" width="100%" title="Odds for this match"&gt;&lt;tr align="center"&gt;&lt;td id="cell_id_1_663748_1_1" class="clickable_hover" width="68"&gt;1&amp;nbsp;&amp;ndash;&amp;nbsp;3.25&lt;/td&gt;&lt;td id="cell_id_1_663748_1_2" class="clickable_hover" width="68"&gt;X&amp;nbsp;&amp;ndash;&amp;nbsp;3.41&lt;/td&gt;&lt;td id="cell_id_1_663748_1_3"</text:p>
      <text:p text:style-name="Standard"><text:s/>class="clickable_hover" width="68"&gt;2&amp;nbsp;&amp;ndash;&amp;nbsp;2.50&lt;/td&gt;&lt;td width="40"&gt;&amp;nbsp;&lt;/td&gt;&lt;td id="cell_id_1_663748_2_4" class="clickable_hover" width="115"&gt;Over&amp;nbsp;2.5&amp;nbsp;&amp;ndash;&amp;nbsp;2.20&lt;/td&gt;&lt;td id="cell_id_1_663748_2_5" class="clickable_hover" width="115"&gt;Under&amp;nbsp;2.5&amp;nbsp;&amp;ndash;&amp;nbsp;1.85&lt;/td&gt;&lt;/tr&gt;&lt;/table&gt;&lt;/td&gt;&lt;/tr&gt;&lt;tr align="center"&gt;&lt;td style="padding: 0px 0px 0px 0px;" title="15:00"&gt;&lt;b&gt;FT&lt;/b&gt;&lt;/td&gt;&lt;td align="right"&gt;&lt;b&gt;Mozambique&lt;/b&gt;&lt;/td&gt;&lt;td class="score_left"&gt;&lt;a href="javascript:info(663747, '0%3A0', '17527,18603,18784,18963,19330');" onClick="this.blur();"&gt;1:0&lt;/a&gt;&lt;/td&gt;&lt;td align="left"&gt;&lt;b&gt;Kenya&lt;/b&gt;&lt;/td&gt;&lt;td style="padding: 0px 0px 0px 0px;" title="Mark the match here and confirm at the bottom of the page to blind it out"&gt;&lt;input type="checkbox" class="checkbox" name="match663747" value="663747"&gt;&lt;/td&gt;&lt;/tr&gt;&lt;tr class="even" align="center"&gt;&lt;td style="padding: 0px 0px 0px 0px;"&gt;&amp;nbsp;&lt;/td&gt;&lt;td colspan="4" style="padding: 0px 0px 0px 0px;"&gt;&lt;div id="game_663747" style="display: inline;"&gt;&lt;/div&gt;&lt;table class="clickable" border="0" cellspacing="0" cellpadding="0" width="100%" title="Odds for this match"&gt;&lt;tr align="center"&gt;&lt;td id="cell_id_1_663747_1_1" class="clickable_hover" width="68"&gt;1&amp;nbsp;&amp;ndash;&amp;nbsp;2.10&lt;/td&gt;&lt;td id="cell_id_1_663747_1_2" class="clickable_hover" width="68"&gt;X&amp;nbsp;&amp;ndash;&amp;nbsp;3.64&lt;/td&gt;&lt;td id="cell_id_1_663747_1_3" class="clickable_hover" width="68"&gt;2&amp;nbsp;&amp;ndash;&amp;nbsp;4.75&lt;/td&gt;&lt;td width="40"&gt;&amp;nbsp;&lt;/td&gt;&lt;td id="cell_id_1_663747_2_4" class="clickable_hover" width="115"&gt;Over&amp;nbsp;2.5&amp;nbsp;&amp;ndash;&amp;nbsp;2.30&lt;/td&gt;&lt;td id="cell_id_1_663747_2_5" 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2952&amp;PHPSESSID=d6192dfc5a2159594ca83b9414fc0d20"&gt;&lt;img src="styles/def/pix/icon_check.gif" align="top" alt="" width="15" height="14" border="0"&gt;&lt;/a&gt;&amp;nbsp;&amp;nbsp;America � World Cup Qualifiers - CONCACAF&lt;/th&gt;&lt;/tr&gt;&lt;tr align="center"&gt;&lt;td style="padding: 0px 0px 0px 0px;" title="04:00"&gt;&lt;b&gt;FT&lt;/b&gt;&lt;/td&gt;&lt;td align="right"&gt;&lt;b&gt;Costa Rica&lt;/b&gt;&lt;/td&gt;&lt;td class="score_right"&gt;&lt;a href="javascript:info(677084, '0%3A1', '17526,18184,18610,18792,18962');" onClick="this.blur();"&gt;0:3&lt;/a&gt;&lt;/td&gt;&lt;td align="left"&gt;&lt;b&gt;Mexico&lt;/b&gt;&lt;/td&gt;&lt;td style="padding: 0px 0px 0px 0px;" title="Mark the match here and confirm at the bottom of the page to blind it out"&gt;&lt;input type="checkbox" class="checkbox" name="match677084" value="677084"&gt;&lt;/td&gt;&lt;/tr&gt;&lt;tr class="even" align="center"&gt;&lt;td style="padding: 0px 0px 0px 0px;"&gt;&amp;nbsp;&lt;/td&gt;&lt;td colspan="4" style="padding: 0px 0px 0px 0px;"&gt;&lt;div id="game_677084" style="display: inline;"&gt;&lt;/div&gt;&lt;table class="clickable" border="0" cellspacing="0" cellpadding="0" width="100%" title="Odds for this match"&gt;&lt;tr align="center"&gt;&lt;td id="cell_id_1_677084_1_1" class="clickable_hover" width="68"&gt;1&amp;nbsp;&amp;ndash;&amp;nbsp;3.05&lt;/td&gt;&lt;td id="cell_id_1_677084_1_2" class="clickable_hover" width="68"&gt;X&amp;nbsp;&amp;ndash;&amp;nbsp;3.35&lt;/td&gt;&lt;td <text:soft-page-break/>id="cell_id_1_677084_1_3" class="clickable_hover" width="68"&gt;2&amp;nbsp;&amp;ndash;&amp;nbsp;2.80&lt;/td&gt;&lt;td width="40"&gt;&amp;nbsp;&lt;/td&gt;&lt;td id="cell_id_1_677084_2_4" class="clickable_hover" width="115"&gt;Over&amp;nbsp;2.5&amp;nbsp;&amp;ndash;&amp;nbsp;2.12&lt;/td&gt;&lt;td id="cell_id_1_677084_2_5" class="clickable_hover" width="115"&gt;Under&amp;nbsp;2.5&amp;nbsp;&amp;ndash;&amp;nbsp;1.85&lt;/td&gt;&lt;/tr&gt;&lt;/table&gt;&lt;/td&gt;&lt;/tr&gt;&lt;tr align="center"&gt;&lt;td style="padding: 0px 0px 0px 0px;" title="03:00"&gt;&lt;b&gt;FT&lt;/b&gt;&lt;/td&gt;&lt;td align="right"&gt;&lt;b&gt;Honduras&lt;/b&gt;&lt;/td&gt;&lt;td class="score_left"&gt;&lt;a href="javascript:info(677083, '2%3A0', '17525,18609,18791,18960,19321');" onClick="this.blur();"&gt;4:1&lt;/a&gt;&lt;/td&gt;&lt;td align="left"&gt;&lt;b&gt;Trinidad and Tobago&lt;/b&gt;&lt;/td&gt;&lt;td style="padding: 0px 0px 0px 0px;" title="Mark the match here and confirm at the bottom of the page to blind it out"&gt;&lt;input type="checkbox" class="checkbox" name="match677083" value="677083"&gt;&lt;/td&gt;&lt;/tr&gt;&lt;tr class="even" align="center"&gt;&lt;td style="padding: 0px 0px 0px 0px;"&gt;&amp;nbsp;&lt;/td&gt;&lt;td colspan="4" style="padding: 0px 0px 0px 0px;"&gt;&lt;div id="game_677083" style="display: inline;"&gt;&lt;/div&gt;&lt;table class="clickable" border="0" cellspacing="0" cellpadding="0" width="100%" title="Odds for this match"&gt;&lt;tr align="center"&gt;&lt;td id="cell_id_1_677083_1_1" class="clickable_hover" width="68"&gt;1&amp;nbsp;&amp;ndash;&amp;nbsp;1.40&lt;/td&gt;&lt;td id="cell_id_1_677083_1_2" class="clickable_hover" width="68"&gt;X&amp;nbsp;&amp;ndash;&amp;nbsp;5.68&lt;/td&gt;&lt;td id="cell_id_1_677083_1_3" class="clickable_hover" width="68"&gt;2&amp;nbsp;&amp;ndash;&amp;nbsp;10.00&lt;/td&gt;&lt;td width="40"&gt;&amp;nbsp;&lt;/td&gt;&lt;td id="cell_id_1_677083_2_4" class="clickable_hover" width="115"&gt;Over&amp;nbsp;2.5&amp;nbsp;&amp;ndash;&amp;nbsp;1.75&lt;/td&gt;&lt;td id="cell_id_1_677083_2_5" class="clickable_hover" width="115"&gt;Under&amp;nbsp;2.5&amp;nbsp;&amp;ndash;&amp;nbsp;2.22&lt;/td&gt;&lt;/tr&gt;&lt;/table&gt;&lt;/td&gt;&lt;/tr&gt;&lt;tr align="center"&gt;&lt;td style="padding: 0px 0px 0px 0px;" title="02:00"&gt;&lt;b&gt;FT&lt;/b&gt;&lt;/td&gt;&lt;td align="right"&gt;&lt;b&gt;USA&lt;/b&gt;&lt;/td&gt;&lt;td class="score_left"&gt;&lt;a href="javascript:info(677082, '2%3A1', '18608,18790,18958');" onClick="this.blur();"&gt;2:1&lt;/a&gt;&lt;/td&gt;&lt;td align="left"&gt;&lt;b&gt;El Salvador&lt;/b&gt;&lt;/td&gt;&lt;td style="padding: 0px 0px 0px 0px;" title="Mark the match here and confirm at the bottom of the page to blind it out"&gt;&lt;input type="checkbox" class="checkbox" name="match677082" value="677082"&gt;&lt;/td&gt;&lt;/tr&gt;&lt;tr class="even" align="center"&gt;&lt;td style="padding: 0px 0px 0px 0px;"&gt;&amp;nbsp;&lt;/td&gt;&lt;td colspan="4" style="padding: 0px 0px 0px 0px;"&gt;&lt;div id="game_677082" style="display: inline;"&gt;&lt;/div&gt;&lt;table class="clickable" border="0" cellspacing="0" cellpadding="0" width="100%" title="Odds for this match"&gt;&lt;tr align="center"&gt;&lt;td id="cell_id_1_677082_1_1" class="clickable_hover" width="68"&gt;1&amp;nbsp;&amp;ndash;&amp;nbsp;1.20&lt;/td&gt;&lt;td id="cell_id_1_677082_1_2" class="clickable_hover" width="68"&gt;X&amp;nbsp;&amp;ndash;&amp;nbsp;7.40&lt;/td&gt;&lt;td id="cell_id_1_677082_1_3" class="clickable_hover" width="68"&gt;2&amp;nbsp;&amp;ndash;&amp;nbsp;23.80&lt;/td&gt;&lt;td width="40"&gt;&amp;nbsp;&lt;/td&gt;&lt;td id="cell_id_1_677082_2_4" class="clickable_hover" width="115"&gt;Over&amp;nbsp;2.5&amp;nbsp;&amp;ndash;&amp;nbsp;1.67&lt;/td&gt;&lt;td id="cell_id_1_677082_2_5" class="clickable_hover" width="115"&gt;Under&amp;nbsp;2.5&amp;nbsp;&amp;ndash;&amp;nbsp;2.4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371&amp;PHPSESSID=d6192dfc5a2159594ca83b9414fc0d20"&gt;&lt;img src="styles/def/pix/icon_check.gif" align="top" alt="" width="15" height="14" border="0"&gt;&lt;/a&gt;&amp;nbsp;&amp;nbsp;Europe � Women's European Championship&lt;/th&gt;&lt;/tr&gt;&lt;tr align="center"&gt;&lt;td style="padding: 0px 0px 0px 0px;" title="18:00"&gt;&lt;span id="blinker_685267" style="color: #D82800;"&gt;ET&lt;/span&gt;&lt;/td&gt;&lt;td align="right"&gt;&lt;b&gt;England&lt;/b&gt;&lt;/td&gt;&lt;td class="score_neutral"&gt;&lt;a href="javascript:info(685267, '0%3A0', '19325,19459,19621,19653');" onClick="this.blur();"&gt;1:1&lt;/a&gt;&lt;/td&gt;&lt;td align="left"&gt;&lt;b&gt;Netherlands&lt;/b&gt;&lt;/td&gt;&lt;td style="padding: <text:soft-page-break/>0px 0px 0px 0px;" title="Mark the match here and confirm at the bottom of the page to blind it out"&gt;&lt;input type="checkbox" class="checkbox" name="match685267" value="685267"&gt;&lt;/td&gt;&lt;/tr&gt;&lt;tr class="even" align="center"&gt;&lt;td style="padding: 0px 0px 0px 0px;"&gt;&amp;nbsp;&lt;/td&gt;&lt;td colspan="4" style="padding: 0px 0px 0px 0px;"&gt;&lt;div id="game_685267" style="display: inline;"&gt;&lt;/div&gt;&lt;table class="clickable" border="0" cellspacing="0" cellpadding="0" width="100%" title="Odds for this match"&gt;&lt;tr align="center"&gt;&lt;td id="cell_id_1_685267_1_1" class="clickable_hover" width="68"&gt;1&amp;nbsp;&amp;ndash;&amp;nbsp;1.65&lt;/td&gt;&lt;td id="cell_id_1_685267_1_2" class="clickable_hover" width="68"&gt;X&amp;nbsp;&amp;ndash;&amp;nbsp;4.71&lt;/td&gt;&lt;td id="cell_id_1_685267_1_3" class="clickable_hover" width="68"&gt;2&amp;nbsp;&amp;ndash;&amp;nbsp;6.89&lt;/td&gt;&lt;td width="40"&gt;&amp;nbsp;&lt;/td&gt;&lt;td id="cell_id_1_685267_2_4" class="clickable_hover" width="115"&gt;Over&amp;nbsp;2.5&amp;nbsp;&amp;ndash;&amp;nbsp;1.77&lt;/td&gt;&lt;td id="cell_id_1_685267_2_5" class="clickable_hover" width="115"&gt;Under&amp;nbsp;2.5&amp;nbsp;&amp;ndash;&amp;nbsp;2.24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2746&amp;PHPSESSID=d6192dfc5a2159594ca83b9414fc0d20"&gt;&lt;img src="styles/def/pix/icon_check.gif" align="top" alt="" width="15" height="14" border="0"&gt;&lt;/a&gt;&amp;nbsp;&amp;nbsp;South America � World Cup Qualifiers&lt;/th&gt;&lt;/tr&gt;&lt;tr align="center"&gt;&lt;td style="padding: 0px 0px 0px 0px;" title="03:30"&gt;&lt;b&gt;FT&lt;/b&gt;&lt;/td&gt;&lt;td align="right"&gt;&lt;b&gt;Chile&lt;/b&gt;&lt;/td&gt;&lt;td class="score_neutral"&gt;&lt;a href="javascript:info(684369, '1%3A2', '17523,18183,18613,18783,18961');" onClick="this.blur();"&gt;2:2&lt;/a&gt;&lt;/td&gt;&lt;td align="left"&gt;&lt;b&gt;Venezuela&lt;/b&gt;&lt;/td&gt;&lt;td style="padding: 0px 0px 0px 0px;" title="Mark the match here and confirm at the bottom of the page to blind it out"&gt;&lt;input type="checkbox" class="checkbox" name="match684369" value="684369"&gt;&lt;/td&gt;&lt;/tr&gt;&lt;tr class="even" align="center"&gt;&lt;td style="padding: 0px 0px 0px 0px;"&gt;&amp;nbsp;&lt;/td&gt;&lt;td colspan="4" style="padding: 0px 0px 0px 0px;"&gt;&lt;div id="game_684369" style="display: inline;"&gt;&lt;/div&gt;&lt;table class="clickable" border="0" cellspacing="0" cellpadding="0" width="100%" title="Odds for this match"&gt;&lt;tr align="center"&gt;&lt;td id="cell_id_1_684369_1_1" class="clickable_hover" width="68"&gt;1&amp;nbsp;&amp;ndash;&amp;nbsp;1.40&lt;/td&gt;&lt;td id="cell_id_1_684369_1_2" class="clickable_hover" width="68"&gt;X&amp;nbsp;&amp;ndash;&amp;nbsp;5.56&lt;/td&gt;&lt;td id="cell_id_1_684369_1_3" class="clickable_hover" width="68"&gt;2&amp;nbsp;&amp;ndash;&amp;nbsp;10.12&lt;/td&gt;&lt;td width="40"&gt;&amp;nbsp;&lt;/td&gt;&lt;td id="cell_id_1_684369_2_4" class="clickable_hover" width="115"&gt;Over&amp;nbsp;2.5&amp;nbsp;&amp;ndash;&amp;nbsp;1.75&lt;/td&gt;&lt;td id="cell_id_1_684369_2_5" class="clickable_hover" width="115"&gt;Under&amp;nbsp;2.5&amp;nbsp;&amp;ndash;&amp;nbsp;2.22&lt;/td&gt;&lt;/tr&gt;&lt;/table&gt;&lt;/td&gt;&lt;/tr&gt;&lt;tr</text:p>
      <text:p text:style-name="Standard"><text:s/>align="center"&gt;&lt;td style="padding: 0px 0px 0px 0px;" title="02:30"&gt;&lt;b&gt;FT&lt;/b&gt;&lt;/td&gt;&lt;td align="right"&gt;&lt;b&gt;Argentina&lt;/b&gt;&lt;/td&gt;&lt;td class="score_right"&gt;&lt;a href="javascript:info(656873, '0%3A2', '17522,18612,18782,18959');" onClick="this.blur();"&gt;1:3&lt;/a&gt;&lt;/td&gt;&lt;td align="left"&gt;&lt;b&gt;Brazil&lt;/b&gt;&lt;/td&gt;&lt;td style="padding: 0px 0px 0px 0px;" title="Mark the match here and confirm at the bottom of the page to blind it out"&gt;&lt;input type="checkbox" class="checkbox" name="match656873" value="656873"&gt;&lt;/td&gt;&lt;/tr&gt;&lt;tr class="even" align="center"&gt;&lt;td style="padding: 0px 0px 0px 0px;"&gt;&amp;nbsp;&lt;/td&gt;&lt;td colspan="4" style="padding: 0px 0px 0px 0px;"&gt;&lt;div id="game_656873" style="display: inline;"&gt;&lt;/div&gt;&lt;table class="clickable" border="0" cellspacing="0" cellpadding="0" width="100%" title="Odds for this match"&gt;&lt;tr align="center"&gt;&lt;td id="cell_id_1_656873_1_1" class="clickable_hover" width="68"&gt;1&amp;nbsp;&amp;ndash;&amp;nbsp;2.25&lt;/td&gt;&lt;td id="cell_id_1_656873_1_2" class="clickable_hover" width="68"&gt;X&amp;nbsp;&amp;ndash;&amp;nbsp;3.49&lt;/td&gt;&lt;td id="cell_id_1_656873_1_3" class="clickable_hover" <text:soft-page-break/>width="68"&gt;2&amp;nbsp;&amp;ndash;&amp;nbsp;3.70&lt;/td&gt;&lt;td width="40"&gt;&amp;nbsp;&lt;/td&gt;&lt;td id="cell_id_1_656873_2_4" class="clickable_hover" width="115"&gt;Over&amp;nbsp;2.5&amp;nbsp;&amp;ndash;&amp;nbsp;2.00&lt;/td&gt;&lt;td id="cell_id_1_656873_2_5" class="clickable_hover" width="115"&gt;Under&amp;nbsp;2.5&amp;nbsp;&amp;ndash;&amp;nbsp;2.01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3302&amp;PHPSESSID=d6192dfc5a2159594ca83b9414fc0d20"&gt;&lt;img src="styles/def/pix/icon_check.gif" align="top" alt="" width="15" height="14" border="0"&gt;&lt;/a&gt;&amp;nbsp;&amp;nbsp;Belgium � EXQI League&lt;/th&gt;&lt;/tr&gt;&lt;tr align="center"&gt;&lt;td style="padding: 0px 0px 0px 0px;" title="15:00"&gt;&lt;b&gt;FT&lt;/b&gt;&lt;/td&gt;&lt;td align="right"&gt;&lt;b&gt;K.VK.Tienen&lt;/b&gt;&lt;/td&gt;&lt;td class="score_neutral"&gt;&lt;a href="javascript:info(684103, '0%3A0', '17325,18641,18818,18970,19079,19384,19513');" onClick="this.blur();"&gt;1:1&lt;/a&gt;&lt;/td&gt;&lt;td align="left"&gt;&lt;b&gt;R.Boussu Dour Borinage&lt;/b&gt;&lt;/td&gt;&lt;td style="padding: 0px 0px 0px 0px;" title="Mark the match here and confirm at the bottom of the page to blind it out"&gt;&lt;input type="checkbox" class="checkbox" name="match684103" value="684103"&gt;&lt;/td&gt;&lt;/tr&gt;&lt;tr class="even" align="center"&gt;&lt;td style="padding: 0px 0px 0px 0px;"&gt;&amp;nbsp;&lt;/td&gt;&lt;td colspan="4" style="padding: 0px 0px 0px 0px;"&gt;&lt;div id="game_684103" style="display: inline;"&gt;&lt;/div&gt;&lt;table class="clickable" border="0" cellspacing="0" cellpadding="0" width="100%" title="Odds for this match"&gt;&lt;tr align="center"&gt;&lt;td id="cell_id_1_684103_1_1" class="clickable_hover" width="68"&gt;1&amp;nbsp;&amp;ndash;&amp;nbsp;2.35&lt;/td&gt;&lt;td id="cell_id_1_684103_1_2" class="clickable_hover" width="68"&gt;X&amp;nbsp;&amp;ndash;&amp;nbsp;3.40&lt;/td&gt;&lt;td id="cell_id_1_684103_1_3" class="clickable_hover" width="68"&gt;2&amp;nbsp;&amp;ndash;&amp;nbsp;3.31&lt;/td&gt;&lt;td width="40"&gt;&amp;nbsp;&lt;/td&gt;&lt;td id="cell_id_1_684103_2_4" class="clickable_hover" width="115"&gt;Over&amp;nbsp;2.5&amp;nbsp;&amp;ndash;&amp;nbsp;2.03&lt;/td&gt;&lt;td id="cell_id_1_684103_2_5" class="clickable_hover" width="115"&gt;Under&amp;nbsp;2.5&amp;nbsp;&amp;ndash;&amp;nbsp;1.93&lt;/td&gt;&lt;/tr&gt;&lt;/table&gt;&lt;/td&gt;&lt;/tr&gt;&lt;tr align="center"&gt;&lt;td style="padding: 0px 0px 0px 0px;" title="15:00"&gt;&lt;b&gt;FT&lt;/b&gt;&lt;/td&gt;&lt;td align="right"&gt;&lt;b&gt;KSK Ronse&lt;/b&gt;&lt;/td&gt;&lt;td class="score_right"&gt;&lt;a href="javascript:info(684104, '0%3A1', '17324,18640,18819,18969,19078,19383,19512');" onClick="this.blur();"&gt;0:3&lt;/a&gt;&lt;/td&gt;&lt;td align="left"&gt;&lt;b&gt;Eupen&lt;/b&gt;&lt;/td&gt;&lt;td style="padding: 0px 0px 0px 0px;" title="Mark the match here and confirm at the bottom of the page to blind it out"&gt;&lt;input type="checkbox" class="checkbox" name="match684104" value="684104"&gt;&lt;/td&gt;&lt;/tr&gt;&lt;tr class="even" align="center"&gt;&lt;td style="padding: 0px 0px 0px 0px;"&gt;&amp;nbsp;&lt;/td&gt;&lt;td colspan="4" style="padding: 0px 0px 0px 0px;"&gt;&lt;div id="game_684104" style="display: inline;"&gt;&lt;/div&gt;&lt;table class="clickable" border="0" cellspacing="0" cellpadding="0" width="100%" title="Odds for this match"&gt;&lt;tr align="center"&gt;&lt;td id="cell_id_1_684104_1_1" class="clickable_hover" width="68"&gt;1&amp;nbsp;&amp;ndash;&amp;nbsp;4.75&lt;/td&gt;&lt;td id="cell_id_1_684104_1_2" class="clickable_hover" width="68"&gt;X&amp;nbsp;&amp;ndash;&amp;nbsp;3.60&lt;/td&gt;&lt;td id="cell_id_1_684104_1_3" class="clickable_hover" width="68"&gt;2&amp;nbsp;&amp;ndash;&amp;nbsp;2.09&lt;/td&gt;&lt;td width="40"&gt;&amp;nbsp;&lt;/td&gt;&lt;td id="cell_id_1_684104_2_4" class="clickable_hover" width="115"&gt;Over&amp;nbsp;2.5&amp;nbsp;&amp;ndash;&amp;nbsp;1.73&lt;/td&gt;&lt;td id="cell_id_1_684104_2_5" class="clickable_hover" width="115"&gt;Under&amp;nbsp;2.5&amp;nbsp;&amp;ndash;&amp;nbsp;2.2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6 matches"&gt;&amp;nbsp;&lt;a href="livescore.php?<text:soft-page-break/>leagues=134&amp;PHPSESSID=d6192dfc5a2159594ca83b9414fc0d20"&gt;&lt;img src="styles/def/pix/icon_check.gif" align="top" alt="" width="15" height="14" border="0"&gt;&lt;/a&gt;&amp;nbsp;&amp;nbsp;Brazil � Serie A&lt;/th&gt;&lt;/tr&gt;&lt;tr align="center"&gt;&lt;td style="padding: 0px 0px 0px 0px;"&gt;21:00&lt;/td&gt;&lt;td align="right"&gt;&lt;b&gt;Atletico PR&lt;/b&gt;&lt;/td&gt;&lt;td&gt;&amp;nbsp;&lt;/td&gt;&lt;td align="left"&gt;&lt;b&gt;Flamengo&lt;/b&gt;&lt;/td&gt;&lt;td style="padding: 0px 0px 0px 0px;" title="Mark the match here and confirm at the bottom of the page to blind it out"&gt;&lt;input type="checkbox" class="checkbox" name="match684349" value="684349"&gt;&lt;/td&gt;&lt;/tr&gt;&lt;tr class="even" align="center"&gt;&lt;td style="padding: 0px 0px 0px 0px;"&gt;&amp;nbsp;&lt;/td&gt;&lt;td colspan="4" style="padding: 0px 0px 0px 0px;"&gt;&lt;div id="game_684349" style="display: inline;"&gt;&lt;/div&gt;&lt;table class="clickable" border="0" cellspacing="0" cellpadding="0" width="100%" title="Odds for this match"&gt;&lt;tr align="center"&gt;&lt;td id="cell_id_0_684349_1_1" class="clickable_hover" width="68"&gt;1&amp;nbsp;&amp;ndash;&amp;nbsp;2.19&lt;/td&gt;&lt;td id="cell_id_0_684349_1_2" class="clickable_hover" width="68"&gt;X&amp;nbsp;&amp;ndash;&amp;nbsp;3.56&lt;/td&gt;&lt;td id="cell_id_0_684349_1_3" class="clickable_hover" width="68"&gt;2&amp;nbsp;&amp;ndash;&amp;nbsp;3.64&lt;/td&gt;&lt;td width="40"&gt;&amp;nbsp;&lt;/td&gt;&lt;td id="cell_id_0_684349_2_4" class="clickable_hover" width="115"&gt;Over&amp;nbsp;2.5&amp;nbsp;&amp;ndash;&amp;nbsp;1.98&lt;/td&gt;&lt;td id="cell_id_0_684349_2_5" class="clickable_hover" width="115"&gt;Under&amp;nbsp;2.5&amp;nbsp;&amp;ndash;&amp;nbsp;2.05&lt;/td&gt;&lt;/tr&gt;&lt;/table&gt;&lt;/td&gt;&lt;/tr&gt;&lt;tr align="center"&gt;&lt;td style="padding: 0px 0px 0px 0px;"&gt;21:00&lt;/td&gt;&lt;td align="right"&gt;&lt;b&gt;Cruzeiro&lt;/b&gt;&lt;/td&gt;&lt;td&gt;&amp;nbsp;&lt;/td&gt;&lt;td align="left"&gt;&lt;b&gt;Sao Paulo&lt;/b&gt;&lt;/td&gt;&lt;td style="padding: 0px 0px 0px 0px;" title="Mark the match here and confirm at the bottom of the page to blind it out"&gt;&lt;input type="checkbox" class="checkbox" name="match684350" value="684350"&gt;&lt;/td&gt;&lt;/tr&gt;&lt;tr class="even" align="center"&gt;&lt;td style="padding: 0px 0px 0px 0px;"&gt;&amp;nbsp;&lt;/td&gt;&lt;td colspan="4" style="padding: 0px 0px 0px 0px;"&gt;&lt;div id="game_684350" style="display: inline;"&gt;&lt;/div&gt;&lt;table class="clickable" border="0" cellspacing="0" cellpadding="0" width="100%" title="Odds for this match"&gt;&lt;tr align="center"&gt;&lt;td id="cell_id_0_684350_1_1" class="clickable_hover" width="68"&gt;1&amp;nbsp;&amp;ndash;&amp;nbsp;2.30&lt;/td&gt;&lt;td id="cell_id_0_684350_1_2" class="clickable_hover" width="68"&gt;X&amp;nbsp;&amp;ndash;&amp;nbsp;3.30&lt;/td&gt;&lt;td id="cell_id_0_684350_1_3" class="clickable_hover" width="68"&gt;2&amp;nbsp;&amp;ndash;&amp;nbsp;3.81&lt;/td&gt;&lt;td width="40"&gt;&amp;nbsp;&lt;/td&gt;&lt;td id="cell_id_0_684350_2_4" class="clickable_hover" width="115"&gt;Over&amp;nbsp;2.5&amp;nbsp;&amp;ndash;&amp;nbsp;2.05&lt;/td&gt;&lt;td id="cell_id_0_684350_2_5" class="clickable_hover" width="115"&gt;Under&amp;nbsp;2.5&amp;nbsp;&amp;ndash;&amp;nbsp;1.91&lt;/td&gt;&lt;/tr&gt;&lt;/table&gt;&lt;/td&gt;&lt;/tr&gt;&lt;tr align="center"&gt;&lt;td style="padding: 0px 0px 0px 0px;"&gt;21:00&lt;/td&gt;&lt;td align="right"&gt;&lt;b&gt;Goias&lt;/b&gt;&lt;/td&gt;&lt;td&gt;&amp;nbsp;&lt;/td&gt;&lt;td align="left"&gt;&lt;b&gt;Coritiba&lt;/b&gt;&lt;/td&gt;&lt;td style="padding: 0px 0px 0px 0px;" title="Mark the match here and confirm at the bottom of the page to blind it out"&gt;&lt;input type="checkbox" class="checkbox" name="match684351" value="684351"&gt;&lt;/td&gt;&lt;/tr&gt;&lt;tr class="even" align="center"&gt;&lt;td style="padding: 0px 0px 0px 0px;"&gt;&amp;nbsp;&lt;/td&gt;&lt;td colspan="4" style="padding: 0px 0px 0px 0px;"&gt;&lt;div id="game_684351" style="display: inline;"&gt;&lt;/div&gt;&lt;table class="clickable" border="0" cellspacing="0" cellpadding="0" width="100%" title="Odds for this match"&gt;&lt;tr align="center"&gt;&lt;td id="cell_id_0_684351_1_1" class="clickable_hover" width="68"&gt;1&amp;nbsp;&amp;ndash;&amp;nbsp;1.60&lt;/td&gt;&lt;td id="cell_id_0_684351_1_2" class="clickable_hover" width="68"&gt;X&amp;nbsp;&amp;ndash;&amp;nbsp;4.39&lt;/td&gt;&lt;td id="cell_id_0_684351_1_3" class="clickable_hover" width="68"&gt;2&amp;nbsp;&amp;ndash;&amp;nbsp;7.39&lt;/td&gt;&lt;td width="40"&gt;&amp;nbsp;&lt;/td&gt;&lt;td id="cell_id_0_684351_2_4" class="clickable_hover" width="115"&gt;Over&amp;nbsp;2.5&amp;nbsp;&amp;ndash;&amp;nbsp;1.66&lt;/td&gt;&lt;td id="cell_id_0_684351_2_5" class="clickable_hover" <text:soft-page-break/>width="115"&gt;Under&amp;nbsp;2.5&amp;nbsp;&amp;ndash;&amp;nbsp;2.41&lt;/td&gt;&lt;/tr&gt;&lt;/table&gt;&lt;/td&gt;&lt;/tr&gt;&lt;tr align="center"&gt;&lt;td style="padding: 0px 0px 0px 0px;"&gt;23:30&lt;/td&gt;&lt;td align="right"&gt;&lt;b&gt;Ava�&lt;/b&gt;&lt;/td&gt;&lt;td&gt;&amp;nbsp;&lt;/td&gt;&lt;td align="left"&gt;&lt;b&gt;Internacional&lt;/b&gt;&lt;/td&gt;&lt;td style="padding: 0px 0px 0px 0px;" title="Mark the match here and confirm at the bottom of the page to blind it out"&gt;&lt;input type="checkbox" class="checkbox" name="match684352" value="684352"&gt;&lt;/td&gt;&lt;/tr&gt;&lt;tr class="even" align="center"&gt;&lt;td style="padding: 0px 0px 0px 0px;"&gt;&amp;nbsp;&lt;/td&gt;&lt;td colspan="4" style="padding: 0px 0px 0px 0px;"&gt;&lt;div id="game_684352" style="display: inline;"&gt;&lt;/div&gt;&lt;table class="clickable" border="0" cellspacing="0" cellpadding="0" width="100%" title="Odds for this match"&gt;&lt;tr align="center"&gt;&lt;td id="cell_id_0_684352_1_1" class="clickable_hover" width="68"&gt;1&amp;nbsp;&amp;ndash;&amp;nbsp;3.32&lt;/td&gt;&lt;td id="cell_id_0_684352_1_2" class="clickable_hover" width="68"&gt;X&amp;nbsp;&amp;ndash;&amp;nbsp;3.35&lt;/td&gt;&lt;td id="cell_id_0_684352_1_3" class="clickable_hover" width="68"&gt;2&amp;nbsp;&amp;ndash;&amp;nbsp;2.85&lt;/td&gt;&lt;td width="40"&gt;&amp;nbsp;&lt;/td&gt;&lt;td id="cell_id_0_684352_2_4" class="clickable_hover" width="115"&gt;Over&amp;nbsp;2.5&amp;nbsp;&amp;ndash;&amp;nbsp;1.71&lt;/td&gt;&lt;td id="cell_id_0_684352_2_5" class="clickable_hover" width="115"&gt;Under&amp;nbsp;2.5&amp;nbsp;&amp;ndash;&amp;nbsp;2.30&lt;/td&gt;&lt;/tr&gt;&lt;/table&gt;&lt;/td&gt;&lt;/tr&gt;&lt;tr align="center"&gt;&lt;td</text:p>
      <text:p text:style-name="Standard"><text:s/>style="padding: 0px 0px 0px 0px;"&gt;23:30&lt;/td&gt;&lt;td align="right"&gt;&lt;b&gt;Fluminense&lt;/b&gt;&lt;/td&gt;&lt;td&gt;&amp;nbsp;&lt;/td&gt;&lt;td align="left"&gt;&lt;b&gt;N�utico&lt;/b&gt;&lt;/td&gt;&lt;td style="padding: 0px 0px 0px 0px;" title="Mark the match here and confirm at the bottom of the page to blind it out"&gt;&lt;input type="checkbox" class="checkbox" name="match684353" value="684353"&gt;&lt;/td&gt;&lt;/tr&gt;&lt;tr class="even" align="center"&gt;&lt;td style="padding: 0px 0px 0px 0px;"&gt;&amp;nbsp;&lt;/td&gt;&lt;td colspan="4" style="padding: 0px 0px 0px 0px;"&gt;&lt;div id="game_684353" style="display: inline;"&gt;&lt;/div&gt;&lt;table class="clickable" border="0" cellspacing="0" cellpadding="0" width="100%" title="Odds for this match"&gt;&lt;tr align="center"&gt;&lt;td id="cell_id_0_684353_1_1" class="clickable_hover" width="68"&gt;1&amp;nbsp;&amp;ndash;&amp;nbsp;1.80&lt;/td&gt;&lt;td id="cell_id_0_684353_1_2" class="clickable_hover" width="68"&gt;X&amp;nbsp;&amp;ndash;&amp;nbsp;4.04&lt;/td&gt;&lt;td id="cell_id_0_684353_1_3" class="clickable_hover" width="68"&gt;2&amp;nbsp;&amp;ndash;&amp;nbsp;5.48&lt;/td&gt;&lt;td width="40"&gt;&amp;nbsp;&lt;/td&gt;&lt;td id="cell_id_0_684353_2_4" class="clickable_hover" width="115"&gt;Over&amp;nbsp;2.5&amp;nbsp;&amp;ndash;&amp;nbsp;1.75&lt;/td&gt;&lt;td id="cell_id_0_684353_2_5" class="clickable_hover" width="115"&gt;Under&amp;nbsp;2.5&amp;nbsp;&amp;ndash;&amp;nbsp;2.21&lt;/td&gt;&lt;/tr&gt;&lt;/table&gt;&lt;/td&gt;&lt;/tr&gt;&lt;tr align="center"&gt;&lt;td style="padding: 0px 0px 0px 0px;"&gt;23:30&lt;/td&gt;&lt;td align="right"&gt;&lt;b&gt;Santo Andr�&lt;/b&gt;&lt;/td&gt;&lt;td&gt;&amp;nbsp;&lt;/td&gt;&lt;td align="left"&gt;&lt;b&gt;Atletico-MG&lt;/b&gt;&lt;/td&gt;&lt;td style="padding: 0px 0px 0px 0px;" title="Mark the match here and confirm at the bottom of the page to blind it out"&gt;&lt;input type="checkbox" class="checkbox" name="match684354" value="684354"&gt;&lt;/td&gt;&lt;/tr&gt;&lt;tr class="even" align="center"&gt;&lt;td style="padding: 0px 0px 0px 0px;"&gt;&amp;nbsp;&lt;/td&gt;&lt;td colspan="4" style="padding: 0px 0px 0px 0px;"&gt;&lt;div id="game_684354" style="display: inline;"&gt;&lt;/div&gt;&lt;table class="clickable" border="0" cellspacing="0" cellpadding="0" width="100%" title="Odds for this match"&gt;&lt;tr align="center"&gt;&lt;td id="cell_id_0_684354_1_1" class="clickable_hover" width="68"&gt;1&amp;nbsp;&amp;ndash;&amp;nbsp;2.40&lt;/td&gt;&lt;td id="cell_id_0_684354_1_2" class="clickable_hover" width="68"&gt;X&amp;nbsp;&amp;ndash;&amp;nbsp;3.43&lt;/td&gt;&lt;td id="cell_id_0_684354_1_3" class="clickable_hover" width="68"&gt;2&amp;nbsp;&amp;ndash;&amp;nbsp;3.56&lt;/td&gt;&lt;td width="40"&gt;&amp;nbsp;&lt;/td&gt;&lt;td id="cell_id_0_684354_2_4" class="clickable_hover" width="115"&gt;Over&amp;nbsp;2.5&amp;nbsp;&amp;ndash;&amp;nbsp;1.80&lt;/td&gt;&lt;td id="cell_id_0_684354_2_5" class="clickable_hover" <text:soft-page-break/>width="115"&gt;Under&amp;nbsp;2.5&amp;nbsp;&amp;ndash;&amp;nbsp;2.11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151&amp;PHPSESSID=d6192dfc5a2159594ca83b9414fc0d20"&gt;&lt;img src="styles/def/pix/icon_check.gif" align="top" alt="" width="15" height="14" border="0"&gt;&lt;/a&gt;&amp;nbsp;&amp;nbsp;Chile � Clausura&lt;/th&gt;&lt;/tr&gt;&lt;tr align="center"&gt;&lt;td style="padding: 0px 0px 0px 0px;"&gt;21:30&lt;/td&gt;&lt;td align="right"&gt;&lt;b&gt;Rangers De Talca&lt;/b&gt;&lt;/td&gt;&lt;td&gt;&amp;nbsp;&lt;/td&gt;&lt;td align="left"&gt;&lt;b&gt;Universidad de Concepcion&lt;/b&gt;&lt;/td&gt;&lt;td style="padding: 0px 0px 0px 0px;" title="Mark the match here and confirm at the bottom of the page to blind it out"&gt;&lt;input type="checkbox" class="checkbox" name="match685564" value="685564"&gt;&lt;/td&gt;&lt;/tr&gt;&lt;tr class="even" align="center"&gt;&lt;td style="padding: 0px 0px 0px 0px;"&gt;&amp;nbsp;&lt;/td&gt;&lt;td colspan="4" style="padding: 0px 0px 0px 0px;"&gt;&lt;div id="game_685564" style="display: inline;"&gt;&lt;/div&gt;&lt;table class="clickable" border="0" cellspacing="0" cellpadding="0" width="100%" title="Odds for this match"&gt;&lt;tr align="center"&gt;&lt;td id="cell_id_0_685564_1_1" class="clickable_hover" width="68"&gt;1&amp;nbsp;&amp;ndash;&amp;nbsp;2.53&lt;/td&gt;&lt;td id="cell_id_0_685564_1_2" class="clickable_hover" width="68"&gt;X&amp;nbsp;&amp;ndash;&amp;nbsp;3.41&lt;/td&gt;&lt;td id="cell_id_0_685564_1_3" class="clickable_hover" width="68"&gt;2&amp;nbsp;&amp;ndash;&amp;nbsp;3.00&lt;/td&gt;&lt;td width="40"&gt;&amp;nbsp;&lt;/td&gt;&lt;td id="cell_id_0_685564_2_4" class="clickable_hover" width="115"&gt;Over&amp;nbsp;2.5&amp;nbsp;&amp;ndash;&amp;nbsp;1.75&lt;/td&gt;&lt;td id="cell_id_0_685564_2_5" class="clickable_hover" width="115"&gt;Under&amp;nbsp;2.5&amp;nbsp;&amp;ndash;&amp;nbsp;2.13&lt;/td&gt;&lt;/tr&gt;&lt;/table&gt;&lt;/td&gt;&lt;/tr&gt;&lt;tr align="center"&gt;&lt;td style="padding: 0px 0px 0px 0px;"&gt;22:00&lt;/td&gt;&lt;td align="right"&gt;&lt;b&gt;Everton CD&lt;/b&gt;&lt;/td&gt;&lt;td&gt;&amp;nbsp;&lt;/td&gt;&lt;td align="left"&gt;&lt;b&gt;O'Higgins&lt;/b&gt;&lt;/td&gt;&lt;td style="padding: 0px 0px 0px 0px;" title="Mark the match here and confirm at the bottom of the page to blind it out"&gt;&lt;input type="checkbox" class="checkbox" name="match685565" value="685565"&gt;&lt;/td&gt;&lt;/tr&gt;&lt;tr class="even" align="center"&gt;&lt;td style="padding: 0px 0px 0px 0px;"&gt;&amp;nbsp;&lt;/td&gt;&lt;td colspan="4" style="padding: 0px 0px 0px 0px;"&gt;&lt;div id="game_685565" style="display: inline;"&gt;&lt;/div&gt;&lt;table class="clickable" border="0" cellspacing="0" cellpadding="0" width="100%" title="Odds for this match"&gt;&lt;tr align="center"&gt;&lt;td id="cell_id_0_685565_1_1" class="clickable_hover" width="68"&gt;1&amp;nbsp;&amp;ndash;&amp;nbsp;1.85&lt;/td&gt;&lt;td id="cell_id_0_685565_1_2" class="clickable_hover" width="68"&gt;X&amp;nbsp;&amp;ndash;&amp;nbsp;3.59&lt;/td&gt;&lt;td id="cell_id_0_685565_1_3" class="clickable_hover" width="68"&gt;2&amp;nbsp;&amp;ndash;&amp;nbsp;4.73&lt;/td&gt;&lt;td width="40"&gt;&amp;nbsp;&lt;/td&gt;&lt;td id="cell_id_0_685565_2_4" class="clickable_hover" width="115"&gt;Over&amp;nbsp;2.5&amp;nbsp;&amp;ndash;&amp;nbsp;2.14&lt;/td&gt;&lt;td id="cell_id_0_685565_2_5" class="clickable_hover" width="115"&gt;Under&amp;nbsp;2.5&amp;nbsp;&amp;ndash;&amp;nbsp;1.91&lt;/td&gt;&lt;/tr&gt;&lt;/table&gt;&lt;/td&gt;&lt;/tr&gt;&lt;tr align="center"&gt;&lt;td style="padding: 0px 0px 0px 0px;"&gt;23:30&lt;/td&gt;&lt;td align="right"&gt;&lt;b&gt;Union Espanola&lt;/b&gt;&lt;/td&gt;&lt;td&gt;&amp;nbsp;&lt;/td&gt;&lt;td align="left"&gt;&lt;b&gt;Audax Italiano&lt;/b&gt;&lt;/td&gt;&lt;td style="padding: 0px 0px 0px 0px;" title="Mark the match here and confirm at the bottom of the page to blind it out"&gt;&lt;input type="checkbox" class="checkbox" name="match685566" value="685566"&gt;&lt;/td&gt;&lt;/tr&gt;&lt;tr class="even" align="center"&gt;&lt;td style="padding: 0px 0px 0px 0px;"&gt;&amp;nbsp;&lt;/td&gt;&lt;td colspan="4" style="padding: 0px 0px 0px 0px;"&gt;&lt;div id="game_685566" style="display: inline;"&gt;&lt;/div&gt;&lt;table class="clickable" border="0" cellspacing="0" cellpadding="0" width="100%" title="Odds for this match"&gt;&lt;tr align="center"&gt;&lt;td id="cell_id_0_685566_1_1" class="clickable_hover" width="68"&gt;1&amp;nbsp;&amp;ndash;&amp;nbsp;2.35&lt;/td&gt;&lt;td id="cell_id_0_685566_1_2" class="clickable_hover" width="68"&gt;X&amp;nbsp;&amp;ndash;&amp;nbsp;3.40&lt;/td&gt;&lt;td <text:soft-page-break/>id="cell_id_0_685566_1_3" class="clickable_hover" width="68"&gt;2&amp;nbsp;&amp;ndash;&amp;nbsp;3.70&lt;/td&gt;&lt;td width="40"&gt;&amp;nbsp;&lt;/td&gt;&lt;td id="cell_id_0_685566_2_4" class="clickable_hover" width="115"&gt;Over&amp;nbsp;2.5&amp;nbsp;&amp;ndash;&amp;nbsp;1.73&lt;/td&gt;&lt;td id="cell_id_0_685566_2_5" class="clickable_hover" width="115"&gt;Under&amp;nbsp;2.5&amp;nbsp;&amp;ndash;&amp;nbsp;2.2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52&amp;PHPSESSID=d6192dfc5a2159594ca83b9414fc0d20"&gt;&lt;img src="styles/def/pix/icon_check.gif" align="top" alt="" width="15" height="14" border="0"&gt;&lt;/a&gt;&amp;nbsp;&amp;nbsp;China � Super League&lt;/th&gt;&lt;/tr&gt;&lt;tr align="center"&gt;&lt;td style="padding: 0px 0px 0px 0px;" title="09:30"&gt;&lt;b&gt;FT&lt;/b&gt;&lt;/td&gt;&lt;td align="right"&gt;&lt;b&gt;Qingdao Jonoon&lt;/b&gt;&lt;/td&gt;&lt;td class="score_left"&gt;&lt;a href="javascript:info(684640, '2%3A0', '17335,18645,19016,19628');" onClick="this.blur();"&gt;3:1&lt;/a&gt;&lt;/td&gt;&lt;td align="left"&gt;&lt;b&gt;Shandong Luneng&amp;nbsp;&amp;nbsp;&lt;img src="styles/red-card.gif" alt=""&gt;&lt;/b&gt;&lt;/td&gt;&lt;td style="padding: 0px 0px 0px 0px;" title="Mark the match here and confirm at the bottom of the page to blind it out"&gt;&lt;input type="checkbox" class="checkbox" name="match684640" value="684640"&gt;&lt;/td&gt;&lt;/tr&gt;&lt;tr class="even" align="center"&gt;&lt;td style="padding: 0px 0px 0px 0px;"&gt;&amp;nbsp;&lt;/td&gt;&lt;td colspan="4" style="padding: 0px 0px 0px 0px;"&gt;&lt;div id="game_684640" style="display: inline;"&gt;&lt;/div&gt;&lt;table class="clickable" border="0" cellspacing="0" cellpadding="0" width="100%" title="Odds for this match"&gt;&lt;tr align="center"&gt;&lt;td id="cell_id_1_684640_1_1" class="clickable_hover" width="68"&gt;1&amp;nbsp;&amp;ndash;&amp;nbsp;3.85&lt;/td&gt;&lt;td id="cell_id_1_684640_1_2" class="clickable_hover" width="68"&gt;X&amp;nbsp;&amp;ndash;&amp;nbsp;3.40&lt;/td&gt;&lt;td id="cell_id_1_684640_1_3" class="clickable_hover" width="68"&gt;2&amp;nbsp;&amp;ndash;&amp;nbsp;2.25&lt;/td&gt;&lt;td width="40"&gt;&amp;nbsp;&lt;/td&gt;&lt;td id="cell_id_1_684640_2_4" class="clickable_hover" width="115"&gt;Over&amp;nbsp;2.5&amp;nbsp;&amp;ndash;&amp;nbsp;2.00&lt;/td&gt;&lt;td id="cell_id_1_684640_2_5" class="clickable_hover" width="115"&gt;Under&amp;nbsp;2.5&amp;nbsp;&amp;ndash;&amp;nbsp;1.8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116&amp;PHPSESSID=d6192dfc5a2159594ca83b9414fc0d20"&gt;&lt;img src="styles/def/pix/icon_check.gif" align="top" alt="" width="15" height="14" border="0"&gt;&lt;/a&gt;&amp;nbsp;&amp;nbsp;Czech Republic � Druha Liga&lt;/th&gt;&lt;/tr&gt;&lt;tr align="center"&gt;&lt;td style="padding: 0px 0px 0px 0px;" title="17:00"&gt;&lt;b&gt;FT&lt;/b&gt;&lt;/td&gt;&lt;td align="right"&gt;&lt;b&gt;FC Graffin Vlasim&lt;/b&gt;&lt;/td&gt;&lt;td class="score_left"&gt;&lt;a href="javascript:info(682628, '0%3A0', '17488,18649,19205,19402,19517');" onClick="this.blur();"&gt;4:2&lt;/a&gt;&lt;/td&gt;&lt;td align="left"&gt;&lt;b&gt;Hradec Kralove&lt;/b&gt;&lt;/td&gt;&lt;td style="padding: 0px 0px 0px 0px;" title="Mark the match here and confirm at the bottom of the page to blind it out"&gt;&lt;input type="checkbox" class="checkbox" name="match682628" value="682628"&gt;&lt;/td&gt;&lt;/tr&gt;&lt;tr class="even" align="center"&gt;&lt;td style="padding: 0px 0px 0px 0px;"&gt;&amp;nbsp;&lt;/td&gt;&lt;td colspan="4" style="padding: 0px 0px 0px 0px;"&gt;&lt;div id="game_682628" style="display: inline;"&gt;&lt;/div&gt;&lt;table class="clickable" border="0" cellspacing="0" cellpadding="0" width="100%" title="Odds for this match"&gt;&lt;tr align="center"&gt;&lt;td id="cell_id_1_682628_1_1" class="clickable_hover" width="68"&gt;1&amp;nbsp;&amp;ndash;&amp;nbsp;3.65&lt;/td&gt;&lt;td id="cell_id_1_682628_1_2" class="clickable_hover" width="68"&gt;X&amp;nbsp;&amp;ndash;&amp;nbsp;3.25&lt;/td&gt;&lt;td</text:p>
      <text:p text:style-name="Standard"><text:s/>id="cell_id_1_682628_1_3" class="clickable_hover" width="68"&gt;2&amp;nbsp;&amp;ndash;&amp;nbsp;2.35&lt;/td&gt;&lt;td width="40"&gt;&amp;nbsp;&lt;/td&gt;&lt;td id="cell_id_1_682628_2_4" class="clickable_hover" width="115"&gt;Over&amp;nbsp;2.5&amp;nbsp;&amp;ndash;&amp;nbsp;2.15&lt;/td&gt;&lt;td id="cell_id_1_682628_2_5" <text:soft-page-break/>class="clickable_hover" width="115"&gt;Under&amp;nbsp;2.5&amp;nbsp;&amp;ndash;&amp;nbsp;1.70&lt;/td&gt;&lt;/tr&gt;&lt;/table&gt;&lt;/td&gt;&lt;/tr&gt;&lt;tr align="center"&gt;&lt;td style="padding: 0px 0px 0px 0px;" title="17:00"&gt;&lt;b&gt;FT&lt;/b&gt;&lt;/td&gt;&lt;td align="right"&gt;&lt;b&gt;MFK Karvina&lt;/b&gt;&lt;/td&gt;&lt;td class="score_left"&gt;&lt;a href="javascript:info(682629, '2%3A0', '17485,18650,19206,19403,19518');" onClick="this.blur();"&gt;2:0&lt;/a&gt;&lt;/td&gt;&lt;td align="left"&gt;&lt;b&gt;FC Hlucin&lt;/b&gt;&lt;/td&gt;&lt;td style="padding: 0px 0px 0px 0px;" title="Mark the match here and confirm at the bottom of the page to blind it out"&gt;&lt;input type="checkbox" class="checkbox" name="match682629" value="682629"&gt;&lt;/td&gt;&lt;/tr&gt;&lt;tr class="even" align="center"&gt;&lt;td style="padding: 0px 0px 0px 0px;"&gt;&amp;nbsp;&lt;/td&gt;&lt;td colspan="4" style="padding: 0px 0px 0px 0px;"&gt;&lt;div id="game_682629" style="display: inline;"&gt;&lt;/div&gt;&lt;table class="clickable" border="0" cellspacing="0" cellpadding="0" width="100%" title="Odds for this match"&gt;&lt;tr align="center"&gt;&lt;td id="cell_id_1_682629_1_1" class="clickable_hover" width="68"&gt;1&amp;nbsp;&amp;ndash;&amp;nbsp;1.63&lt;/td&gt;&lt;td id="cell_id_1_682629_1_2" class="clickable_hover" width="68"&gt;X&amp;nbsp;&amp;ndash;&amp;nbsp;4.00&lt;/td&gt;&lt;td id="cell_id_1_682629_1_3" class="clickable_hover" width="68"&gt;2&amp;nbsp;&amp;ndash;&amp;nbsp;6.34&lt;/td&gt;&lt;td width="40"&gt;&amp;nbsp;&lt;/td&gt;&lt;td id="cell_id_1_682629_2_4" class="clickable_hover" width="115"&gt;Over&amp;nbsp;2.5&amp;nbsp;&amp;ndash;&amp;nbsp;2.09&lt;/td&gt;&lt;td id="cell_id_1_682629_2_5" class="clickable_hover" width="115"&gt;Under&amp;nbsp;2.5&amp;nbsp;&amp;ndash;&amp;nbsp;1.80&lt;/td&gt;&lt;/tr&gt;&lt;/table&gt;&lt;/td&gt;&lt;/tr&gt;&lt;tr align="center"&gt;&lt;td style="padding: 0px 0px 0px 0px;" title="17:00"&gt;&lt;b&gt;FT&lt;/b&gt;&lt;/td&gt;&lt;td align="right"&gt;&lt;b&gt;MFK Usti Nad Labem&lt;/b&gt;&lt;/td&gt;&lt;td class="score_left"&gt;&lt;a href="javascript:info(682642, '0%3A0', '17487,18652,19204,19405,19520');" onClick="this.blur();"&gt;1:0&lt;/a&gt;&lt;/td&gt;&lt;td align="left"&gt;&lt;b&gt;Vysocina Jihlava&lt;/b&gt;&lt;/td&gt;&lt;td style="padding: 0px 0px 0px 0px;" title="Mark the match here and confirm at the bottom of the page to blind it out"&gt;&lt;input type="checkbox" class="checkbox" name="match682642" value="682642"&gt;&lt;/td&gt;&lt;/tr&gt;&lt;tr class="even" align="center"&gt;&lt;td style="padding: 0px 0px 0px 0px;"&gt;&amp;nbsp;&lt;/td&gt;&lt;td colspan="4" style="padding: 0px 0px 0px 0px;"&gt;&lt;div id="game_682642" style="display: inline;"&gt;&lt;/div&gt;&lt;table class="clickable" border="0" cellspacing="0" cellpadding="0" width="100%" title="Odds for this match"&gt;&lt;tr align="center"&gt;&lt;td id="cell_id_1_682642_1_1" class="clickable_hover" width="68"&gt;1&amp;nbsp;&amp;ndash;&amp;nbsp;1.95&lt;/td&gt;&lt;td id="cell_id_1_682642_1_2" class="clickable_hover" width="68"&gt;X&amp;nbsp;&amp;ndash;&amp;nbsp;4.00&lt;/td&gt;&lt;td id="cell_id_1_682642_1_3" class="clickable_hover" width="68"&gt;2&amp;nbsp;&amp;ndash;&amp;nbsp;5.75&lt;/td&gt;&lt;td width="40"&gt;&amp;nbsp;&lt;/td&gt;&lt;td id="cell_id_1_682642_2_4" class="clickable_hover" width="115"&gt;Over&amp;nbsp;2.5&amp;nbsp;&amp;ndash;&amp;nbsp;2.23&lt;/td&gt;&lt;td id="cell_id_1_682642_2_5" class="clickable_hover" width="115"&gt;Under&amp;nbsp;2.5&amp;nbsp;&amp;ndash;&amp;nbsp;1.75&lt;/td&gt;&lt;/tr&gt;&lt;/table&gt;&lt;/td&gt;&lt;/tr&gt;&lt;tr align="center"&gt;&lt;td style="padding: 0px 0px 0px 0px;" title="17:00"&gt;&lt;b&gt;FT&lt;/b&gt;&lt;/td&gt;&lt;td align="right"&gt;&lt;b&gt;SFC Opava&lt;/b&gt;&lt;/td&gt;&lt;td class="score_right"&gt;&lt;a href="javascript:info(682630, '0%3A0', '17486,18651,19207,19404,19519');" onClick="this.blur();"&gt;0:1&lt;/a&gt;&lt;/td&gt;&lt;td align="left"&gt;&lt;b&gt;Trinec&lt;/b&gt;&lt;/td&gt;&lt;td style="padding: 0px 0px 0px 0px;" title="Mark the match here and confirm at the bottom of the page to blind it out"&gt;&lt;input type="checkbox" class="checkbox" name="match682630" value="682630"&gt;&lt;/td&gt;&lt;/tr&gt;&lt;tr class="even" align="center"&gt;&lt;td style="padding: 0px 0px 0px 0px;"&gt;&amp;nbsp;&lt;/td&gt;&lt;td colspan="4" style="padding: 0px 0px 0px 0px;"&gt;&lt;div id="game_682630" style="display: inline;"&gt;&lt;/div&gt;&lt;table class="clickable" border="0" cellspacing="0" cellpadding="0" width="100%" title="Odds for this match"&gt;&lt;tr align="center"&gt;&lt;td id="cell_id_1_682630_1_1" class="clickable_hover" width="68"&gt;1&amp;nbsp;&amp;ndash;&amp;nbsp;2.55&lt;/td&gt;&lt;td id="cell_id_1_682630_1_2" class="clickable_hover" width="68"&gt;X&amp;nbsp;&amp;ndash;&amp;nbsp;3.30&lt;/td&gt;&lt;td id="cell_id_1_682630_1_3" class="clickable_hover" <text:soft-page-break/>width="68"&gt;2&amp;nbsp;&amp;ndash;&amp;nbsp;3.45&lt;/td&gt;&lt;td width="40"&gt;&amp;nbsp;&lt;/td&gt;&lt;td id="cell_id_1_682630_2_4" class="clickable_hover" width="115"&gt;Over&amp;nbsp;2.5&amp;nbsp;&amp;ndash;&amp;nbsp;2.35&lt;/td&gt;&lt;td id="cell_id_1_682630_2_5" class="clickable_hover" width="115"&gt;Under&amp;nbsp;2.5&amp;nbsp;&amp;ndash;&amp;nbsp;1.60&lt;/td&gt;&lt;/tr&gt;&lt;/table&gt;&lt;/td&gt;&lt;/tr&gt;&lt;tr align="center"&gt;&lt;td style="padding: 0px 0px 0px 0px;" title="10:15"&gt;&lt;b&gt;FT&lt;/b&gt;&lt;/td&gt;&lt;td align="right"&gt;&lt;b&gt;FC Viktoria Zizkov&lt;/b&gt;&lt;/td&gt;&lt;td class="score_right"&gt;&lt;a href="javascript:info(682640, '0%3A1', '17484,18648,19023,19401,19516');" onClick="this.blur();"&gt;1:2&lt;/a&gt;&lt;/td&gt;&lt;td align="left"&gt;&lt;b&gt;Dukla Praha&lt;/b&gt;&lt;/td&gt;&lt;td style="padding: 0px 0px 0px 0px;" title="Mark the match here and confirm at the bottom of the page to blind it out"&gt;&lt;input type="checkbox" class="checkbox" name="match682640" value="682640"&gt;&lt;/td&gt;&lt;/tr&gt;&lt;tr class="even" align="center"&gt;&lt;td style="padding: 0px 0px 0px 0px;"&gt;&amp;nbsp;&lt;/td&gt;&lt;td colspan="4" style="padding: 0px 0px 0px 0px;"&gt;&lt;div id="game_682640" style="display: inline;"&gt;&lt;/div&gt;&lt;table class="clickable" border="0" cellspacing="0" cellpadding="0" width="100%" title="Odds for this match"&gt;&lt;tr align="center"&gt;&lt;td id="cell_id_1_682640_1_1" class="clickable_hover" width="68"&gt;1&amp;nbsp;&amp;ndash;&amp;nbsp;1.98&lt;/td&gt;&lt;td id="cell_id_1_682640_1_2" class="clickable_hover" width="68"&gt;X&amp;nbsp;&amp;ndash;&amp;nbsp;3.60&lt;/td&gt;&lt;td id="cell_id_1_682640_1_3" class="clickable_hover" width="68"&gt;2&amp;nbsp;&amp;ndash;&amp;nbsp;4.55&lt;/td&gt;&lt;td width="40"&gt;&amp;nbsp;&lt;/td&gt;&lt;td id="cell_id_1_682640_2_4" class="clickable_hover" width="115"&gt;Over&amp;nbsp;2.5&amp;nbsp;&amp;ndash;&amp;nbsp;2.10&lt;/td&gt;&lt;td id="cell_id_1_682640_2_5" class="clickable_hover" width="115"&gt;Under&amp;nbsp;2.5&amp;nbsp;&amp;ndash;&amp;nbsp;1.70&lt;/td&gt;&lt;/tr&gt;&lt;/table&gt;&lt;/td&gt;&lt;/tr&gt;&lt;tr align="center"&gt;&lt;td style="padding: 0px 0px 0px 0px;" title="10:15"&gt;&lt;b&gt;FT&lt;/b&gt;&lt;/td&gt;&lt;td align="right"&gt;&lt;b&gt;FK Banik Sokolov&lt;/b&gt;&lt;/td&gt;&lt;td class="score_neutral"&gt;&lt;a href="javascript:info(682603, '0%3A1', '17482,18646,19021,19399,19514');" onClick="this.blur();"&gt;1:1&lt;/a&gt;&lt;/td&gt;&lt;td align="left"&gt;&lt;b&gt;Siad Most&lt;/b&gt;&lt;/td&gt;&lt;td style="padding: 0px 0px 0px 0px;" title="Mark the match here and confirm at the bottom of the page to blind it out"&gt;&lt;input type="checkbox" class="checkbox" name="match682603" value="682603"&gt;&lt;/td&gt;&lt;/tr&gt;&lt;tr class="even" align="center"&gt;&lt;td style="padding: 0px 0px 0px 0px;"&gt;&amp;nbsp;&lt;/td&gt;&lt;td colspan="4" style="padding: 0px 0px 0px 0px;"&gt;&lt;div id="game_682603" style="display: inline;"&gt;&lt;/div&gt;&lt;table class="clickable" border="0" cellspacing="0" cellpadding="0" width="100%" title="Odds for this match"&gt;&lt;tr align="center"&gt;&lt;td id="cell_id_1_682603_1_1" class="clickable_hover" width="68"&gt;1&amp;nbsp;&amp;ndash;&amp;nbsp;1.60&lt;/td&gt;&lt;td id="cell_id_1_682603_1_2" class="clickable_hover" width="68"&gt;X&amp;nbsp;&amp;ndash;&amp;nbsp;4.00&lt;/td&gt;&lt;td id="cell_id_1_682603_1_3" class="clickable_hover" width="68"&gt;2&amp;nbsp;&amp;ndash;&amp;nbsp;7.71&lt;/td&gt;&lt;td width="40"&gt;&amp;nbsp;&lt;/td&gt;&lt;td id="cell_id_1_682603_2_4" class="clickable_hover" width="115"&gt;Over&amp;nbsp;2.5&amp;nbsp;&amp;ndash;&amp;nbsp;1.87&lt;/td&gt;&lt;td id="cell_id_1_682603_2_5" class="clickable_hover" width="115"&gt;Under&amp;nbsp;2.5&amp;nbsp;&amp;ndash;&amp;nbsp;2.05&lt;/td&gt;&lt;/tr&gt;&lt;/table&gt;&lt;/td&gt;&lt;/tr&gt;&lt;tr align="center"&gt;&lt;td style="padding: 0px 0px 0px 0px;" title="10:15"&gt;&lt;b&gt;FT&lt;/b&gt;&lt;/td&gt;&lt;td align="right"&gt;&lt;b&gt;Sparta Praha B&lt;/b&gt;&lt;/td&gt;&lt;td class="score_right"&gt;&lt;a href="javascript:info(682641, '1%3A0', '17483,18647,19022,19400,19515');" onClick="this.blur();"&gt;1:2&lt;/a&gt;&lt;/td&gt;&lt;td align="left"&gt;&lt;b&gt;Tescoma Zlin&lt;/b&gt;&lt;/td&gt;&lt;td style="padding: 0px 0px 0px 0px;" title="Mark the match here and confirm at the bottom of the page to blind it out"&gt;&lt;input type="checkbox" class="checkbox" name="match682641" value="682641"&gt;&lt;/td&gt;&lt;/tr&gt;&lt;tr class="even" align="center"&gt;&lt;td style="padding: 0px 0px 0px 0px;"&gt;&amp;nbsp;&lt;/td&gt;&lt;td colspan="4" style="padding: 0px 0px 0px 0px;"&gt;&lt;div id="game_682641" style="display: inline;"&gt;&lt;/div&gt;&lt;table class="clickable" border="0" cellspacing="0" <text:soft-page-break/>cellpadding="0" width="100%" title="Odds for this match"&gt;&lt;tr align="center"&gt;&lt;td id="cell_id_1_682641_1_1" class="clickable_hover" width="68"&gt;1&amp;nbsp;&amp;ndash;&amp;nbsp;3.00&lt;/td&gt;&lt;td id="cell_id_1_682641_1_2" class="clickable_hover" width="68"&gt;X&amp;nbsp;&amp;ndash;&amp;nbsp;3.20&lt;/td&gt;&lt;td id="cell_id_1_682641_1_3" class="clickable_hover" width="68"&gt;2&amp;nbsp;&amp;ndash;&amp;nbsp;2.50&lt;/td&gt;&lt;td width="40"&gt;&amp;nbsp;&lt;/td&gt;&lt;td id="cell_id_1_682641_2_4" class="clickable_hover" width="115"&gt;Over&amp;nbsp;2.5&amp;nbsp;&amp;ndash;&amp;nbsp;2.10&lt;/td&gt;&lt;td id="cell_id_1_682641_2_5" class="clickable_hover" width="115"&gt;Under&amp;nbsp;2.5&amp;nbsp;&amp;ndash;&amp;nbsp;1.7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6 matches"&gt;&lt;a name="league_66"&gt;&lt;/a&gt;&amp;nbsp;&lt;a href="livescore.php?leagues=66&amp;PHPSESSID=d6192dfc5a2159594ca83b9414fc0d20"&gt;&lt;img src="styles/def/pix/icon_check.gif" align="top" alt="" width="15" height="14" border="0"&gt;&lt;/a&gt;&amp;nbsp;&amp;nbsp;Denmark � 1st Division&lt;/th&gt;&lt;/tr&gt;&lt;tr align="center"&gt;&lt;td style="padding: 0px 0px 0px 0px;" title="19:00"&gt;&lt;span id="blinker_682964" style="color: #D82800;"&gt;61'&lt;/span&gt;&lt;/td&gt;&lt;td align="right" style="background-color: #E4C366;"&gt;&lt;b&gt;FC Fyn&lt;/b&gt;&lt;/td&gt;&lt;td class="score_left"&gt;&lt;a href="javascript:info(682964, '0%3A1', '17341,18658,18856,18976,19252,19411,19526');" onClick="this.blur();"&gt;2:1&lt;/a&gt;&lt;/td&gt;&lt;td align="left"&gt;&lt;b&gt;Frem&lt;/b&gt;&lt;/td&gt;&lt;td style="padding: 0px 0px 0px 0px;" title="Mark the match here and confirm at the bottom of the page to blind it out"&gt;&lt;input type="checkbox" class="checkbox" name="match682964" value="682964"&gt;&lt;/td&gt;&lt;/tr&gt;&lt;tr class="even" align="center"&gt;&lt;td style="padding: 0px 0px 0px 0px;"&gt;&amp;nbsp;&lt;/td&gt;&lt;td colspan="4" style="padding: 0px 0px 0px 0px;"&gt;&lt;div id="game_682964" style="display: inline;"&gt;&lt;/div&gt;&lt;table class="clickable" border="0" cellspacing="0" cellpadding="0" width="100%" title="Odds</text:p>
      <text:p text:style-name="Standard"><text:s/>for this match"&gt;&lt;tr align="center"&gt;&lt;td id="cell_id_1_682964_1_1" class="clickable_hover" width="68"&gt;1&amp;nbsp;&amp;ndash;&amp;nbsp;1.98&lt;/td&gt;&lt;td id="cell_id_1_682964_1_2" class="clickable_hover" width="68"&gt;X&amp;nbsp;&amp;ndash;&amp;nbsp;3.90&lt;/td&gt;&lt;td id="cell_id_1_682964_1_3" class="clickable_hover" width="68"&gt;2&amp;nbsp;&amp;ndash;&amp;nbsp;4.18&lt;/td&gt;&lt;td width="40"&gt;&amp;nbsp;&lt;/td&gt;&lt;td id="cell_id_1_682964_2_4" class="clickable_hover" width="115"&gt;Over&amp;nbsp;2.5&amp;nbsp;&amp;ndash;&amp;nbsp;1.54&lt;/td&gt;&lt;td id="cell_id_1_682964_2_5" class="clickable_hover" width="115"&gt;Under&amp;nbsp;2.5&amp;nbsp;&amp;ndash;&amp;nbsp;2.65&lt;/td&gt;&lt;/tr&gt;&lt;/table&gt;&lt;/td&gt;&lt;/tr&gt;&lt;tr align="center"&gt;&lt;td style="padding: 0px 0px 0px 0px;" title="17:05"&gt;&lt;b&gt;FT&lt;/b&gt;&lt;/td&gt;&lt;td align="right"&gt;&lt;b&gt;Viborg FF&lt;/b&gt;&lt;/td&gt;&lt;td class="score_left"&gt;&lt;a href="javascript:info(682963, '1%3A0', '17340,18657,18855,19230,19410,19525,19657');" onClick="this.blur();"&gt;1:0&lt;/a&gt;&lt;/td&gt;&lt;td align="left"&gt;&lt;b&gt;Lyngby&lt;/b&gt;&lt;/td&gt;&lt;td style="padding: 0px 0px 0px 0px;" title="Mark the match here and confirm at the bottom of the page to blind it out"&gt;&lt;input type="checkbox" class="checkbox" name="match682963" value="682963"&gt;&lt;/td&gt;&lt;/tr&gt;&lt;tr class="even" align="center"&gt;&lt;td style="padding: 0px 0px 0px 0px;"&gt;&amp;nbsp;&lt;/td&gt;&lt;td colspan="4" style="padding: 0px 0px 0px 0px;"&gt;&lt;div id="game_682963" style="display: inline;"&gt;&lt;/div&gt;&lt;table class="clickable" border="0" cellspacing="0" cellpadding="0" width="100%" title="Odds for this match"&gt;&lt;tr align="center"&gt;&lt;td id="cell_id_1_682963_1_1" class="clickable_hover" width="68"&gt;1&amp;nbsp;&amp;ndash;&amp;nbsp;2.19&lt;/td&gt;&lt;td id="cell_id_1_682963_1_2" class="clickable_hover" width="68"&gt;X&amp;nbsp;&amp;ndash;&amp;nbsp;3.76&lt;/td&gt;&lt;td id="cell_id_1_682963_1_3" class="clickable_hover" width="68"&gt;2&amp;nbsp;&amp;ndash;&amp;nbsp;3.70&lt;/td&gt;&lt;td width="40"&gt;&amp;nbsp;&lt;/td&gt;&lt;td id="cell_id_1_682963_2_4" class="clickable_hover" width="115"&gt;Over&amp;nbsp;2.5&amp;nbsp;&amp;ndash;&amp;nbsp;1.75&lt;/td&gt;&lt;td id="cell_id_1_682963_2_5" <text:soft-page-break/>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Kolding FC&lt;/b&gt;&lt;/td&gt;&lt;td class="score_right"&gt;&lt;a href="javascript:info(682961, '0%3A3', '17338,18655,18853,18973,19080,19408,19523');" onClick="this.blur();"&gt;0:5&lt;/a&gt;&lt;/td&gt;&lt;td align="left"&gt;&lt;b&gt;FC Roskilde&lt;/b&gt;&lt;/td&gt;&lt;td style="padding: 0px 0px 0px 0px;" title="Mark the match here and confirm at the bottom of the page to blind it out"&gt;&lt;input type="checkbox" class="checkbox" name="match682961" value="682961"&gt;&lt;/td&gt;&lt;/tr&gt;&lt;tr class="even" align="center"&gt;&lt;td style="padding: 0px 0px 0px 0px;"&gt;&amp;nbsp;&lt;/td&gt;&lt;td colspan="4" style="padding: 0px 0px 0px 0px;"&gt;&lt;div id="game_682961" style="display: inline;"&gt;&lt;/div&gt;&lt;table class="clickable" border="0" cellspacing="0" cellpadding="0" width="100%" title="Odds for this match"&gt;&lt;tr align="center"&gt;&lt;td id="cell_id_1_682961_1_1" class="clickable_hover" width="68"&gt;1&amp;nbsp;&amp;ndash;&amp;nbsp;2.56&lt;/td&gt;&lt;td id="cell_id_1_682961_1_2" class="clickable_hover" width="68"&gt;X&amp;nbsp;&amp;ndash;&amp;nbsp;3.60&lt;/td&gt;&lt;td id="cell_id_1_682961_1_3" class="clickable_hover" width="68"&gt;2&amp;nbsp;&amp;ndash;&amp;nbsp;3.00&lt;/td&gt;&lt;td width="40"&gt;&amp;nbsp;&lt;/td&gt;&lt;td id="cell_id_1_682961_2_4" class="clickable_hover" width="115"&gt;Over&amp;nbsp;2.5&amp;nbsp;&amp;ndash;&amp;nbsp;1.50&lt;/td&gt;&lt;td id="cell_id_1_682961_2_5" class="clickable_hover" width="115"&gt;Under&amp;nbsp;2.5&amp;nbsp;&amp;ndash;&amp;nbsp;2.90&lt;/td&gt;&lt;/tr&gt;&lt;/table&gt;&lt;/td&gt;&lt;/tr&gt;&lt;tr align="center"&gt;&lt;td style="padding: 0px 0px 0px 0px;" title="15:00"&gt;&lt;b&gt;FT&lt;/b&gt;&lt;/td&gt;&lt;td align="right"&gt;&lt;b&gt;Vejle BK&lt;/b&gt;&lt;/td&gt;&lt;td class="score_right"&gt;&lt;a href="javascript:info(682962, '0%3A1', '17339,18656,18854,18974,19081,19409,19524');" onClick="this.blur();"&gt;0:2&lt;/a&gt;&lt;/td&gt;&lt;td align="left"&gt;&lt;b&gt;N�stved&lt;/b&gt;&lt;/td&gt;&lt;td style="padding: 0px 0px 0px 0px;" title="Mark the match here and confirm at the bottom of the page to blind it out"&gt;&lt;input type="checkbox" class="checkbox" name="match682962" value="682962"&gt;&lt;/td&gt;&lt;/tr&gt;&lt;tr class="even" align="center"&gt;&lt;td style="padding: 0px 0px 0px 0px;"&gt;&amp;nbsp;&lt;/td&gt;&lt;td colspan="4" style="padding: 0px 0px 0px 0px;"&gt;&lt;div id="game_682962" style="display: inline;"&gt;&lt;/div&gt;&lt;table class="clickable" border="0" cellspacing="0" cellpadding="0" width="100%" title="Odds for this match"&gt;&lt;tr align="center"&gt;&lt;td id="cell_id_1_682962_1_1" class="clickable_hover" width="68"&gt;1&amp;nbsp;&amp;ndash;&amp;nbsp;1.33&lt;/td&gt;&lt;td id="cell_id_1_682962_1_2" class="clickable_hover" width="68"&gt;X&amp;nbsp;&amp;ndash;&amp;nbsp;6.20&lt;/td&gt;&lt;td id="cell_id_1_682962_1_3" class="clickable_hover" width="68"&gt;2&amp;nbsp;&amp;ndash;&amp;nbsp;10.50&lt;/td&gt;&lt;td width="40"&gt;&amp;nbsp;&lt;/td&gt;&lt;td id="cell_id_1_682962_2_4" class="clickable_hover" width="115"&gt;Over&amp;nbsp;2.5&amp;nbsp;&amp;ndash;&amp;nbsp;1.58&lt;/td&gt;&lt;td id="cell_id_1_682962_2_5" class="clickable_hover" width="115"&gt;Under&amp;nbsp;2.5&amp;nbsp;&amp;ndash;&amp;nbsp;2.80&lt;/td&gt;&lt;/tr&gt;&lt;/table&gt;&lt;/td&gt;&lt;/tr&gt;&lt;tr align="center"&gt;&lt;td style="padding: 0px 0px 0px 0px;" title="13:00"&gt;&lt;b&gt;FT&lt;/b&gt;&lt;/td&gt;&lt;td align="right"&gt;&lt;b&gt;FC Vestsj�lland&lt;/b&gt;&lt;/td&gt;&lt;td class="score_right"&gt;&lt;a href="javascript:info(682950, '1%3A2', '18653,18754,18851,18971,19057,19406,19521');" onClick="this.blur();"&gt;2:4&lt;/a&gt;&lt;/td&gt;&lt;td align="left"&gt;&lt;b&gt;Hvidovre&lt;/b&gt;&lt;/td&gt;&lt;td style="padding: 0px 0px 0px 0px;" title="Mark the match here and confirm at the bottom of the page to blind it out"&gt;&lt;input type="checkbox" class="checkbox" name="match682950" value="682950"&gt;&lt;/td&gt;&lt;/tr&gt;&lt;tr class="even" align="center"&gt;&lt;td style="padding: 0px 0px 0px 0px;"&gt;&amp;nbsp;&lt;/td&gt;&lt;td colspan="4" style="padding: 0px 0px 0px 0px;"&gt;&lt;div id="game_682950" style="display: inline;"&gt;&lt;/div&gt;&lt;table class="clickable" border="0" cellspacing="0" cellpadding="0" width="100%" title="Odds for this match"&gt;&lt;tr align="center"&gt;&lt;td id="cell_id_1_682950_1_1" class="clickable_hover" width="68"&gt;1&amp;nbsp;&amp;ndash;&amp;nbsp;1.71&lt;/td&gt;&lt;td id="cell_id_1_682950_1_2" <text:soft-page-break/>class="clickable_hover" width="68"&gt;X&amp;nbsp;&amp;ndash;&amp;nbsp;4.24&lt;/td&gt;&lt;td id="cell_id_1_682950_1_3" class="clickable_hover" width="68"&gt;2&amp;nbsp;&amp;ndash;&amp;nbsp;5.18&lt;/td&gt;&lt;td width="40"&gt;&amp;nbsp;&lt;/td&gt;&lt;td id="cell_id_1_682950_2_4" class="clickable_hover" width="115"&gt;Over&amp;nbsp;2.5&amp;nbsp;&amp;ndash;&amp;nbsp;1.61&lt;/td&gt;&lt;td id="cell_id_1_682950_2_5" class="clickable_hover" width="115"&gt;Under&amp;nbsp;2.5&amp;nbsp;&amp;ndash;&amp;nbsp;2.50&lt;/td&gt;&lt;/tr&gt;&lt;/table&gt;&lt;/td&gt;&lt;/tr&gt;&lt;tr align="center"&gt;&lt;td style="padding: 0px 0px 0px 0px;" title="13:00"&gt;&lt;b&gt;FT&lt;/b&gt;&lt;/td&gt;&lt;td align="right"&gt;&lt;b&gt;&lt;img src="styles/red-card.gif" alt=""&gt;&amp;nbsp;&amp;nbsp;Skive&lt;/b&gt;&lt;/td&gt;&lt;td class="score_right"&gt;&lt;a href="javascript:info(682957, '2%3A2', '17337,18654,18852,18972,19058,19407,19522');" onClick="this.blur();"&gt;3:4&lt;/a&gt;&lt;/td&gt;&lt;td align="left"&gt;&lt;b&gt;AB&lt;/b&gt;&lt;/td&gt;&lt;td style="padding: 0px 0px 0px 0px;" title="Mark the match here and confirm at the bottom of the page to blind it out"&gt;&lt;input type="checkbox" class="checkbox" name="match682957" value="682957"&gt;&lt;/td&gt;&lt;/tr&gt;&lt;tr class="even" align="center"&gt;&lt;td style="padding: 0px 0px 0px 0px;"&gt;&amp;nbsp;&lt;/td&gt;&lt;td colspan="4" style="padding: 0px 0px 0px 0px;"&gt;&lt;div id="game_682957" style="display: inline;"&gt;&lt;/div&gt;&lt;table class="clickable" border="0" cellspacing="0" cellpadding="0" width="100%" title="Odds for this match"&gt;&lt;tr align="center"&gt;&lt;td id="cell_id_1_682957_1_1" class="clickable_hover" width="68"&gt;1&amp;nbsp;&amp;ndash;&amp;nbsp;5.80&lt;/td&gt;&lt;td id="cell_id_1_682957_1_2" class="clickable_hover" width="68"&gt;X&amp;nbsp;&amp;ndash;&amp;nbsp;4.40&lt;/td&gt;&lt;td id="cell_id_1_682957_1_3" class="clickable_hover" width="68"&gt;2&amp;nbsp;&amp;ndash;&amp;nbsp;1.70&lt;/td&gt;&lt;td width="40"&gt;&amp;nbsp;&lt;/td&gt;&lt;td id="cell_id_1_682957_2_4" class="clickable_hover" width="115"&gt;Over&amp;nbsp;2.5&amp;nbsp;&amp;ndash;&amp;nbsp;1.54&lt;/td&gt;&lt;td id="cell_id_1_682957_2_5" class="clickable_hover" width="115"&gt;Under&amp;nbsp;2.5&amp;nbsp;&amp;ndash;&amp;nbsp;2.6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67&amp;PHPSESSID=d6192dfc5a2159594ca83b9414fc0d20"&gt;&lt;img src="styles/def/pix/icon_check.gif" align="top" alt="" width="15" height="14" border="0"&gt;&lt;/a&gt;&amp;nbsp;&amp;nbsp;Denmark � 2nd Division East&lt;/th&gt;&lt;/tr&gt;&lt;tr align="center"&gt;&lt;td style="padding: 0px 0px 0px 0px;" title="15:00"&gt;&lt;b&gt;FT&lt;/b&gt;&lt;/td&gt;&lt;td align="right"&gt;&lt;b&gt;Lolland FA&lt;/b&gt;&lt;/td&gt;&lt;td class="score_right"&gt;&lt;a href="javascript:info(684492, '0%3A0', '17344,18661,19082');" onClick="this.blur();"&gt;0:2&lt;/a&gt;&lt;/td&gt;&lt;td align="left"&gt;&lt;b&gt;HIK&lt;/b&gt;&lt;/td&gt;&lt;td style="padding: 0px 0px 0px 0px;" title="Mark the match here and confirm at the bottom of the page to blind it out"&gt;&lt;input type="checkbox" class="checkbox" name="match684492" value="684492"&gt;&lt;/td&gt;&lt;/tr&gt;&lt;tr class="even" align="center"&gt;&lt;td style="padding: 0px 0px 0px 0px;"&gt;&amp;nbsp;&lt;/td&gt;&lt;td colspan="4" style="padding: 0px 0px 0px 0px;"&gt;&lt;div id="game_684492" style="display: inline;"&gt;&lt;/div&gt;&lt;table class="clickable" border="0" cellspacing="0" cellpadding="0" width="100%" title="Odds for this match"&gt;&lt;tr align="center"&gt;&lt;td id="cell_id_1_684492_1_1" class="clickable_hover" width="68"&gt;1&amp;nbsp;&amp;ndash;&amp;nbsp;2.10&lt;/td&gt;&lt;td id="cell_id_1_684492_1_2" class="clickable_hover" width="68"&gt;X&amp;nbsp;&amp;ndash;&amp;nbsp;4.00&lt;/td&gt;&lt;td id="cell_id_1_684492_1_3" class="clickable_hover" width="68"&gt;2&amp;nbsp;&amp;ndash;&amp;nbsp;3.25&lt;/td&gt;&lt;td width="40"&gt;&amp;nbsp;&lt;/td&gt;&lt;td id="cell_id_1_684492_2_4" class="clickable_hover" width="115"&gt;Over&amp;nbsp;2.5&amp;nbsp;&amp;ndash;&amp;nbsp;1.55&lt;/td&gt;&lt;td id="cell_id_1_684492_2_5" class="clickable_hover" width="115"&gt;Under&amp;nbsp;2.5&amp;nbsp;&amp;ndash;&amp;nbsp;2.30&lt;/td&gt;&lt;/tr&gt;&lt;/table&gt;&lt;/td&gt;&lt;/tr&gt;&lt;tr align="center"&gt;&lt;td style="padding: 0px 0px 0px 0px;" title="13:00"&gt;&lt;b&gt;FT&lt;/b&gt;&lt;/td&gt;&lt;td align="right"&gt;&lt;b&gt;Avarta&lt;/b&gt;&lt;/td&gt;&lt;td class="score_left"&gt;&lt;a href="javascript:info(684491, <text:soft-page-break/>'1%3A0', '17342,18659,19059');" onClick="this.blur();"&gt;2:1&lt;/a&gt;&lt;/td&gt;&lt;td align="left"&gt;&lt;b&gt;S�ller�d-Vedb�k&lt;/b&gt;&lt;/td&gt;&lt;td style="padding: 0px 0px 0px 0px;" title="Mark the match here and confirm at the bottom of the page to blind it out"&gt;&lt;input type="checkbox" class="checkbox" name="match684491" value="684491"&gt;&lt;/td&gt;&lt;/tr&gt;&lt;tr class="even" align="center"&gt;&lt;td style="padding: 0px 0px 0px 0px;"&gt;&amp;nbsp;&lt;/td&gt;&lt;td colspan="4" style="padding: 0px 0px 0px</text:p>
      <text:p text:style-name="Standard"><text:s/>0px;"&gt;&lt;div id="game_684491" style="display: inline;"&gt;&lt;/div&gt;&lt;table class="clickable" border="0" cellspacing="0" cellpadding="0" width="100%" title="Odds for this match"&gt;&lt;tr align="center"&gt;&lt;td id="cell_id_1_684491_1_1" class="clickable_hover" width="68"&gt;1&amp;nbsp;&amp;ndash;&amp;nbsp;2.85&lt;/td&gt;&lt;td id="cell_id_1_684491_1_2" class="clickable_hover" width="68"&gt;X&amp;nbsp;&amp;ndash;&amp;nbsp;3.85&lt;/td&gt;&lt;td id="cell_id_1_684491_1_3" class="clickable_hover" width="68"&gt;2&amp;nbsp;&amp;ndash;&amp;nbsp;2.43&lt;/td&gt;&lt;td width="40"&gt;&amp;nbsp;&lt;/td&gt;&lt;td id="cell_id_1_684491_2_4" class="clickable_hover" width="115"&gt;Over&amp;nbsp;2.5&amp;nbsp;&amp;ndash;&amp;nbsp;1.55&lt;/td&gt;&lt;td id="cell_id_1_684491_2_5" class="clickable_hover" width="115"&gt;Under&amp;nbsp;2.5&amp;nbsp;&amp;ndash;&amp;nbsp;2.50&lt;/td&gt;&lt;/tr&gt;&lt;/table&gt;&lt;/td&gt;&lt;/tr&gt;&lt;tr align="center"&gt;&lt;td style="padding: 0px 0px 0px 0px;" title="13:00"&gt;&lt;b&gt;FT&lt;/b&gt;&lt;/td&gt;&lt;td align="right"&gt;&lt;b&gt;Br�ndby IF II&lt;/b&gt;&lt;/td&gt;&lt;td class="score_right"&gt;&lt;a href="javascript:info(684659, '0%3A1', '17343,18660,19060');" onClick="this.blur();"&gt;1:2&lt;/a&gt;&lt;/td&gt;&lt;td align="left"&gt;&lt;b&gt;Br�nsh�j BK&lt;/b&gt;&lt;/td&gt;&lt;td style="padding: 0px 0px 0px 0px;" title="Mark the match here and confirm at the bottom of the page to blind it out"&gt;&lt;input type="checkbox" class="checkbox" name="match684659" value="684659"&gt;&lt;/td&gt;&lt;/tr&gt;&lt;tr class="even" align="center"&gt;&lt;td style="padding: 0px 0px 0px 0px;"&gt;&amp;nbsp;&lt;/td&gt;&lt;td colspan="4" style="padding: 0px 0px 0px 0px;"&gt;&lt;div id="game_684659" style="display: inline;"&gt;&lt;/div&gt;&lt;table class="clickable" border="0" cellspacing="0" cellpadding="0" width="100%" title="Odds for this match"&gt;&lt;tr align="center"&gt;&lt;td id="cell_id_1_684659_1_1" class="clickable_hover" width="68"&gt;1&amp;nbsp;&amp;ndash;&amp;nbsp;2.60&lt;/td&gt;&lt;td id="cell_id_1_684659_1_2" class="clickable_hover" width="68"&gt;X&amp;nbsp;&amp;ndash;&amp;nbsp;4.00&lt;/td&gt;&lt;td id="cell_id_1_684659_1_3" class="clickable_hover" width="68"&gt;2&amp;nbsp;&amp;ndash;&amp;nbsp;2.45&lt;/td&gt;&lt;td width="40"&gt;&amp;nbsp;&lt;/td&gt;&lt;td id="cell_id_1_684659_2_4" class="clickable_hover" width="115"&gt;Over&amp;nbsp;2.5&amp;nbsp;&amp;ndash;&amp;nbsp;1.50&lt;/td&gt;&lt;td id="cell_id_1_684659_2_5" class="clickable_hover" width="115"&gt;Under&amp;nbsp;2.5&amp;nbsp;&amp;ndash;&amp;nbsp;2.6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68&amp;PHPSESSID=d6192dfc5a2159594ca83b9414fc0d20"&gt;&lt;img src="styles/def/pix/icon_check.gif" align="top" alt="" width="15" height="14" border="0"&gt;&lt;/a&gt;&amp;nbsp;&amp;nbsp;Denmark � 2nd Division West&lt;/th&gt;&lt;/tr&gt;&lt;tr align="center"&gt;&lt;td style="padding: 0px 0px 0px 0px;" title="19:00"&gt;&lt;span id="blinker_684493" style="color: #D82800;"&gt;60'&lt;/span&gt;&lt;/td&gt;&lt;td align="right"&gt;&lt;b&gt;Hj�rring&lt;/b&gt;&lt;/td&gt;&lt;td class="score_neutral"&gt;&lt;a href="javascript:info(684493, '0%3A0', '17346,18663,19253');" onClick="this.blur();"&gt;0:0&lt;/a&gt;&lt;/td&gt;&lt;td align="left"&gt;&lt;b&gt;Aarhus Fremad&lt;/b&gt;&lt;/td&gt;&lt;td style="padding: 0px 0px 0px 0px;" title="Mark the match here and confirm at the bottom of the page to blind it out"&gt;&lt;input type="checkbox" class="checkbox" name="match684493" value="684493"&gt;&lt;/td&gt;&lt;/tr&gt;&lt;tr class="even" align="center"&gt;&lt;td style="padding: 0px 0px 0px 0px;"&gt;&amp;nbsp;&lt;/td&gt;&lt;td colspan="4" style="padding: 0px 0px 0px 0px;"&gt;&lt;div id="game_684493" style="display: inline;"&gt;&lt;/div&gt;&lt;table class="clickable" border="0" cellspacing="0" cellpadding="0" width="100%" title="Odds for this match"&gt;&lt;tr align="center"&gt;&lt;td <text:soft-page-break/>id="cell_id_1_684493_1_1" class="clickable_hover" width="68"&gt;1&amp;nbsp;&amp;ndash;&amp;nbsp;1.70&lt;/td&gt;&lt;td id="cell_id_1_684493_1_2" class="clickable_hover" width="68"&gt;X&amp;nbsp;&amp;ndash;&amp;nbsp;4.23&lt;/td&gt;&lt;td id="cell_id_1_684493_1_3" class="clickable_hover" width="68"&gt;2&amp;nbsp;&amp;ndash;&amp;nbsp;4.75&lt;/td&gt;&lt;td width="40"&gt;&amp;nbsp;&lt;/td&gt;&lt;td id="cell_id_1_684493_2_4" class="clickable_hover" width="115"&gt;Over&amp;nbsp;2.5&amp;nbsp;&amp;ndash;&amp;nbsp;1.50&lt;/td&gt;&lt;td id="cell_id_1_684493_2_5" 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Holstebro&lt;/b&gt;&lt;/td&gt;&lt;td class="score_right"&gt;&lt;a href="javascript:info(685238, '0%3A0', '17345,18662,19083');" onClick="this.blur();"&gt;1:3&lt;/a&gt;&lt;/td&gt;&lt;td align="left"&gt;&lt;b&gt;Odense BK II&lt;/b&gt;&lt;/td&gt;&lt;td style="padding: 0px 0px 0px 0px;" title="Mark the match here and confirm at the bottom of the page to blind it out"&gt;&lt;input type="checkbox" class="checkbox" name="match685238" value="685238"&gt;&lt;/td&gt;&lt;/tr&gt;&lt;tr class="even" align="center"&gt;&lt;td style="padding: 0px 0px 0px 0px;"&gt;&amp;nbsp;&lt;/td&gt;&lt;td colspan="4" style="padding: 0px 0px 0px 0px;"&gt;&lt;div id="game_685238" style="display: inline;"&gt;&lt;/div&gt;&lt;table class="clickable" border="0" cellspacing="0" cellpadding="0" width="100%" title="Odds for this match"&gt;&lt;tr align="center"&gt;&lt;td id="cell_id_1_685238_1_1" class="clickable_hover" width="68"&gt;1&amp;nbsp;&amp;ndash;&amp;nbsp;3.85&lt;/td&gt;&lt;td id="cell_id_1_685238_1_2" class="clickable_hover" width="68"&gt;X&amp;nbsp;&amp;ndash;&amp;nbsp;4.10&lt;/td&gt;&lt;td id="cell_id_1_685238_1_3" class="clickable_hover" width="68"&gt;2&amp;nbsp;&amp;ndash;&amp;nbsp;1.86&lt;/td&gt;&lt;td width="40"&gt;&amp;nbsp;&lt;/td&gt;&lt;td id="cell_id_1_685238_2_4" class="clickable_hover" width="115"&gt;Over&amp;nbsp;2.5&amp;nbsp;&amp;ndash;&amp;nbsp;1.50&lt;/td&gt;&lt;td id="cell_id_1_685238_2_5" class="clickable_hover" width="115"&gt;Under&amp;nbsp;2.5&amp;nbsp;&amp;ndash;&amp;nbsp;2.7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62&amp;PHPSESSID=d6192dfc5a2159594ca83b9414fc0d20"&gt;&lt;img src="styles/def/pix/icon_check.gif" align="top" alt="" width="15" height="14" border="0"&gt;&lt;/a&gt;&amp;nbsp;&amp;nbsp;Finland � Ykkonen&lt;/th&gt;&lt;/tr&gt;&lt;tr align="center"&gt;&lt;td style="padding: 0px 0px 0px 0px;" title="17:30"&gt;&lt;b&gt;FT&lt;/b&gt;&lt;/td&gt;&lt;td align="right"&gt;&lt;b&gt;Atlantis FC&lt;/b&gt;&lt;/td&gt;&lt;td class="score_left"&gt;&lt;a href="javascript:info(684297, '1%3A0', '17357,18666,18815,18979,19232,19414,19529');" onClick="this.blur();"&gt;3:0&lt;/a&gt;&lt;/td&gt;&lt;td align="left"&gt;&lt;b&gt;Kiisto&lt;/b&gt;&lt;/td&gt;&lt;td style="padding: 0px 0px 0px 0px;" title="Mark the match here and confirm at the bottom of the page to blind it out"&gt;&lt;input type="checkbox" class="checkbox" name="match684297" value="684297"&gt;&lt;/td&gt;&lt;/tr&gt;&lt;tr class="even" align="center"&gt;&lt;td style="padding: 0px 0px 0px 0px;"&gt;&amp;nbsp;&lt;/td&gt;&lt;td colspan="4" style="padding: 0px 0px 0px 0px;"&gt;&lt;div id="game_684297" style="display: inline;"&gt;&lt;/div&gt;&lt;table class="clickable" border="0" cellspacing="0" cellpadding="0" width="100%" title="Odds for this match"&gt;&lt;tr align="center"&gt;&lt;td id="cell_id_1_684297_1_1" class="clickable_hover" width="68"&gt;1&amp;nbsp;&amp;ndash;&amp;nbsp;1.80&lt;/td&gt;&lt;td id="cell_id_1_684297_1_2" class="clickable_hover" width="68"&gt;X&amp;nbsp;&amp;ndash;&amp;nbsp;3.85&lt;/td&gt;&lt;td id="cell_id_1_684297_1_3" class="clickable_hover" width="68"&gt;2&amp;nbsp;&amp;ndash;&amp;nbsp;5.40&lt;/td&gt;&lt;td width="40"&gt;&amp;nbsp;&lt;/td&gt;&lt;td id="cell_id_1_684297_2_4" class="clickable_hover" width="115"&gt;Over&amp;nbsp;2.5&amp;nbsp;&amp;ndash;&amp;nbsp;1.90&lt;/td&gt;&lt;td id="cell_id_1_684297_2_5" class="clickable_hover" width="115"&gt;Under&amp;nbsp;2.5&amp;nbsp;&amp;ndash;&amp;nbsp;2.21&lt;/td&gt;&lt;/tr&gt;&lt;/table&gt;&lt;/td&gt;&lt;/tr&gt;&lt;tr align="center"&gt;&lt;td style="padding: 0px 0px 0px 0px;" title="17:30"&gt;&lt;b&gt;FT&lt;/b&gt;&lt;/td&gt;&lt;td <text:soft-page-break/>align="right"&gt;&lt;b&gt;PK-35&lt;/b&gt;&lt;/td&gt;&lt;td class="score_right"&gt;&lt;a href="javascript:info(682570, '1%3A0', '17358,18667,18814,18980,19233,19415,19530');" onClick="this.blur();"&gt;1:3&lt;/a&gt;&lt;/td&gt;&lt;td align="left"&gt;&lt;b&gt;TP-47&lt;/b&gt;&lt;/td&gt;&lt;td style="padding: 0px 0px 0px 0px;" title="Mark the match here and confirm at the bottom of the page to blind it out"&gt;&lt;input type="checkbox" class="checkbox" name="match682570" value="682570"&gt;&lt;/td&gt;&lt;/tr&gt;&lt;tr class="even" align="center"&gt;&lt;td style="padding: 0px 0px 0px 0px;"&gt;&amp;nbsp;&lt;/td&gt;&lt;td colspan="4" style="padding: 0px 0px 0px 0px;"&gt;&lt;div id="game_682570" style="display: inline;"&gt;&lt;/div&gt;&lt;table class="clickable" border="0" cellspacing="0" cellpadding="0" width="100%" title="Odds for this match"&gt;&lt;tr align="center"&gt;&lt;td id="cell_id_1_682570_1_1" class="clickable_hover" width="68"&gt;1&amp;nbsp;&amp;ndash;&amp;nbsp;1.80&lt;/td&gt;&lt;td id="cell_id_1_682570_1_2" class="clickable_hover" width="68"&gt;X&amp;nbsp;&amp;ndash;&amp;nbsp;3.80&lt;/td&gt;&lt;td id="cell_id_1_682570_1_3" class="clickable_hover" width="68"&gt;2&amp;nbsp;&amp;ndash;&amp;nbsp;5.75&lt;/td&gt;&lt;td width="40"&gt;&amp;nbsp;&lt;/td&gt;&lt;td id="cell_id_1_682570_2_4" class="clickable_hover" width="115"&gt;Over&amp;nbsp;2.5&amp;nbsp;&amp;ndash;&amp;nbsp;2.11&lt;/td&gt;&lt;td id="cell_id_1_682570_2_5" class="clickable_hover" width="115"&gt;Under&amp;nbsp;2.5&amp;nbsp;&amp;ndash;&amp;nbsp;1.88&lt;/td&gt;&lt;/tr&gt;&lt;/table&gt;&lt;/td&gt;&lt;/tr&gt;&lt;tr align="center"&gt;&lt;td style="padding: 0px 0px 0px 0px;" title="15:00"&gt;&lt;b&gt;FT&lt;/b&gt;&lt;/td&gt;&lt;td align="right"&gt;&lt;b&gt;AC Oulu&lt;/b&gt;&lt;/td&gt;&lt;td class="score_left"&gt;&lt;a href="javascript:info(682555, '1%3A0', '17356,18665,18813,18978,19091,19413,19528');" onClick="this.blur();"&gt;4:0&lt;/a&gt;&lt;/td&gt;&lt;td align="left"&gt;&lt;b&gt;Klubi 04&lt;/b&gt;&lt;/td&gt;&lt;td style="padding: 0px 0px 0px 0px;" title="Mark the match here and confirm at the bottom of the page to blind it out"&gt;&lt;input type="checkbox" class="checkbox" name="match682555" value="682555"&gt;&lt;/td&gt;&lt;/tr&gt;&lt;tr class="even" align="center"&gt;&lt;td style="padding: 0px 0px 0px 0px;"&gt;&amp;nbsp;&lt;/td&gt;&lt;td colspan="4" style="padding: 0px 0px 0px 0px;"&gt;&lt;div id="game_682555" style="display: inline;"&gt;&lt;/div&gt;&lt;table class="clickable" border="0" cellspacing="0" cellpadding="0" width="100%" title="Odds for this match"&gt;&lt;tr align="center"&gt;&lt;td id="cell_id_1_682555_1_1" class="clickable_hover" width="68"&gt;1&amp;nbsp;&amp;ndash;&amp;nbsp;1.60&lt;/td&gt;&lt;td id="cell_id_1_682555_1_2" class="clickable_hover" width="68"&gt;X&amp;nbsp;&amp;ndash;&amp;nbsp;4.77&lt;/td&gt;&lt;td id="cell_id_1_682555_1_3" class="clickable_hover" width="68"&gt;2&amp;nbsp;&amp;ndash;&amp;nbsp;8.50&lt;/td&gt;&lt;td width="40"&gt;&amp;nbsp;&lt;/td&gt;&lt;td id="cell_id_1_682555_2_4" class="clickable_hover" width="115"&gt;Over&amp;nbsp;2.5&amp;nbsp;&amp;ndash;&amp;nbsp;1.62&lt;/td&gt;&lt;td id="cell_id_1_682555_2_5" class="clickable_hover" width="115"&gt;Under&amp;nbsp;2.5&amp;nbsp;&amp;ndash;&amp;nbsp;2.50&lt;/td&gt;&lt;/tr&gt;&lt;/table&gt;&lt;/td&gt;&lt;/tr&gt;&lt;tr align="center"&gt;&lt;td style="padding: 0px 0px</text:p>
      <text:p text:style-name="Standard"><text:s/>0px 0px;" title="14:00"&gt;&lt;b&gt;FT&lt;/b&gt;&lt;/td&gt;&lt;td align="right"&gt;&lt;b&gt;PS Kemi&lt;/b&gt;&lt;/td&gt;&lt;td class="score_right"&gt;&lt;a href="javascript:info(682556, '0%3A1', '17355,18664,18812,18977,19066,19412,19527');" onClick="this.blur();"&gt;0:2&lt;/a&gt;&lt;/td&gt;&lt;td align="left"&gt;&lt;b&gt;FC KooTeePee&lt;/b&gt;&lt;/td&gt;&lt;td style="padding: 0px 0px 0px 0px;" title="Mark the match here and confirm at the bottom of the page to blind it out"&gt;&lt;input type="checkbox" class="checkbox" name="match682556" value="682556"&gt;&lt;/td&gt;&lt;/tr&gt;&lt;tr class="even" align="center"&gt;&lt;td style="padding: 0px 0px 0px 0px;"&gt;&amp;nbsp;&lt;/td&gt;&lt;td colspan="4" style="padding: 0px 0px 0px 0px;"&gt;&lt;div id="game_682556" style="display: inline;"&gt;&lt;/div&gt;&lt;table class="clickable" border="0" cellspacing="0" cellpadding="0" width="100%" title="Odds for this match"&gt;&lt;tr align="center"&gt;&lt;td id="cell_id_1_682556_1_1" class="clickable_hover" width="68"&gt;1&amp;nbsp;&amp;ndash;&amp;nbsp;2.20&lt;/td&gt;&lt;td id="cell_id_1_682556_1_2" class="clickable_hover" width="68"&gt;X&amp;nbsp;&amp;ndash;&amp;nbsp;3.57&lt;/td&gt;&lt;td id="cell_id_1_682556_1_3" class="clickable_hover" width="68"&gt;2&amp;nbsp;&amp;ndash;&amp;nbsp;4.00&lt;/td&gt;&lt;td width="40"&gt;&amp;nbsp;&lt;/td&gt;&lt;td <text:soft-page-break/>id="cell_id_1_682556_2_4" class="clickable_hover" width="115"&gt;Over&amp;nbsp;2.5&amp;nbsp;&amp;ndash;&amp;nbsp;1.95&lt;/td&gt;&lt;td id="cell_id_1_682556_2_5" class="clickable_hover" width="115"&gt;Under&amp;nbsp;2.5&amp;nbsp;&amp;ndash;&amp;nbsp;1.9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3220&amp;PHPSESSID=d6192dfc5a2159594ca83b9414fc0d20"&gt;&lt;img src="styles/def/pix/icon_check.gif" align="top" alt="" width="15" height="14" border="0"&gt;&lt;/a&gt;&amp;nbsp;&amp;nbsp;Germany � 3. Liga&lt;/th&gt;&lt;/tr&gt;&lt;tr align="center"&gt;&lt;td style="padding: 0px 0px 0px 0px;" title="14:00"&gt;&lt;b&gt;FT&lt;/b&gt;&lt;/td&gt;&lt;td align="right"&gt;&lt;b&gt;Bayern Munich II&lt;/b&gt;&lt;/td&gt;&lt;td class="score_neutral"&gt;&lt;a href="javascript:info(683957, '0%3A0', '17347,18668,18915,19072,19374,19497');" onClick="this.blur();"&gt;0:0&lt;/a&gt;&lt;/td&gt;&lt;td align="left"&gt;&lt;b&gt;SV Wehen Wiesbaden&lt;/b&gt;&lt;/td&gt;&lt;td style="padding: 0px 0px 0px 0px;" title="Mark the match here and confirm at the bottom of the page to blind it out"&gt;&lt;input type="checkbox" class="checkbox" name="match683957" value="683957"&gt;&lt;/td&gt;&lt;/tr&gt;&lt;tr class="even" align="center"&gt;&lt;td style="padding: 0px 0px 0px 0px;"&gt;&amp;nbsp;&lt;/td&gt;&lt;td colspan="4" style="padding: 0px 0px 0px 0px;"&gt;&lt;div id="game_683957" style="display: inline;"&gt;&lt;/div&gt;&lt;table class="clickable" border="0" cellspacing="0" cellpadding="0" width="100%" title="Odds for this match"&gt;&lt;tr align="center"&gt;&lt;td id="cell_id_1_683957_1_1" class="clickable_hover" width="68"&gt;1&amp;nbsp;&amp;ndash;&amp;nbsp;2.30&lt;/td&gt;&lt;td id="cell_id_1_683957_1_2" class="clickable_hover" width="68"&gt;X&amp;nbsp;&amp;ndash;&amp;nbsp;3.50&lt;/td&gt;&lt;td id="cell_id_1_683957_1_3" class="clickable_hover" width="68"&gt;2&amp;nbsp;&amp;ndash;&amp;nbsp;3.59&lt;/td&gt;&lt;td width="40"&gt;&amp;nbsp;&lt;/td&gt;&lt;td id="cell_id_1_683957_2_4" class="clickable_hover" width="115"&gt;Over&amp;nbsp;2.5&amp;nbsp;&amp;ndash;&amp;nbsp;1.93&lt;/td&gt;&lt;td id="cell_id_1_683957_2_5" class="clickable_hover" width="115"&gt;Under&amp;nbsp;2.5&amp;nbsp;&amp;ndash;&amp;nbsp;2.05&lt;/td&gt;&lt;/tr&gt;&lt;/table&gt;&lt;/td&gt;&lt;/tr&gt;&lt;tr align="center"&gt;&lt;td style="padding: 0px 0px 0px 0px;" title="14:00"&gt;&lt;b&gt;FT&lt;/b&gt;&lt;/td&gt;&lt;td align="right"&gt;&lt;b&gt;Borussia Dortmund II&lt;/b&gt;&lt;/td&gt;&lt;td class="score_left"&gt;&lt;a href="javascript:info(683948, '0%3A0', '17348,18669,18817,18916,19073,19375,19498');" onClick="this.blur();"&gt;1:0&lt;/a&gt;&lt;/td&gt;&lt;td align="left"&gt;&lt;b&gt;Dynamo Dresden&lt;/b&gt;&lt;/td&gt;&lt;td style="padding: 0px 0px 0px 0px;" title="Mark the match here and confirm at the bottom of the page to blind it out"&gt;&lt;input type="checkbox" class="checkbox" name="match683948" value="683948"&gt;&lt;/td&gt;&lt;/tr&gt;&lt;tr class="even" align="center"&gt;&lt;td style="padding: 0px 0px 0px 0px;"&gt;&amp;nbsp;&lt;/td&gt;&lt;td colspan="4" style="padding: 0px 0px 0px 0px;"&gt;&lt;div id="game_683948" style="display: inline;"&gt;&lt;/div&gt;&lt;table class="clickable" border="0" cellspacing="0" cellpadding="0" width="100%" title="Odds for this match"&gt;&lt;tr align="center"&gt;&lt;td id="cell_id_1_683948_1_1" class="clickable_hover" width="68"&gt;1&amp;nbsp;&amp;ndash;&amp;nbsp;2.40&lt;/td&gt;&lt;td id="cell_id_1_683948_1_2" class="clickable_hover" width="68"&gt;X&amp;nbsp;&amp;ndash;&amp;nbsp;3.42&lt;/td&gt;&lt;td id="cell_id_1_683948_1_3" class="clickable_hover" width="68"&gt;2&amp;nbsp;&amp;ndash;&amp;nbsp;3.49&lt;/td&gt;&lt;td width="40"&gt;&amp;nbsp;&lt;/td&gt;&lt;td id="cell_id_1_683948_2_4" class="clickable_hover" width="115"&gt;Over&amp;nbsp;2.5&amp;nbsp;&amp;ndash;&amp;nbsp;2.20&lt;/td&gt;&lt;td id="cell_id_1_683948_2_5" class="clickable_hover" width="115"&gt;Under&amp;nbsp;2.5&amp;nbsp;&amp;ndash;&amp;nbsp;1.8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0&amp;PHPSESSID=d6192dfc5a2159594ca83b9414fc0d20"&gt;&lt;img src="styles/def/pix/icon_check.gif" align="top" alt="" width="15" height="14" <text:soft-page-break/>border="0"&gt;&lt;/a&gt;&amp;nbsp;&amp;nbsp;Germany � Regional league south&lt;/th&gt;&lt;/tr&gt;&lt;tr align="center"&gt;&lt;td style="padding: 0px 0px 0px 0px;" title="14:00"&gt;&lt;b&gt;FT&lt;/b&gt;&lt;/td&gt;&lt;td align="right"&gt;&lt;b&gt;Hessen Kassel&lt;/b&gt;&lt;/td&gt;&lt;td class="score_left"&gt;&lt;a href="javascript:info(684167, '3%3A1', '17353,18825,19075,19380,19503');" onClick="this.blur();"&gt;5:2&lt;/a&gt;&lt;/td&gt;&lt;td align="left"&gt;&lt;b&gt;SC Pfullendorf&amp;nbsp;&amp;nbsp;&lt;img src="styles/red-card.gif" alt=""&gt;&lt;/b&gt;&lt;/td&gt;&lt;td style="padding: 0px 0px 0px 0px;" title="Mark the match here and confirm at the bottom of the page to blind it out"&gt;&lt;input type="checkbox" class="checkbox" name="match684167" value="684167"&gt;&lt;/td&gt;&lt;/tr&gt;&lt;tr class="even" align="center"&gt;&lt;td style="padding: 0px 0px 0px 0px;"&gt;&amp;nbsp;&lt;/td&gt;&lt;td colspan="4" style="padding: 0px 0px 0px 0px;"&gt;&lt;div id="game_684167" style="display: inline;"&gt;&lt;/div&gt;&lt;table class="clickable" border="0" cellspacing="0" cellpadding="0" width="100%" title="Odds for this match"&gt;&lt;tr align="center"&gt;&lt;td id="cell_id_1_684167_1_1" class="clickable_hover" width="68"&gt;1&amp;nbsp;&amp;ndash;&amp;nbsp;1.75&lt;/td&gt;&lt;td id="cell_id_1_684167_1_2" class="clickable_hover" width="68"&gt;X&amp;nbsp;&amp;ndash;&amp;nbsp;3.65&lt;/td&gt;&lt;td id="cell_id_1_684167_1_3" class="clickable_hover" width="68"&gt;2&amp;nbsp;&amp;ndash;&amp;nbsp;6.00&lt;/td&gt;&lt;td width="40"&gt;&amp;nbsp;&lt;/td&gt;&lt;td id="cell_id_1_684167_2_4" class="clickable_hover" width="115"&gt;Over&amp;nbsp;2.5&amp;nbsp;&amp;ndash;&amp;nbsp;1.75&lt;/td&gt;&lt;td id="cell_id_1_684167_2_5" class="clickable_hover" width="115"&gt;Under&amp;nbsp;2.5&amp;nbsp;&amp;ndash;&amp;nbsp;2.1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242&amp;PHPSESSID=d6192dfc5a2159594ca83b9414fc0d20"&gt;&lt;img src="styles/def/pix/icon_check.gif" align="top" alt="" width="15" height="14" border="0"&gt;&lt;/a&gt;&amp;nbsp;&amp;nbsp;Germany � Regional League West&lt;/th&gt;&lt;/tr&gt;&lt;tr align="center"&gt;&lt;td style="padding: 0px 0px 0px 0px;" title="14:00"&gt;&lt;b&gt;FT&lt;/b&gt;&lt;/td&gt;&lt;td align="right"&gt;&lt;b&gt;Bonner SC&lt;/b&gt;&lt;/td&gt;&lt;td class="score_neutral"&gt;&lt;a href="javascript:info(684663, '0%3A0', '17354,18824,19076,19381,19504');" onClick="this.blur();"&gt;1:1&lt;/a&gt;&lt;/td&gt;&lt;td align="left"&gt;&lt;b&gt;Rot-Wei� Essen&lt;/b&gt;&lt;/td&gt;&lt;td style="padding: 0px 0px 0px 0px;" title="Mark the match here and confirm at the bottom of the page to blind it out"&gt;&lt;input type="checkbox" class="checkbox" name="match684663" value="684663"&gt;&lt;/td&gt;&lt;/tr&gt;&lt;tr class="even" align="center"&gt;&lt;td style="padding: 0px 0px 0px 0px;"&gt;&amp;nbsp;&lt;/td&gt;&lt;td colspan="4" style="padding: 0px 0px 0px 0px;"&gt;&lt;div id="game_684663" style="display: inline;"&gt;&lt;/div&gt;&lt;table class="clickable" border="0" cellspacing="0" cellpadding="0" width="100%" title="Odds for this match"&gt;&lt;tr align="center"&gt;&lt;td id="cell_id_1_684663_1_1" class="clickable_hover" width="68"&gt;1&amp;nbsp;&amp;ndash;&amp;nbsp;4.35&lt;/td&gt;&lt;td id="cell_id_1_684663_1_2" class="clickable_hover" width="68"&gt;X&amp;nbsp;&amp;ndash;&amp;nbsp;3.60&lt;/td&gt;&lt;td id="cell_id_1_684663_1_3" class="clickable_hover" width="68"&gt;2&amp;nbsp;&amp;ndash;&amp;nbsp;2.00&lt;/td&gt;&lt;td width="40"&gt;&amp;nbsp;&lt;/td&gt;&lt;td id="cell_id_1_684663_2_4" class="clickable_hover" width="115"&gt;Over&amp;nbsp;2.5&amp;nbsp;&amp;ndash;&amp;nbsp;1.80&lt;/td&gt;&lt;td id="cell_id_1_684663_2_5" class="clickable_hover" width="115"&gt;Under&amp;nbsp;2.5&amp;nbsp;&amp;ndash;&amp;nbsp;2.0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9&amp;PHPSESSID=d6192dfc5a2159594ca83b9414fc0d20"&gt;&lt;img src="styles/def/pix/icon_check.gif" align="top" alt="" width="15" height="14" border="0"&gt;&lt;/a&gt;&amp;nbsp;&amp;nbsp;Germany � Regionalliga North&lt;/th&gt;&lt;/tr&gt;&lt;tr align="center"&gt;&lt;td style="padding: 0px 0px 0px 0px;" title="14:00"&gt;&lt;b&gt;FT&lt;/b&gt;&lt;/td&gt;&lt;td align="right"&gt;&lt;b&gt;Hertha BSC Berlin II&lt;/b&gt;&lt;/td&gt;&lt;td class="score_left"&gt;&lt;a href="javascript:info(684155, '1%3A0', <text:soft-page-break/>'17352,18823,19074,19379,19502');" onClick="this.blur();"&gt;1:0&lt;/a&gt;&lt;/td&gt;&lt;td align="left"&gt;&lt;b&gt;VfB L�beck&amp;nbsp;&amp;nbsp;&lt;img src="styles/red-card.gif" alt=""&gt;&lt;/b&gt;&lt;/td&gt;&lt;td style="padding: 0px 0px 0px 0px;" title="Mark the match here and confirm at the bottom of the page to blind it out"&gt;&lt;input type="checkbox" class="checkbox" name="match684155" value="684155"&gt;&lt;/td&gt;&lt;/tr&gt;&lt;tr class="even" align="center"&gt;&lt;td style="padding: 0px 0px 0px 0px;"&gt;&amp;nbsp;&lt;/td&gt;&lt;td colspan="4" style="padding: 0px 0px 0px 0px;"&gt;&lt;div id="game_684155" style="display: inline;"&gt;&lt;/div&gt;&lt;table class="clickable" border="0" cellspacing="0" cellpadding="0" width="100%" title="Odds for this match"&gt;&lt;tr align="center"&gt;&lt;td id="cell_id_1_684155_1_1" class="clickable_hover" width="68"&gt;1&amp;nbsp;&amp;ndash;&amp;nbsp;2.80&lt;/td&gt;&lt;td id="cell_id_1_684155_1_2" class="clickable_hover" width="68"&gt;X&amp;nbsp;&amp;ndash;&amp;nbsp;3.40&lt;/td&gt;&lt;td id="cell_id_1_684155_1_3" class="clickable_hover" width="68"&gt;2&amp;nbsp;&amp;ndash;&amp;nbsp;3.20&lt;/td&gt;&lt;td width="40"&gt;&amp;nbsp;&lt;/td&gt;&lt;td</text:p>
      <text:p text:style-name="Standard"><text:s/>id="cell_id_1_684155_2_4" class="clickable_hover" width="115"&gt;Over&amp;nbsp;2.5&amp;nbsp;&amp;ndash;&amp;nbsp;1.98&lt;/td&gt;&lt;td id="cell_id_1_684155_2_5" class="clickable_hover" width="115"&gt;Under&amp;nbsp;2.5&amp;nbsp;&amp;ndash;&amp;nbsp;1.91&lt;/td&gt;&lt;/tr&gt;&lt;/table&gt;&lt;/td&gt;&lt;/tr&gt;&lt;tr align="center"&gt;&lt;td style="padding: 0px 0px 0px 0px;" title="13:30"&gt;&lt;b&gt;FT&lt;/b&gt;&lt;/td&gt;&lt;td align="right"&gt;&lt;b&gt;1. FC Magdeburg&lt;/b&gt;&lt;/td&gt;&lt;td class="score_left"&gt;&lt;a href="javascript:info(684153, '2%3A1', '17350,18820,19061,19377,19500');" onClick="this.blur();"&gt;5:2&lt;/a&gt;&lt;/td&gt;&lt;td align="left"&gt;&lt;b&gt;SV Wilhelmshaven&lt;/b&gt;&lt;/td&gt;&lt;td style="padding: 0px 0px 0px 0px;" title="Mark the match here and confirm at the bottom of the page to blind it out"&gt;&lt;input type="checkbox" class="checkbox" name="match684153" value="684153"&gt;&lt;/td&gt;&lt;/tr&gt;&lt;tr class="even" align="center"&gt;&lt;td style="padding: 0px 0px 0px 0px;"&gt;&amp;nbsp;&lt;/td&gt;&lt;td colspan="4" style="padding: 0px 0px 0px 0px;"&gt;&lt;div id="game_684153" style="display: inline;"&gt;&lt;/div&gt;&lt;table class="clickable" border="0" cellspacing="0" cellpadding="0" width="100%" title="Odds for this match"&gt;&lt;tr align="center"&gt;&lt;td id="cell_id_1_684153_1_1" class="clickable_hover" width="68"&gt;1&amp;nbsp;&amp;ndash;&amp;nbsp;1.47&lt;/td&gt;&lt;td id="cell_id_1_684153_1_2" class="clickable_hover" width="68"&gt;X&amp;nbsp;&amp;ndash;&amp;nbsp;4.33&lt;/td&gt;&lt;td id="cell_id_1_684153_1_3" class="clickable_hover" width="68"&gt;2&amp;nbsp;&amp;ndash;&amp;nbsp;7.55&lt;/td&gt;&lt;td width="40"&gt;&amp;nbsp;&lt;/td&gt;&lt;td id="cell_id_1_684153_2_4" class="clickable_hover" width="115"&gt;Over&amp;nbsp;2.5&amp;nbsp;&amp;ndash;&amp;nbsp;1.73&lt;/td&gt;&lt;td id="cell_id_1_684153_2_5" class="clickable_hover" width="115"&gt;Under&amp;nbsp;2.5&amp;nbsp;&amp;ndash;&amp;nbsp;2.10&lt;/td&gt;&lt;/tr&gt;&lt;/table&gt;&lt;/td&gt;&lt;/tr&gt;&lt;tr align="center"&gt;&lt;td style="padding: 0px 0px 0px 0px;" title="13:30"&gt;&lt;b&gt;FT&lt;/b&gt;&lt;/td&gt;&lt;td align="right"&gt;&lt;b&gt;Hamburger SV II&lt;/b&gt;&lt;/td&gt;&lt;td class="score_neutral"&gt;&lt;a href="javascript:info(684154, '0%3A0', '17349,18821,19062,19376,19499');" onClick="this.blur();"&gt;1:1&lt;/a&gt;&lt;/td&gt;&lt;td align="left"&gt;&lt;b&gt;VFC Plauen&lt;/b&gt;&lt;/td&gt;&lt;td style="padding: 0px 0px 0px 0px;" title="Mark the match here and confirm at the bottom of the page to blind it out"&gt;&lt;input type="checkbox" class="checkbox" name="match684154" value="684154"&gt;&lt;/td&gt;&lt;/tr&gt;&lt;tr class="even" align="center"&gt;&lt;td style="padding: 0px 0px 0px 0px;"&gt;&amp;nbsp;&lt;/td&gt;&lt;td colspan="4" style="padding: 0px 0px 0px 0px;"&gt;&lt;div id="game_684154" style="display: inline;"&gt;&lt;/div&gt;&lt;table class="clickable" border="0" cellspacing="0" cellpadding="0" width="100%" title="Odds for this match"&gt;&lt;tr align="center"&gt;&lt;td id="cell_id_1_684154_1_1" class="clickable_hover" width="68"&gt;1&amp;nbsp;&amp;ndash;&amp;nbsp;1.70&lt;/td&gt;&lt;td id="cell_id_1_684154_1_2" class="clickable_hover" width="68"&gt;X&amp;nbsp;&amp;ndash;&amp;nbsp;3.75&lt;/td&gt;&lt;td id="cell_id_1_684154_1_3" class="clickable_hover" width="68"&gt;2&amp;nbsp;&amp;ndash;&amp;nbsp;5.75&lt;/td&gt;&lt;td width="40"&gt;&amp;nbsp;&lt;/td&gt;&lt;td id="cell_id_1_684154_2_4" class="clickable_hover" <text:soft-page-break/>width="115"&gt;Over&amp;nbsp;2.5&amp;nbsp;&amp;ndash;&amp;nbsp;1.85&lt;/td&gt;&lt;td id="cell_id_1_684154_2_5" class="clickable_hover" width="115"&gt;Under&amp;nbsp;2.5&amp;nbsp;&amp;ndash;&amp;nbsp;2.02&lt;/td&gt;&lt;/tr&gt;&lt;/table&gt;&lt;/td&gt;&lt;/tr&gt;&lt;tr align="center"&gt;&lt;td style="padding: 0px 0px 0px 0px;" title="13:30"&gt;&lt;b&gt;FT&lt;/b&gt;&lt;/td&gt;&lt;td align="right"&gt;&lt;b&gt;ZFC Meuselwitz&lt;/b&gt;&lt;/td&gt;&lt;td class="score_right"&gt;&lt;a href="javascript:info(684145, '0%3A3', '17351,18822,19063,19378,19501');" onClick="this.blur();"&gt;0:3&lt;/a&gt;&lt;/td&gt;&lt;td align="left"&gt;&lt;b&gt;SV Babelsberg 03&lt;/b&gt;&lt;/td&gt;&lt;td style="padding: 0px 0px 0px 0px;" title="Mark the match here and confirm at the bottom of the page to blind it out"&gt;&lt;input type="checkbox" class="checkbox" name="match684145" value="684145"&gt;&lt;/td&gt;&lt;/tr&gt;&lt;tr class="even" align="center"&gt;&lt;td style="padding: 0px 0px 0px 0px;"&gt;&amp;nbsp;&lt;/td&gt;&lt;td colspan="4" style="padding: 0px 0px 0px 0px;"&gt;&lt;div id="game_684145" style="display: inline;"&gt;&lt;/div&gt;&lt;table class="clickable" border="0" cellspacing="0" cellpadding="0" width="100%" title="Odds for this match"&gt;&lt;tr align="center"&gt;&lt;td id="cell_id_1_684145_1_1" class="clickable_hover" width="68"&gt;1&amp;nbsp;&amp;ndash;&amp;nbsp;3.10&lt;/td&gt;&lt;td id="cell_id_1_684145_1_2" class="clickable_hover" width="68"&gt;X&amp;nbsp;&amp;ndash;&amp;nbsp;3.40&lt;/td&gt;&lt;td id="cell_id_1_684145_1_3" class="clickable_hover" width="68"&gt;2&amp;nbsp;&amp;ndash;&amp;nbsp;2.36&lt;/td&gt;&lt;td width="40"&gt;&amp;nbsp;&lt;/td&gt;&lt;td id="cell_id_1_684145_2_4" class="clickable_hover" width="115"&gt;Over&amp;nbsp;2.5&amp;nbsp;&amp;ndash;&amp;nbsp;2.11&lt;/td&gt;&lt;td id="cell_id_1_684145_2_5" 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991&amp;PHPSESSID=d6192dfc5a2159594ca83b9414fc0d20"&gt;&lt;img src="styles/def/pix/icon_check.gif" align="top" alt="" width="15" height="14" border="0"&gt;&lt;/a&gt;&amp;nbsp;&amp;nbsp;Guatemala � Liga Nacional&lt;/th&gt;&lt;/tr&gt;&lt;tr align="center"&gt;&lt;td style="padding: 0px 0px 0px 0px;" title="19:00"&gt;&lt;span id="blinker_683953" style="color: #D82800;"&gt;61'&lt;/span&gt;&lt;/td&gt;&lt;td align="right"&gt;&lt;b&gt;Municipal&lt;/b&gt;&lt;/td&gt;&lt;td class="score_left"&gt;&lt;a href="javascript:info(683953, '3%3A0', '18671,19256,19417,19571');" onClick="this.blur();"&gt;3:0&lt;/a&gt;&lt;/td&gt;&lt;td align="left"&gt;&lt;b&gt;Marquense&lt;/b&gt;&lt;/td&gt;&lt;td style="padding: 0px 0px 0px 0px;" title="Mark the match here and confirm at the bottom of the page to blind it out"&gt;&lt;input type="checkbox" class="checkbox" name="match683953" value="683953"&gt;&lt;/td&gt;&lt;/tr&gt;&lt;tr class="even" align="center"&gt;&lt;td style="padding: 0px 0px 0px 0px;"&gt;&amp;nbsp;&lt;/td&gt;&lt;td colspan="4" style="padding: 0px 0px 0px 0px;"&gt;&lt;div id="game_683953" style="display: inline;"&gt;&lt;/div&gt;&lt;table class="clickable" border="0" cellspacing="0" cellpadding="0" width="100%" title="Odds for this match"&gt;&lt;tr align="center"&gt;&lt;td id="cell_id_1_683953_1_1" class="clickable_hover" width="68"&gt;1&amp;nbsp;&amp;ndash;&amp;nbsp;1.70&lt;/td&gt;&lt;td id="cell_id_1_683953_1_2" class="clickable_hover" width="68"&gt;X&amp;nbsp;&amp;ndash;&amp;nbsp;3.50&lt;/td&gt;&lt;td id="cell_id_1_683953_1_3" class="clickable_hover" width="68"&gt;2&amp;nbsp;&amp;ndash;&amp;nbsp;5.00&lt;/td&gt;&lt;td width="40"&gt;&amp;nbsp;&lt;/td&gt;&lt;td id="cell_id_1_683953_2_4" class="clickable_hover" width="115"&gt;Over&amp;nbsp;2.5&amp;nbsp;&amp;ndash;&amp;nbsp;1.75&lt;/td&gt;&lt;td id="cell_id_1_683953_2_5" class="clickable_hover" width="115"&gt;Under&amp;nbsp;2.5&amp;nbsp;&amp;ndash;&amp;nbsp;1.95&lt;/td&gt;&lt;/tr&gt;&lt;/table&gt;&lt;/td&gt;&lt;/tr&gt;&lt;tr align="center"&gt;&lt;td style="padding: 0px 0px 0px 0px;" title="19:00"&gt;&lt;span id="blinker_683954" style="color: #D82800;"&gt;61'&lt;/span&gt;&lt;/td&gt;&lt;td align="right"&gt;&lt;b&gt;Suchitepequez&lt;/b&gt;&lt;/td&gt;&lt;td class="score_neutral"&gt;&lt;a href="javascript:info(683954, '0%3A0', '18670,19255,19418,19572');" onClick="this.blur();"&gt;0:0&lt;/a&gt;&lt;/td&gt;&lt;td align="left"&gt;&lt;b&gt;Zacapa&lt;/b&gt;&lt;/td&gt;&lt;td style="padding: 0px 0px 0px 0px;" title="Mark the match here and confirm at the bottom of the page to blind it out"&gt;&lt;input type="checkbox" class="checkbox" name="match683954" <text:soft-page-break/>value="683954"&gt;&lt;/td&gt;&lt;/tr&gt;&lt;tr class="even" align="center"&gt;&lt;td style="padding: 0px 0px 0px 0px;"&gt;&amp;nbsp;&lt;/td&gt;&lt;td colspan="4" style="padding: 0px 0px 0px 0px;"&gt;&lt;div id="game_683954" style="display: inline;"&gt;&lt;/div&gt;&lt;table class="clickable" border="0" cellspacing="0" cellpadding="0" width="100%" title="Odds for this match"&gt;&lt;tr align="center"&gt;&lt;td id="cell_id_1_683954_1_1" class="clickable_hover" width="68"&gt;1&amp;nbsp;&amp;ndash;&amp;nbsp;1.50&lt;/td&gt;&lt;td id="cell_id_1_683954_1_2" class="clickable_hover" width="68"&gt;X&amp;nbsp;&amp;ndash;&amp;nbsp;3.75&lt;/td&gt;&lt;td id="cell_id_1_683954_1_3" class="clickable_hover" width="68"&gt;2&amp;nbsp;&amp;ndash;&amp;nbsp;7.00&lt;/td&gt;&lt;td width="40"&gt;&amp;nbsp;&lt;/td&gt;&lt;td id="cell_id_1_683954_2_4" class="clickable_hover" width="115"&gt;Over&amp;nbsp;2.5&amp;nbsp;&amp;ndash;&amp;nbsp;1.70&lt;/td&gt;&lt;td id="cell_id_1_683954_2_5" class="clickable_hover" width="115"&gt;Under&amp;nbsp;2.5&amp;nbsp;&amp;ndash;&amp;nbsp;2.15&lt;/td&gt;&lt;/tr&gt;&lt;/table&gt;&lt;/td&gt;&lt;/tr&gt;&lt;tr align="center"&gt;&lt;td style="padding: 0px 0px 0px 0px;" title="20:00"&gt;&lt;span id="blinker_683956" style="color: #D82800;"&gt;16'&lt;/span&gt;&lt;/td&gt;&lt;td align="right"&gt;&lt;b&gt;Heredia&lt;/b&gt;&lt;/td&gt;&lt;td class="score_neutral"&gt;&lt;a href="javascript:info(683956, '', '18674,19273,19419,19573');" onClick="this.blur();"&gt;0:0&lt;/a&gt;&lt;/td&gt;&lt;td align="left"&gt;&lt;b&gt;Penarol LM&lt;/b&gt;&lt;/td&gt;&lt;td style="padding: 0px 0px 0px 0px;" title="Mark the match here and confirm at the bottom of the page to blind it out"&gt;&lt;input type="checkbox" class="checkbox" name="match683956" value="683956"&gt;&lt;/td&gt;&lt;/tr&gt;&lt;tr class="even" align="center"&gt;&lt;td style="padding: 0px 0px 0px 0px;"&gt;&amp;nbsp;&lt;/td&gt;&lt;td colspan="4" style="padding: 0px 0px 0px 0px;"&gt;&lt;div id="game_683956" style="display: inline;"&gt;&lt;/div&gt;&lt;table class="clickable" border="0" cellspacing="0" cellpadding="0" width="100%" title="Odds for this match"&gt;&lt;tr align="center"&gt;&lt;td id="cell_id_1_683956_1_1" class="clickable_hover" width="68"&gt;1&amp;nbsp;&amp;ndash;&amp;nbsp;1.80&lt;/td&gt;&lt;td id="cell_id_1_683956_1_2" class="clickable_hover" width="68"&gt;X&amp;nbsp;&amp;ndash;&amp;nbsp;3.50&lt;/td&gt;&lt;td id="cell_id_1_683956_1_3" class="clickable_hover" width="68"&gt;2&amp;nbsp;&amp;ndash;&amp;nbsp;4.33&lt;/td&gt;&lt;td width="40"&gt;&amp;nbsp;&lt;/td&gt;&lt;td id="cell_id_1_683956_2_4" class="clickable_hover" width="115"&gt;Over&amp;nbsp;2.5&amp;nbsp;&amp;ndash;&amp;nbsp;1.95&lt;/td&gt;&lt;td id="cell_id_1_683956_2_5" class="clickable_hover" width="115"&gt;Under&amp;nbsp;2.5&amp;nbsp;&amp;ndash;&amp;nbsp;1.90&lt;/td&gt;&lt;/tr&gt;&lt;/table&gt;&lt;/td&gt;&lt;/tr&gt;&lt;tr align="center"&gt;&lt;td style="padding: 0px 0px 0px 0px;" title="20:00"&gt;&lt;span id="blinker_683971" style="color: #D82800;"&gt;16'&lt;/span&gt;&lt;/td&gt;&lt;td align="right"&gt;&lt;b&gt;Xelaju MC&lt;/b&gt;&lt;/td&gt;&lt;td class="score_neutral"&gt;&lt;a href="javascript:info(683971, '', '18673,19272,19420,19574');" onClick="this.blur();"&gt;0:0&lt;/a&gt;&lt;/td&gt;&lt;td align="left"&gt;&lt;b&gt;J. Retalteca&lt;/b&gt;&lt;/td&gt;&lt;td style="padding: 0px 0px 0px 0px;" title="Mark the match here and confirm at the bottom of the page to blind it out"&gt;&lt;input type="checkbox" class="checkbox" name="match683971" value="683971"&gt;&lt;/td&gt;&lt;/tr&gt;&lt;tr class="even" align="center"&gt;&lt;td style="padding: 0px 0px 0px 0px;"&gt;&amp;nbsp;&lt;/td&gt;&lt;td colspan="4" style="padding: 0px 0px 0px 0px;"&gt;&lt;div id="game_683971" style="display: inline;"&gt;&lt;/div&gt;&lt;table class="clickable" border="0" cellspacing="0" cellpadding="0" width="100%" title="Odds for this match"&gt;&lt;tr align="center"&gt;&lt;td id="cell_id_1_683971_1_1"</text:p>
      <text:p text:style-name="Standard"><text:s/>class="clickable_hover" width="68"&gt;1&amp;nbsp;&amp;ndash;&amp;nbsp;1.91&lt;/td&gt;&lt;td id="cell_id_1_683971_1_2" class="clickable_hover" width="68"&gt;X&amp;nbsp;&amp;ndash;&amp;nbsp;3.40&lt;/td&gt;&lt;td id="cell_id_1_683971_1_3" class="clickable_hover" width="68"&gt;2&amp;nbsp;&amp;ndash;&amp;nbsp;4.00&lt;/td&gt;&lt;td width="40"&gt;&amp;nbsp;&lt;/td&gt;&lt;td id="cell_id_1_683971_2_4" class="clickable_hover" width="115"&gt;Over&amp;nbsp;2.5&amp;nbsp;&amp;ndash;&amp;nbsp;1.75&lt;/td&gt;&lt;td id="cell_id_1_683971_2_5" class="clickable_hover" width="115"&gt;Under&amp;nbsp;2.5&amp;nbsp;&amp;ndash;&amp;nbsp;1.95&lt;/td&gt;&lt;/tr&gt;&lt;/table&gt;&lt;/td&gt;&lt;/tr&gt;&lt;tr&gt;&lt;td&gt;&lt;img src="styles/def/pix/spacer.gif" alt="" width="39" height="5" border="0"&gt;&lt;/td&gt;&lt;td <text:soft-page-break/>colspan="4"&gt;&lt;img src="styles/def/pix/spacer.gif" alt="" width="5" height="5" border="0"&gt;&lt;/td&gt;&lt;/tr&gt;&lt;tr&gt;&lt;th colspan="5" title="8 matches"&gt;&amp;nbsp;&lt;a href="livescore.php?leagues=240&amp;PHPSESSID=d6192dfc5a2159594ca83b9414fc0d20"&gt;&lt;img src="styles/def/pix/icon_check.gif" align="top" alt="" width="15" height="14" border="0"&gt;&lt;/a&gt;&amp;nbsp;&amp;nbsp;Italy � Serie B&lt;/th&gt;&lt;/tr&gt;&lt;tr align="center"&gt;&lt;td style="padding: 0px 0px 0px 0px;"&gt;20:45&lt;/td&gt;&lt;td align="right"&gt;&lt;b&gt;Brescia&lt;/b&gt;&lt;/td&gt;&lt;td&gt;&amp;nbsp;&lt;/td&gt;&lt;td align="left"&gt;&lt;b&gt;Torino&lt;/b&gt;&lt;/td&gt;&lt;td style="padding: 0px 0px 0px 0px;" title="Mark the match here and confirm at the bottom of the page to blind it out"&gt;&lt;input type="checkbox" class="checkbox" name="match682743" value="682743"&gt;&lt;/td&gt;&lt;/tr&gt;&lt;tr class="even" align="center"&gt;&lt;td style="padding: 0px 0px 0px 0px;"&gt;&amp;nbsp;&lt;/td&gt;&lt;td colspan="4" style="padding: 0px 0px 0px 0px;"&gt;&lt;div id="game_682743" style="display: inline;"&gt;&lt;/div&gt;&lt;table class="clickable" border="0" cellspacing="0" cellpadding="0" width="100%" title="Odds for this match"&gt;&lt;tr align="center"&gt;&lt;td id="cell_id_0_682743_1_1" class="clickable_hover" width="68"&gt;1&amp;nbsp;&amp;ndash;&amp;nbsp;3.51&lt;/td&gt;&lt;td id="cell_id_0_682743_1_2" class="clickable_hover" width="68"&gt;X&amp;nbsp;&amp;ndash;&amp;nbsp;2.94&lt;/td&gt;&lt;td id="cell_id_0_682743_1_3" class="clickable_hover" width="68"&gt;2&amp;nbsp;&amp;ndash;&amp;nbsp;2.60&lt;/td&gt;&lt;td width="40"&gt;&amp;nbsp;&lt;/td&gt;&lt;td id="cell_id_0_682743_2_4" class="clickable_hover" width="115"&gt;Over&amp;nbsp;2.5&amp;nbsp;&amp;ndash;&amp;nbsp;2.46&lt;/td&gt;&lt;td id="cell_id_0_682743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Albinoleffe&lt;/b&gt;&lt;/td&gt;&lt;td class="score_right"&gt;&lt;a href="javascript:info(682760, '1%3A3', '17360,18628,18800,18923,19096,19347,19468');" onClick="this.blur();"&gt;1:3&lt;/a&gt;&lt;/td&gt;&lt;td align="left"&gt;&lt;b&gt;Ancona&lt;/b&gt;&lt;/td&gt;&lt;td style="padding: 0px 0px 0px 0px;" title="Mark the match here and confirm at the bottom of the page to blind it out"&gt;&lt;input type="checkbox" class="checkbox" name="match682760" value="682760"&gt;&lt;/td&gt;&lt;/tr&gt;&lt;tr class="even" align="center"&gt;&lt;td style="padding: 0px 0px 0px 0px;"&gt;&amp;nbsp;&lt;/td&gt;&lt;td colspan="4" style="padding: 0px 0px 0px 0px;"&gt;&lt;div id="game_682760" style="display: inline;"&gt;&lt;/div&gt;&lt;table class="clickable" border="0" cellspacing="0" cellpadding="0" width="100%" title="Odds for this match"&gt;&lt;tr align="center"&gt;&lt;td id="cell_id_1_682760_1_1" class="clickable_hover" width="68"&gt;1&amp;nbsp;&amp;ndash;&amp;nbsp;1.80&lt;/td&gt;&lt;td id="cell_id_1_682760_1_2" class="clickable_hover" width="68"&gt;X&amp;nbsp;&amp;ndash;&amp;nbsp;3.56&lt;/td&gt;&lt;td id="cell_id_1_682760_1_3" class="clickable_hover" width="68"&gt;2&amp;nbsp;&amp;ndash;&amp;nbsp;6.08&lt;/td&gt;&lt;td width="40"&gt;&amp;nbsp;&lt;/td&gt;&lt;td id="cell_id_1_682760_2_4" class="clickable_hover" width="115"&gt;Over&amp;nbsp;2.5&amp;nbsp;&amp;ndash;&amp;nbsp;2.20&lt;/td&gt;&lt;td id="cell_id_1_682760_2_5" class="clickable_hover" width="115"&gt;Under&amp;nbsp;2.5&amp;nbsp;&amp;ndash;&amp;nbsp;1.79&lt;/td&gt;&lt;/tr&gt;&lt;/table&gt;&lt;/td&gt;&lt;/tr&gt;&lt;tr align="center"&gt;&lt;td style="padding: 0px 0px 0px 0px;" title="15:00"&gt;&lt;b&gt;FT&lt;/b&gt;&lt;/td&gt;&lt;td align="right"&gt;&lt;b&gt;&lt;img src="styles/red-card.gif" alt=""&gt;&amp;nbsp;&amp;nbsp;Cesena&lt;/b&gt;&lt;/td&gt;&lt;td class="score_left"&gt;&lt;a href="javascript:info(682731, '1%3A0', '17361,18629,18797,18924,19093,19348,19469');" onClick="this.blur();"&gt;1:0&lt;/a&gt;&lt;/td&gt;&lt;td align="left"&gt;&lt;b&gt;Cittadella&lt;/b&gt;&lt;/td&gt;&lt;td style="padding: 0px 0px 0px 0px;" title="Mark the match here and confirm at the bottom of the page to blind it out"&gt;&lt;input type="checkbox" class="checkbox" name="match682731" value="682731"&gt;&lt;/td&gt;&lt;/tr&gt;&lt;tr class="even" align="center"&gt;&lt;td style="padding: 0px 0px 0px 0px;"&gt;&amp;nbsp;&lt;/td&gt;&lt;td colspan="4" style="padding: 0px 0px 0px 0px;"&gt;&lt;div id="game_682731" style="display: inline;"&gt;&lt;/div&gt;&lt;table class="clickable" border="0" cellspacing="0" cellpadding="0" width="100%" title="Odds for this match"&gt;&lt;tr align="center"&gt;&lt;td id="cell_id_1_682731_1_1" class="clickable_hover" width="68"&gt;1&amp;nbsp;&amp;ndash;&amp;nbsp;2.20&lt;/td&gt;&lt;td id="cell_id_1_682731_1_2" <text:soft-page-break/>class="clickable_hover" width="68"&gt;X&amp;nbsp;&amp;ndash;&amp;nbsp;3.16&lt;/td&gt;&lt;td id="cell_id_1_682731_1_3" class="clickable_hover" width="68"&gt;2&amp;nbsp;&amp;ndash;&amp;nbsp;4.52&lt;/td&gt;&lt;td width="40"&gt;&amp;nbsp;&lt;/td&gt;&lt;td id="cell_id_1_682731_2_4" class="clickable_hover" width="115"&gt;Over&amp;nbsp;2.5&amp;nbsp;&amp;ndash;&amp;nbsp;2.39&lt;/td&gt;&lt;td id="cell_id_1_682731_2_5" class="clickable_hover" width="115"&gt;Under&amp;nbsp;2.5&amp;nbsp;&amp;ndash;&amp;nbsp;1.67&lt;/td&gt;&lt;/tr&gt;&lt;/table&gt;&lt;/td&gt;&lt;/tr&gt;&lt;tr align="center"&gt;&lt;td style="padding: 0px 0px 0px 0px;" title="15:00"&gt;&lt;b&gt;FT&lt;/b&gt;&lt;/td&gt;&lt;td align="right"&gt;&lt;b&gt;Empoli&lt;/b&gt;&lt;/td&gt;&lt;td class="score_left"&gt;&lt;a href="javascript:info(682744, '1%3A0', '17362,18630,18801,18925,19094,19349,19470');" onClick="this.blur();"&gt;3:1&lt;/a&gt;&lt;/td&gt;&lt;td align="left"&gt;&lt;b&gt;Crotone&lt;/b&gt;&lt;/td&gt;&lt;td style="padding: 0px 0px 0px 0px;" title="Mark the match here and confirm at the bottom of the page to blind it out"&gt;&lt;input type="checkbox" class="checkbox" name="match682744" value="682744"&gt;&lt;/td&gt;&lt;/tr&gt;&lt;tr class="even" align="center"&gt;&lt;td style="padding: 0px 0px 0px 0px;"&gt;&amp;nbsp;&lt;/td&gt;&lt;td colspan="4" style="padding: 0px 0px 0px 0px;"&gt;&lt;div id="game_682744" style="display: inline;"&gt;&lt;/div&gt;&lt;table class="clickable" border="0" cellspacing="0" cellpadding="0" width="100%" title="Odds for this match"&gt;&lt;tr align="center"&gt;&lt;td id="cell_id_1_682744_1_1" class="clickable_hover" width="68"&gt;1&amp;nbsp;&amp;ndash;&amp;nbsp;1.60&lt;/td&gt;&lt;td id="cell_id_1_682744_1_2" class="clickable_hover" width="68"&gt;X&amp;nbsp;&amp;ndash;&amp;nbsp;3.95&lt;/td&gt;&lt;td id="cell_id_1_682744_1_3" class="clickable_hover" width="68"&gt;2&amp;nbsp;&amp;ndash;&amp;nbsp;7.80&lt;/td&gt;&lt;td width="40"&gt;&amp;nbsp;&lt;/td&gt;&lt;td id="cell_id_1_682744_2_4" class="clickable_hover" width="115"&gt;Over&amp;nbsp;2.5&amp;nbsp;&amp;ndash;&amp;nbsp;2.25&lt;/td&gt;&lt;td id="cell_id_1_682744_2_5" class="clickable_hover" width="115"&gt;Under&amp;nbsp;2.5&amp;nbsp;&amp;ndash;&amp;nbsp;1.77&lt;/td&gt;&lt;/tr&gt;&lt;/table&gt;&lt;/td&gt;&lt;/tr&gt;&lt;tr align="center"&gt;&lt;td style="padding: 0px 0px 0px 0px;" title="15:00"&gt;&lt;b&gt;FT&lt;/b&gt;&lt;/td&gt;&lt;td align="right"&gt;&lt;b&gt;Grosseto&lt;/b&gt;&lt;/td&gt;&lt;td class="score_neutral"&gt;&lt;a href="javascript:info(682761, '1%3A0', '17363,18631,18798,18926,19097,19350,19471');" onClick="this.blur();"&gt;2:2&lt;/a&gt;&lt;/td&gt;&lt;td align="left"&gt;&lt;b&gt;Gallipoli&lt;/b&gt;&lt;/td&gt;&lt;td style="padding: 0px 0px 0px 0px;" title="Mark the match here and confirm at the bottom of the page to blind it out"&gt;&lt;input type="checkbox" class="checkbox" name="match682761" value="682761"&gt;&lt;/td&gt;&lt;/tr&gt;&lt;tr class="even" align="center"&gt;&lt;td style="padding: 0px 0px 0px 0px;"&gt;&amp;nbsp;&lt;/td&gt;&lt;td colspan="4" style="padding: 0px 0px 0px 0px;"&gt;&lt;div id="game_682761" style="display: inline;"&gt;&lt;/div&gt;&lt;table class="clickable" border="0" cellspacing="0" cellpadding="0" width="100%" title="Odds for this match"&gt;&lt;tr align="center"&gt;&lt;td id="cell_id_1_682761_1_1" class="clickable_hover" width="68"&gt;1&amp;nbsp;&amp;ndash;&amp;nbsp;1.72&lt;/td&gt;&lt;td id="cell_id_1_682761_1_2" class="clickable_hover" width="68"&gt;X&amp;nbsp;&amp;ndash;&amp;nbsp;3.75&lt;/td&gt;&lt;td id="cell_id_1_682761_1_3" class="clickable_hover" width="68"&gt;2&amp;nbsp;&amp;ndash;&amp;nbsp;7.00&lt;/td&gt;&lt;td width="40"&gt;&amp;nbsp;&lt;/td&gt;&lt;td id="cell_id_1_682761_2_4" class="clickable_hover" width="115"&gt;Over&amp;nbsp;2.5&amp;nbsp;&amp;ndash;&amp;nbsp;2.15&lt;/td&gt;&lt;td id="cell_id_1_682761_2_5" class="clickable_hover" width="115"&gt;Under&amp;nbsp;2.5&amp;nbsp;&amp;ndash;&amp;nbsp;1.84&lt;/td&gt;&lt;/tr&gt;&lt;/table&gt;&lt;/td&gt;&lt;/tr&gt;&lt;tr align="center"&gt;&lt;td style="padding: 0px 0px 0px 0px;" title="15:00"&gt;&lt;b&gt;FT&lt;/b&gt;&lt;/td&gt;&lt;td align="right"&gt;&lt;b&gt;Lecce&lt;/b&gt;&lt;/td&gt;&lt;td class="score_right"&gt;&lt;a href="javascript:info(682762, '1%3A3', '17364,18632,18796,18927,19098,19351,19472');" onClick="this.blur();"&gt;1:3&lt;/a&gt;&lt;/td&gt;&lt;td align="left"&gt;&lt;b&gt;Frosinone&lt;/b&gt;&lt;/td&gt;&lt;td style="padding: 0px 0px 0px 0px;" title="Mark the match here and confirm at the bottom of the page to blind it out"&gt;&lt;input type="checkbox" class="checkbox" name="match682762" value="682762"&gt;&lt;/td&gt;&lt;/tr&gt;&lt;tr class="even" align="center"&gt;&lt;td style="padding: 0px 0px 0px <text:soft-page-break/>0px;"&gt;&amp;nbsp;&lt;/td&gt;&lt;td colspan="4" style="padding: 0px 0px 0px 0px;"&gt;&lt;div id="game_682762" style="display: inline;"&gt;&lt;/div&gt;&lt;table class="clickable" border="0" cellspacing="0" cellpadding="0" width="100%" title="Odds for this match"&gt;&lt;tr align="center"&gt;&lt;td id="cell_id_1_682762_1_1" class="clickable_hover" width="68"&gt;1&amp;nbsp;&amp;ndash;&amp;nbsp;1.78&lt;/td&gt;&lt;td id="cell_id_1_682762_1_2" class="clickable_hover" width="68"&gt;X&amp;nbsp;&amp;ndash;&amp;nbsp;3.54&lt;/td&gt;&lt;td id="cell_id_1_682762_1_3" class="clickable_hover" width="68"&gt;2&amp;nbsp;&amp;ndash;&amp;nbsp;6.00&lt;/td&gt;&lt;td width="40"&gt;&amp;nbsp;&lt;/td&gt;&lt;td id="cell_id_1_682762_2_4" class="clickable_hover" width="115"&gt;Over&amp;nbsp;2.5&amp;nbsp;&amp;ndash;&amp;nbsp;2.06&lt;/td&gt;&lt;td id="cell_id_1_682762_2_5" class="clickable_hover" width="115"&gt;Under&amp;nbsp;2.5&amp;nbsp;&amp;ndash;&amp;nbsp;1.95&lt;/td&gt;&lt;/tr&gt;&lt;/table&gt;&lt;/td&gt;&lt;/tr&gt;&lt;tr align="center"&gt;&lt;td style="padding: 0px 0px 0px 0px;" title="15:00"&gt;&lt;b&gt;FT&lt;/b&gt;&lt;/td&gt;&lt;td align="right"&gt;&lt;b&gt;Salernitana&lt;/b&gt;&lt;/td&gt;&lt;td class="score_right"&gt;&lt;a href="javascript:info(682747, '0%3A0', '17365,18633,18799,18929,19095,19354,19473');" onClick="this.blur();"&gt;1:2&lt;/a&gt;&lt;/td&gt;&lt;td align="left"&gt;&lt;b&gt;Modena&lt;/b&gt;&lt;/td&gt;&lt;td style="padding: 0px 0px 0px 0px;" title="Mark the match here and confirm at the bottom of the page to blind it out"&gt;&lt;input type="checkbox" class="checkbox" name="match682747" value="682747"&gt;&lt;/td&gt;&lt;/tr&gt;&lt;tr class="even" align="center"&gt;&lt;td style="padding: 0px 0px 0px 0px;"&gt;&amp;nbsp;&lt;/td&gt;&lt;td colspan="4" style="padding: 0px 0px 0px 0px;"&gt;&lt;div id="game_682747" style="display: inline;"&gt;&lt;/div&gt;&lt;table class="clickable" border="0" cellspacing="0" cellpadding="0" width="100%" title="Odds for this match"&gt;&lt;tr align="center"&gt;&lt;td</text:p>
      <text:p text:style-name="Standard"><text:s/>id="cell_id_1_682747_1_1" class="clickable_hover" width="68"&gt;1&amp;nbsp;&amp;ndash;&amp;nbsp;2.11&lt;/td&gt;&lt;td id="cell_id_1_682747_1_2" class="clickable_hover" width="68"&gt;X&amp;nbsp;&amp;ndash;&amp;nbsp;3.04&lt;/td&gt;&lt;td id="cell_id_1_682747_1_3" class="clickable_hover" width="68"&gt;2&amp;nbsp;&amp;ndash;&amp;nbsp;4.65&lt;/td&gt;&lt;td width="40"&gt;&amp;nbsp;&lt;/td&gt;&lt;td id="cell_id_1_682747_2_4" class="clickable_hover" width="115"&gt;Over&amp;nbsp;2.5&amp;nbsp;&amp;ndash;&amp;nbsp;2.23&lt;/td&gt;&lt;td id="cell_id_1_682747_2_5" class="clickable_hover" width="115"&gt;Under&amp;nbsp;2.5&amp;nbsp;&amp;ndash;&amp;nbsp;1.75&lt;/td&gt;&lt;/tr&gt;&lt;/table&gt;&lt;/td&gt;&lt;/tr&gt;&lt;tr align="center"&gt;&lt;td style="padding: 0px 0px 0px 0px;" title="12:30"&gt;&lt;b&gt;FT&lt;/b&gt;&lt;/td&gt;&lt;td align="right"&gt;&lt;b&gt;&lt;img src="styles/red-card.gif" alt=""&gt;&amp;nbsp;&amp;nbsp;Ascoli&lt;/b&gt;&lt;/td&gt;&lt;td class="score_left"&gt;&lt;a href="javascript:info(682730, '0%3A0', '17359,18627,18795,18922,19054,19346,19467');" onClick="this.blur();"&gt;2:1&lt;/a&gt;&lt;/td&gt;&lt;td align="left"&gt;&lt;b&gt;Mantova&amp;nbsp;&amp;nbsp;&lt;img src="styles/red-card.gif" alt=""&gt;&amp;nbsp;&lt;img src="styles/red-card.gif" alt=""&gt;&lt;/b&gt;&lt;/td&gt;&lt;td style="padding: 0px 0px 0px 0px;" title="Mark the match here and confirm at the bottom of the page to blind it out"&gt;&lt;input type="checkbox" class="checkbox" name="match682730" value="682730"&gt;&lt;/td&gt;&lt;/tr&gt;&lt;tr class="even" align="center"&gt;&lt;td style="padding: 0px 0px 0px 0px;"&gt;&amp;nbsp;&lt;/td&gt;&lt;td colspan="4" style="padding: 0px 0px 0px 0px;"&gt;&lt;div id="game_682730" style="display: inline;"&gt;&lt;/div&gt;&lt;table class="clickable" border="0" cellspacing="0" cellpadding="0" width="100%" title="Odds for this match"&gt;&lt;tr align="center"&gt;&lt;td id="cell_id_1_682730_1_1" class="clickable_hover" width="68"&gt;1&amp;nbsp;&amp;ndash;&amp;nbsp;2.20&lt;/td&gt;&lt;td id="cell_id_1_682730_1_2" class="clickable_hover" width="68"&gt;X&amp;nbsp;&amp;ndash;&amp;nbsp;3.15&lt;/td&gt;&lt;td id="cell_id_1_682730_1_3" class="clickable_hover" width="68"&gt;2&amp;nbsp;&amp;ndash;&amp;nbsp;4.30&lt;/td&gt;&lt;td width="40"&gt;&amp;nbsp;&lt;/td&gt;&lt;td id="cell_id_1_682730_2_4" class="clickable_hover" width="115"&gt;Over&amp;nbsp;2.5&amp;nbsp;&amp;ndash;&amp;nbsp;2.50&lt;/td&gt;&lt;td id="cell_id_1_682730_2_5" class="clickable_hover" width="115"&gt;Under&amp;nbsp;2.5&amp;nbsp;&amp;ndash;&amp;nbsp;1.66&lt;/td&gt;&lt;/tr&gt;&lt;/table&gt;&lt;/td&gt;&lt;/tr&gt;&lt;tr&gt;&lt;td&gt;&lt;img src="styles/def/pix/spacer.gif" alt="" width="39" height="5" border="0"&gt;&lt;/td&gt;&lt;td <text:soft-page-break/>colspan="4"&gt;&lt;img src="styles/def/pix/spacer.gif" alt="" width="5" height="5" border="0"&gt;&lt;/td&gt;&lt;/tr&gt;&lt;tr&gt;&lt;th colspan="5" title="9 matches"&gt;&amp;nbsp;&lt;a href="livescore.php?leagues=255&amp;PHPSESSID=d6192dfc5a2159594ca83b9414fc0d20"&gt;&lt;img src="styles/def/pix/icon_check.gif" align="top" alt="" width="15" height="14" border="0"&gt;&lt;/a&gt;&amp;nbsp;&amp;nbsp;Italy � Serie C1-A&lt;/th&gt;&lt;/tr&gt;&lt;tr align="center"&gt;&lt;td style="padding: 0px 0px 0px 0px;" title="15:00"&gt;&lt;b&gt;FT&lt;/b&gt;&lt;/td&gt;&lt;td align="right"&gt;&lt;b&gt;Alessandria 1912&lt;/b&gt;&lt;/td&gt;&lt;td class="score_left"&gt;&lt;a href="javascript:info(683716, '2%3A0', '17367,18675,18841,18931,19107,19357,19475');" onClick="this.blur();"&gt;3:1&lt;/a&gt;&lt;/td&gt;&lt;td align="left"&gt;&lt;b&gt;Pergocrema&lt;/b&gt;&lt;/td&gt;&lt;td style="padding: 0px 0px 0px 0px;" title="Mark the match here and confirm at the bottom of the page to blind it out"&gt;&lt;input type="checkbox" class="checkbox" name="match683716" value="683716"&gt;&lt;/td&gt;&lt;/tr&gt;&lt;tr class="even" align="center"&gt;&lt;td style="padding: 0px 0px 0px 0px;"&gt;&amp;nbsp;&lt;/td&gt;&lt;td colspan="4" style="padding: 0px 0px 0px 0px;"&gt;&lt;div id="game_683716" style="display: inline;"&gt;&lt;/div&gt;&lt;table class="clickable" border="0" cellspacing="0" cellpadding="0" width="100%" title="Odds for this match"&gt;&lt;tr align="center"&gt;&lt;td id="cell_id_1_683716_1_1" class="clickable_hover" width="68"&gt;1&amp;nbsp;&amp;ndash;&amp;nbsp;2.35&lt;/td&gt;&lt;td id="cell_id_1_683716_1_2" class="clickable_hover" width="68"&gt;X&amp;nbsp;&amp;ndash;&amp;nbsp;3.00&lt;/td&gt;&lt;td id="cell_id_1_683716_1_3" class="clickable_hover" width="68"&gt;2&amp;nbsp;&amp;ndash;&amp;nbsp;4.33&lt;/td&gt;&lt;td width="40"&gt;&amp;nbsp;&lt;/td&gt;&lt;td id="cell_id_1_683716_2_4" class="clickable_hover" width="115"&gt;Over&amp;nbsp;2.5&amp;nbsp;&amp;ndash;&amp;nbsp;2.35&lt;/td&gt;&lt;td id="cell_id_1_683716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Como&lt;/b&gt;&lt;/td&gt;&lt;td class="score_right"&gt;&lt;a href="javascript:info(683710, '0%3A1', '17368,18676,18834,18932,19358,19476');" onClick="this.blur();"&gt;0:2&lt;/a&gt;&lt;/td&gt;&lt;td align="left"&gt;&lt;b&gt;Novara&lt;/b&gt;&lt;/td&gt;&lt;td style="padding: 0px 0px 0px 0px;" title="Mark the match here and confirm at the bottom of the page to blind it out"&gt;&lt;input type="checkbox" class="checkbox" name="match683710" value="683710"&gt;&lt;/td&gt;&lt;/tr&gt;&lt;tr class="even" align="center"&gt;&lt;td style="padding: 0px 0px 0px 0px;"&gt;&amp;nbsp;&lt;/td&gt;&lt;td colspan="4" style="padding: 0px 0px 0px 0px;"&gt;&lt;div id="game_683710" style="display: inline;"&gt;&lt;/div&gt;&lt;table class="clickable" border="0" cellspacing="0" cellpadding="0" width="100%" title="Odds for this match"&gt;&lt;tr align="center"&gt;&lt;td id="cell_id_1_683710_1_1" class="clickable_hover" width="68"&gt;1&amp;nbsp;&amp;ndash;&amp;nbsp;3.28&lt;/td&gt;&lt;td id="cell_id_1_683710_1_2" class="clickable_hover" width="68"&gt;X&amp;nbsp;&amp;ndash;&amp;nbsp;3.00&lt;/td&gt;&lt;td id="cell_id_1_683710_1_3" class="clickable_hover" width="68"&gt;2&amp;nbsp;&amp;ndash;&amp;nbsp;2.85&lt;/td&gt;&lt;td width="40"&gt;&amp;nbsp;&lt;/td&gt;&lt;td id="cell_id_1_683710_2_4" class="clickable_hover" width="115"&gt;Over&amp;nbsp;2.5&amp;nbsp;&amp;ndash;&amp;nbsp;2.60&lt;/td&gt;&lt;td id="cell_id_1_683710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Figline&lt;/b&gt;&lt;/td&gt;&lt;td class="score_right"&gt;&lt;a href="javascript:info(683711, '0%3A1', '17369,18677,18842,18933,19104,19359,19477');" onClick="this.blur();"&gt;1:2&lt;/a&gt;&lt;/td&gt;&lt;td align="left"&gt;&lt;b&gt;Viareggio&lt;/b&gt;&lt;/td&gt;&lt;td style="padding: 0px 0px 0px 0px;" title="Mark the match here and confirm at the bottom of the page to blind it out"&gt;&lt;input type="checkbox" class="checkbox" name="match683711" value="683711"&gt;&lt;/td&gt;&lt;/tr&gt;&lt;tr class="even" align="center"&gt;&lt;td style="padding: 0px 0px 0px 0px;"&gt;&amp;nbsp;&lt;/td&gt;&lt;td colspan="4" style="padding: 0px 0px 0px 0px;"&gt;&lt;div id="game_683711" style="display: inline;"&gt;&lt;/div&gt;&lt;table class="clickable" border="0" cellspacing="0" cellpadding="0" width="100%" title="Odds for this match"&gt;&lt;tr align="center"&gt;&lt;td <text:soft-page-break/>id="cell_id_1_683711_1_1" class="clickable_hover" width="68"&gt;1&amp;nbsp;&amp;ndash;&amp;nbsp;1.85&lt;/td&gt;&lt;td id="cell_id_1_683711_1_2" class="clickable_hover" width="68"&gt;X&amp;nbsp;&amp;ndash;&amp;nbsp;3.28&lt;/td&gt;&lt;td id="cell_id_1_683711_1_3" class="clickable_hover" width="68"&gt;2&amp;nbsp;&amp;ndash;&amp;nbsp;6.50&lt;/td&gt;&lt;td width="40"&gt;&amp;nbsp;&lt;/td&gt;&lt;td id="cell_id_1_683711_2_4" class="clickable_hover" width="115"&gt;Over&amp;nbsp;2.5&amp;nbsp;&amp;ndash;&amp;nbsp;2.35&lt;/td&gt;&lt;td id="cell_id_1_683711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Foligno&lt;/b&gt;&lt;/td&gt;&lt;td class="score_left"&gt;&lt;a href="javascript:info(683717, '2%3A1', '17370,18678,18835,18934,19360,19478');" onClick="this.blur();"&gt;3:1&lt;/a&gt;&lt;/td&gt;&lt;td align="left"&gt;&lt;b&gt;Paganese&lt;/b&gt;&lt;/td&gt;&lt;td style="padding: 0px 0px 0px 0px;" title="Mark the match here and confirm at the bottom of the page to blind it out"&gt;&lt;input type="checkbox" class="checkbox" name="match683717" value="683717"&gt;&lt;/td&gt;&lt;/tr&gt;&lt;tr class="even" align="center"&gt;&lt;td style="padding: 0px 0px 0px 0px;"&gt;&amp;nbsp;&lt;/td&gt;&lt;td colspan="4" style="padding: 0px 0px 0px 0px;"&gt;&lt;div id="game_683717" style="display: inline;"&gt;&lt;/div&gt;&lt;table class="clickable" border="0" cellspacing="0" cellpadding="0" width="100%" title="Odds for this match"&gt;&lt;tr align="center"&gt;&lt;td id="cell_id_1_683717_1_1" class="clickable_hover" width="68"&gt;1&amp;nbsp;&amp;ndash;&amp;nbsp;1.85&lt;/td&gt;&lt;td id="cell_id_1_683717_1_2" class="clickable_hover" width="68"&gt;X&amp;nbsp;&amp;ndash;&amp;nbsp;3.40&lt;/td&gt;&lt;td id="cell_id_1_683717_1_3" class="clickable_hover" width="68"&gt;2&amp;nbsp;&amp;ndash;&amp;nbsp;5.80&lt;/td&gt;&lt;td width="40"&gt;&amp;nbsp;&lt;/td&gt;&lt;td id="cell_id_1_683717_2_4" class="clickable_hover" width="115"&gt;Over&amp;nbsp;2.5&amp;nbsp;&amp;ndash;&amp;nbsp;2.54&lt;/td&gt;&lt;td id="cell_id_1_683717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Lecco&lt;/b&gt;&lt;/td&gt;&lt;td class="score_right"&gt;&lt;a href="javascript:info(683712, '0%3A1', '17371,18679,18836,18935,19103,19361,19479');" onClick="this.blur();"&gt;1:2&lt;/a&gt;&lt;/td&gt;&lt;td align="left"&gt;&lt;b&gt;Lumezzane&lt;/b&gt;&lt;/td&gt;&lt;td style="padding: 0px 0px 0px 0px;" title="Mark the match here and confirm at the bottom of the page to blind it out"&gt;&lt;input type="checkbox" class="checkbox" name="match683712" value="683712"&gt;&lt;/td&gt;&lt;/tr&gt;&lt;tr class="even" align="center"&gt;&lt;td style="padding: 0px 0px 0px 0px;"&gt;&amp;nbsp;&lt;/td&gt;&lt;td colspan="4" style="padding: 0px 0px 0px 0px;"&gt;&lt;div id="game_683712" style="display: inline;"&gt;&lt;/div&gt;&lt;table class="clickable" border="0" cellspacing="0" cellpadding="0" width="100%" title="Odds for this match"&gt;&lt;tr align="center"&gt;&lt;td id="cell_id_1_683712_1_1" class="clickable_hover" width="68"&gt;1&amp;nbsp;&amp;ndash;&amp;nbsp;2.60&lt;/td&gt;&lt;td id="cell_id_1_683712_1_2" class="clickable_hover" width="68"&gt;X&amp;nbsp;&amp;ndash;&amp;nbsp;3.00&lt;/td&gt;&lt;td id="cell_id_1_683712_1_3" class="clickable_hover" width="68"&gt;2&amp;nbsp;&amp;ndash;&amp;nbsp;3.20&lt;/td&gt;&lt;td width="40"&gt;&amp;nbsp;&lt;/td&gt;&lt;td id="cell_id_1_683712_2_4" class="clickable_hover" width="115"&gt;Over&amp;nbsp;2.5&amp;nbsp;&amp;ndash;&amp;nbsp;2.35&lt;/td&gt;&lt;td id="cell_id_1_683712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Monza Brianza&lt;/b&gt;&lt;/td&gt;&lt;td class="score_neutral"&gt;&lt;a href="javascript:info(683708, '1%3A0', '17372,18680,18837,18936,19099,19362,19480');" onClick="this.blur();"&gt;1:1&lt;/a&gt;&lt;/td&gt;&lt;td align="left"&gt;&lt;b&gt;Benevento&lt;/b&gt;&lt;/td&gt;&lt;td style="padding: 0px 0px 0px 0px;" title="Mark the match here and confirm at the bottom of the page to blind it out"&gt;&lt;input type="checkbox" class="checkbox" name="match683708" <text:soft-page-break/>value="683708"&gt;&lt;/td&gt;&lt;/tr&gt;&lt;tr class="even" align="center"&gt;&lt;td style="padding:</text:p>
      <text:p text:style-name="Standard"><text:s/>0px 0px 0px 0px;"&gt;&amp;nbsp;&lt;/td&gt;&lt;td colspan="4" style="padding: 0px 0px 0px 0px;"&gt;&lt;div id="game_683708" style="display: inline;"&gt;&lt;/div&gt;&lt;table class="clickable" border="0" cellspacing="0" cellpadding="0" width="100%" title="Odds for this match"&gt;&lt;tr align="center"&gt;&lt;td id="cell_id_1_683708_1_1" class="clickable_hover" width="68"&gt;1&amp;nbsp;&amp;ndash;&amp;nbsp;3.42&lt;/td&gt;&lt;td id="cell_id_1_683708_1_2" class="clickable_hover" width="68"&gt;X&amp;nbsp;&amp;ndash;&amp;nbsp;3.00&lt;/td&gt;&lt;td id="cell_id_1_683708_1_3" class="clickable_hover" width="68"&gt;2&amp;nbsp;&amp;ndash;&amp;nbsp;2.55&lt;/td&gt;&lt;td width="40"&gt;&amp;nbsp;&lt;/td&gt;&lt;td id="cell_id_1_683708_2_4" class="clickable_hover" width="115"&gt;Over&amp;nbsp;2.5&amp;nbsp;&amp;ndash;&amp;nbsp;2.63&lt;/td&gt;&lt;td id="cell_id_1_683708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ro Patria&lt;/b&gt;&lt;/td&gt;&lt;td class="score_left"&gt;&lt;a href="javascript:info(683713, '2%3A0', '17373,18681,18838,18937,19101,19363,19481');" onClick="this.blur();"&gt;2:0&lt;/a&gt;&lt;/td&gt;&lt;td align="left"&gt;&lt;b&gt;Perugia&lt;/b&gt;&lt;/td&gt;&lt;td style="padding: 0px 0px 0px 0px;" title="Mark the match here and confirm at the bottom of the page to blind it out"&gt;&lt;input type="checkbox" class="checkbox" name="match683713" value="683713"&gt;&lt;/td&gt;&lt;/tr&gt;&lt;tr class="even" align="center"&gt;&lt;td style="padding: 0px 0px 0px 0px;"&gt;&amp;nbsp;&lt;/td&gt;&lt;td colspan="4" style="padding: 0px 0px 0px 0px;"&gt;&lt;div id="game_683713" style="display: inline;"&gt;&lt;/div&gt;&lt;table class="clickable" border="0" cellspacing="0" cellpadding="0" width="100%" title="Odds for this match"&gt;&lt;tr align="center"&gt;&lt;td id="cell_id_1_683713_1_1" class="clickable_hover" width="68"&gt;1&amp;nbsp;&amp;ndash;&amp;nbsp;2.41&lt;/td&gt;&lt;td id="cell_id_1_683713_1_2" class="clickable_hover" width="68"&gt;X&amp;nbsp;&amp;ndash;&amp;nbsp;3.00&lt;/td&gt;&lt;td id="cell_id_1_683713_1_3" class="clickable_hover" width="68"&gt;2&amp;nbsp;&amp;ndash;&amp;nbsp;3.40&lt;/td&gt;&lt;td width="40"&gt;&amp;nbsp;&lt;/td&gt;&lt;td id="cell_id_1_683713_2_4" class="clickable_hover" width="115"&gt;Over&amp;nbsp;2.5&amp;nbsp;&amp;ndash;&amp;nbsp;2.61&lt;/td&gt;&lt;td id="cell_id_1_68371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Sorrento&lt;/b&gt;&lt;/td&gt;&lt;td class="score_left"&gt;&lt;a href="javascript:info(683718, '0%3A0', '17374,18682,18839,18938,19364,19482');" onClick="this.blur();"&gt;2:1&lt;/a&gt;&lt;/td&gt;&lt;td align="left"&gt;&lt;b&gt;Cremonese&lt;/b&gt;&lt;/td&gt;&lt;td style="padding: 0px 0px 0px 0px;" title="Mark the match here and confirm at the bottom of the page to blind it out"&gt;&lt;input type="checkbox" class="checkbox" name="match683718" value="683718"&gt;&lt;/td&gt;&lt;/tr&gt;&lt;tr class="even" align="center"&gt;&lt;td style="padding: 0px 0px 0px 0px;"&gt;&amp;nbsp;&lt;/td&gt;&lt;td colspan="4" style="padding: 0px 0px 0px 0px;"&gt;&lt;div id="game_683718" style="display: inline;"&gt;&lt;/div&gt;&lt;table class="clickable" border="0" cellspacing="0" cellpadding="0" width="100%" title="Odds for this match"&gt;&lt;tr align="center"&gt;&lt;td id="cell_id_1_683718_1_1" class="clickable_hover" width="68"&gt;1&amp;nbsp;&amp;ndash;&amp;nbsp;3.40&lt;/td&gt;&lt;td id="cell_id_1_683718_1_2" class="clickable_hover" width="68"&gt;X&amp;nbsp;&amp;ndash;&amp;nbsp;3.04&lt;/td&gt;&lt;td id="cell_id_1_683718_1_3" class="clickable_hover" width="68"&gt;2&amp;nbsp;&amp;ndash;&amp;nbsp;2.55&lt;/td&gt;&lt;td width="40"&gt;&amp;nbsp;&lt;/td&gt;&lt;td id="cell_id_1_683718_2_4" class="clickable_hover" width="115"&gt;Over&amp;nbsp;2.5&amp;nbsp;&amp;ndash;&amp;nbsp;2.35&lt;/td&gt;&lt;td id="cell_id_1_683718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Varese&lt;/b&gt;&lt;/td&gt;&lt;td class="score_left"&gt;&lt;a href="javascript:info(683714, <text:soft-page-break/>'0%3A0', '17375,18683,18840,18939,19100,19365,19483');" onClick="this.blur();"&gt;1:0&lt;/a&gt;&lt;/td&gt;&lt;td align="left"&gt;&lt;b&gt;Arezzo&lt;/b&gt;&lt;/td&gt;&lt;td style="padding: 0px 0px 0px 0px;" title="Mark the match here and confirm at the bottom of the page to blind it out"&gt;&lt;input type="checkbox" class="checkbox" name="match683714" value="683714"&gt;&lt;/td&gt;&lt;/tr&gt;&lt;tr class="even" align="center"&gt;&lt;td style="padding: 0px 0px 0px 0px;"&gt;&amp;nbsp;&lt;/td&gt;&lt;td colspan="4" style="padding: 0px 0px 0px 0px;"&gt;&lt;div id="game_683714" style="display: inline;"&gt;&lt;/div&gt;&lt;table class="clickable" border="0" cellspacing="0" cellpadding="0" width="100%" title="Odds for this match"&gt;&lt;tr align="center"&gt;&lt;td id="cell_id_1_683714_1_1" class="clickable_hover" width="68"&gt;1&amp;nbsp;&amp;ndash;&amp;nbsp;2.50&lt;/td&gt;&lt;td id="cell_id_1_683714_1_2" class="clickable_hover" width="68"&gt;X&amp;nbsp;&amp;ndash;&amp;nbsp;3.00&lt;/td&gt;&lt;td id="cell_id_1_683714_1_3" class="clickable_hover" width="68"&gt;2&amp;nbsp;&amp;ndash;&amp;nbsp;3.25&lt;/td&gt;&lt;td width="40"&gt;&amp;nbsp;&lt;/td&gt;&lt;td id="cell_id_1_683714_2_4" class="clickable_hover" width="115"&gt;Over&amp;nbsp;2.5&amp;nbsp;&amp;ndash;&amp;nbsp;2.62&lt;/td&gt;&lt;td id="cell_id_1_683714_2_5" class="clickable_hover" width="115"&gt;Under&amp;nbsp;2.5&amp;nbsp;&amp;ndash;&amp;nbsp;1.5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8 matches"&gt;&amp;nbsp;&lt;a href="livescore.php?leagues=252&amp;PHPSESSID=d6192dfc5a2159594ca83b9414fc0d20"&gt;&lt;img src="styles/def/pix/icon_check.gif" align="top" alt="" width="15" height="14" border="0"&gt;&lt;/a&gt;&amp;nbsp;&amp;nbsp;Italy � Serie C1-B&lt;/th&gt;&lt;/tr&gt;&lt;tr align="center"&gt;&lt;td style="padding: 0px 0px 0px 0px;" title="15:00"&gt;&lt;b&gt;FT&lt;/b&gt;&lt;/td&gt;&lt;td align="right"&gt;&lt;b&gt;Giulianova&lt;/b&gt;&lt;/td&gt;&lt;td class="score_right"&gt;&lt;a href="javascript:info(683733, '0%3A0', '17376,18684,18826,19366,19484');" onClick="this.blur();"&gt;1:2&lt;/a&gt;&lt;/td&gt;&lt;td align="left"&gt;&lt;b&gt;Cosenza&lt;/b&gt;&lt;/td&gt;&lt;td style="padding: 0px 0px 0px 0px;" title="Mark the match here and confirm at the bottom of the page to blind it out"&gt;&lt;input type="checkbox" class="checkbox" name="match683733" value="683733"&gt;&lt;/td&gt;&lt;/tr&gt;&lt;tr class="even" align="center"&gt;&lt;td style="padding: 0px 0px 0px 0px;"&gt;&amp;nbsp;&lt;/td&gt;&lt;td colspan="4" style="padding: 0px 0px 0px 0px;"&gt;&lt;div id="game_683733" style="display: inline;"&gt;&lt;/div&gt;&lt;table class="clickable" border="0" cellspacing="0" cellpadding="0" width="100%" title="Odds for this match"&gt;&lt;tr align="center"&gt;&lt;td id="cell_id_1_683733_1_1" class="clickable_hover" width="68"&gt;1&amp;nbsp;&amp;ndash;&amp;nbsp;2.40&lt;/td&gt;&lt;td id="cell_id_1_683733_1_2" class="clickable_hover" width="68"&gt;X&amp;nbsp;&amp;ndash;&amp;nbsp;3.04&lt;/td&gt;&lt;td id="cell_id_1_683733_1_3" class="clickable_hover" width="68"&gt;2&amp;nbsp;&amp;ndash;&amp;nbsp;3.60&lt;/td&gt;&lt;td width="40"&gt;&amp;nbsp;&lt;/td&gt;&lt;td id="cell_id_1_683733_2_4" class="clickable_hover" width="115"&gt;Over&amp;nbsp;2.5&amp;nbsp;&amp;ndash;&amp;nbsp;2.65&lt;/td&gt;&lt;td id="cell_id_1_68373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&lt;img src="styles/red-card.gif" alt=""&gt;&amp;nbsp;&amp;nbsp;Hellas Verona&lt;/b&gt;&lt;/td&gt;&lt;td class="score_neutral"&gt;&lt;a href="javascript:info(683734, '1%3A0', '17383,18690,18831,19110,19372,19490');" onClick="this.blur();"&gt;1:1&lt;/a&gt;&lt;/td&gt;&lt;td align="left"&gt;&lt;b&gt;Cavese&lt;/b&gt;&lt;/td&gt;&lt;td style="padding: 0px 0px 0px 0px;" title="Mark the match here and confirm at the bottom of the page to blind it out"&gt;&lt;input type="checkbox" class="checkbox" name="match683734" value="683734"&gt;&lt;/td&gt;&lt;/tr&gt;&lt;tr class="even" align="center"&gt;&lt;td style="padding: 0px 0px 0px 0px;"&gt;&amp;nbsp;&lt;/td&gt;&lt;td colspan="4" style="padding: 0px 0px 0px 0px;"&gt;&lt;div id="game_683734" style="display: inline;"&gt;&lt;/div&gt;&lt;table class="clickable" border="0" cellspacing="0" cellpadding="0" width="100%" title="Odds for this match"&gt;&lt;tr align="center"&gt;&lt;td id="cell_id_1_683734_1_1" class="clickable_hover" <text:soft-page-break/>width="68"&gt;1&amp;nbsp;&amp;ndash;&amp;nbsp;1.70&lt;/td&gt;&lt;td id="cell_id_1_683734_1_2" class="clickable_hover" width="68"&gt;X&amp;nbsp;&amp;ndash;&amp;nbsp;3.50&lt;/td&gt;&lt;td id="cell_id_1_683734_1_3" class="clickable_hover" width="68"&gt;2&amp;nbsp;&amp;ndash;&amp;nbsp;8.03&lt;/td&gt;&lt;td width="40"&gt;&amp;nbsp;&lt;/td&gt;&lt;td id="cell_id_1_683734_2_4" class="clickable_hover" width="115"&gt;Over&amp;nbsp;2.5&amp;nbsp;&amp;ndash;&amp;nbsp;2.41&lt;/td&gt;&lt;td id="cell_id_1_683734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Lanciano&lt;/b&gt;&lt;/td&gt;&lt;td class="score_neutral"&gt;&lt;a href="javascript:info(683725, '1%3A1', '17377,18691,18832,19373,19491');" onClick="this.blur();"&gt;2:2&lt;/a&gt;&lt;/td&gt;&lt;td align="left"&gt;&lt;b&gt;Pescara&lt;/b&gt;&lt;/td&gt;&lt;td style="padding: 0px 0px 0px 0px;" title="Mark the match here and confirm at the bottom of the page to blind it out"&gt;&lt;input type="checkbox" class="checkbox" name="match683725" value="683725"&gt;&lt;/td&gt;&lt;/tr&gt;&lt;tr class="even" align="center"&gt;&lt;td style="padding: 0px 0px 0px 0px;"&gt;&amp;nbsp;&lt;/td&gt;&lt;td colspan="4" style="padding: 0px 0px 0px 0px;"&gt;&lt;div id="game_683725" style="display: inline;"&gt;&lt;/div&gt;&lt;table class="clickable" border="0" cellspacing="0" cellpadding="0" width="100%" title="Odds for this match"&gt;&lt;tr align="center"&gt;&lt;td id="cell_id_1_683725_1_1" class="clickable_hover" width="68"&gt;1&amp;nbsp;&amp;ndash;&amp;nbsp;3.70&lt;/td&gt;&lt;td id="cell_id_1_683725_1_2" class="clickable_hover" width="68"&gt;X&amp;nbsp;&amp;ndash;&amp;nbsp;3.00&lt;/td&gt;&lt;td id="cell_id_1_683725_1_3" class="clickable_hover" width="68"&gt;2&amp;nbsp;&amp;ndash;&amp;nbsp;2.80&lt;/td&gt;&lt;td width="40"&gt;&amp;nbsp;&lt;/td&gt;&lt;td id="cell_id_1_683725_2_4" class="clickable_hover" width="115"&gt;Over&amp;nbsp;2.5&amp;nbsp;&amp;ndash;&amp;nbsp;2.65&lt;/td&gt;&lt;td id="cell_id_1_683725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escina&lt;/b&gt;&lt;/td&gt;&lt;td class="score_right"&gt;&lt;a href="javascript:info(683753, '0%3A0', '17378,18685,18833,19111,19367,19485');" onClick="this.blur();"&gt;0:1&lt;/a&gt;&lt;/td&gt;&lt;td align="left"&gt;&lt;b&gt;Portogruaro Summaga&lt;/b&gt;&lt;/td&gt;&lt;td style="padding: 0px 0px 0px 0px;" title="Mark the match here and confirm at the bottom of</text:p>
      <text:p text:style-name="Standard"><text:s/>the page to blind it out"&gt;&lt;input type="checkbox" class="checkbox" name="match683753" value="683753"&gt;&lt;/td&gt;&lt;/tr&gt;&lt;tr class="even" align="center"&gt;&lt;td style="padding: 0px 0px 0px 0px;"&gt;&amp;nbsp;&lt;/td&gt;&lt;td colspan="4" style="padding: 0px 0px 0px 0px;"&gt;&lt;div id="game_683753" style="display: inline;"&gt;&lt;/div&gt;&lt;table class="clickable" border="0" cellspacing="0" cellpadding="0" width="100%" title="Odds for this match"&gt;&lt;tr align="center"&gt;&lt;td id="cell_id_1_683753_1_1" class="clickable_hover" width="68"&gt;1&amp;nbsp;&amp;ndash;&amp;nbsp;2.40&lt;/td&gt;&lt;td id="cell_id_1_683753_1_2" class="clickable_hover" width="68"&gt;X&amp;nbsp;&amp;ndash;&amp;nbsp;3.00&lt;/td&gt;&lt;td id="cell_id_1_683753_1_3" class="clickable_hover" width="68"&gt;2&amp;nbsp;&amp;ndash;&amp;nbsp;3.65&lt;/td&gt;&lt;td width="40"&gt;&amp;nbsp;&lt;/td&gt;&lt;td id="cell_id_1_683753_2_4" class="clickable_hover" width="115"&gt;Over&amp;nbsp;2.5&amp;nbsp;&amp;ndash;&amp;nbsp;2.65&lt;/td&gt;&lt;td id="cell_id_1_68375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otenza&lt;/b&gt;&lt;/td&gt;&lt;td class="score_neutral"&gt;&lt;a href="javascript:info(683735, '1%3A1', '17379,18686,18827,18928,19368,19486');" onClick="this.blur();"&gt;1:1&lt;/a&gt;&lt;/td&gt;&lt;td align="left"&gt;&lt;b&gt;Ravenna&lt;/b&gt;&lt;/td&gt;&lt;td style="padding: 0px 0px 0px 0px;" title="Mark the match here and confirm at the bottom of the page to blind it out"&gt;&lt;input type="checkbox" class="checkbox" name="match683735" value="683735"&gt;&lt;/td&gt;&lt;/tr&gt;&lt;tr class="even" align="center"&gt;&lt;td style="padding: 0px 0px 0px 0px;"&gt;&amp;nbsp;&lt;/td&gt;&lt;td colspan="4" <text:soft-page-break/>style="padding: 0px 0px 0px 0px;"&gt;&lt;div id="game_683735" style="display: inline;"&gt;&lt;/div&gt;&lt;table class="clickable" border="0" cellspacing="0" cellpadding="0" width="100%" title="Odds for this match"&gt;&lt;tr align="center"&gt;&lt;td id="cell_id_1_683735_1_1" class="clickable_hover" width="68"&gt;1&amp;nbsp;&amp;ndash;&amp;nbsp;2.50&lt;/td&gt;&lt;td id="cell_id_1_683735_1_2" class="clickable_hover" width="68"&gt;X&amp;nbsp;&amp;ndash;&amp;nbsp;3.00&lt;/td&gt;&lt;td id="cell_id_1_683735_1_3" class="clickable_hover" width="68"&gt;2&amp;nbsp;&amp;ndash;&amp;nbsp;3.80&lt;/td&gt;&lt;td width="40"&gt;&amp;nbsp;&lt;/td&gt;&lt;td id="cell_id_1_683735_2_4" class="clickable_hover" width="115"&gt;Over&amp;nbsp;2.5&amp;nbsp;&amp;ndash;&amp;nbsp;2.65&lt;/td&gt;&lt;td id="cell_id_1_683735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Reggiana 1919&lt;/b&gt;&lt;/td&gt;&lt;td class="score_left"&gt;&lt;a href="javascript:info(683754, '1%3A0', '17380,18687,18828,19108,19369,19487');" onClick="this.blur();"&gt;3:1&lt;/a&gt;&lt;/td&gt;&lt;td align="left"&gt;&lt;b&gt;Real Marcianise&lt;/b&gt;&lt;/td&gt;&lt;td style="padding: 0px 0px 0px 0px;" title="Mark the match here and confirm at the bottom of the page to blind it out"&gt;&lt;input type="checkbox" class="checkbox" name="match683754" value="683754"&gt;&lt;/td&gt;&lt;/tr&gt;&lt;tr class="even" align="center"&gt;&lt;td style="padding: 0px 0px 0px 0px;"&gt;&amp;nbsp;&lt;/td&gt;&lt;td colspan="4" style="padding: 0px 0px 0px 0px;"&gt;&lt;div id="game_683754" style="display: inline;"&gt;&lt;/div&gt;&lt;table class="clickable" border="0" cellspacing="0" cellpadding="0" width="100%" title="Odds for this match"&gt;&lt;tr align="center"&gt;&lt;td id="cell_id_1_683754_1_1" class="clickable_hover" width="68"&gt;1&amp;nbsp;&amp;ndash;&amp;nbsp;1.70&lt;/td&gt;&lt;td id="cell_id_1_683754_1_2" class="clickable_hover" width="68"&gt;X&amp;nbsp;&amp;ndash;&amp;nbsp;3.61&lt;/td&gt;&lt;td id="cell_id_1_683754_1_3" class="clickable_hover" width="68"&gt;2&amp;nbsp;&amp;ndash;&amp;nbsp;7.27&lt;/td&gt;&lt;td width="40"&gt;&amp;nbsp;&lt;/td&gt;&lt;td id="cell_id_1_683754_2_4" class="clickable_hover" width="115"&gt;Over&amp;nbsp;2.5&amp;nbsp;&amp;ndash;&amp;nbsp;2.41&lt;/td&gt;&lt;td id="cell_id_1_683754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Spal 1907&lt;/b&gt;&lt;/td&gt;&lt;td class="score_right"&gt;&lt;a href="javascript:info(683736, '0%3A1', '17381,18688,18829,19113,19370,19488');" onClick="this.blur();"&gt;0:1&lt;/a&gt;&lt;/td&gt;&lt;td align="left"&gt;&lt;b&gt;Ternana&lt;/b&gt;&lt;/td&gt;&lt;td style="padding: 0px 0px 0px 0px;" title="Mark the match here and confirm at the bottom of the page to blind it out"&gt;&lt;input type="checkbox" class="checkbox" name="match683736" value="683736"&gt;&lt;/td&gt;&lt;/tr&gt;&lt;tr class="even" align="center"&gt;&lt;td style="padding: 0px 0px 0px 0px;"&gt;&amp;nbsp;&lt;/td&gt;&lt;td colspan="4" style="padding: 0px 0px 0px 0px;"&gt;&lt;div id="game_683736" style="display: inline;"&gt;&lt;/div&gt;&lt;table class="clickable" border="0" cellspacing="0" cellpadding="0" width="100%" title="Odds for this match"&gt;&lt;tr align="center"&gt;&lt;td id="cell_id_1_683736_1_1" class="clickable_hover" width="68"&gt;1&amp;nbsp;&amp;ndash;&amp;nbsp;2.45&lt;/td&gt;&lt;td id="cell_id_1_683736_1_2" class="clickable_hover" width="68"&gt;X&amp;nbsp;&amp;ndash;&amp;nbsp;3.00&lt;/td&gt;&lt;td id="cell_id_1_683736_1_3" class="clickable_hover" width="68"&gt;2&amp;nbsp;&amp;ndash;&amp;nbsp;3.61&lt;/td&gt;&lt;td width="40"&gt;&amp;nbsp;&lt;/td&gt;&lt;td id="cell_id_1_683736_2_4" class="clickable_hover" width="115"&gt;Over&amp;nbsp;2.5&amp;nbsp;&amp;ndash;&amp;nbsp;2.40&lt;/td&gt;&lt;td id="cell_id_1_683736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Taranto&lt;/b&gt;&lt;/td&gt;&lt;td class="score_left"&gt;&lt;a href="javascript:info(683726, '1%3A0', '17382,18689,18830,19371,19489');" onClick="this.blur();"&gt;1:0&lt;/a&gt;&lt;/td&gt;&lt;td align="left"&gt;&lt;b&gt;Rimini&lt;/b&gt;&lt;/td&gt;&lt;td style="padding: 0px 0px 0px 0px;" title="Mark the match <text:soft-page-break/>here and confirm at the bottom of the page to blind it out"&gt;&lt;input type="checkbox" class="checkbox" name="match683726" value="683726"&gt;&lt;/td&gt;&lt;/tr&gt;&lt;tr class="even" align="center"&gt;&lt;td style="padding: 0px 0px 0px 0px;"&gt;&amp;nbsp;&lt;/td&gt;&lt;td colspan="4" style="padding: 0px 0px 0px 0px;"&gt;&lt;div id="game_683726" style="display: inline;"&gt;&lt;/div&gt;&lt;table class="clickable" border="0" cellspacing="0" cellpadding="0" width="100%" title="Odds for this match"&gt;&lt;tr align="center"&gt;&lt;td id="cell_id_1_683726_1_1" class="clickable_hover" width="68"&gt;1&amp;nbsp;&amp;ndash;&amp;nbsp;1.90&lt;/td&gt;&lt;td id="cell_id_1_683726_1_2" class="clickable_hover" width="68"&gt;X&amp;nbsp;&amp;ndash;&amp;nbsp;3.23&lt;/td&gt;&lt;td id="cell_id_1_683726_1_3" class="clickable_hover" width="68"&gt;2&amp;nbsp;&amp;ndash;&amp;nbsp;5.50&lt;/td&gt;&lt;td width="40"&gt;&amp;nbsp;&lt;/td&gt;&lt;td id="cell_id_1_683726_2_4" class="clickable_hover" width="115"&gt;Over&amp;nbsp;2.5&amp;nbsp;&amp;ndash;&amp;nbsp;2.35&lt;/td&gt;&lt;td id="cell_id_1_683726_2_5" class="clickable_hover" width="115"&gt;Under&amp;nbsp;2.5&amp;nbsp;&amp;ndash;&amp;nbsp;1.5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9 matches"&gt;&amp;nbsp;&lt;a href="livescore.php?leagues=147&amp;PHPSESSID=d6192dfc5a2159594ca83b9414fc0d20"&gt;&lt;img src="styles/def/pix/icon_check.gif" align="top" alt="" width="15" height="14" border="0"&gt;&lt;/a&gt;&amp;nbsp;&amp;nbsp;Japan � J2 League&lt;/th&gt;&lt;/tr&gt;&lt;tr align="center"&gt;&lt;td style="padding: 0px 0px 0px 0px;" title="12:00"&gt;&lt;b&gt;FT&lt;/b&gt;&lt;/td&gt;&lt;td align="right"&gt;&lt;b&gt;Sagan Tosu&lt;/b&gt;&lt;/td&gt;&lt;td class="score_left"&gt;&lt;a href="javascript:info(684744, '0%3A1', '17417,18700,18910,19045,19429,19586');" onClick="this.blur();"&gt;3:1&lt;/a&gt;&lt;/td&gt;&lt;td align="left"&gt;&lt;b&gt;Avispa Fukuoka&lt;/b&gt;&lt;/td&gt;&lt;td style="padding: 0px 0px 0px 0px;" title="Mark the match here and confirm at the bottom of the page to blind it out"&gt;&lt;input type="checkbox" class="checkbox" name="match684744" value="684744"&gt;&lt;/td&gt;&lt;/tr&gt;&lt;tr class="even" align="center"&gt;&lt;td style="padding: 0px 0px 0px 0px;"&gt;&amp;nbsp;&lt;/td&gt;&lt;td colspan="4" style="padding: 0px 0px 0px 0px;"&gt;&lt;div id="game_684744" style="display: inline;"&gt;&lt;/div&gt;&lt;table class="clickable" border="0" cellspacing="0" cellpadding="0" width="100%" title="Odds for this match"&gt;&lt;tr align="center"&gt;&lt;td id="cell_id_1_684744_1_1" class="clickable_hover" width="68"&gt;1&amp;nbsp;&amp;ndash;&amp;nbsp;1.83&lt;/td&gt;&lt;td id="cell_id_1_684744_1_2" class="clickable_hover" width="68"&gt;X&amp;nbsp;&amp;ndash;&amp;nbsp;3.60&lt;/td&gt;&lt;td id="cell_id_1_684744_1_3" class="clickable_hover" width="68"&gt;2&amp;nbsp;&amp;ndash;&amp;nbsp;5.22&lt;/td&gt;&lt;td width="40"&gt;&amp;nbsp;&lt;/td&gt;&lt;td id="cell_id_1_684744_2_4" class="clickable_hover" width="115"&gt;Over&amp;nbsp;2.5&amp;nbsp;&amp;ndash;&amp;nbsp;2.00&lt;/td&gt;&lt;td id="cell_id_1_684744_2_5" class="clickable_hover" width="115"&gt;Under&amp;nbsp;2.5&amp;nbsp;&amp;ndash;&amp;nbsp;2.05&lt;/td&gt;&lt;/tr&gt;&lt;/table&gt;&lt;/td&gt;&lt;/tr&gt;&lt;tr align="center"&gt;&lt;td style="padding: 0px 0px 0px 0px;" title="11:30"&gt;&lt;b&gt;FT&lt;/b&gt;&lt;/td&gt;&lt;td align="right"&gt;&lt;b&gt;Tokushima Vortis&lt;/b&gt;&lt;/td&gt;&lt;td class="score_right"&gt;&lt;a href="javascript:info(684743, '0%3A0', '17416,18699,18909,19428,19585,19651');" onClick="this.blur();"&gt;0:1&lt;/a&gt;&lt;/td&gt;&lt;td align="left"&gt;&lt;b&gt;Tokyo-Verdy&lt;/b&gt;&lt;/td&gt;&lt;td style="padding: 0px 0px 0px 0px;" title="Mark the match here and confirm at the bottom of the page to blind it out"&gt;&lt;input type="checkbox" class="checkbox" name="match684743" value="684743"&gt;&lt;/td&gt;&lt;/tr&gt;&lt;tr class="even" align="center"&gt;&lt;td style="padding: 0px 0px 0px 0px;"&gt;&amp;nbsp;&lt;/td&gt;&lt;td colspan="4" style="padding: 0px 0px 0px 0px;"&gt;&lt;div id="game_684743" style="display: inline;"&gt;&lt;/div&gt;&lt;table class="clickable" border="0" cellspacing="0" cellpadding="0" width="100%" title="Odds for this match"&gt;&lt;tr align="center"&gt;&lt;td id="cell_id_1_684743_1_1" class="clickable_hover" width="68"&gt;1&amp;nbsp;&amp;ndash;&amp;nbsp;2.86&lt;/td&gt;&lt;td id="cell_id_1_684743_1_2" class="clickable_hover" width="68"&gt;X&amp;nbsp;&amp;ndash;&amp;nbsp;3.38&lt;/td&gt;&lt;td id="cell_id_1_684743_1_3" class="clickable_hover" <text:soft-page-break/>width="68"&gt;2&amp;nbsp;&amp;ndash;&amp;nbsp;2.80&lt;/td&gt;&lt;td width="40"&gt;&amp;nbsp;&lt;/td&gt;&lt;td id="cell_id_1_684743_2_4" class="clickable_hover" width="115"&gt;Over&amp;nbsp;2.5&amp;nbsp;&amp;ndash;&amp;nbsp;2.16&lt;/td&gt;&lt;td id="cell_id_1_684743_2_5" class="clickable_hover" width="115"&gt;Under&amp;nbsp;2.5&amp;nbsp;&amp;ndash;&amp;nbsp;1.80&lt;/td&gt;&lt;/tr&gt;&lt;/table&gt;&lt;/td&gt;&lt;/tr&gt;&lt;tr align="center"&gt;&lt;td style="padding: 0px 0px 0px 0px;" title="11:00"&gt;&lt;b&gt;FT&lt;/b&gt;&lt;/td&gt;&lt;td align="right"&gt;&lt;b&gt;Cerezo Osaka&lt;/b&gt;&lt;/td&gt;&lt;td class="score_neutral"&gt;&lt;a href="javascript:info(684738, '1%3A1', '17411,18694,18904,19423,19580,19629');" onClick="this.blur();"&gt;1:1&lt;/a&gt;&lt;/td&gt;&lt;td align="left"&gt;&lt;b&gt;Ventforet</text:p>
      <text:p text:style-name="Standard"><text:s/>Kofu&lt;/b&gt;&lt;/td&gt;&lt;td style="padding: 0px 0px 0px 0px;" title="Mark the match here and confirm at the bottom of the page to blind it out"&gt;&lt;input type="checkbox" class="checkbox" name="match684738" value="684738"&gt;&lt;/td&gt;&lt;/tr&gt;&lt;tr class="even" align="center"&gt;&lt;td style="padding: 0px 0px 0px 0px;"&gt;&amp;nbsp;&lt;/td&gt;&lt;td colspan="4" style="padding: 0px 0px 0px 0px;"&gt;&lt;div id="game_684738" style="display: inline;"&gt;&lt;/div&gt;&lt;table class="clickable" border="0" cellspacing="0" cellpadding="0" width="100%" title="Odds for this match"&gt;&lt;tr align="center"&gt;&lt;td id="cell_id_1_684738_1_1" class="clickable_hover" width="68"&gt;1&amp;nbsp;&amp;ndash;&amp;nbsp;2.28&lt;/td&gt;&lt;td id="cell_id_1_684738_1_2" class="clickable_hover" width="68"&gt;X&amp;nbsp;&amp;ndash;&amp;nbsp;3.69&lt;/td&gt;&lt;td id="cell_id_1_684738_1_3" class="clickable_hover" width="68"&gt;2&amp;nbsp;&amp;ndash;&amp;nbsp;4.30&lt;/td&gt;&lt;td width="40"&gt;&amp;nbsp;&lt;/td&gt;&lt;td id="cell_id_1_684738_2_4" class="clickable_hover" width="115"&gt;Over&amp;nbsp;2.5&amp;nbsp;&amp;ndash;&amp;nbsp;1.75&lt;/td&gt;&lt;td id="cell_id_1_684738_2_5" class="clickable_hover" width="115"&gt;Under&amp;nbsp;2.5&amp;nbsp;&amp;ndash;&amp;nbsp;2.20&lt;/td&gt;&lt;/tr&gt;&lt;/table&gt;&lt;/td&gt;&lt;/tr&gt;&lt;tr align="center"&gt;&lt;td style="padding: 0px 0px 0px 0px;" title="11:00"&gt;&lt;b&gt;FT&lt;/b&gt;&lt;/td&gt;&lt;td align="right"&gt;&lt;b&gt;FC Gifu&lt;/b&gt;&lt;/td&gt;&lt;td class="score_neutral"&gt;&lt;a href="javascript:info(684739, '1%3A0', '17412,18695,18905,19424,19581,19630');" onClick="this.blur();"&gt;1:1&lt;/a&gt;&lt;/td&gt;&lt;td align="left"&gt;&lt;b&gt;Shonan Bellmare&lt;/b&gt;&lt;/td&gt;&lt;td style="padding: 0px 0px 0px 0px;" title="Mark the match here and confirm at the bottom of the page to blind it out"&gt;&lt;input type="checkbox" class="checkbox" name="match684739" value="684739"&gt;&lt;/td&gt;&lt;/tr&gt;&lt;tr class="even" align="center"&gt;&lt;td style="padding: 0px 0px 0px 0px;"&gt;&amp;nbsp;&lt;/td&gt;&lt;td colspan="4" style="padding: 0px 0px 0px 0px;"&gt;&lt;div id="game_684739" style="display: inline;"&gt;&lt;/div&gt;&lt;table class="clickable" border="0" cellspacing="0" cellpadding="0" width="100%" title="Odds for this match"&gt;&lt;tr align="center"&gt;&lt;td id="cell_id_1_684739_1_1" class="clickable_hover" width="68"&gt;1&amp;nbsp;&amp;ndash;&amp;nbsp;3.40&lt;/td&gt;&lt;td id="cell_id_1_684739_1_2" class="clickable_hover" width="68"&gt;X&amp;nbsp;&amp;ndash;&amp;nbsp;3.40&lt;/td&gt;&lt;td id="cell_id_1_684739_1_3" class="clickable_hover" width="68"&gt;2&amp;nbsp;&amp;ndash;&amp;nbsp;2.30&lt;/td&gt;&lt;td width="40"&gt;&amp;nbsp;&lt;/td&gt;&lt;td id="cell_id_1_684739_2_4" class="clickable_hover" width="115"&gt;Over&amp;nbsp;2.5&amp;nbsp;&amp;ndash;&amp;nbsp;2.10&lt;/td&gt;&lt;td id="cell_id_1_684739_2_5" class="clickable_hover" width="115"&gt;Under&amp;nbsp;2.5&amp;nbsp;&amp;ndash;&amp;nbsp;1.85&lt;/td&gt;&lt;/tr&gt;&lt;/table&gt;&lt;/td&gt;&lt;/tr&gt;&lt;tr align="center"&gt;&lt;td style="padding: 0px 0px 0px 0px;" title="11:00"&gt;&lt;b&gt;FT&lt;/b&gt;&lt;/td&gt;&lt;td align="right"&gt;&lt;b&gt;Tochigi Soccer Club&lt;/b&gt;&lt;/td&gt;&lt;td class="score_neutral"&gt;&lt;a href="javascript:info(684740, '0%3A1', '17414,18696,18907,19425,19582,19631');" onClick="this.blur();"&gt;1:1&lt;/a&gt;&lt;/td&gt;&lt;td align="left"&gt;&lt;b&gt;Kataller Toyama&lt;/b&gt;&lt;/td&gt;&lt;td style="padding: 0px 0px 0px 0px;" title="Mark the match here and confirm at the bottom of the page to blind it out"&gt;&lt;input type="checkbox" class="checkbox" name="match684740" value="684740"&gt;&lt;/td&gt;&lt;/tr&gt;&lt;tr class="even" align="center"&gt;&lt;td style="padding: 0px 0px 0px 0px;"&gt;&amp;nbsp;&lt;/td&gt;&lt;td colspan="4" style="padding: 0px 0px 0px 0px;"&gt;&lt;div id="game_684740" style="display: inline;"&gt;&lt;/div&gt;&lt;table class="clickable" border="0" cellspacing="0" cellpadding="0" width="100%" title="Odds for this match"&gt;&lt;tr align="center"&gt;&lt;td <text:soft-page-break/>id="cell_id_1_684740_1_1" class="clickable_hover" width="68"&gt;1&amp;nbsp;&amp;ndash;&amp;nbsp;3.70&lt;/td&gt;&lt;td id="cell_id_1_684740_1_2" class="clickable_hover" width="68"&gt;X&amp;nbsp;&amp;ndash;&amp;nbsp;3.40&lt;/td&gt;&lt;td id="cell_id_1_684740_1_3" class="clickable_hover" width="68"&gt;2&amp;nbsp;&amp;ndash;&amp;nbsp;2.33&lt;/td&gt;&lt;td width="40"&gt;&amp;nbsp;&lt;/td&gt;&lt;td id="cell_id_1_684740_2_4" class="clickable_hover" width="115"&gt;Over&amp;nbsp;2.5&amp;nbsp;&amp;ndash;&amp;nbsp;2.35&lt;/td&gt;&lt;td id="cell_id_1_684740_2_5" class="clickable_hover" width="115"&gt;Under&amp;nbsp;2.5&amp;nbsp;&amp;ndash;&amp;nbsp;1.62&lt;/td&gt;&lt;/tr&gt;&lt;/table&gt;&lt;/td&gt;&lt;/tr&gt;&lt;tr align="center"&gt;&lt;td style="padding: 0px 0px 0px 0px;" title="11:00"&gt;&lt;b&gt;FT&lt;/b&gt;&lt;/td&gt;&lt;td align="right"&gt;&lt;b&gt;Vegalta Sendai&lt;/b&gt;&lt;/td&gt;&lt;td class="score_left"&gt;&lt;a href="javascript:info(684741, '2%3A2', '17413,18697,18908,19426,19583,19632');" onClick="this.blur();"&gt;4:2&lt;/a&gt;&lt;/td&gt;&lt;td align="left"&gt;&lt;b&gt;Fagiano Okayama&lt;/b&gt;&lt;/td&gt;&lt;td style="padding: 0px 0px 0px 0px;" title="Mark the match here and confirm at the bottom of the page to blind it out"&gt;&lt;input type="checkbox" class="checkbox" name="match684741" value="684741"&gt;&lt;/td&gt;&lt;/tr&gt;&lt;tr class="even" align="center"&gt;&lt;td style="padding: 0px 0px 0px 0px;"&gt;&amp;nbsp;&lt;/td&gt;&lt;td colspan="4" style="padding: 0px 0px 0px 0px;"&gt;&lt;div id="game_684741" style="display: inline;"&gt;&lt;/div&gt;&lt;table class="clickable" border="0" cellspacing="0" cellpadding="0" width="100%" title="Odds for this match"&gt;&lt;tr align="center"&gt;&lt;td id="cell_id_1_684741_1_1" class="clickable_hover" width="68"&gt;1&amp;nbsp;&amp;ndash;&amp;nbsp;1.41&lt;/td&gt;&lt;td id="cell_id_1_684741_1_2" class="clickable_hover" width="68"&gt;X&amp;nbsp;&amp;ndash;&amp;nbsp;5.17&lt;/td&gt;&lt;td id="cell_id_1_684741_1_3" class="clickable_hover" width="68"&gt;2&amp;nbsp;&amp;ndash;&amp;nbsp;9.84&lt;/td&gt;&lt;td width="40"&gt;&amp;nbsp;&lt;/td&gt;&lt;td id="cell_id_1_684741_2_4" class="clickable_hover" width="115"&gt;Over&amp;nbsp;2.5&amp;nbsp;&amp;ndash;&amp;nbsp;1.70&lt;/td&gt;&lt;td id="cell_id_1_684741_2_5" class="clickable_hover" width="115"&gt;Under&amp;nbsp;2.5&amp;nbsp;&amp;ndash;&amp;nbsp;2.26&lt;/td&gt;&lt;/tr&gt;&lt;/table&gt;&lt;/td&gt;&lt;/tr&gt;&lt;tr align="center"&gt;&lt;td style="padding: 0px 0px 0px 0px;" title="11:00"&gt;&lt;b&gt;FT&lt;/b&gt;&lt;/td&gt;&lt;td align="right"&gt;&lt;b&gt;&lt;img src="styles/red-card.gif" alt=""&gt;&amp;nbsp;&amp;nbsp;Yokohama FC&lt;/b&gt;&lt;/td&gt;&lt;td class="score_neutral"&gt;&lt;a href="javascript:info(684742, '0%3A0', '17415,18698,18906,19427,19584,19633');" onClick="this.blur();"&gt;1:1&lt;/a&gt;&lt;/td&gt;&lt;td align="left"&gt;&lt;b&gt;Mito Hollyhock&lt;/b&gt;&lt;/td&gt;&lt;td style="padding: 0px 0px 0px 0px;" title="Mark the match here and confirm at the bottom of the page to blind it out"&gt;&lt;input type="checkbox" class="checkbox" name="match684742" value="684742"&gt;&lt;/td&gt;&lt;/tr&gt;&lt;tr class="even" align="center"&gt;&lt;td style="padding: 0px 0px 0px 0px;"&gt;&amp;nbsp;&lt;/td&gt;&lt;td colspan="4" style="padding: 0px 0px 0px 0px;"&gt;&lt;div id="game_684742" style="display: inline;"&gt;&lt;/div&gt;&lt;table class="clickable" border="0" cellspacing="0" cellpadding="0" width="100%" title="Odds for this match"&gt;&lt;tr align="center"&gt;&lt;td id="cell_id_1_684742_1_1" class="clickable_hover" width="68"&gt;1&amp;nbsp;&amp;ndash;&amp;nbsp;3.50&lt;/td&gt;&lt;td id="cell_id_1_684742_1_2" class="clickable_hover" width="68"&gt;X&amp;nbsp;&amp;ndash;&amp;nbsp;3.40&lt;/td&gt;&lt;td id="cell_id_1_684742_1_3" class="clickable_hover" width="68"&gt;2&amp;nbsp;&amp;ndash;&amp;nbsp;2.35&lt;/td&gt;&lt;td width="40"&gt;&amp;nbsp;&lt;/td&gt;&lt;td id="cell_id_1_684742_2_4" class="clickable_hover" width="115"&gt;Over&amp;nbsp;2.5&amp;nbsp;&amp;ndash;&amp;nbsp;2.16&lt;/td&gt;&lt;td id="cell_id_1_684742_2_5" class="clickable_hover" width="115"&gt;Under&amp;nbsp;2.5&amp;nbsp;&amp;ndash;&amp;nbsp;1.76&lt;/td&gt;&lt;/tr&gt;&lt;/table&gt;&lt;/td&gt;&lt;/tr&gt;&lt;tr align="center"&gt;&lt;td style="padding: 0px 0px 0px 0px;" title="09:00"&gt;&lt;b&gt;FT&lt;/b&gt;&lt;/td&gt;&lt;td align="right"&gt;&lt;b&gt;The Spa Kusatsu&lt;/b&gt;&lt;/td&gt;&lt;td class="score_right"&gt;&lt;a href="javascript:info(685225, '0%3A2', '17410,18529,18693,18903,19422,19458');" onClick="this.blur();"&gt;0:6&lt;/a&gt;&lt;/td&gt;&lt;td align="left"&gt;&lt;b&gt;Roasso Kumamoto&lt;/b&gt;&lt;/td&gt;&lt;td style="padding: 0px 0px 0px 0px;" title="Mark the match here and confirm at the bottom of the page to blind it out"&gt;&lt;input type="checkbox" class="checkbox" name="match685225" <text:soft-page-break/>value="685225"&gt;&lt;/td&gt;&lt;/tr&gt;&lt;tr class="even" align="center"&gt;&lt;td style="padding: 0px 0px 0px 0px;"&gt;&amp;nbsp;&lt;/td&gt;&lt;td colspan="4" style="padding: 0px 0px 0px 0px;"&gt;&lt;div id="game_685225" style="display: inline;"&gt;&lt;/div&gt;&lt;table class="clickable" border="0" cellspacing="0" cellpadding="0" width="100%" title="Odds for this match"&gt;&lt;tr align="center"&gt;&lt;td id="cell_id_1_685225_1_1" class="clickable_hover" width="68"&gt;1&amp;nbsp;&amp;ndash;&amp;nbsp;2.02&lt;/td&gt;&lt;td id="cell_id_1_685225_1_2" class="clickable_hover" width="68"&gt;X&amp;nbsp;&amp;ndash;&amp;nbsp;3.56&lt;/td&gt;&lt;td id="cell_id_1_685225_1_3" class="clickable_hover" width="68"&gt;2&amp;nbsp;&amp;ndash;&amp;nbsp;4.00&lt;/td&gt;&lt;td width="40"&gt;&amp;nbsp;&lt;/td&gt;&lt;td id="cell_id_1_685225_2_4" class="clickable_hover" width="115"&gt;Over&amp;nbsp;2.5&amp;nbsp;&amp;ndash;&amp;nbsp;1.85&lt;/td&gt;&lt;td id="cell_id_1_685225_2_5" class="clickable_hover" width="115"&gt;Under&amp;nbsp;2.5&amp;nbsp;&amp;ndash;&amp;nbsp;2.18&lt;/td&gt;&lt;/tr&gt;&lt;/table&gt;&lt;/td&gt;&lt;/tr&gt;&lt;tr align="center"&gt;&lt;td style="padding: 0px 0px 0px 0px;" title="07:00"&gt;&lt;b&gt;FT&lt;/b&gt;&lt;/td&gt;&lt;td align="right"&gt;&lt;b&gt;Consadole Sapporo&lt;/b&gt;&lt;/td&gt;&lt;td class="score_left"&gt;&lt;a href="javascript:info(684737, '0%3A1', '17409,18528,18692,18902,19327');" onClick="this.blur();"&gt;3:2&lt;/a&gt;&lt;/td&gt;&lt;td align="left"&gt;&lt;b&gt;Ehime FC&lt;/b&gt;&lt;/td&gt;&lt;td style="padding: 0px 0px 0px 0px;" title="Mark the match here and confirm at the bottom of the page to blind it out"&gt;&lt;input type="checkbox" class="checkbox" name="match684737" value="684737"&gt;&lt;/td&gt;&lt;/tr&gt;&lt;tr class="even" align="center"&gt;&lt;td style="padding: 0px 0px 0px 0px;"&gt;&amp;nbsp;&lt;/td&gt;&lt;td colspan="4" style="padding: 0px 0px 0px 0px;"&gt;&lt;div id="game_684737" style="display: inline;"&gt;&lt;/div&gt;&lt;table class="clickable" border="0" cellspacing="0" cellpadding="0" width="100%" title="Odds for this match"&gt;&lt;tr align="center"&gt;&lt;td id="cell_id_1_684737_1_1" class="clickable_hover" width="68"&gt;1&amp;nbsp;&amp;ndash;&amp;nbsp;1.64&lt;/td&gt;&lt;td id="cell_id_1_684737_1_2" class="clickable_hover" width="68"&gt;X&amp;nbsp;&amp;ndash;&amp;nbsp;4.20&lt;/td&gt;&lt;td id="cell_id_1_684737_1_3" class="clickable_hover" width="68"&gt;2&amp;nbsp;&amp;ndash;&amp;nbsp;6.25&lt;/td&gt;&lt;td width="40"&gt;&amp;nbsp;&lt;/td&gt;&lt;td id="cell_id_1_684737_2_4" class="clickable_hover" width="115"&gt;Over&amp;nbsp;2.5&amp;nbsp;&amp;ndash;&amp;nbsp;1.70&lt;/td&gt;&lt;td id="cell_id_1_684737_2_5" class="clickable_hover" width="115"&gt;Under&amp;nbsp;2.5&amp;nbsp;&amp;ndash;&amp;nbsp;2.1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48&amp;PHPSESSID=d6192dfc5a2159594ca83b9414fc0d20"&gt;&lt;img src="styles/def/pix/icon_check.gif" align="top" alt="" width="15" height="14" border="0"&gt;&lt;/a&gt;&amp;nbsp;&amp;nbsp;Japan � Nabisco Cup&lt;/th&gt;&lt;/tr&gt;&lt;tr align="center"&gt;&lt;td style="padding: 0px 0px 0px 0px;" title="11:00"&gt;&lt;b&gt;FT&lt;/b&gt;&lt;/td&gt;&lt;td</text:p>
      <text:p text:style-name="Standard"><text:s/>align="right"&gt;&lt;b&gt;FC Tokyo&lt;/b&gt;&lt;/td&gt;&lt;td class="score_left"&gt;&lt;a href="javascript:info(685226, '1%3A0', '17418,18912,19036,19587,19600');" onClick="this.blur();"&gt;1:0&lt;/a&gt;&lt;/td&gt;&lt;td align="left"&gt;&lt;b&gt;Shimizu S-Pulse&lt;/b&gt;&lt;/td&gt;&lt;td style="padding: 0px 0px 0px 0px;" title="Mark the match here and confirm at the bottom of the page to blind it out"&gt;&lt;input type="checkbox" class="checkbox" name="match685226" value="685226"&gt;&lt;/td&gt;&lt;/tr&gt;&lt;tr class="even" align="center"&gt;&lt;td style="padding: 0px 0px 0px 0px;"&gt;&amp;nbsp;&lt;/td&gt;&lt;td colspan="4" style="padding: 0px 0px 0px 0px;"&gt;&lt;div id="game_685226" style="display: inline;"&gt;&lt;/div&gt;&lt;table class="clickable" border="0" cellspacing="0" cellpadding="0" width="100%" title="Odds for this match"&gt;&lt;tr align="center"&gt;&lt;td id="cell_id_1_685226_1_1" class="clickable_hover" width="68"&gt;1&amp;nbsp;&amp;ndash;&amp;nbsp;2.43&lt;/td&gt;&lt;td id="cell_id_1_685226_1_2" class="clickable_hover" width="68"&gt;X&amp;nbsp;&amp;ndash;&amp;nbsp;3.57&lt;/td&gt;&lt;td id="cell_id_1_685226_1_3" class="clickable_hover" width="68"&gt;2&amp;nbsp;&amp;ndash;&amp;nbsp;3.20&lt;/td&gt;&lt;td width="40"&gt;&amp;nbsp;&lt;/td&gt;&lt;td <text:soft-page-break/>id="cell_id_1_685226_2_4" class="clickable_hover" width="115"&gt;Over&amp;nbsp;2.5&amp;nbsp;&amp;ndash;&amp;nbsp;1.83&lt;/td&gt;&lt;td id="cell_id_1_685226_2_5" class="clickable_hover" width="115"&gt;Under&amp;nbsp;2.5&amp;nbsp;&amp;ndash;&amp;nbsp;2.17&lt;/td&gt;&lt;/tr&gt;&lt;/table&gt;&lt;/td&gt;&lt;/tr&gt;&lt;tr align="center"&gt;&lt;td style="padding: 0px 0px 0px 0px;" title="11:00"&gt;&lt;b&gt;FT&lt;/b&gt;&lt;/td&gt;&lt;td align="right"&gt;&lt;b&gt;Yokohama F. Marinos&lt;/b&gt;&lt;/td&gt;&lt;td class="score_neutral"&gt;&lt;a href="javascript:info(685227, '0%3A0', '17419,18913,19037,19588,19601');" onClick="this.blur();"&gt;1:1&lt;/a&gt;&lt;/td&gt;&lt;td align="left"&gt;&lt;b&gt;Kawasaki Frontale&lt;/b&gt;&lt;/td&gt;&lt;td style="padding: 0px 0px 0px 0px;" title="Mark the match here and confirm at the bottom of the page to blind it out"&gt;&lt;input type="checkbox" class="checkbox" name="match685227" value="685227"&gt;&lt;/td&gt;&lt;/tr&gt;&lt;tr class="even" align="center"&gt;&lt;td style="padding: 0px 0px 0px 0px;"&gt;&amp;nbsp;&lt;/td&gt;&lt;td colspan="4" style="padding: 0px 0px 0px 0px;"&gt;&lt;div id="game_685227" style="display: inline;"&gt;&lt;/div&gt;&lt;table class="clickable" border="0" cellspacing="0" cellpadding="0" width="100%" title="Odds for this match"&gt;&lt;tr align="center"&gt;&lt;td id="cell_id_1_685227_1_1" class="clickable_hover" width="68"&gt;1&amp;nbsp;&amp;ndash;&amp;nbsp;2.70&lt;/td&gt;&lt;td id="cell_id_1_685227_1_2" class="clickable_hover" width="68"&gt;X&amp;nbsp;&amp;ndash;&amp;nbsp;3.38&lt;/td&gt;&lt;td id="cell_id_1_685227_1_3" class="clickable_hover" width="68"&gt;2&amp;nbsp;&amp;ndash;&amp;nbsp;3.20&lt;/td&gt;&lt;td width="40"&gt;&amp;nbsp;&lt;/td&gt;&lt;td id="cell_id_1_685227_2_4" class="clickable_hover" width="115"&gt;Over&amp;nbsp;2.5&amp;nbsp;&amp;ndash;&amp;nbsp;1.88&lt;/td&gt;&lt;td id="cell_id_1_685227_2_5" class="clickable_hover" width="115"&gt;Under&amp;nbsp;2.5&amp;nbsp;&amp;ndash;&amp;nbsp;2.06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1401&amp;PHPSESSID=d6192dfc5a2159594ca83b9414fc0d20"&gt;&lt;img src="styles/def/pix/icon_check.gif" align="top" alt="" width="15" height="14" border="0"&gt;&lt;/a&gt;&amp;nbsp;&amp;nbsp;Korea (South) � K League&lt;/th&gt;&lt;/tr&gt;&lt;tr align="center"&gt;&lt;td style="padding: 0px 0px 0px 0px;" title="12:30"&gt;&lt;b&gt;FT&lt;/b&gt;&lt;/td&gt;&lt;td align="right"&gt;&lt;b&gt;Suwon&lt;/b&gt;&lt;/td&gt;&lt;td class="score_neutral"&gt;&lt;a href="javascript:info(684670, '2%3A1', '17481,19055,19595,19608');" onClick="this.blur();"&gt;3:3&lt;/a&gt;&lt;/td&gt;&lt;td align="left"&gt;&lt;b&gt;GangWon FC&lt;/b&gt;&lt;/td&gt;&lt;td style="padding: 0px 0px 0px 0px;" title="Mark the match here and confirm at the bottom of the page to blind it out"&gt;&lt;input type="checkbox" class="checkbox" name="match684670" value="684670"&gt;&lt;/td&gt;&lt;/tr&gt;&lt;tr class="even" align="center"&gt;&lt;td style="padding: 0px 0px 0px 0px;"&gt;&amp;nbsp;&lt;/td&gt;&lt;td colspan="4" style="padding: 0px 0px 0px 0px;"&gt;&lt;div id="game_684670" style="display: inline;"&gt;&lt;/div&gt;&lt;table class="clickable" border="0" cellspacing="0" cellpadding="0" width="100%" title="Odds for this match"&gt;&lt;tr align="center"&gt;&lt;td id="cell_id_1_684670_1_1" class="clickable_hover" width="68"&gt;1&amp;nbsp;&amp;ndash;&amp;nbsp;1.85&lt;/td&gt;&lt;td id="cell_id_1_684670_1_2" class="clickable_hover" width="68"&gt;X&amp;nbsp;&amp;ndash;&amp;nbsp;3.50&lt;/td&gt;&lt;td id="cell_id_1_684670_1_3" class="clickable_hover" width="68"&gt;2&amp;nbsp;&amp;ndash;&amp;nbsp;4.75&lt;/td&gt;&lt;td width="40"&gt;&amp;nbsp;&lt;/td&gt;&lt;td id="cell_id_1_684670_2_4" class="clickable_hover" width="115"&gt;Over&amp;nbsp;2.5&amp;nbsp;&amp;ndash;&amp;nbsp;1.91&lt;/td&gt;&lt;td id="cell_id_1_684670_2_5" class="clickable_hover" width="115"&gt;Under&amp;nbsp;2.5&amp;nbsp;&amp;ndash;&amp;nbsp;2.25&lt;/td&gt;&lt;/tr&gt;&lt;/table&gt;&lt;/td&gt;&lt;/tr&gt;&lt;tr align="center"&gt;&lt;td style="padding: 0px 0px 0px 0px;" title="12:00"&gt;&lt;b&gt;FT&lt;/b&gt;&lt;/td&gt;&lt;td align="right"&gt;&lt;b&gt;Gyeongnam&lt;/b&gt;&lt;/td&gt;&lt;td class="score_left"&gt;&lt;a href="javascript:info(684666, '1%3A0', '17477,19046,19591,19604');" onClick="this.blur();"&gt;4:1&lt;/a&gt;&lt;/td&gt;&lt;td align="left"&gt;&lt;b&gt;Chunnam&lt;/b&gt;&lt;/td&gt;&lt;td style="padding: 0px 0px 0px 0px;" title="Mark the match here and confirm at the bottom of the page to blind it out"&gt;&lt;input type="checkbox" <text:soft-page-break/>class="checkbox" name="match684666" value="684666"&gt;&lt;/td&gt;&lt;/tr&gt;&lt;tr class="even" align="center"&gt;&lt;td style="padding: 0px 0px 0px 0px;"&gt;&amp;nbsp;&lt;/td&gt;&lt;td colspan="4" style="padding: 0px 0px 0px 0px;"&gt;&lt;div id="game_684666" style="display: inline;"&gt;&lt;/div&gt;&lt;table class="clickable" border="0" cellspacing="0" cellpadding="0" width="100%" title="Odds for this match"&gt;&lt;tr align="center"&gt;&lt;td id="cell_id_1_684666_1_1" class="clickable_hover" width="68"&gt;1&amp;nbsp;&amp;ndash;&amp;nbsp;2.85&lt;/td&gt;&lt;td id="cell_id_1_684666_1_2" class="clickable_hover" width="68"&gt;X&amp;nbsp;&amp;ndash;&amp;nbsp;3.30&lt;/td&gt;&lt;td id="cell_id_1_684666_1_3" class="clickable_hover" width="68"&gt;2&amp;nbsp;&amp;ndash;&amp;nbsp;3.10&lt;/td&gt;&lt;td width="40"&gt;&amp;nbsp;&lt;/td&gt;&lt;td id="cell_id_1_684666_2_4" class="clickable_hover" width="115"&gt;Over&amp;nbsp;2.5&amp;nbsp;&amp;ndash;&amp;nbsp;2.20&lt;/td&gt;&lt;td id="cell_id_1_684666_2_5" class="clickable_hover" width="115"&gt;Under&amp;nbsp;2.5&amp;nbsp;&amp;ndash;&amp;nbsp;1.82&lt;/td&gt;&lt;/tr&gt;&lt;/table&gt;&lt;/td&gt;&lt;/tr&gt;&lt;tr align="center"&gt;&lt;td style="padding: 0px 0px 0px 0px;" title="12:00"&gt;&lt;b&gt;FT&lt;/b&gt;&lt;/td&gt;&lt;td align="right"&gt;&lt;b&gt;Pohang&lt;/b&gt;&lt;/td&gt;&lt;td class="score_neutral"&gt;&lt;a href="javascript:info(685297, '1%3A1', '17478,19047,19592,19605');" onClick="this.blur();"&gt;2:2&lt;/a&gt;&lt;/td&gt;&lt;td align="left"&gt;&lt;b&gt;Daejeon Citizen&lt;/b&gt;&lt;/td&gt;&lt;td style="padding: 0px 0px 0px 0px;" title="Mark the match here and confirm at the bottom of the page to blind it out"&gt;&lt;input type="checkbox" class="checkbox" name="match685297" value="685297"&gt;&lt;/td&gt;&lt;/tr&gt;&lt;tr class="even" align="center"&gt;&lt;td style="padding: 0px 0px 0px 0px;"&gt;&amp;nbsp;&lt;/td&gt;&lt;td colspan="4" style="padding: 0px 0px 0px 0px;"&gt;&lt;div id="game_685297" style="display: inline;"&gt;&lt;/div&gt;&lt;table class="clickable" border="0" cellspacing="0" cellpadding="0" width="100%" title="Odds for this match"&gt;&lt;tr align="center"&gt;&lt;td id="cell_id_1_685297_1_1" class="clickable_hover" width="68"&gt;1&amp;nbsp;&amp;ndash;&amp;nbsp;1.55&lt;/td&gt;&lt;td id="cell_id_1_685297_1_2" class="clickable_hover" width="68"&gt;X&amp;nbsp;&amp;ndash;&amp;nbsp;4.00&lt;/td&gt;&lt;td id="cell_id_1_685297_1_3" class="clickable_hover" width="68"&gt;2&amp;nbsp;&amp;ndash;&amp;nbsp;7.50&lt;/td&gt;&lt;td width="40"&gt;&amp;nbsp;&lt;/td&gt;&lt;td id="cell_id_1_685297_2_4" class="clickable_hover" width="115"&gt;Over&amp;nbsp;2.5&amp;nbsp;&amp;ndash;&amp;nbsp;1.85&lt;/td&gt;&lt;td id="cell_id_1_685297_2_5" class="clickable_hover" width="115"&gt;Under&amp;nbsp;2.5&amp;nbsp;&amp;ndash;&amp;nbsp;2.09&lt;/td&gt;&lt;/tr&gt;&lt;/table&gt;&lt;/td&gt;&lt;/tr&gt;&lt;tr align="center"&gt;&lt;td style="padding: 0px 0px 0px 0px;" title="12:00"&gt;&lt;b&gt;FT&lt;/b&gt;&lt;/td&gt;&lt;td align="right"&gt;&lt;b&gt;Seongnam&lt;/b&gt;&lt;/td&gt;&lt;td class="score_left"&gt;&lt;a href="javascript:info(684668, '1%3A0', '17479,19048,19593,19606');" onClick="this.blur();"&gt;1:0&lt;/a&gt;&lt;/td&gt;&lt;td align="left"&gt;&lt;b&gt;Seoul&lt;/b&gt;&lt;/td&gt;&lt;td style="padding: 0px 0px 0px 0px;" title="Mark the match here and confirm at the bottom of the page to blind it out"&gt;&lt;input type="checkbox" class="checkbox" name="match684668" value="684668"&gt;&lt;/td&gt;&lt;/tr&gt;&lt;tr class="even" align="center"&gt;&lt;td style="padding: 0px 0px 0px 0px;"&gt;&amp;nbsp;&lt;/td&gt;&lt;td colspan="4" style="padding: 0px 0px 0px 0px;"&gt;&lt;div id="game_684668" style="display: inline;"&gt;&lt;/div&gt;&lt;table class="clickable" border="0" cellspacing="0" cellpadding="0" width="100%" title="Odds for this match"&gt;&lt;tr align="center"&gt;&lt;td id="cell_id_1_684668_1_1" class="clickable_hover" width="68"&gt;1&amp;nbsp;&amp;ndash;&amp;nbsp;2.50&lt;/td&gt;&lt;td id="cell_id_1_684668_1_2" class="clickable_hover" width="68"&gt;X&amp;nbsp;&amp;ndash;&amp;nbsp;3.30&lt;/td&gt;&lt;td id="cell_id_1_684668_1_3" class="clickable_hover" width="68"&gt;2&amp;nbsp;&amp;ndash;&amp;nbsp;3.10&lt;/td&gt;&lt;td width="40"&gt;&amp;nbsp;&lt;/td&gt;&lt;td id="cell_id_1_684668_2_4" class="clickable_hover" width="115"&gt;Over&amp;nbsp;2.5&amp;nbsp;&amp;ndash;&amp;nbsp;2.29&lt;/td&gt;&lt;td id="cell_id_1_684668_2_5" class="clickable_hover" width="115"&gt;Under&amp;nbsp;2.5&amp;nbsp;&amp;ndash;&amp;nbsp;1.75&lt;/td&gt;&lt;/tr&gt;&lt;/table&gt;&lt;/td&gt;&lt;/tr&gt;&lt;tr align="center"&gt;&lt;td style="padding: 0px 0px 0px 0px;" title="12:00"&gt;&lt;b&gt;FT&lt;/b&gt;&lt;/td&gt;&lt;td align="right"&gt;&lt;b&gt;Ulsan&lt;/b&gt;&lt;/td&gt;&lt;td class="score_left"&gt;&lt;a href="javascript:info(684669, '2%3A0', '17480,19049,19594,19607');" onClick="this.blur();"&gt;3:1&lt;/a&gt;&lt;/td&gt;&lt;td <text:soft-page-break/>align="left"&gt;&lt;b&gt;Busan&lt;/b&gt;&lt;/td&gt;&lt;td style="padding: 0px 0px 0px 0px;" title="Mark the match here and confirm at the bottom of the page to blind it out"&gt;&lt;input type="checkbox" class="checkbox" name="match684669" value="684669"&gt;&lt;/td&gt;&lt;/tr&gt;&lt;tr class="even" align="center"&gt;&lt;td style="padding: 0px 0px 0px 0px;"&gt;&amp;nbsp;&lt;/td&gt;&lt;td colspan="4" style="padding: 0px 0px 0px 0px;"&gt;&lt;div id="game_684669" style="display: inline;"&gt;&lt;/div&gt;&lt;table class="clickable" border="0" cellspacing="0" cellpadding="0" width="100%" title="Odds for this match"&gt;&lt;tr align="center"&gt;&lt;td id="cell_id_1_684669_1_1" class="clickable_hover" width="68"&gt;1&amp;nbsp;&amp;ndash;&amp;nbsp;2.25&lt;/td&gt;&lt;td id="cell_id_1_684669_1_2" class="clickable_hover" width="68"&gt;X&amp;nbsp;&amp;ndash;&amp;nbsp;3.40&lt;/td&gt;&lt;td id="cell_id_1_684669_1_3" class="clickable_hover" width="68"&gt;2&amp;nbsp;&amp;ndash;&amp;nbsp;3.80&lt;/td&gt;&lt;td width="40"&gt;&amp;nbsp;&lt;/td&gt;&lt;td id="cell_id_1_684669_2_4" class="clickable_hover" width="115"&gt;Over&amp;nbsp;2.5&amp;nbsp;&amp;ndash;&amp;nbsp;2.20&lt;/td&gt;&lt;td id="cell_id_1_684669_2_5" class="clickable_hover" width="115"&gt;Under&amp;nbsp;2.5&amp;nbsp;&amp;ndash;&amp;nbsp;1.82&lt;/td&gt;&lt;/tr&gt;&lt;/table&gt;&lt;/td&gt;&lt;/tr&gt;&lt;tr align="center"&gt;&lt;td style="padding:</text:p>
      <text:p text:style-name="Standard"><text:s/>0px 0px 0px 0px;" title="11:00"&gt;&lt;b&gt;FT&lt;/b&gt;&lt;/td&gt;&lt;td align="right"&gt;&lt;b&gt;Jeonbuk Motors&lt;/b&gt;&lt;/td&gt;&lt;td class="score_left"&gt;&lt;a href="javascript:info(684665, '2%3A1', '17476,19038,19590,19603');" onClick="this.blur();"&gt;4:2&lt;/a&gt;&lt;/td&gt;&lt;td align="left"&gt;&lt;b&gt;Jeju&lt;/b&gt;&lt;/td&gt;&lt;td style="padding: 0px 0px 0px 0px;" title="Mark the match here and confirm at the bottom of the page to blind it out"&gt;&lt;input type="checkbox" class="checkbox" name="match684665" value="684665"&gt;&lt;/td&gt;&lt;/tr&gt;&lt;tr class="even" align="center"&gt;&lt;td style="padding: 0px 0px 0px 0px;"&gt;&amp;nbsp;&lt;/td&gt;&lt;td colspan="4" style="padding: 0px 0px 0px 0px;"&gt;&lt;div id="game_684665" style="display: inline;"&gt;&lt;/div&gt;&lt;table class="clickable" border="0" cellspacing="0" cellpadding="0" width="100%" title="Odds for this match"&gt;&lt;tr align="center"&gt;&lt;td id="cell_id_1_684665_1_1" class="clickable_hover" width="68"&gt;1&amp;nbsp;&amp;ndash;&amp;nbsp;1.73&lt;/td&gt;&lt;td id="cell_id_1_684665_1_2" class="clickable_hover" width="68"&gt;X&amp;nbsp;&amp;ndash;&amp;nbsp;3.60&lt;/td&gt;&lt;td id="cell_id_1_684665_1_3" class="clickable_hover" width="68"&gt;2&amp;nbsp;&amp;ndash;&amp;nbsp;5.50&lt;/td&gt;&lt;td width="40"&gt;&amp;nbsp;&lt;/td&gt;&lt;td id="cell_id_1_684665_2_4" class="clickable_hover" width="115"&gt;Over&amp;nbsp;2.5&amp;nbsp;&amp;ndash;&amp;nbsp;1.96&lt;/td&gt;&lt;td id="cell_id_1_684665_2_5" class="clickable_hover" width="115"&gt;Under&amp;nbsp;2.5&amp;nbsp;&amp;ndash;&amp;nbsp;1.95&lt;/td&gt;&lt;/tr&gt;&lt;/table&gt;&lt;/td&gt;&lt;/tr&gt;&lt;tr align="center"&gt;&lt;td style="padding: 0px 0px 0px 0px;" title="08:00"&gt;&lt;b&gt;FT&lt;/b&gt;&lt;/td&gt;&lt;td align="right"&gt;&lt;b&gt;Daegu&lt;/b&gt;&lt;/td&gt;&lt;td class="score_neutral"&gt;&lt;a href="javascript:info(684664, '0%3A0', '17475,19012,19589,19602');" onClick="this.blur();"&gt;0:0&lt;/a&gt;&lt;/td&gt;&lt;td align="left"&gt;&lt;b&gt;Incheon&lt;/b&gt;&lt;/td&gt;&lt;td style="padding: 0px 0px 0px 0px;" title="Mark the match here and confirm at the bottom of the page to blind it out"&gt;&lt;input type="checkbox" class="checkbox" name="match684664" value="684664"&gt;&lt;/td&gt;&lt;/tr&gt;&lt;tr class="even" align="center"&gt;&lt;td style="padding: 0px 0px 0px 0px;"&gt;&amp;nbsp;&lt;/td&gt;&lt;td colspan="4" style="padding: 0px 0px 0px 0px;"&gt;&lt;div id="game_684664" style="display: inline;"&gt;&lt;/div&gt;&lt;table class="clickable" border="0" cellspacing="0" cellpadding="0" width="100%" title="Odds for this match"&gt;&lt;tr align="center"&gt;&lt;td id="cell_id_1_684664_1_1" class="clickable_hover" width="68"&gt;1&amp;nbsp;&amp;ndash;&amp;nbsp;3.80&lt;/td&gt;&lt;td id="cell_id_1_684664_1_2" class="clickable_hover" width="68"&gt;X&amp;nbsp;&amp;ndash;&amp;nbsp;3.42&lt;/td&gt;&lt;td id="cell_id_1_684664_1_3" class="clickable_hover" width="68"&gt;2&amp;nbsp;&amp;ndash;&amp;nbsp;2.15&lt;/td&gt;&lt;td width="40"&gt;&amp;nbsp;&lt;/td&gt;&lt;td id="cell_id_1_684664_2_4" class="clickable_hover" width="115"&gt;Over&amp;nbsp;2.5&amp;nbsp;&amp;ndash;&amp;nbsp;1.91&lt;/td&gt;&lt;td id="cell_id_1_684664_2_5" class="clickable_hover" width="115"&gt;Under&amp;nbsp;2.5&amp;nbsp;&amp;ndash;&amp;nbsp;2.03&lt;/td&gt;&lt;/tr&gt;&lt;/table&gt;&lt;/td&gt;&lt;/tr&gt;&lt;tr&gt;&lt;td&gt;&lt;i<text:soft-page-break/>mg src="styles/def/pix/spacer.gif" alt="" width="39" height="5" border="0"&gt;&lt;/td&gt;&lt;td colspan="4"&gt;&lt;img src="styles/def/pix/spacer.gif" alt="" width="5" height="5" border="0"&gt;&lt;/td&gt;&lt;/tr&gt;&lt;tr&gt;&lt;th colspan="5" title="6 matches"&gt;&amp;nbsp;&lt;a href="livescore.php?leagues=179&amp;PHPSESSID=d6192dfc5a2159594ca83b9414fc0d20"&gt;&lt;img src="styles/def/pix/icon_check.gif" align="top" alt="" width="15" height="14" border="0"&gt;&lt;/a&gt;&amp;nbsp;&amp;nbsp;Mexico � Apertura&lt;/th&gt;&lt;/tr&gt;&lt;tr align="center"&gt;&lt;td style="padding: 0px 0px 0px 0px;" title="19:00"&gt;&lt;span id="blinker_682436" style="color: #D82800;"&gt;60'&lt;/span&gt;&lt;/td&gt;&lt;td align="right"&gt;&lt;b&gt;Toluca&lt;/b&gt;&lt;/td&gt;&lt;td class="score_neutral"&gt;&lt;a href="javascript:info(682436, '0%3A0', '17423,18705,18888,18952,19258,19576,19609');" onClick="this.blur();"&gt;0:0&lt;/a&gt;&lt;/td&gt;&lt;td align="left"&gt;&lt;b&gt;Monarcas Morelia&lt;/b&gt;&lt;/td&gt;&lt;td style="padding: 0px 0px 0px 0px;" title="Mark the match here and confirm at the bottom of the page to blind it out"&gt;&lt;input type="checkbox" class="checkbox" name="match682436" value="682436"&gt;&lt;/td&gt;&lt;/tr&gt;&lt;tr class="even" align="center"&gt;&lt;td style="padding: 0px 0px 0px 0px;"&gt;&amp;nbsp;&lt;/td&gt;&lt;td colspan="4" style="padding: 0px 0px 0px 0px;"&gt;&lt;div id="game_682436" style="display: inline;"&gt;&lt;/div&gt;&lt;table class="clickable" border="0" cellspacing="0" cellpadding="0" width="100%" title="Odds for this match"&gt;&lt;tr align="center"&gt;&lt;td id="cell_id_1_682436_1_1" class="clickable_hover" width="68"&gt;1&amp;nbsp;&amp;ndash;&amp;nbsp;1.87&lt;/td&gt;&lt;td id="cell_id_1_682436_1_2" class="clickable_hover" width="68"&gt;X&amp;nbsp;&amp;ndash;&amp;nbsp;3.66&lt;/td&gt;&lt;td id="cell_id_1_682436_1_3" class="clickable_hover" width="68"&gt;2&amp;nbsp;&amp;ndash;&amp;nbsp;5.00&lt;/td&gt;&lt;td width="40"&gt;&amp;nbsp;&lt;/td&gt;&lt;td id="cell_id_1_682436_2_4" class="clickable_hover" width="115"&gt;Over&amp;nbsp;2.5&amp;nbsp;&amp;ndash;&amp;nbsp;1.83&lt;/td&gt;&lt;td id="cell_id_1_682436_2_5" class="clickable_hover" width="115"&gt;Under&amp;nbsp;2.5&amp;nbsp;&amp;ndash;&amp;nbsp;2.15&lt;/td&gt;&lt;/tr&gt;&lt;/table&gt;&lt;/td&gt;&lt;/tr&gt;&lt;tr align="center"&gt;&lt;td style="padding: 0px 0px 0px 0px;"&gt;23:00&lt;/td&gt;&lt;td align="right"&gt;&lt;b&gt;Puebla&lt;/b&gt;&lt;/td&gt;&lt;td&gt;&amp;nbsp;&lt;/td&gt;&lt;td align="left"&gt;&lt;b&gt;Guadalajara Chivas&lt;/b&gt;&lt;/td&gt;&lt;td style="padding: 0px 0px 0px 0px;" title="Mark the match here and confirm at the bottom of the page to blind it out"&gt;&lt;input type="checkbox" class="checkbox" name="match682437" value="682437"&gt;&lt;/td&gt;&lt;/tr&gt;&lt;tr class="even" align="center"&gt;&lt;td style="padding: 0px 0px 0px 0px;"&gt;&amp;nbsp;&lt;/td&gt;&lt;td colspan="4" style="padding: 0px 0px 0px 0px;"&gt;&lt;div id="game_682437" style="display: inline;"&gt;&lt;/div&gt;&lt;table class="clickable" border="0" cellspacing="0" cellpadding="0" width="100%" title="Odds for this match"&gt;&lt;tr align="center"&gt;&lt;td id="cell_id_0_682437_1_1" class="clickable_hover" width="68"&gt;1&amp;nbsp;&amp;ndash;&amp;nbsp;2.57&lt;/td&gt;&lt;td id="cell_id_0_682437_1_2" class="clickable_hover" width="68"&gt;X&amp;nbsp;&amp;ndash;&amp;nbsp;3.38&lt;/td&gt;&lt;td id="cell_id_0_682437_1_3" class="clickable_hover" width="68"&gt;2&amp;nbsp;&amp;ndash;&amp;nbsp;3.20&lt;/td&gt;&lt;td width="40"&gt;&amp;nbsp;&lt;/td&gt;&lt;td id="cell_id_0_682437_2_4" class="clickable_hover" width="115"&gt;Over&amp;nbsp;2.5&amp;nbsp;&amp;ndash;&amp;nbsp;1.94&lt;/td&gt;&lt;td id="cell_id_0_682437_2_5" class="clickable_hover" width="115"&gt;Under&amp;nbsp;2.5&amp;nbsp;&amp;ndash;&amp;nbsp;2.00&lt;/td&gt;&lt;/tr&gt;&lt;/table&gt;&lt;/td&gt;&lt;/tr&gt;&lt;tr align="center"&gt;&lt;td style="padding: 0px 0px 0px 0px;"&gt;00:00&lt;/td&gt;&lt;td align="right"&gt;&lt;b&gt;Atlante&lt;/b&gt;&lt;/td&gt;&lt;td&gt;&amp;nbsp;&lt;/td&gt;&lt;td align="left"&gt;&lt;b&gt;Unam Pumas&lt;/b&gt;&lt;/td&gt;&lt;td style="padding: 0px 0px 0px 0px;" title="Mark the match here and confirm at the bottom of the page to blind it out"&gt;&lt;input type="checkbox" class="checkbox" name="match682438" value="682438"&gt;&lt;/td&gt;&lt;/tr&gt;&lt;tr class="even" align="center"&gt;&lt;td style="padding: 0px 0px 0px 0px;"&gt;&amp;nbsp;&lt;/td&gt;&lt;td colspan="4" style="padding: 0px 0px 0px 0px;"&gt;&lt;div id="game_682438" style="display: inline;"&gt;&lt;/div&gt;&lt;table class="clickable" border="0" cellspacing="0" cellpadding="0" width="100%" title="Odds for this match"&gt;&lt;tr align="center"&gt;&lt;td id="cell_id_0_682438_1_1" class="clickable_hover" width="68"&gt;1&amp;nbsp;&amp;ndash;&amp;nbsp;1.94&lt;/td&gt;&lt;td id="cell_id_0_682438_1_2" class="clickable_hover" width="68"&gt;X&amp;nbsp;&amp;ndash;&amp;nbsp;3.77&lt;/td&gt;&lt;td <text:soft-page-break/>id="cell_id_0_682438_1_3" class="clickable_hover" width="68"&gt;2&amp;nbsp;&amp;ndash;&amp;nbsp;4.37&lt;/td&gt;&lt;td width="40"&gt;&amp;nbsp;&lt;/td&gt;&lt;td id="cell_id_0_682438_2_4" class="clickable_hover" width="115"&gt;Over&amp;nbsp;2.5&amp;nbsp;&amp;ndash;&amp;nbsp;2.15&lt;/td&gt;&lt;td id="cell_id_0_682438_2_5" class="clickable_hover" width="115"&gt;Under&amp;nbsp;2.5&amp;nbsp;&amp;ndash;&amp;nbsp;1.83&lt;/td&gt;&lt;/tr&gt;&lt;/table&gt;&lt;/td&gt;&lt;/tr&gt;&lt;tr align="center"&gt;&lt;td style="padding: 0px 0px 0px 0px;" title="02:00"&gt;&lt;b&gt;FT&lt;/b&gt;&lt;/td&gt;&lt;td align="right"&gt;&lt;b&gt;Pachuca&lt;/b&gt;&lt;/td&gt;&lt;td class="score_left"&gt;&lt;a href="javascript:info(682434, '2%3A0', '17422,18704,18887,18951');" onClick="this.blur();"&gt;4:0&lt;/a&gt;&lt;/td&gt;&lt;td align="left"&gt;&lt;b&gt;Jaguares Chiapas&lt;/b&gt;&lt;/td&gt;&lt;td style="padding: 0px 0px 0px 0px;" title="Mark the match here and confirm at the bottom of the page to blind it out"&gt;&lt;input type="checkbox" class="checkbox" name="match682434" value="682434"&gt;&lt;/td&gt;&lt;/tr&gt;&lt;tr class="even" align="center"&gt;&lt;td style="padding: 0px 0px 0px 0px;"&gt;&amp;nbsp;&lt;/td&gt;&lt;td colspan="4" style="padding: 0px 0px 0px 0px;"&gt;&lt;div id="game_682434" style="display: inline;"&gt;&lt;/div&gt;&lt;table class="clickable" border="0" cellspacing="0" cellpadding="0" width="100%" title="Odds for this match"&gt;&lt;tr align="center"&gt;&lt;td id="cell_id_1_682434_1_1" class="clickable_hover" width="68"&gt;1&amp;nbsp;&amp;ndash;&amp;nbsp;1.75&lt;/td&gt;&lt;td id="cell_id_1_682434_1_2" class="clickable_hover" width="68"&gt;X&amp;nbsp;&amp;ndash;&amp;nbsp;4.11&lt;/td&gt;&lt;td id="cell_id_1_682434_1_3" class="clickable_hover" width="68"&gt;2&amp;nbsp;&amp;ndash;&amp;nbsp;6.40&lt;/td&gt;&lt;td width="40"&gt;&amp;nbsp;&lt;/td&gt;&lt;td id="cell_id_1_682434_2_4" class="clickable_hover" width="115"&gt;Over&amp;nbsp;2.5&amp;nbsp;&amp;ndash;&amp;nbsp;1.81&lt;/td&gt;&lt;td id="cell_id_1_682434_2_5" class="clickable_hover" width="115"&gt;Under&amp;nbsp;2.5&amp;nbsp;&amp;ndash;&amp;nbsp;2.14&lt;/td&gt;&lt;/tr&gt;&lt;/table&gt;&lt;/td&gt;&lt;/tr&gt;&lt;tr align="center"&gt;&lt;td style="padding: 0px 0px 0px 0px;" title="01:30"&gt;&lt;b&gt;FT&lt;/b&gt;&lt;/td&gt;&lt;td align="right"&gt;&lt;b&gt;Cruz Azul&lt;/b&gt;&lt;/td&gt;&lt;td class="score_left"&gt;&lt;a href="javascript:info(682432, '1%3A0', '17420,18702,18949');" onClick="this.blur();"&gt;2:0&lt;/a&gt;&lt;/td&gt;&lt;td align="left"&gt;&lt;b&gt;Indios&lt;/b&gt;&lt;/td&gt;&lt;td style="padding: 0px 0px 0px 0px;" title="Mark the match here and confirm at the bottom of the page to blind it out"&gt;&lt;input type="checkbox" class="checkbox" name="match682432" value="682432"&gt;&lt;/td&gt;&lt;/tr&gt;&lt;tr class="even" align="center"&gt;&lt;td style="padding: 0px 0px 0px 0px;"&gt;&amp;nbsp;&lt;/td&gt;&lt;td colspan="4" style="padding: 0px 0px 0px 0px;"&gt;&lt;div id="game_682432" style="display: inline;"&gt;&lt;/div&gt;&lt;table class="clickable" border="0" cellspacing="0" cellpadding="0" width="100%" title="Odds for this match"&gt;&lt;tr align="center"&gt;&lt;td id="cell_id_1_682432_1_1" class="clickable_hover" width="68"&gt;1&amp;nbsp;&amp;ndash;&amp;nbsp;1.68&lt;/td&gt;&lt;td id="cell_id_1_682432_1_2" class="clickable_hover" width="68"&gt;X&amp;nbsp;&amp;ndash;&amp;nbsp;4.28&lt;/td&gt;&lt;td id="cell_id_1_682432_1_3" class="clickable_hover" width="68"&gt;2&amp;nbsp;&amp;ndash;&amp;nbsp;6.56&lt;/td&gt;&lt;td width="40"&gt;&amp;nbsp;&lt;/td&gt;&lt;td id="cell_id_1_682432_2_4" class="clickable_hover" width="115"&gt;Over&amp;nbsp;2.5&amp;nbsp;&amp;ndash;&amp;nbsp;1.83&lt;/td&gt;&lt;td id="cell_id_1_682432_2_5" class="clickable_hover" width="115"&gt;Under&amp;nbsp;2.5&amp;nbsp;&amp;ndash;&amp;nbsp;2.15&lt;/td&gt;&lt;/tr&gt;&lt;/table&gt;&lt;/td&gt;&lt;/tr&gt;&lt;tr align="center"&gt;&lt;td style="padding: 0px 0px 0px 0px;" title="01:30"&gt;&lt;b&gt;FT&lt;/b&gt;&lt;/td&gt;&lt;td align="right"&gt;&lt;b&gt;Tigres&lt;/b&gt;&lt;/td&gt;&lt;td class="score_neutral"&gt;&lt;a href="javascript:info(682435, '0%3A0', '17421,18703,18950');"</text:p>
      <text:p text:style-name="Standard"><text:s/>onClick="this.blur();"&gt;1:1&lt;/a&gt;&lt;/td&gt;&lt;td align="left"&gt;&lt;b&gt;Club America&lt;/b&gt;&lt;/td&gt;&lt;td style="padding: 0px 0px 0px 0px;" title="Mark the match here and confirm at the bottom of the page to blind it out"&gt;&lt;input type="checkbox" class="checkbox" name="match682435" value="682435"&gt;&lt;/td&gt;&lt;/tr&gt;&lt;tr class="even" align="center"&gt;&lt;td style="padding: 0px 0px 0px 0px;"&gt;&amp;nbsp;&lt;/td&gt;&lt;td colspan="4" style="padding: 0px 0px 0px 0px;"&gt;&lt;div id="game_682435" style="display: inline;"&gt;&lt;/div&gt;&lt;table class="clickable" border="0" cellspacing="0" cellpadding="0" width="100%" title="Odds for this match"&gt;&lt;tr align="center"&gt;&lt;td <text:soft-page-break/>id="cell_id_1_682435_1_1" class="clickable_hover" width="68"&gt;1&amp;nbsp;&amp;ndash;&amp;nbsp;3.00&lt;/td&gt;&lt;td id="cell_id_1_682435_1_2" class="clickable_hover" width="68"&gt;X&amp;nbsp;&amp;ndash;&amp;nbsp;3.38&lt;/td&gt;&lt;td id="cell_id_1_682435_1_3" class="clickable_hover" width="68"&gt;2&amp;nbsp;&amp;ndash;&amp;nbsp;2.75&lt;/td&gt;&lt;td width="40"&gt;&amp;nbsp;&lt;/td&gt;&lt;td id="cell_id_1_682435_2_4" class="clickable_hover" width="115"&gt;Over&amp;nbsp;2.5&amp;nbsp;&amp;ndash;&amp;nbsp;1.83&lt;/td&gt;&lt;td id="cell_id_1_682435_2_5" class="clickable_hover" width="115"&gt;Under&amp;nbsp;2.5&amp;nbsp;&amp;ndash;&amp;nbsp;2.14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20&amp;PHPSESSID=d6192dfc5a2159594ca83b9414fc0d20"&gt;&lt;img src="styles/def/pix/icon_check.gif" align="top" alt="" width="15" height="14" border="0"&gt;&lt;/a&gt;&amp;nbsp;&amp;nbsp;Northern Ireland � Premiership&lt;/th&gt;&lt;/tr&gt;&lt;tr align="center"&gt;&lt;td style="padding: 0px 0px 0px 0px;" title="15:00"&gt;&lt;b&gt;FT&lt;/b&gt;&lt;/td&gt;&lt;td align="right"&gt;&lt;b&gt;Newry&lt;/b&gt;&lt;/td&gt;&lt;td class="score_right"&gt;&lt;a href="javascript:info(683706, '1%3A0', '19116,19430,19531');" onClick="this.blur();"&gt;1:2&lt;/a&gt;&lt;/td&gt;&lt;td align="left"&gt;&lt;b&gt;Cliftonville&lt;/b&gt;&lt;/td&gt;&lt;td style="padding: 0px 0px 0px 0px;" title="Mark the match here and confirm at the bottom of the page to blind it out"&gt;&lt;input type="checkbox" class="checkbox" name="match683706" value="683706"&gt;&lt;/td&gt;&lt;/tr&gt;&lt;tr class="even" align="center"&gt;&lt;td style="padding: 0px 0px 0px 0px;"&gt;&amp;nbsp;&lt;/td&gt;&lt;td colspan="4" style="padding: 0px 0px 0px 0px;"&gt;&lt;div id="game_683706" style="display: inline;"&gt;&lt;/div&gt;&lt;table class="clickable" border="0" cellspacing="0" cellpadding="0" width="100%" title="Odds for this match"&gt;&lt;tr align="center"&gt;&lt;td id="cell_id_1_683706_1_1" class="clickable_hover" width="68"&gt;1&amp;nbsp;&amp;ndash;&amp;nbsp;2.80&lt;/td&gt;&lt;td id="cell_id_1_683706_1_2" class="clickable_hover" width="68"&gt;X&amp;nbsp;&amp;ndash;&amp;nbsp;3.40&lt;/td&gt;&lt;td id="cell_id_1_683706_1_3" class="clickable_hover" width="68"&gt;2&amp;nbsp;&amp;ndash;&amp;nbsp;2.45&lt;/td&gt;&lt;td width="40"&gt;&amp;nbsp;&lt;/td&gt;&lt;td id="cell_id_1_683706_2_4" class="clickable_hover" width="115"&gt;Over&amp;nbsp;2.5&amp;nbsp;&amp;ndash;&amp;nbsp;1.90&lt;/td&gt;&lt;td id="cell_id_1_683706_2_5" class="clickable_hover" width="115"&gt;Under&amp;nbsp;2.5&amp;nbsp;&amp;ndash;&amp;nbsp;2.0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78&amp;PHPSESSID=d6192dfc5a2159594ca83b9414fc0d20"&gt;&lt;img src="styles/def/pix/icon_check.gif" align="top" alt="" width="15" height="14" border="0"&gt;&lt;/a&gt;&amp;nbsp;&amp;nbsp;Norway � Adeccoligaen&lt;/th&gt;&lt;/tr&gt;&lt;tr align="center"&gt;&lt;td style="padding: 0px 0px 0px 0px;" title="18:00"&gt;&lt;b&gt;FT&lt;/b&gt;&lt;/td&gt;&lt;td align="right"&gt;&lt;b&gt;Alta&lt;/b&gt;&lt;/td&gt;&lt;td class="score_left"&gt;&lt;a href="javascript:info(683879, '1%3A0', '17431,18986,19245,19436,19537');" onClick="this.blur();"&gt;1:0&lt;/a&gt;&lt;/td&gt;&lt;td align="left"&gt;&lt;b&gt;FK Haugesund&lt;/b&gt;&lt;/td&gt;&lt;td style="padding: 0px 0px 0px 0px;" title="Mark the match here and confirm at the bottom of the page to blind it out"&gt;&lt;input type="checkbox" class="checkbox" name="match683879" value="683879"&gt;&lt;/td&gt;&lt;/tr&gt;&lt;tr class="even" align="center"&gt;&lt;td style="padding: 0px 0px 0px 0px;"&gt;&amp;nbsp;&lt;/td&gt;&lt;td colspan="4" style="padding: 0px 0px 0px 0px;"&gt;&lt;div id="game_683879" style="display: inline;"&gt;&lt;/div&gt;&lt;table class="clickable" border="0" cellspacing="0" cellpadding="0" width="100%" title="Odds for this match"&gt;&lt;tr align="center"&gt;&lt;td id="cell_id_1_683879_1_1" class="clickable_hover" width="68"&gt;1&amp;nbsp;&amp;ndash;&amp;nbsp;3.00&lt;/td&gt;&lt;td id="cell_id_1_683879_1_2" class="clickable_hover" width="68"&gt;X&amp;nbsp;&amp;ndash;&amp;nbsp;3.90&lt;/td&gt;&lt;td id="cell_id_1_683879_1_3" class="clickable_hover" <text:soft-page-break/>width="68"&gt;2&amp;nbsp;&amp;ndash;&amp;nbsp;2.60&lt;/td&gt;&lt;td width="40"&gt;&amp;nbsp;&lt;/td&gt;&lt;td id="cell_id_1_683879_2_4" class="clickable_hover" width="115"&gt;Over&amp;nbsp;2.5&amp;nbsp;&amp;ndash;&amp;nbsp;1.45&lt;/td&gt;&lt;td id="cell_id_1_683879_2_5" class="clickable_hover" width="115"&gt;Under&amp;nbsp;2.5&amp;nbsp;&amp;ndash;&amp;nbsp;3.20&lt;/td&gt;&lt;/tr&gt;&lt;/table&gt;&lt;/td&gt;&lt;/tr&gt;&lt;tr align="center"&gt;&lt;td style="padding: 0px 0px 0px 0px;" title="18:00"&gt;&lt;b&gt;FT&lt;/b&gt;&lt;/td&gt;&lt;td align="right"&gt;&lt;b&gt;Sogndal IL&lt;/b&gt;&lt;/td&gt;&lt;td class="score_right"&gt;&lt;a href="javascript:info(683880, '0%3A0', '17432,18713,18811,18987,19246,19437,19538');" onClick="this.blur();"&gt;0:1&lt;/a&gt;&lt;/td&gt;&lt;td align="left"&gt;&lt;b&gt;Sarpsborg 08&lt;/b&gt;&lt;/td&gt;&lt;td style="padding: 0px 0px 0px 0px;" title="Mark the match here and confirm at the bottom of the page to blind it out"&gt;&lt;input type="checkbox" class="checkbox" name="match683880" value="683880"&gt;&lt;/td&gt;&lt;/tr&gt;&lt;tr class="even" align="center"&gt;&lt;td style="padding: 0px 0px 0px 0px;"&gt;&amp;nbsp;&lt;/td&gt;&lt;td colspan="4" style="padding: 0px 0px 0px 0px;"&gt;&lt;div id="game_683880" style="display: inline;"&gt;&lt;/div&gt;&lt;table class="clickable" border="0" cellspacing="0" cellpadding="0" width="100%" title="Odds for this match"&gt;&lt;tr align="center"&gt;&lt;td id="cell_id_1_683880_1_1" class="clickable_hover" width="68"&gt;1&amp;nbsp;&amp;ndash;&amp;nbsp;1.62&lt;/td&gt;&lt;td id="cell_id_1_683880_1_2" class="clickable_hover" width="68"&gt;X&amp;nbsp;&amp;ndash;&amp;nbsp;4.52&lt;/td&gt;&lt;td id="cell_id_1_683880_1_3" class="clickable_hover" width="68"&gt;2&amp;nbsp;&amp;ndash;&amp;nbsp;6.00&lt;/td&gt;&lt;td width="40"&gt;&amp;nbsp;&lt;/td&gt;&lt;td id="cell_id_1_683880_2_4" class="clickable_hover" width="115"&gt;Over&amp;nbsp;2.5&amp;nbsp;&amp;ndash;&amp;nbsp;1.57&lt;/td&gt;&lt;td id="cell_id_1_683880_2_5" class="clickable_hover" width="115"&gt;Under&amp;nbsp;2.5&amp;nbsp;&amp;ndash;&amp;nbsp;2.55&lt;/td&gt;&lt;/tr&gt;&lt;/table&gt;&lt;/td&gt;&lt;/tr&gt;&lt;tr align="center"&gt;&lt;td style="padding: 0px 0px 0px 0px;" title="16:00"&gt;&lt;b&gt;FT&lt;/b&gt;&lt;/td&gt;&lt;td align="right"&gt;&lt;b&gt;Lov Ham&lt;/b&gt;&lt;/td&gt;&lt;td class="score_left"&gt;&lt;a href="javascript:info(683869, '1%3A0', '17426,18707,18805,18981,19431,19532');" onClick="this.blur();"&gt;2:0&lt;/a&gt;&lt;/td&gt;&lt;td align="left"&gt;&lt;b&gt;Bryne&lt;/b&gt;&lt;/td&gt;&lt;td style="padding: 0px 0px 0px 0px;" title="Mark the match here and confirm at the bottom of the page to blind it out"&gt;&lt;input type="checkbox" class="checkbox" name="match683869" value="683869"&gt;&lt;/td&gt;&lt;/tr&gt;&lt;tr class="even" align="center"&gt;&lt;td style="padding: 0px 0px 0px 0px;"&gt;&amp;nbsp;&lt;/td&gt;&lt;td colspan="4" style="padding: 0px 0px 0px 0px;"&gt;&lt;div id="game_683869" style="display: inline;"&gt;&lt;/div&gt;&lt;table class="clickable" border="0" cellspacing="0" cellpadding="0" width="100%" title="Odds for this match"&gt;&lt;tr align="center"&gt;&lt;td id="cell_id_1_683869_1_1" class="clickable_hover" width="68"&gt;1&amp;nbsp;&amp;ndash;&amp;nbsp;2.50&lt;/td&gt;&lt;td id="cell_id_1_683869_1_2" class="clickable_hover" width="68"&gt;X&amp;nbsp;&amp;ndash;&amp;nbsp;3.60&lt;/td&gt;&lt;td id="cell_id_1_683869_1_3" class="clickable_hover" width="68"&gt;2&amp;nbsp;&amp;ndash;&amp;nbsp;3.10&lt;/td&gt;&lt;td width="40"&gt;&amp;nbsp;&lt;/td&gt;&lt;td id="cell_id_1_683869_2_4" class="clickable_hover" width="115"&gt;Over&amp;nbsp;2.5&amp;nbsp;&amp;ndash;&amp;nbsp;1.64&lt;/td&gt;&lt;td id="cell_id_1_683869_2_5" class="clickable_hover" width="115"&gt;Under&amp;nbsp;2.5&amp;nbsp;&amp;ndash;&amp;nbsp;2.41&lt;/td&gt;&lt;/tr&gt;&lt;/table&gt;&lt;/td&gt;&lt;/tr&gt;&lt;tr align="center"&gt;&lt;td style="padding: 0px 0px 0px 0px;" title="16:00"&gt;&lt;b&gt;FT&lt;/b&gt;&lt;/td&gt;&lt;td align="right"&gt;&lt;b&gt;Mjondalen&lt;/b&gt;&lt;/td&gt;&lt;td class="score_left"&gt;&lt;a href="javascript:info(683870, '1%3A0', '17427,18708,18807,18982,19176,19432,19533');" onClick="this.blur();"&gt;3:0&lt;/a&gt;&lt;/td&gt;&lt;td align="left"&gt;&lt;b&gt;Tromsdalen&lt;/b&gt;&lt;/td&gt;&lt;td style="padding: 0px 0px 0px 0px;" title="Mark the match here and confirm at the bottom of the page to blind it out"&gt;&lt;input type="checkbox" class="checkbox" name="match683870" value="683870"&gt;&lt;/td&gt;&lt;/tr&gt;&lt;tr class="even" align="center"&gt;&lt;td style="padding: 0px 0px 0px 0px;"&gt;&amp;nbsp;&lt;/td&gt;&lt;td colspan="4" style="padding: 0px 0px 0px 0px;"&gt;&lt;div id="game_683870" style="display: inline;"&gt;&lt;/div&gt;&lt;table class="clickable" border="0" cellspacing="0" cellpadding="0" width="100%" title="Odds for this match"&gt;&lt;tr align="center"&gt;&lt;td <text:soft-page-break/>id="cell_id_1_683870_1_1" class="clickable_hover" width="68"&gt;1&amp;nbsp;&amp;ndash;&amp;nbsp;2.10&lt;/td&gt;&lt;td id="cell_id_1_683870_1_2" class="clickable_hover" width="68"&gt;X&amp;nbsp;&amp;ndash;&amp;nbsp;3.60&lt;/td&gt;&lt;td id="cell_id_1_683870_1_3" class="clickable_hover" width="68"&gt;2&amp;nbsp;&amp;ndash;&amp;nbsp;4.17&lt;/td&gt;&lt;td width="40"&gt;&amp;nbsp;&lt;/td&gt;&lt;td id="cell_id_1_683870_2_4" class="clickable_hover" width="115"&gt;Over&amp;nbsp;2.5&amp;nbsp;&amp;ndash;&amp;nbsp;1.75&lt;/td&gt;&lt;td id="cell_id_1_683870_2_5" class="clickable_hover" width="115"&gt;Under&amp;nbsp;2.5&amp;nbsp;&amp;ndash;&amp;nbsp;2.25&lt;/td&gt;&lt;/tr&gt;&lt;/table&gt;&lt;/td&gt;&lt;/tr&gt;&lt;tr align="center"&gt;&lt;td style="padding: 0px 0px 0px 0px;" title="16:00"&gt;&lt;b&gt;FT&lt;/b&gt;&lt;/td&gt;&lt;td align="right"&gt;&lt;b&gt;Moss FK&lt;/b&gt;&lt;/td&gt;&lt;td class="score_left"&gt;&lt;a href="javascript:info(683871, '1%3A0', '17428,18808,18983,19177,19433,19534');" onClick="this.blur();"&gt;2:0&lt;/a&gt;&lt;/td&gt;&lt;td align="left"&gt;&lt;b&gt;HamKam&amp;nbsp;&amp;nbsp;&lt;img src="styles/red-card.gif" alt=""&gt;&lt;/b&gt;&lt;/td&gt;&lt;td style="padding: 0px 0px 0px 0px;" title="Mark the match here and confirm at the bottom of the page to blind it out"&gt;&lt;input type="checkbox" class="checkbox" name="match683871" value="683871"&gt;&lt;/td&gt;&lt;/tr&gt;&lt;tr class="even" align="center"&gt;&lt;td style="padding: 0px 0px 0px 0px;"&gt;&amp;nbsp;&lt;/td&gt;&lt;td colspan="4" style="padding: 0px 0px 0px 0px;"&gt;&lt;div id="game_683871" style="display: inline;"&gt;&lt;/div&gt;&lt;table class="clickable" border="0" cellspacing="0" cellpadding="0" width="100%" title="Odds for this match"&gt;&lt;tr align="center"&gt;&lt;td id="cell_id_1_683871_1_1" class="clickable_hover" width="68"&gt;1&amp;nbsp;&amp;ndash;&amp;nbsp;2.84&lt;/td&gt;&lt;td id="cell_id_1_683871_1_2" class="clickable_hover" width="68"&gt;X&amp;nbsp;&amp;ndash;&amp;nbsp;3.75&lt;/td&gt;&lt;td</text:p>
      <text:p text:style-name="Standard"><text:s/>id="cell_id_1_683871_1_3" class="clickable_hover" width="68"&gt;2&amp;nbsp;&amp;ndash;&amp;nbsp;2.60&lt;/td&gt;&lt;td width="40"&gt;&amp;nbsp;&lt;/td&gt;&lt;td id="cell_id_1_683871_2_4" class="clickable_hover" width="115"&gt;Over&amp;nbsp;2.5&amp;nbsp;&amp;ndash;&amp;nbsp;1.48&lt;/td&gt;&lt;td id="cell_id_1_683871_2_5" class="clickable_hover" width="115"&gt;Under&amp;nbsp;2.5&amp;nbsp;&amp;ndash;&amp;nbsp;2.80&lt;/td&gt;&lt;/tr&gt;&lt;/table&gt;&lt;/td&gt;&lt;/tr&gt;&lt;tr align="center"&gt;&lt;td style="padding: 0px 0px 0px 0px;" title="16:00"&gt;&lt;b&gt;FT&lt;/b&gt;&lt;/td&gt;&lt;td align="right"&gt;&lt;b&gt;Nybergsund IL-Trysil&lt;/b&gt;&lt;/td&gt;&lt;td class="score_left"&gt;&lt;a href="javascript:info(683872, '2%3A1', '17429,18710,18984,19178,19434,19535');" onClick="this.blur();"&gt;4:1&lt;/a&gt;&lt;/td&gt;&lt;td align="left"&gt;&lt;b&gt;Skeid Fotball&lt;/b&gt;&lt;/td&gt;&lt;td style="padding: 0px 0px 0px 0px;" title="Mark the match here and confirm at the bottom of the page to blind it out"&gt;&lt;input type="checkbox" class="checkbox" name="match683872" value="683872"&gt;&lt;/td&gt;&lt;/tr&gt;&lt;tr class="even" align="center"&gt;&lt;td style="padding: 0px 0px 0px 0px;"&gt;&amp;nbsp;&lt;/td&gt;&lt;td colspan="4" style="padding: 0px 0px 0px 0px;"&gt;&lt;div id="game_683872" style="display: inline;"&gt;&lt;/div&gt;&lt;table class="clickable" border="0" cellspacing="0" cellpadding="0" width="100%" title="Odds for this match"&gt;&lt;tr align="center"&gt;&lt;td id="cell_id_1_683872_1_1" class="clickable_hover" width="68"&gt;1&amp;nbsp;&amp;ndash;&amp;nbsp;1.40&lt;/td&gt;&lt;td id="cell_id_1_683872_1_2" class="clickable_hover" width="68"&gt;X&amp;nbsp;&amp;ndash;&amp;nbsp;5.54&lt;/td&gt;&lt;td id="cell_id_1_683872_1_3" class="clickable_hover" width="68"&gt;2&amp;nbsp;&amp;ndash;&amp;nbsp;8.60&lt;/td&gt;&lt;td width="40"&gt;&amp;nbsp;&lt;/td&gt;&lt;td id="cell_id_1_683872_2_4" class="clickable_hover" width="115"&gt;Over&amp;nbsp;2.5&amp;nbsp;&amp;ndash;&amp;nbsp;1.45&lt;/td&gt;&lt;td id="cell_id_1_683872_2_5" class="clickable_hover" width="115"&gt;Under&amp;nbsp;2.5&amp;nbsp;&amp;ndash;&amp;nbsp;2.90&lt;/td&gt;&lt;/tr&gt;&lt;/table&gt;&lt;/td&gt;&lt;/tr&gt;&lt;tr align="center"&gt;&lt;td style="padding: 0px 0px 0px 0px;" title="16:00"&gt;&lt;b&gt;FT&lt;/b&gt;&lt;/td&gt;&lt;td align="right"&gt;&lt;b&gt;Stavanger&lt;/b&gt;&lt;/td&gt;&lt;td class="score_neutral"&gt;&lt;a href="javascript:info(683873, '1%3A0', '17430,18711,18809,18985,19179,19435,19536');" onClick="this.blur();"&gt;1:1&lt;/a&gt;&lt;/td&gt;&lt;td align="left"&gt;&lt;b&gt;Notodden&lt;/b&gt;&lt;/td&gt;&lt;td style="padding: 0px 0px 0px 0px;" title="Mark the match here and confirm at the bottom of the page to blind it <text:soft-page-break/>out"&gt;&lt;input type="checkbox" class="checkbox" name="match683873" value="683873"&gt;&lt;/td&gt;&lt;/tr&gt;&lt;tr class="even" align="center"&gt;&lt;td style="padding: 0px 0px 0px 0px;"&gt;&amp;nbsp;&lt;/td&gt;&lt;td colspan="4" style="padding: 0px 0px 0px 0px;"&gt;&lt;div id="game_683873" style="display: inline;"&gt;&lt;/div&gt;&lt;table class="clickable" border="0" cellspacing="0" cellpadding="0" width="100%" title="Odds for this match"&gt;&lt;tr align="center"&gt;&lt;td id="cell_id_1_683873_1_1" class="clickable_hover" width="68"&gt;1&amp;nbsp;&amp;ndash;&amp;nbsp;2.80&lt;/td&gt;&lt;td id="cell_id_1_683873_1_2" class="clickable_hover" width="68"&gt;X&amp;nbsp;&amp;ndash;&amp;nbsp;3.80&lt;/td&gt;&lt;td id="cell_id_1_683873_1_3" class="clickable_hover" width="68"&gt;2&amp;nbsp;&amp;ndash;&amp;nbsp;2.70&lt;/td&gt;&lt;td width="40"&gt;&amp;nbsp;&lt;/td&gt;&lt;td id="cell_id_1_683873_2_4" class="clickable_hover" width="115"&gt;Over&amp;nbsp;2.5&amp;nbsp;&amp;ndash;&amp;nbsp;1.62&lt;/td&gt;&lt;td id="cell_id_1_683873_2_5" class="clickable_hover" width="115"&gt;Under&amp;nbsp;2.5&amp;nbsp;&amp;ndash;&amp;nbsp;2.6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3262&amp;PHPSESSID=d6192dfc5a2159594ca83b9414fc0d20"&gt;&lt;img src="styles/def/pix/icon_check.gif" align="top" alt="" width="15" height="14" border="0"&gt;&lt;/a&gt;&amp;nbsp;&amp;nbsp;Poland � I Liga&lt;/th&gt;&lt;/tr&gt;&lt;tr align="center"&gt;&lt;td style="padding: 0px 0px 0px 0px;" title="18:00"&gt;&lt;b&gt;FT&lt;/b&gt;&lt;/td&gt;&lt;td align="right"&gt;&lt;b&gt;Gornik Zabrze&lt;/b&gt;&lt;/td&gt;&lt;td class="score_left"&gt;&lt;a href="javascript:info(684713, '1%3A0', '17447,18715,19247,19439,19540');" onClick="this.blur();"&gt;1:0&lt;/a&gt;&lt;/td&gt;&lt;td align="left"&gt;&lt;b&gt;Sandecja Nowy Sacz&lt;/b&gt;&lt;/td&gt;&lt;td style="padding: 0px 0px 0px 0px;" title="Mark the match here and confirm at the bottom of the page to blind it out"&gt;&lt;input type="checkbox" class="checkbox" name="match684713" value="684713"&gt;&lt;/td&gt;&lt;/tr&gt;&lt;tr class="even" align="center"&gt;&lt;td style="padding: 0px 0px 0px 0px;"&gt;&amp;nbsp;&lt;/td&gt;&lt;td colspan="4" style="padding: 0px 0px 0px 0px;"&gt;&lt;div id="game_684713" style="display: inline;"&gt;&lt;/div&gt;&lt;table class="clickable" border="0" cellspacing="0" cellpadding="0" width="100%" title="Odds for this match"&gt;&lt;tr align="center"&gt;&lt;td id="cell_id_1_684713_1_1" class="clickable_hover" width="68"&gt;1&amp;nbsp;&amp;ndash;&amp;nbsp;1.40&lt;/td&gt;&lt;td id="cell_id_1_684713_1_2" class="clickable_hover" width="68"&gt;X&amp;nbsp;&amp;ndash;&amp;nbsp;4.75&lt;/td&gt;&lt;td id="cell_id_1_684713_1_3" class="clickable_hover" width="68"&gt;2&amp;nbsp;&amp;ndash;&amp;nbsp;10.00&lt;/td&gt;&lt;td width="40"&gt;&amp;nbsp;&lt;/td&gt;&lt;td id="cell_id_1_684713_2_4" class="clickable_hover" width="115"&gt;Over&amp;nbsp;2.5&amp;nbsp;&amp;ndash;&amp;nbsp;2.03&lt;/td&gt;&lt;td id="cell_id_1_684713_2_5" class="clickable_hover" width="115"&gt;Under&amp;nbsp;2.5&amp;nbsp;&amp;ndash;&amp;nbsp;1.87&lt;/td&gt;&lt;/tr&gt;&lt;/table&gt;&lt;/td&gt;&lt;/tr&gt;&lt;tr align="center"&gt;&lt;td style="padding: 0px 0px 0px 0px;" title="18:00"&gt;&lt;b&gt;FT&lt;/b&gt;&lt;/td&gt;&lt;td align="right"&gt;&lt;b&gt;Pogon Szczecin&lt;/b&gt;&lt;/td&gt;&lt;td class="score_left"&gt;&lt;a href="javascript:info(684714, '2%3A0', '17448,18716,19248,19440,19541');" onClick="this.blur();"&gt;2:0&lt;/a&gt;&lt;/td&gt;&lt;td align="left"&gt;&lt;b&gt;Motor Lublin&lt;/b&gt;&lt;/td&gt;&lt;td style="padding: 0px 0px 0px 0px;" title="Mark the match here and confirm at the bottom of the page to blind it out"&gt;&lt;input type="checkbox" class="checkbox" name="match684714" value="684714"&gt;&lt;/td&gt;&lt;/tr&gt;&lt;tr class="even" align="center"&gt;&lt;td style="padding: 0px 0px 0px 0px;"&gt;&amp;nbsp;&lt;/td&gt;&lt;td colspan="4" style="padding: 0px 0px 0px 0px;"&gt;&lt;div id="game_684714" style="display: inline;"&gt;&lt;/div&gt;&lt;table class="clickable" border="0" cellspacing="0" cellpadding="0" width="100%" title="Odds for this match"&gt;&lt;tr align="center"&gt;&lt;td id="cell_id_1_684714_1_1" class="clickable_hover" width="68"&gt;1&amp;nbsp;&amp;ndash;&amp;nbsp;1.50&lt;/td&gt;&lt;td id="cell_id_1_684714_1_2" class="clickable_hover" width="68"&gt;X&amp;nbsp;&amp;ndash;&amp;nbsp;4.20&lt;/td&gt;&lt;td id="cell_id_1_684714_1_3" class="clickable_hover" <text:soft-page-break/>width="68"&gt;2&amp;nbsp;&amp;ndash;&amp;nbsp;7.50&lt;/td&gt;&lt;td width="40"&gt;&amp;nbsp;&lt;/td&gt;&lt;td id="cell_id_1_684714_2_4" class="clickable_hover" width="115"&gt;Over&amp;nbsp;2.5&amp;nbsp;&amp;ndash;&amp;nbsp;2.12&lt;/td&gt;&lt;td id="cell_id_1_684714_2_5" class="clickable_hover" width="115"&gt;Under&amp;nbsp;2.5&amp;nbsp;&amp;ndash;&amp;nbsp;1.80&lt;/td&gt;&lt;/tr&gt;&lt;/table&gt;&lt;/td&gt;&lt;/tr&gt;&lt;tr align="center"&gt;&lt;td style="padding: 0px 0px 0px 0px;" title="17:00"&gt;&lt;b&gt;FT&lt;/b&gt;&lt;/td&gt;&lt;td align="right"&gt;&lt;b&gt;Gornik Leczna&lt;/b&gt;&lt;/td&gt;&lt;td class="score_left"&gt;&lt;a href="javascript:info(684712, '1%3A0', '17446,18714,19214,19438,19539');" onClick="this.blur();"&gt;1:0&lt;/a&gt;&lt;/td&gt;&lt;td align="left"&gt;&lt;b&gt;Flota Swinoujscie&lt;/b&gt;&lt;/td&gt;&lt;td style="padding: 0px 0px 0px 0px;" title="Mark the match here and confirm at the bottom of the page to blind it out"&gt;&lt;input type="checkbox" class="checkbox" name="match684712" value="684712"&gt;&lt;/td&gt;&lt;/tr&gt;&lt;tr class="even" align="center"&gt;&lt;td style="padding: 0px 0px 0px 0px;"&gt;&amp;nbsp;&lt;/td&gt;&lt;td colspan="4" style="padding: 0px 0px 0px 0px;"&gt;&lt;div id="game_684712" style="display: inline;"&gt;&lt;/div&gt;&lt;table class="clickable" border="0" cellspacing="0" cellpadding="0" width="100%" title="Odds for this match"&gt;&lt;tr align="center"&gt;&lt;td id="cell_id_1_684712_1_1" class="clickable_hover" width="68"&gt;1&amp;nbsp;&amp;ndash;&amp;nbsp;2.40&lt;/td&gt;&lt;td id="cell_id_1_684712_1_2" class="clickable_hover" width="68"&gt;X&amp;nbsp;&amp;ndash;&amp;nbsp;3.30&lt;/td&gt;&lt;td id="cell_id_1_684712_1_3" class="clickable_hover" width="68"&gt;2&amp;nbsp;&amp;ndash;&amp;nbsp;3.30&lt;/td&gt;&lt;td width="40"&gt;&amp;nbsp;&lt;/td&gt;&lt;td id="cell_id_1_684712_2_4" class="clickable_hover" width="115"&gt;Over&amp;nbsp;2.5&amp;nbsp;&amp;ndash;&amp;nbsp;2.25&lt;/td&gt;&lt;td id="cell_id_1_684712_2_5" class="clickable_hover" width="115"&gt;Under&amp;nbsp;2.5&amp;nbsp;&amp;ndash;&amp;nbsp;1.6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2631&amp;PHPSESSID=d6192dfc5a2159594ca83b9414fc0d20"&gt;&lt;img src="styles/def/pix/icon_check.gif" align="top" alt="" width="15" height="14" border="0"&gt;&lt;/a&gt;&amp;nbsp;&amp;nbsp;Portugal � Carlsberg Cup&lt;/th&gt;&lt;/tr&gt;&lt;tr align="center"&gt;&lt;td style="padding: 0px 0px 0px 0px;" title="19:00"&gt;&lt;span id="blinker_684089" style="color: #D82800;"&gt;61'&lt;/span&gt;&lt;/td&gt;&lt;td align="right"&gt;&lt;b&gt;Naval&lt;/b&gt;&lt;/td&gt;&lt;td class="score_right"&gt;&lt;a href="javascript:info(684089, '0%3A1', '17450,18615,18875,19260,19510,19598');" onClick="this.blur();"&gt;0:1&lt;/a&gt;&lt;/td&gt;&lt;td align="left"&gt;&lt;b&gt;Santa Clara&lt;/b&gt;&lt;/td&gt;&lt;td style="padding: 0px 0px 0px 0px;" title="Mark the match here and confirm at the bottom of the page to blind it out"&gt;&lt;input type="checkbox" class="checkbox" name="match684089" value="684089"&gt;&lt;/td&gt;&lt;/tr&gt;&lt;tr class="even" align="center"&gt;&lt;td style="padding: 0px 0px 0px 0px;"&gt;&amp;nbsp;&lt;/td&gt;&lt;td colspan="4" style="padding: 0px 0px 0px 0px;"&gt;&lt;div id="game_684089" style="display: inline;"&gt;&lt;/div&gt;&lt;table class="clickable" border="0" cellspacing="0" cellpadding="0" width="100%" title="Odds for this match"&gt;&lt;tr align="center"&gt;&lt;td id="cell_id_1_684089_1_1" class="clickable_hover" width="68"&gt;1&amp;nbsp;&amp;ndash;&amp;nbsp;1.89&lt;/td&gt;&lt;td id="cell_id_1_684089_1_2" class="clickable_hover" width="68"&gt;X&amp;nbsp;&amp;ndash;&amp;nbsp;3.60&lt;/td&gt;&lt;td id="cell_id_1_684089_1_3" class="clickable_hover" width="68"&gt;2&amp;nbsp;&amp;ndash;&amp;nbsp;5.21&lt;/td&gt;&lt;td width="40"&gt;&amp;nbsp;&lt;/td&gt;&lt;td id="cell_id_1_684089_2_4" class="clickable_hover" width="115"&gt;Over&amp;nbsp;2.5&amp;nbsp;&amp;ndash;&amp;nbsp;2.30&lt;/td&gt;&lt;td id="cell_id_1_684089_2_5" class="clickable_hover" width="115"&gt;Under&amp;nbsp;2.5&amp;nbsp;&amp;ndash;&amp;nbsp;1.63&lt;/td&gt;&lt;/tr&gt;&lt;/table&gt;&lt;/td&gt;&lt;/tr&gt;&lt;tr align="center"&gt;&lt;td style="padding: 0px 0px 0px 0px;" title="17:00"&gt;&lt;b&gt;FT&lt;/b&gt;&lt;/td&gt;&lt;td align="right"&gt;&lt;b&gt;Mar�timo Funchal&lt;/b&gt;&lt;/td&gt;&lt;td class="score_neutral"&gt;&lt;a href="javascript:info(684088, '0%3A1', '17449,18614,18874,19218,19509,19597');" onClick="this.blur();"&gt;1:1&lt;/a&gt;&lt;/td&gt;&lt;td align="left"&gt;&lt;b&gt;Trofense&lt;/b&gt;&lt;/td&gt;&lt;td style="padding: <text:soft-page-break/>0px 0px 0px 0px;" title="Mark</text:p>
      <text:p text:style-name="Standard"><text:s/>the match here and confirm at the bottom of the page to blind it out"&gt;&lt;input type="checkbox" class="checkbox" name="match684088" value="684088"&gt;&lt;/td&gt;&lt;/tr&gt;&lt;tr class="even" align="center"&gt;&lt;td style="padding: 0px 0px 0px 0px;"&gt;&amp;nbsp;&lt;/td&gt;&lt;td colspan="4" style="padding: 0px 0px 0px 0px;"&gt;&lt;div id="game_684088" style="display: inline;"&gt;&lt;/div&gt;&lt;table class="clickable" border="0" cellspacing="0" cellpadding="0" width="100%" title="Odds for this match"&gt;&lt;tr align="center"&gt;&lt;td id="cell_id_1_684088_1_1" class="clickable_hover" width="68"&gt;1&amp;nbsp;&amp;ndash;&amp;nbsp;1.55&lt;/td&gt;&lt;td id="cell_id_1_684088_1_2" class="clickable_hover" width="68"&gt;X&amp;nbsp;&amp;ndash;&amp;nbsp;4.05&lt;/td&gt;&lt;td id="cell_id_1_684088_1_3" class="clickable_hover" width="68"&gt;2&amp;nbsp;&amp;ndash;&amp;nbsp;8.00&lt;/td&gt;&lt;td width="40"&gt;&amp;nbsp;&lt;/td&gt;&lt;td id="cell_id_1_684088_2_4" class="clickable_hover" width="115"&gt;Over&amp;nbsp;2.5&amp;nbsp;&amp;ndash;&amp;nbsp;2.25&lt;/td&gt;&lt;td id="cell_id_1_684088_2_5" class="clickable_hover" width="115"&gt;Under&amp;nbsp;2.5&amp;nbsp;&amp;ndash;&amp;nbsp;1.7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2218&amp;PHPSESSID=d6192dfc5a2159594ca83b9414fc0d20"&gt;&lt;img src="styles/def/pix/icon_check.gif" align="top" alt="" width="15" height="14" border="0"&gt;&lt;/a&gt;&amp;nbsp;&amp;nbsp;Portugal � Liga Vitalis&lt;/th&gt;&lt;/tr&gt;&lt;tr align="center"&gt;&lt;td style="padding: 0px 0px 0px 0px;" title="17:00"&gt;&lt;b&gt;FT&lt;/b&gt;&lt;/td&gt;&lt;td align="right"&gt;&lt;b&gt;SP Covilha&lt;/b&gt;&lt;/td&gt;&lt;td class="score_left"&gt;&lt;a href="javascript:info(684658, '1%3A0', '18717,19382,19511,19636,19649,19666');" onClick="this.blur();"&gt;3:1&lt;/a&gt;&lt;/td&gt;&lt;td align="left"&gt;&lt;b&gt;Estoril Praia&lt;/b&gt;&lt;/td&gt;&lt;td style="padding: 0px 0px 0px 0px;" title="Mark the match here and confirm at the bottom of the page to blind it out"&gt;&lt;input type="checkbox" class="checkbox" name="match684658" value="684658"&gt;&lt;/td&gt;&lt;/tr&gt;&lt;tr class="even" align="center"&gt;&lt;td style="padding: 0px 0px 0px 0px;"&gt;&amp;nbsp;&lt;/td&gt;&lt;td colspan="4" style="padding: 0px 0px 0px 0px;"&gt;&lt;div id="game_684658" style="display: inline;"&gt;&lt;/div&gt;&lt;table class="clickable" border="0" cellspacing="0" cellpadding="0" width="100%" title="Odds for this match"&gt;&lt;tr align="center"&gt;&lt;td id="cell_id_1_684658_1_1" class="clickable_hover" width="68"&gt;1&amp;nbsp;&amp;ndash;&amp;nbsp;2.43&lt;/td&gt;&lt;td id="cell_id_1_684658_1_2" class="clickable_hover" width="68"&gt;X&amp;nbsp;&amp;ndash;&amp;nbsp;3.24&lt;/td&gt;&lt;td id="cell_id_1_684658_1_3" class="clickable_hover" width="68"&gt;2&amp;nbsp;&amp;ndash;&amp;nbsp;3.24&lt;/td&gt;&lt;td width="40"&gt;&amp;nbsp;&lt;/td&gt;&lt;td id="cell_id_1_684658_2_4" class="clickable_hover" width="115"&gt;Over&amp;nbsp;2.5&amp;nbsp;&amp;ndash;&amp;nbsp;2.03&lt;/td&gt;&lt;td id="cell_id_1_684658_2_5" 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307&amp;PHPSESSID=d6192dfc5a2159594ca83b9414fc0d20"&gt;&lt;img src="styles/def/pix/icon_check.gif" align="top" alt="" width="15" height="14" border="0"&gt;&lt;/a&gt;&amp;nbsp;&amp;nbsp;Scotland � Challenge Cup&lt;/th&gt;&lt;/tr&gt;&lt;tr align="center"&gt;&lt;td style="padding: 0px 0px 0px 0px;" title="16:00"&gt;&lt;b&gt;FT&lt;/b&gt;&lt;/td&gt;&lt;td align="right"&gt;&lt;b&gt;Annan Athletic&lt;/b&gt;&lt;/td&gt;&lt;td class="score_left"&gt;&lt;a href="javascript:info(682748, '0%3A2', '17454,18616,18870,19185,19505');" onClick="this.blur();"&gt;4:2&lt;/a&gt;&lt;/td&gt;&lt;td align="left"&gt;&lt;b&gt;Elgin City&lt;/b&gt;&lt;/td&gt;&lt;td style="padding: 0px 0px 0px 0px;" title="Mark the match here and confirm at the bottom of the page to blind it out"&gt;&lt;input type="checkbox" class="checkbox" name="match682748" value="682748"&gt;&lt;/td&gt;&lt;/tr&gt;&lt;tr class="even" align="center"&gt;&lt;td style="padding: 0px 0px 0px 0px;"&gt;&amp;nbsp;&lt;/td&gt;&lt;td colspan="4" <text:soft-page-break/>style="padding: 0px 0px 0px 0px;"&gt;&lt;div id="game_682748" style="display: inline;"&gt;&lt;/div&gt;&lt;table class="clickable" border="0" cellspacing="0" cellpadding="0" width="100%" title="Odds for this match"&gt;&lt;tr align="center"&gt;&lt;td id="cell_id_1_682748_1_1" class="clickable_hover" width="68"&gt;1&amp;nbsp;&amp;ndash;&amp;nbsp;2.00&lt;/td&gt;&lt;td id="cell_id_1_682748_1_2" class="clickable_hover" width="68"&gt;X&amp;nbsp;&amp;ndash;&amp;nbsp;3.85&lt;/td&gt;&lt;td id="cell_id_1_682748_1_3" class="clickable_hover" width="68"&gt;2&amp;nbsp;&amp;ndash;&amp;nbsp;3.87&lt;/td&gt;&lt;td width="40"&gt;&amp;nbsp;&lt;/td&gt;&lt;td id="cell_id_1_682748_2_4" class="clickable_hover" width="115"&gt;Over&amp;nbsp;2.5&amp;nbsp;&amp;ndash;&amp;nbsp;2.05&lt;/td&gt;&lt;td id="cell_id_1_682748_2_5" class="clickable_hover" width="115"&gt;Under&amp;nbsp;2.5&amp;nbsp;&amp;ndash;&amp;nbsp;1.91&lt;/td&gt;&lt;/tr&gt;&lt;/table&gt;&lt;/td&gt;&lt;/tr&gt;&lt;tr align="center"&gt;&lt;td style="padding: 0px 0px 0px 0px;" title="16:00"&gt;&lt;b&gt;AP&lt;/b&gt;&lt;/td&gt;&lt;td align="right"&gt;&lt;b&gt;Partick Thistle&lt;/b&gt;&lt;/td&gt;&lt;td class="score_right"&gt;&lt;a href="javascript:info(682749, '0%3A1', '17455,18617,18871,19186,19506');" onClick="this.blur();"&gt;4:5&lt;/a&gt;&lt;/td&gt;&lt;td align="left"&gt;&lt;b&gt;Inverness Caledonian Thistle&lt;/b&gt;&lt;/td&gt;&lt;td style="padding: 0px 0px 0px 0px;" title="Mark the match here and confirm at the bottom of the page to blind it out"&gt;&lt;input type="checkbox" class="checkbox" name="match682749" value="682749"&gt;&lt;/td&gt;&lt;/tr&gt;&lt;tr class="even" align="center"&gt;&lt;td style="padding: 0px 0px 0px 0px;"&gt;&amp;nbsp;&lt;/td&gt;&lt;td colspan="4" style="padding: 0px 0px 0px 0px;"&gt;&lt;div id="game_682749" style="display: inline;"&gt;&lt;/div&gt;&lt;table class="clickable" border="0" cellspacing="0" cellpadding="0" width="100%" title="Odds for this match"&gt;&lt;tr align="center"&gt;&lt;td id="cell_id_1_682749_1_1" class="clickable_hover" width="68"&gt;1&amp;nbsp;&amp;ndash;&amp;nbsp;2.65&lt;/td&gt;&lt;td id="cell_id_1_682749_1_2" class="clickable_hover" width="68"&gt;X&amp;nbsp;&amp;ndash;&amp;nbsp;3.65&lt;/td&gt;&lt;td id="cell_id_1_682749_1_3" class="clickable_hover" width="68"&gt;2&amp;nbsp;&amp;ndash;&amp;nbsp;2.72&lt;/td&gt;&lt;td width="40"&gt;&amp;nbsp;&lt;/td&gt;&lt;td id="cell_id_1_682749_2_4" class="clickable_hover" width="115"&gt;Over&amp;nbsp;2.5&amp;nbsp;&amp;ndash;&amp;nbsp;2.11&lt;/td&gt;&lt;td id="cell_id_1_682749_2_5" class="clickable_hover" width="115"&gt;Under&amp;nbsp;2.5&amp;nbsp;&amp;ndash;&amp;nbsp;1.86&lt;/td&gt;&lt;/tr&gt;&lt;/table&gt;&lt;/td&gt;&lt;/tr&gt;&lt;tr align="center"&gt;&lt;td style="padding: 0px 0px 0px 0px;" title="16:00"&gt;&lt;b&gt;FT&lt;/b&gt;&lt;/td&gt;&lt;td align="right"&gt;&lt;b&gt;Ross County&lt;/b&gt;&lt;/td&gt;&lt;td class="score_left"&gt;&lt;a href="javascript:info(682750, '1%3A0', '17456,18618,18872,19187,19507');" onClick="this.blur();"&gt;2:0&lt;/a&gt;&lt;/td&gt;&lt;td align="left"&gt;&lt;b&gt;Queen Of The South&lt;/b&gt;&lt;/td&gt;&lt;td style="padding: 0px 0px 0px 0px;" title="Mark the match here and confirm at the bottom of the page to blind it out"&gt;&lt;input type="checkbox" class="checkbox" name="match682750" value="682750"&gt;&lt;/td&gt;&lt;/tr&gt;&lt;tr class="even" align="center"&gt;&lt;td style="padding: 0px 0px 0px 0px;"&gt;&amp;nbsp;&lt;/td&gt;&lt;td colspan="4" style="padding: 0px 0px 0px 0px;"&gt;&lt;div id="game_682750" style="display: inline;"&gt;&lt;/div&gt;&lt;table class="clickable" border="0" cellspacing="0" cellpadding="0" width="100%" title="Odds for this match"&gt;&lt;tr align="center"&gt;&lt;td id="cell_id_1_682750_1_1" class="clickable_hover" width="68"&gt;1&amp;nbsp;&amp;ndash;&amp;nbsp;2.40&lt;/td&gt;&lt;td id="cell_id_1_682750_1_2" class="clickable_hover" width="68"&gt;X&amp;nbsp;&amp;ndash;&amp;nbsp;3.61&lt;/td&gt;&lt;td id="cell_id_1_682750_1_3" class="clickable_hover" width="68"&gt;2&amp;nbsp;&amp;ndash;&amp;nbsp;3.15&lt;/td&gt;&lt;td width="40"&gt;&amp;nbsp;&lt;/td&gt;&lt;td id="cell_id_1_682750_2_4" class="clickable_hover" width="115"&gt;Over&amp;nbsp;2.5&amp;nbsp;&amp;ndash;&amp;nbsp;2.08&lt;/td&gt;&lt;td id="cell_id_1_682750_2_5" class="clickable_hover" width="115"&gt;Under&amp;nbsp;2.5&amp;nbsp;&amp;ndash;&amp;nbsp;1.86&lt;/td&gt;&lt;/tr&gt;&lt;/table&gt;&lt;/td&gt;&lt;/tr&gt;&lt;tr align="center"&gt;&lt;td style="padding: 0px 0px 0px 0px;" title="16:00"&gt;&lt;b&gt;FT&lt;/b&gt;&lt;/td&gt;&lt;td align="right"&gt;&lt;b&gt;Stirling Albion&lt;/b&gt;&lt;/td&gt;&lt;td class="score_right"&gt;&lt;a href="javascript:info(682751, '0%3A2', '17457,18619,18873,19188,19508');" onClick="this.blur();"&gt;1:2&lt;/a&gt;&lt;/td&gt;&lt;td align="left"&gt;&lt;b&gt;FC Dundee&lt;/b&gt;&lt;/td&gt;&lt;td style="padding: <text:soft-page-break/>0px 0px 0px 0px;" title="Mark the match here and confirm at the bottom of the page to blind it out"&gt;&lt;input type="checkbox" class="checkbox" name="match682751" value="682751"&gt;&lt;/td&gt;&lt;/tr&gt;&lt;tr class="even" align="center"&gt;&lt;td style="padding: 0px 0px 0px 0px;"&gt;&amp;nbsp;&lt;/td&gt;&lt;td colspan="4" style="padding: 0px 0px 0px 0px;"&gt;&lt;div id="game_682751" style="display: inline;"&gt;&lt;/div&gt;&lt;table class="clickable" border="0" cellspacing="0" cellpadding="0" width="100%" title="Odds for this match"&gt;&lt;tr align="center"&gt;&lt;td id="cell_id_1_682751_1_1" class="clickable_hover" width="68"&gt;1&amp;nbsp;&amp;ndash;&amp;nbsp;5.50&lt;/td&gt;&lt;td id="cell_id_1_682751_1_2" class="clickable_hover" width="68"&gt;X&amp;nbsp;&amp;ndash;&amp;nbsp;4.00&lt;/td&gt;&lt;td id="cell_id_1_682751_1_3" class="clickable_hover" width="68"&gt;2&amp;nbsp;&amp;ndash;&amp;nbsp;1.78&lt;/td&gt;&lt;td width="40"&gt;&amp;nbsp;&lt;/td&gt;&lt;td id="cell_id_1_682751_2_4" class="clickable_hover" width="115"&gt;Over&amp;nbsp;2.5&amp;nbsp;&amp;ndash;&amp;nbsp;1.84&lt;/td&gt;&lt;td id="cell_id_1_682751_2_5" class="clickable_hover" width="115"&gt;Under&amp;nbsp;2.5&amp;nbsp;&amp;ndash;&amp;nbsp;2.0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49&amp;PHPSESSID=d6192dfc5a2159594ca83b9414fc0d20"&gt;&lt;img src="styles/def/pix/icon_check.gif" align="top" alt="" width="15" height="14" border="0"&gt;&lt;/a&gt;&amp;nbsp;&amp;nbsp;Singapore � S-League&lt;/th&gt;&lt;/tr&gt;&lt;tr align="center"&gt;&lt;td style="padding: 0px 0px 0px 0px;" title="13:45"&gt;&lt;b&gt;FT&lt;/b&gt;&lt;/td&gt;&lt;td align="right"&gt;&lt;b&gt;Young Lions&lt;/b&gt;&lt;/td&gt;&lt;td class="score_left"&gt;&lt;a href="javascript:info(685272, '1%3A0', '17469,18718,18911,19065,19441,19596');" onClick="this.blur();"&gt;2:0&lt;/a&gt;&lt;/td&gt;&lt;td align="left"&gt;&lt;b&gt;Geylang United&lt;/b&gt;&lt;/td&gt;&lt;td style="padding: 0px 0px 0px 0px;" title="Mark the match here and confirm at the bottom of the page to blind it out"&gt;&lt;input type="checkbox" class="checkbox" name="match685272" value="685272"&gt;&lt;/td&gt;&lt;/tr&gt;&lt;tr class="even" align="center"&gt;&lt;td style="padding: 0px 0px 0px 0px;"&gt;&amp;nbsp;&lt;/td&gt;&lt;td colspan="4" style="padding: 0px 0px 0px 0px;"&gt;&lt;div id="game_685272"</text:p>
      <text:p text:style-name="Standard"><text:s/>style="display: inline;"&gt;&lt;/div&gt;&lt;table class="clickable" border="0" cellspacing="0" cellpadding="0" width="100%" title="Odds for this match"&gt;&lt;tr align="center"&gt;&lt;td id="cell_id_1_685272_1_1" class="clickable_hover" width="68"&gt;1&amp;nbsp;&amp;ndash;&amp;nbsp;5.44&lt;/td&gt;&lt;td id="cell_id_1_685272_1_2" class="clickable_hover" width="68"&gt;X&amp;nbsp;&amp;ndash;&amp;nbsp;4.00&lt;/td&gt;&lt;td id="cell_id_1_685272_1_3" class="clickable_hover" width="68"&gt;2&amp;nbsp;&amp;ndash;&amp;nbsp;1.80&lt;/td&gt;&lt;td width="40"&gt;&amp;nbsp;&lt;/td&gt;&lt;td id="cell_id_1_685272_2_4" class="clickable_hover" width="115"&gt;Over&amp;nbsp;2.5&amp;nbsp;&amp;ndash;&amp;nbsp;1.75&lt;/td&gt;&lt;td id="cell_id_1_685272_2_5" class="clickable_hover" width="115"&gt;Under&amp;nbsp;2.5&amp;nbsp;&amp;ndash;&amp;nbsp;2.2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5 matches"&gt;&amp;nbsp;&lt;a href="livescore.php?leagues=3252&amp;PHPSESSID=d6192dfc5a2159594ca83b9414fc0d20"&gt;&lt;img src="styles/def/pix/icon_check.gif" align="top" alt="" width="15" height="14" border="0"&gt;&lt;/a&gt;&amp;nbsp;&amp;nbsp;Spain � Liga Adelante&lt;/th&gt;&lt;/tr&gt;&lt;tr align="center"&gt;&lt;td style="padding: 0px 0px 0px 0px;" title="19:00"&gt;&lt;span id="blinker_683042" style="color: #D82800;"&gt;60'&lt;/span&gt;&lt;/td&gt;&lt;td align="right"&gt;&lt;b&gt;Hercules&lt;/b&gt;&lt;/td&gt;&lt;td class="score_left"&gt;&lt;a href="javascript:info(683042, '1%3A1', '17471,18636,18866,18918,19261,19342,19493');" onClick="this.blur();"&gt;2:1&lt;/a&gt;&lt;/td&gt;&lt;td align="left"&gt;&lt;b&gt;Real Betis&amp;nbsp;&amp;nbsp;&lt;img src="styles/red-card.gif" alt=""&gt;&lt;/b&gt;&lt;/td&gt;&lt;td style="padding: 0px 0px 0px 0px;" title="Mark the match here and confirm at the bottom of the page to blind it out"&gt;&lt;input type="checkbox" <text:soft-page-break/>class="checkbox" name="match683042" value="683042"&gt;&lt;/td&gt;&lt;/tr&gt;&lt;tr class="even" align="center"&gt;&lt;td style="padding: 0px 0px 0px 0px;"&gt;&amp;nbsp;&lt;/td&gt;&lt;td colspan="4" style="padding: 0px 0px 0px 0px;"&gt;&lt;div id="game_683042" style="display: inline;"&gt;&lt;/div&gt;&lt;table class="clickable" border="0" cellspacing="0" cellpadding="0" width="100%" title="Odds for this match"&gt;&lt;tr align="center"&gt;&lt;td id="cell_id_1_683042_1_1" class="clickable_hover" width="68"&gt;1&amp;nbsp;&amp;ndash;&amp;nbsp;2.88&lt;/td&gt;&lt;td id="cell_id_1_683042_1_2" class="clickable_hover" width="68"&gt;X&amp;nbsp;&amp;ndash;&amp;nbsp;3.22&lt;/td&gt;&lt;td id="cell_id_1_683042_1_3" class="clickable_hover" width="68"&gt;2&amp;nbsp;&amp;ndash;&amp;nbsp;3.00&lt;/td&gt;&lt;td width="40"&gt;&amp;nbsp;&lt;/td&gt;&lt;td id="cell_id_1_683042_2_4" class="clickable_hover" width="115"&gt;Over&amp;nbsp;2.5&amp;nbsp;&amp;ndash;&amp;nbsp;2.10&lt;/td&gt;&lt;td id="cell_id_1_683042_2_5" class="clickable_hover" width="115"&gt;Under&amp;nbsp;2.5&amp;nbsp;&amp;ndash;&amp;nbsp;1.82&lt;/td&gt;&lt;/tr&gt;&lt;/table&gt;&lt;/td&gt;&lt;/tr&gt;&lt;tr align="center"&gt;&lt;td style="padding: 0px 0px 0px 0px;" title="19:00"&gt;&lt;span id="blinker_683043" style="color: #D82800;"&gt;60'&lt;/span&gt;&lt;/td&gt;&lt;td align="right"&gt;&lt;b&gt;Real Sociedad&lt;/b&gt;&lt;/td&gt;&lt;td class="score_neutral"&gt;&lt;a href="javascript:info(683043, '0%3A0', '17472,18637,18865,18919,19262,19343,19494');" onClick="this.blur();"&gt;0:0&lt;/a&gt;&lt;/td&gt;&lt;td align="left"&gt;&lt;b&gt;Real Murcia&lt;/b&gt;&lt;/td&gt;&lt;td style="padding: 0px 0px 0px 0px;" title="Mark the match here and confirm at the bottom of the page to blind it out"&gt;&lt;input type="checkbox" class="checkbox" name="match683043" value="683043"&gt;&lt;/td&gt;&lt;/tr&gt;&lt;tr class="even" align="center"&gt;&lt;td style="padding: 0px 0px 0px 0px;"&gt;&amp;nbsp;&lt;/td&gt;&lt;td colspan="4" style="padding: 0px 0px 0px 0px;"&gt;&lt;div id="game_683043" style="display: inline;"&gt;&lt;/div&gt;&lt;table class="clickable" border="0" cellspacing="0" cellpadding="0" width="100%" title="Odds for this match"&gt;&lt;tr align="center"&gt;&lt;td id="cell_id_1_683043_1_1" class="clickable_hover" width="68"&gt;1&amp;nbsp;&amp;ndash;&amp;nbsp;2.06&lt;/td&gt;&lt;td id="cell_id_1_683043_1_2" class="clickable_hover" width="68"&gt;X&amp;nbsp;&amp;ndash;&amp;nbsp;3.30&lt;/td&gt;&lt;td id="cell_id_1_683043_1_3" class="clickable_hover" width="68"&gt;2&amp;nbsp;&amp;ndash;&amp;nbsp;4.41&lt;/td&gt;&lt;td width="40"&gt;&amp;nbsp;&lt;/td&gt;&lt;td id="cell_id_1_683043_2_4" class="clickable_hover" width="115"&gt;Over&amp;nbsp;2.5&amp;nbsp;&amp;ndash;&amp;nbsp;2.35&lt;/td&gt;&lt;td id="cell_id_1_683043_2_5" class="clickable_hover" width="115"&gt;Under&amp;nbsp;2.5&amp;nbsp;&amp;ndash;&amp;nbsp;1.75&lt;/td&gt;&lt;/tr&gt;&lt;/table&gt;&lt;/td&gt;&lt;/tr&gt;&lt;tr align="center"&gt;&lt;td style="padding: 0px 0px 0px 0px;" title="19:00"&gt;&lt;span id="blinker_683044" style="color: #D82800;"&gt;60'&lt;/span&gt;&lt;/td&gt;&lt;td align="right"&gt;&lt;b&gt;Salamanca&lt;/b&gt;&lt;/td&gt;&lt;td class="score_left"&gt;&lt;a href="javascript:info(683044, '0%3A0', '17473,18638,18867,18920,19263,19344,19495');" onClick="this.blur();"&gt;1:0&lt;/a&gt;&lt;/td&gt;&lt;td align="left"&gt;&lt;b&gt;Celta de Vigo&lt;/b&gt;&lt;/td&gt;&lt;td style="padding: 0px 0px 0px 0px;" title="Mark the match here and confirm at the bottom of the page to blind it out"&gt;&lt;input type="checkbox" class="checkbox" name="match683044" value="683044"&gt;&lt;/td&gt;&lt;/tr&gt;&lt;tr class="even" align="center"&gt;&lt;td style="padding: 0px 0px 0px 0px;"&gt;&amp;nbsp;&lt;/td&gt;&lt;td colspan="4" style="padding: 0px 0px 0px 0px;"&gt;&lt;div id="game_683044" style="display: inline;"&gt;&lt;/div&gt;&lt;table class="clickable" border="0" cellspacing="0" cellpadding="0" width="100%" title="Odds for this match"&gt;&lt;tr align="center"&gt;&lt;td id="cell_id_1_683044_1_1" class="clickable_hover" width="68"&gt;1&amp;nbsp;&amp;ndash;&amp;nbsp;2.40&lt;/td&gt;&lt;td id="cell_id_1_683044_1_2" class="clickable_hover" width="68"&gt;X&amp;nbsp;&amp;ndash;&amp;nbsp;3.31&lt;/td&gt;&lt;td id="cell_id_1_683044_1_3" class="clickable_hover" width="68"&gt;2&amp;nbsp;&amp;ndash;&amp;nbsp;3.50&lt;/td&gt;&lt;td width="40"&gt;&amp;nbsp;&lt;/td&gt;&lt;td id="cell_id_1_683044_2_4" class="clickable_hover" width="115"&gt;Over&amp;nbsp;2.5&amp;nbsp;&amp;ndash;&amp;nbsp;2.22&lt;/td&gt;&lt;td id="cell_id_1_683044_2_5" class="clickable_hover" width="115"&gt;Under&amp;nbsp;2.5&amp;nbsp;&amp;ndash;&amp;nbsp;1.77&lt;/td&gt;&lt;/tr&gt;&lt;/table&gt;&lt;/td&gt;&lt;/tr&gt;&lt;tr align="center"&gt;&lt;td style="padding: 0px 0px 0px 0px;"&gt;21:00&lt;/td&gt;&lt;td <text:soft-page-break/>align="right"&gt;&lt;b&gt;Albacete&lt;/b&gt;&lt;/td&gt;&lt;td&gt;&amp;nbsp;&lt;/td&gt;&lt;td align="left"&gt;&lt;b&gt;Real Uni�n&lt;/b&gt;&lt;/td&gt;&lt;td style="padding: 0px 0px 0px 0px;" title="Mark the match here and confirm at the bottom of the page to blind it out"&gt;&lt;input type="checkbox" class="checkbox" name="match683045" value="683045"&gt;&lt;/td&gt;&lt;/tr&gt;&lt;tr class="even" align="center"&gt;&lt;td style="padding: 0px 0px 0px 0px;"&gt;&amp;nbsp;&lt;/td&gt;&lt;td colspan="4" style="padding: 0px 0px 0px 0px;"&gt;&lt;div id="game_683045" style="display: inline;"&gt;&lt;/div&gt;&lt;table class="clickable" border="0" cellspacing="0" cellpadding="0" width="100%" title="Odds for this match"&gt;&lt;tr align="center"&gt;&lt;td id="cell_id_0_683045_1_1" class="clickable_hover" width="68"&gt;1&amp;nbsp;&amp;ndash;&amp;nbsp;2.30&lt;/td&gt;&lt;td id="cell_id_0_683045_1_2" class="clickable_hover" width="68"&gt;X&amp;nbsp;&amp;ndash;&amp;nbsp;3.40&lt;/td&gt;&lt;td id="cell_id_0_683045_1_3" class="clickable_hover" width="68"&gt;2&amp;nbsp;&amp;ndash;&amp;nbsp;3.90&lt;/td&gt;&lt;td width="40"&gt;&amp;nbsp;&lt;/td&gt;&lt;td id="cell_id_0_683045_2_4" class="clickable_hover" width="115"&gt;Over&amp;nbsp;2.5&amp;nbsp;&amp;ndash;&amp;nbsp;2.31&lt;/td&gt;&lt;td id="cell_id_0_683045_2_5" class="clickable_hover" width="115"&gt;Under&amp;nbsp;2.5&amp;nbsp;&amp;ndash;&amp;nbsp;1.73&lt;/td&gt;&lt;/tr&gt;&lt;/table&gt;&lt;/td&gt;&lt;/tr&gt;&lt;tr align="center"&gt;&lt;td style="padding: 0px 0px 0px 0px;" title="18:00"&gt;&lt;b&gt;FT&lt;/b&gt;&lt;/td&gt;&lt;td align="right"&gt;&lt;b&gt;Numancia&lt;/b&gt;&lt;/td&gt;&lt;td class="score_left"&gt;&lt;a href="javascript:info(683041, '2%3A0', '17470,18635,18864,18917,19250,19341,19492');" onClick="this.blur();"&gt;4:1&lt;/a&gt;&lt;/td&gt;&lt;td align="left"&gt;&lt;b&gt;Elche&lt;/b&gt;&lt;/td&gt;&lt;td style="padding: 0px 0px 0px 0px;" title="Mark the match here and confirm at the bottom of the page to blind it out"&gt;&lt;input type="checkbox" class="checkbox" name="match683041" value="683041"&gt;&lt;/td&gt;&lt;/tr&gt;&lt;tr class="even" align="center"&gt;&lt;td style="padding: 0px 0px 0px 0px;"&gt;&amp;nbsp;&lt;/td&gt;&lt;td colspan="4" style="padding: 0px 0px 0px 0px;"&gt;&lt;div id="game_683041" style="display: inline;"&gt;&lt;/div&gt;&lt;table class="clickable" border="0" cellspacing="0" cellpadding="0" width="100%" title="Odds for this match"&gt;&lt;tr align="center"&gt;&lt;td id="cell_id_1_683041_1_1" class="clickable_hover" width="68"&gt;1&amp;nbsp;&amp;ndash;&amp;nbsp;2.21&lt;/td&gt;&lt;td id="cell_id_1_683041_1_2" class="clickable_hover" width="68"&gt;X&amp;nbsp;&amp;ndash;&amp;nbsp;3.30&lt;/td&gt;&lt;td id="cell_id_1_683041_1_3" class="clickable_hover" width="68"&gt;2&amp;nbsp;&amp;ndash;&amp;nbsp;4.60&lt;/td&gt;&lt;td width="40"&gt;&amp;nbsp;&lt;/td&gt;&lt;td id="cell_id_1_683041_2_4" class="clickable_hover" width="115"&gt;Over&amp;nbsp;2.5&amp;nbsp;&amp;ndash;&amp;nbsp;2.22&lt;/td&gt;&lt;td id="cell_id_1_683041_2_5" class="clickable_hover" width="115"&gt;Under&amp;nbsp;2.5&amp;nbsp;&amp;ndash;&amp;nbsp;1.7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5 matches"&gt;&amp;nbsp;&lt;a href="livescore.php?leagues=1339&amp;PHPSESSID=d6192dfc5a2159594ca83b9414fc0d20"&gt;&lt;img src="styles/def/pix/icon_check.gif" align="top" alt="" width="15" height="14" border="0"&gt;&lt;/a&gt;&amp;nbsp;&amp;nbsp;Sweden � 1st Division Norra&lt;/th&gt;&lt;/tr&gt;&lt;tr align="center"&gt;&lt;td style="padding: 0px 0px 0px 0px;" title="17:00"&gt;&lt;b&gt;FT&lt;/b&gt;&lt;/td&gt;&lt;td align="right"&gt;&lt;b&gt;Syrianska IF Kerburan&lt;/b&gt;&lt;/td&gt;&lt;td class="score_right"&gt;&lt;a href="javascript:info(684468, '1%3A3', '17464,18847,19221');" onClick="this.blur();"&gt;3:4&lt;/a&gt;&lt;/td&gt;&lt;td align="left"&gt;&lt;b&gt;BK Forward&lt;/b&gt;&lt;/td&gt;&lt;td style="padding: 0px 0px 0px 0px;" title="Mark the match here and confirm at the bottom of the page to blind it out"&gt;&lt;input type="checkbox" class="checkbox" name="match684468" value="684468"&gt;&lt;/td&gt;&lt;/tr&gt;&lt;tr class="even" align="center"&gt;&lt;td style="padding: 0px 0px 0px 0px;"&gt;&amp;nbsp;&lt;/td&gt;&lt;td colspan="4" style="padding: 0px 0px 0px 0px;"&gt;&lt;div id="game_684468" style="display: inline;"&gt;&lt;/div&gt;&lt;table class="clickable" border="0" cellspacing="0" cellpadding="0" width="100%" title="Odds for this match"&gt;&lt;tr align="center"&gt;&lt;td id="cell_id_1_684468_1_1" class="clickable_hover" width="68"&gt;1&amp;nbsp;&amp;ndash;&amp;nbsp;1.85&lt;/td&gt;&lt;td id="cell_id_1_684468_1_2" <text:soft-page-break/>class="clickable_hover" width="68"&gt;X&amp;nbsp;&amp;ndash;&amp;nbsp;3.80&lt;/td&gt;&lt;td id="cell_id_1_684468_1_3" class="clickable_hover" width="68"&gt;2&amp;nbsp;&amp;ndash;&amp;nbsp;4.00&lt;/td&gt;&lt;td width="40"&gt;&amp;nbsp;&lt;/td&gt;&lt;td id="cell_id_1_684468_2_4" class="clickable_hover" width="115"&gt;Over&amp;nbsp;2.5&amp;nbsp;&amp;ndash;&amp;nbsp;1.50&lt;/td&gt;&lt;td id="cell_id_1_684468_2_5" class="clickable_hover" width="115"&gt;Under&amp;nbsp;2.5&amp;nbsp;&amp;ndash;&amp;nbsp;2.60&lt;/td&gt;&lt;/tr&gt;&lt;/table&gt;&lt;/td&gt;&lt;/tr&gt;&lt;tr</text:p>
      <text:p text:style-name="Standard"><text:s/>align="center"&gt;&lt;td style="padding: 0px 0px 0px 0px;" title="16:00"&gt;&lt;b&gt;FT&lt;/b&gt;&lt;/td&gt;&lt;td align="right"&gt;&lt;b&gt;Karlslunds IF&lt;/b&gt;&lt;/td&gt;&lt;td class="score_right"&gt;&lt;a href="javascript:info(684449, '0%3A0', '17462,18846,19189');" onClick="this.blur();"&gt;0:1&lt;/a&gt;&lt;/td&gt;&lt;td align="left"&gt;&lt;b&gt;Gr�ndals IK&lt;/b&gt;&lt;/td&gt;&lt;td style="padding: 0px 0px 0px 0px;" title="Mark the match here and confirm at the bottom of the page to blind it out"&gt;&lt;input type="checkbox" class="checkbox" name="match684449" value="684449"&gt;&lt;/td&gt;&lt;/tr&gt;&lt;tr class="even" align="center"&gt;&lt;td style="padding: 0px 0px 0px 0px;"&gt;&amp;nbsp;&lt;/td&gt;&lt;td colspan="4" style="padding: 0px 0px 0px 0px;"&gt;&lt;div id="game_684449" style="display: inline;"&gt;&lt;/div&gt;&lt;table class="clickable" border="0" cellspacing="0" cellpadding="0" width="100%" title="Odds for this match"&gt;&lt;tr align="center"&gt;&lt;td id="cell_id_1_684449_1_1" class="clickable_hover" width="68"&gt;1&amp;nbsp;&amp;ndash;&amp;nbsp;2.25&lt;/td&gt;&lt;td id="cell_id_1_684449_1_2" class="clickable_hover" width="68"&gt;X&amp;nbsp;&amp;ndash;&amp;nbsp;3.65&lt;/td&gt;&lt;td id="cell_id_1_684449_1_3" class="clickable_hover" width="68"&gt;2&amp;nbsp;&amp;ndash;&amp;nbsp;3.40&lt;/td&gt;&lt;td width="40"&gt;&amp;nbsp;&lt;/td&gt;&lt;td id="cell_id_1_684449_2_4" class="clickable_hover" width="115"&gt;Over&amp;nbsp;2.5&amp;nbsp;&amp;ndash;&amp;nbsp;1.73&lt;/td&gt;&lt;td id="cell_id_1_684449_2_5" class="clickable_hover" width="115"&gt;Under&amp;nbsp;2.5&amp;nbsp;&amp;ndash;&amp;nbsp;2.10&lt;/td&gt;&lt;/tr&gt;&lt;/table&gt;&lt;/td&gt;&lt;/tr&gt;&lt;tr align="center"&gt;&lt;td style="padding: 0px 0px 0px 0px;" title="16:00"&gt;&lt;b&gt;FT&lt;/b&gt;&lt;/td&gt;&lt;td align="right"&gt;&lt;b&gt;Ume� FC&lt;/b&gt;&lt;/td&gt;&lt;td class="score_left"&gt;&lt;a href="javascript:info(684450, '0%3A0', '17463,18845,19190');" onClick="this.blur();"&gt;2:1&lt;/a&gt;&lt;/td&gt;&lt;td align="left"&gt;&lt;b&gt;Oestersunds FK&lt;/b&gt;&lt;/td&gt;&lt;td style="padding: 0px 0px 0px 0px;" title="Mark the match here and confirm at the bottom of the page to blind it out"&gt;&lt;input type="checkbox" class="checkbox" name="match684450" value="684450"&gt;&lt;/td&gt;&lt;/tr&gt;&lt;tr class="even" align="center"&gt;&lt;td style="padding: 0px 0px 0px 0px;"&gt;&amp;nbsp;&lt;/td&gt;&lt;td colspan="4" style="padding: 0px 0px 0px 0px;"&gt;&lt;div id="game_684450" style="display: inline;"&gt;&lt;/div&gt;&lt;table class="clickable" border="0" cellspacing="0" cellpadding="0" width="100%" title="Odds for this match"&gt;&lt;tr align="center"&gt;&lt;td id="cell_id_1_684450_1_1" class="clickable_hover" width="68"&gt;1&amp;nbsp;&amp;ndash;&amp;nbsp;1.52&lt;/td&gt;&lt;td id="cell_id_1_684450_1_2" class="clickable_hover" width="68"&gt;X&amp;nbsp;&amp;ndash;&amp;nbsp;4.74&lt;/td&gt;&lt;td id="cell_id_1_684450_1_3" class="clickable_hover" width="68"&gt;2&amp;nbsp;&amp;ndash;&amp;nbsp;7.53&lt;/td&gt;&lt;td width="40"&gt;&amp;nbsp;&lt;/td&gt;&lt;td id="cell_id_1_684450_2_4" class="clickable_hover" width="115"&gt;Over&amp;nbsp;2.5&amp;nbsp;&amp;ndash;&amp;nbsp;1.65&lt;/td&gt;&lt;td id="cell_id_1_684450_2_5" class="clickable_hover" width="115"&gt;Under&amp;nbsp;2.5&amp;nbsp;&amp;ndash;&amp;nbsp;2.30&lt;/td&gt;&lt;/tr&gt;&lt;/table&gt;&lt;/td&gt;&lt;/tr&gt;&lt;tr align="center"&gt;&lt;td style="padding: 0px 0px 0px 0px;" title="15:00"&gt;&lt;b&gt;FT&lt;/b&gt;&lt;/td&gt;&lt;td align="right"&gt;&lt;b&gt;Degerfors&lt;/b&gt;&lt;/td&gt;&lt;td class="score_left"&gt;&lt;a href="javascript:info(684447, '1%3A0', '17460,18843,19119');" onClick="this.blur();"&gt;3:1&lt;/a&gt;&lt;/td&gt;&lt;td align="left"&gt;&lt;b&gt;Skelleftea&lt;/b&gt;&lt;/td&gt;&lt;td style="padding: 0px 0px 0px 0px;" title="Mark the match here and confirm at the bottom of the page to blind it out"&gt;&lt;input type="checkbox" class="checkbox" name="match684447" value="684447"&gt;&lt;/td&gt;&lt;/tr&gt;&lt;tr class="even" align="center"&gt;&lt;td style="padding: 0px 0px 0px 0px;"&gt;&amp;nbsp;&lt;/td&gt;&lt;td colspan="4" style="padding: 0px 0px 0px 0px;"&gt;&lt;div id="game_684447" style="display: inline;"&gt;&lt;/div&gt;&lt;table <text:soft-page-break/>class="clickable" border="0" cellspacing="0" cellpadding="0" width="100%" title="Odds for this match"&gt;&lt;tr align="center"&gt;&lt;td id="cell_id_1_684447_1_1" class="clickable_hover" width="68"&gt;1&amp;nbsp;&amp;ndash;&amp;nbsp;1.22&lt;/td&gt;&lt;td id="cell_id_1_684447_1_2" class="clickable_hover" width="68"&gt;X&amp;nbsp;&amp;ndash;&amp;nbsp;7.34&lt;/td&gt;&lt;td id="cell_id_1_684447_1_3" class="clickable_hover" width="68"&gt;2&amp;nbsp;&amp;ndash;&amp;nbsp;19.24&lt;/td&gt;&lt;td width="40"&gt;&amp;nbsp;&lt;/td&gt;&lt;td id="cell_id_1_684447_2_4" class="clickable_hover" width="115"&gt;Over&amp;nbsp;2.5&amp;nbsp;&amp;ndash;&amp;nbsp;1.55&lt;/td&gt;&lt;td id="cell_id_1_684447_2_5" 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Syrianska Botkyrka IF&lt;/b&gt;&lt;/td&gt;&lt;td class="score_neutral"&gt;&lt;a href="javascript:info(684448, '0%3A0', '17461,18844,19120');" onClick="this.blur();"&gt;0:0&lt;/a&gt;&lt;/td&gt;&lt;td align="left"&gt;&lt;b&gt;Carlstad&lt;/b&gt;&lt;/td&gt;&lt;td style="padding: 0px 0px 0px 0px;" title="Mark the match here and confirm at the bottom of the page to blind it out"&gt;&lt;input type="checkbox" class="checkbox" name="match684448" value="684448"&gt;&lt;/td&gt;&lt;/tr&gt;&lt;tr class="even" align="center"&gt;&lt;td style="padding: 0px 0px 0px 0px;"&gt;&amp;nbsp;&lt;/td&gt;&lt;td colspan="4" style="padding: 0px 0px 0px 0px;"&gt;&lt;div id="game_684448" style="display: inline;"&gt;&lt;/div&gt;&lt;table class="clickable" border="0" cellspacing="0" cellpadding="0" width="100%" title="Odds for this match"&gt;&lt;tr align="center"&gt;&lt;td id="cell_id_1_684448_1_1" class="clickable_hover" width="68"&gt;1&amp;nbsp;&amp;ndash;&amp;nbsp;1.99&lt;/td&gt;&lt;td id="cell_id_1_684448_1_2" class="clickable_hover" width="68"&gt;X&amp;nbsp;&amp;ndash;&amp;nbsp;3.81&lt;/td&gt;&lt;td id="cell_id_1_684448_1_3" class="clickable_hover" width="68"&gt;2&amp;nbsp;&amp;ndash;&amp;nbsp;4.20&lt;/td&gt;&lt;td width="40"&gt;&amp;nbsp;&lt;/td&gt;&lt;td id="cell_id_1_684448_2_4" class="clickable_hover" width="115"&gt;Over&amp;nbsp;2.5&amp;nbsp;&amp;ndash;&amp;nbsp;1.88&lt;/td&gt;&lt;td id="cell_id_1_684448_2_5" class="clickable_hover" width="115"&gt;Under&amp;nbsp;2.5&amp;nbsp;&amp;ndash;&amp;nbsp;2.02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1305&amp;PHPSESSID=d6192dfc5a2159594ca83b9414fc0d20"&gt;&lt;img src="styles/def/pix/icon_check.gif" align="top" alt="" width="15" height="14" border="0"&gt;&lt;/a&gt;&amp;nbsp;&amp;nbsp;Sweden � 1st Division S�dra&lt;/th&gt;&lt;/tr&gt;&lt;tr align="center"&gt;&lt;td style="padding: 0px 0px 0px 0px;" title="17:00"&gt;&lt;b&gt;FT&lt;/b&gt;&lt;/td&gt;&lt;td align="right"&gt;&lt;b&gt;Sleipner&lt;/b&gt;&lt;/td&gt;&lt;td class="score_left"&gt;&lt;a href="javascript:info(684465, '0%3A0', '17467,18850,19222');" onClick="this.blur();"&gt;1:0&lt;/a&gt;&lt;/td&gt;&lt;td align="left"&gt;&lt;b&gt;V�stra Fr�lunda IF&lt;/b&gt;&lt;/td&gt;&lt;td style="padding: 0px 0px 0px 0px;" title="Mark the match here and confirm at the bottom of the page to blind it out"&gt;&lt;input type="checkbox" class="checkbox" name="match684465" value="684465"&gt;&lt;/td&gt;&lt;/tr&gt;&lt;tr class="even" align="center"&gt;&lt;td style="padding: 0px 0px 0px 0px;"&gt;&amp;nbsp;&lt;/td&gt;&lt;td colspan="4" style="padding: 0px 0px 0px 0px;"&gt;&lt;div id="game_684465" style="display: inline;"&gt;&lt;/div&gt;&lt;table class="clickable" border="0" cellspacing="0" cellpadding="0" width="100%" title="Odds for this match"&gt;&lt;tr align="center"&gt;&lt;td id="cell_id_1_684465_1_1" class="clickable_hover" width="68"&gt;1&amp;nbsp;&amp;ndash;&amp;nbsp;1.59&lt;/td&gt;&lt;td id="cell_id_1_684465_1_2" class="clickable_hover" width="68"&gt;X&amp;nbsp;&amp;ndash;&amp;nbsp;4.50&lt;/td&gt;&lt;td id="cell_id_1_684465_1_3" class="clickable_hover" width="68"&gt;2&amp;nbsp;&amp;ndash;&amp;nbsp;7.00&lt;/td&gt;&lt;td width="40"&gt;&amp;nbsp;&lt;/td&gt;&lt;td id="cell_id_1_684465_2_4" class="clickable_hover" width="115"&gt;Over&amp;nbsp;2.5&amp;nbsp;&amp;ndash;&amp;nbsp;1.67&lt;/td&gt;&lt;td id="cell_id_1_684465_2_5" class="clickable_hover" <text:soft-page-break/>width="115"&gt;Under&amp;nbsp;2.5&amp;nbsp;&amp;ndash;&amp;nbsp;2.20&lt;/td&gt;&lt;/tr&gt;&lt;/table&gt;&lt;/td&gt;&lt;/tr&gt;&lt;tr align="center"&gt;&lt;td style="padding: 0px 0px 0px 0px;" title="16:00"&gt;&lt;b&gt;FT&lt;/b&gt;&lt;/td&gt;&lt;td align="right"&gt;&lt;b&gt;Motala AIF FK&lt;/b&gt;&lt;/td&gt;&lt;td class="score_right"&gt;&lt;a href="javascript:info(684464, '0%3A0', '17466,18849,19191');" onClick="this.blur();"&gt;0:2&lt;/a&gt;&lt;/td&gt;&lt;td align="left"&gt;&lt;b&gt;FC Rosengard&lt;/b&gt;&lt;/td&gt;&lt;td style="padding: 0px 0px 0px 0px;" title="Mark the match here and confirm at the bottom of the page to blind it out"&gt;&lt;input type="checkbox" class="checkbox" name="match684464" value="684464"&gt;&lt;/td&gt;&lt;/tr&gt;&lt;tr class="even" align="center"&gt;&lt;td style="padding: 0px 0px 0px 0px;"&gt;&amp;nbsp;&lt;/td&gt;&lt;td colspan="4" style="padding: 0px 0px 0px 0px;"&gt;&lt;div id="game_684464" style="display: inline;"&gt;&lt;/div&gt;&lt;table class="clickable" border="0" cellspacing="0" cellpadding="0" width="100%" title="Odds for this match"&gt;&lt;tr align="center"&gt;&lt;td id="cell_id_1_684464_1_1" class="clickable_hover" width="68"&gt;1&amp;nbsp;&amp;ndash;&amp;nbsp;2.50&lt;/td&gt;&lt;td id="cell_id_1_684464_1_2" class="clickable_hover" width="68"&gt;X&amp;nbsp;&amp;ndash;&amp;nbsp;3.65&lt;/td&gt;&lt;td id="cell_id_1_684464_1_3" class="clickable_hover" width="68"&gt;2&amp;nbsp;&amp;ndash;&amp;nbsp;3.00&lt;/td&gt;&lt;td width="40"&gt;&amp;nbsp;&lt;/td&gt;&lt;td id="cell_id_1_684464_2_4" class="clickable_hover" width="115"&gt;Over&amp;nbsp;2.5&amp;nbsp;&amp;ndash;&amp;nbsp;1.80&lt;/td&gt;&lt;td id="cell_id_1_684464_2_5" class="clickable_hover" width="115"&gt;Under&amp;nbsp;2.5&amp;nbsp;&amp;ndash;&amp;nbsp;2.20&lt;/td&gt;&lt;/tr&gt;&lt;/table&gt;&lt;/td&gt;&lt;/tr&gt;&lt;tr align="center"&gt;&lt;td style="padding: 0px 0px 0px 0px;" title="15:00"&gt;&lt;b&gt;FT&lt;/b&gt;&lt;/td&gt;&lt;td align="right"&gt;&lt;b&gt;Lindome GIF&lt;/b&gt;&lt;/td&gt;&lt;td class="score_neutral"&gt;&lt;a href="javascript:info(684463, '1%3A1', '17465,18848,19121');" onClick="this.blur();"&gt;2:2&lt;/a&gt;&lt;/td&gt;&lt;td align="left"&gt;&lt;b&gt;Kristiandstad FF&lt;/b&gt;&lt;/td&gt;&lt;td style="padding: 0px 0px 0px 0px;" title="Mark the match here and confirm at the bottom of the page to blind it out"&gt;&lt;input type="checkbox" class="checkbox" name="match684463" value="684463"&gt;&lt;/td&gt;&lt;/tr&gt;&lt;tr class="even" align="center"&gt;&lt;td style="padding: 0px 0px 0px 0px;"&gt;&amp;nbsp;&lt;/td&gt;&lt;td colspan="4" style="padding: 0px 0px 0px 0px;"&gt;&lt;div id="game_684463" style="display: inline;"&gt;&lt;/div&gt;&lt;table class="clickable" border="0" cellspacing="0" cellpadding="0" width="100%" title="Odds for this match"&gt;&lt;tr align="center"&gt;&lt;td id="cell_id_1_684463_1_1" class="clickable_hover" width="68"&gt;1&amp;nbsp;&amp;ndash;&amp;nbsp;4.55&lt;/td&gt;&lt;td id="cell_id_1_684463_1_2" class="clickable_hover" width="68"&gt;X&amp;nbsp;&amp;ndash;&amp;nbsp;4.00&lt;/td&gt;&lt;td id="cell_id_1_684463_1_3" class="clickable_hover" width="68"&gt;2&amp;nbsp;&amp;ndash;&amp;nbsp;1.80&lt;/td&gt;&lt;td width="40"&gt;&amp;nbsp;&lt;/td&gt;&lt;td id="cell_id_1_684463_2_4" class="clickable_hover" width="115"&gt;Over&amp;nbsp;2.5&amp;nbsp;&amp;ndash;&amp;nbsp;1.60&lt;/td&gt;&lt;td id="cell_id_1_684463_2_5" class="clickable_hover" width="115"&gt;Under&amp;nbsp;2.5&amp;nbsp;&amp;ndash;&amp;nbsp;2.30&lt;/td&gt;&lt;/tr&gt;&lt;/table&gt;&lt;/td&gt;&lt;/tr&gt;&lt;tr&gt;&lt;td&gt;&lt;img</text:p>
      <text:p text:style-name="Standard"><text:s/>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18&amp;PHPSESSID=d6192dfc5a2159594ca83b9414fc0d20"&gt;&lt;img src="styles/def/pix/icon_check.gif" align="top" alt="" width="15" height="14" border="0"&gt;&lt;/a&gt;&amp;nbsp;&amp;nbsp;Sweden � Superettan&lt;/th&gt;&lt;/tr&gt;&lt;tr align="center"&gt;&lt;td style="padding: 0px 0px 0px 0px;" title="17:00"&gt;&lt;b&gt;FT&lt;/b&gt;&lt;/td&gt;&lt;td align="right"&gt;&lt;b&gt;Assyriska FF&lt;/b&gt;&lt;/td&gt;&lt;td class="score_left"&gt;&lt;a href="javascript:info(682378, '1%3A1', '17458,18719,18804,18988,19219,19442,19542');" onClick="this.blur();"&gt;2:1&lt;/a&gt;&lt;/td&gt;&lt;td align="left"&gt;&lt;b&gt;Vasalund&lt;/b&gt;&lt;/td&gt;&lt;td style="padding: 0px 0px 0px 0px;" title="Mark the match here and confirm at the bottom of the page to blind it out"&gt;&lt;input type="checkbox" class="checkbox" name="match682378" value="682378"&gt;&lt;/td&gt;&lt;/tr&gt;&lt;tr class="even" <text:soft-page-break/>align="center"&gt;&lt;td style="padding: 0px 0px 0px 0px;"&gt;&amp;nbsp;&lt;/td&gt;&lt;td colspan="4" style="padding: 0px 0px 0px 0px;"&gt;&lt;div id="game_682378" style="display: inline;"&gt;&lt;/div&gt;&lt;table class="clickable" border="0" cellspacing="0" cellpadding="0" width="100%" title="Odds for this match"&gt;&lt;tr align="center"&gt;&lt;td id="cell_id_1_682378_1_1" class="clickable_hover" width="68"&gt;1&amp;nbsp;&amp;ndash;&amp;nbsp;1.60&lt;/td&gt;&lt;td id="cell_id_1_682378_1_2" class="clickable_hover" width="68"&gt;X&amp;nbsp;&amp;ndash;&amp;nbsp;4.25&lt;/td&gt;&lt;td id="cell_id_1_682378_1_3" class="clickable_hover" width="68"&gt;2&amp;nbsp;&amp;ndash;&amp;nbsp;6.75&lt;/td&gt;&lt;td width="40"&gt;&amp;nbsp;&lt;/td&gt;&lt;td id="cell_id_1_682378_2_4" class="clickable_hover" width="115"&gt;Over&amp;nbsp;2.5&amp;nbsp;&amp;ndash;&amp;nbsp;1.70&lt;/td&gt;&lt;td id="cell_id_1_682378_2_5" class="clickable_hover" width="115"&gt;Under&amp;nbsp;2.5&amp;nbsp;&amp;ndash;&amp;nbsp;2.46&lt;/td&gt;&lt;/tr&gt;&lt;/table&gt;&lt;/td&gt;&lt;/tr&gt;&lt;tr align="center"&gt;&lt;td style="padding: 0px 0px 0px 0px;" title="17:00"&gt;&lt;b&gt;FT&lt;/b&gt;&lt;/td&gt;&lt;td align="right"&gt;&lt;b&gt;Falkenbergs FF&lt;/b&gt;&lt;/td&gt;&lt;td class="score_left"&gt;&lt;a href="javascript:info(682379, '5%3A0', '17459,18720,18803,18989,19220,19443,19543');" onClick="this.blur();"&gt;7:0&lt;/a&gt;&lt;/td&gt;&lt;td align="left"&gt;&lt;b&gt;Trollhattan&amp;nbsp;&amp;nbsp;&lt;img src="styles/red-card.gif" alt=""&gt;&lt;/b&gt;&lt;/td&gt;&lt;td style="padding: 0px 0px 0px 0px;" title="Mark the match here and confirm at the bottom of the page to blind it out"&gt;&lt;input type="checkbox" class="checkbox" name="match682379" value="682379"&gt;&lt;/td&gt;&lt;/tr&gt;&lt;tr class="even" align="center"&gt;&lt;td style="padding: 0px 0px 0px 0px;"&gt;&amp;nbsp;&lt;/td&gt;&lt;td colspan="4" style="padding: 0px 0px 0px 0px;"&gt;&lt;div id="game_682379" style="display: inline;"&gt;&lt;/div&gt;&lt;table class="clickable" border="0" cellspacing="0" cellpadding="0" width="100%" title="Odds for this match"&gt;&lt;tr align="center"&gt;&lt;td id="cell_id_1_682379_1_1" class="clickable_hover" width="68"&gt;1&amp;nbsp;&amp;ndash;&amp;nbsp;1.60&lt;/td&gt;&lt;td id="cell_id_1_682379_1_2" class="clickable_hover" width="68"&gt;X&amp;nbsp;&amp;ndash;&amp;nbsp;4.10&lt;/td&gt;&lt;td id="cell_id_1_682379_1_3" class="clickable_hover" width="68"&gt;2&amp;nbsp;&amp;ndash;&amp;nbsp;6.87&lt;/td&gt;&lt;td width="40"&gt;&amp;nbsp;&lt;/td&gt;&lt;td id="cell_id_1_682379_2_4" class="clickable_hover" width="115"&gt;Over&amp;nbsp;2.5&amp;nbsp;&amp;ndash;&amp;nbsp;1.80&lt;/td&gt;&lt;td id="cell_id_1_682379_2_5" class="clickable_hover" width="115"&gt;Under&amp;nbsp;2.5&amp;nbsp;&amp;ndash;&amp;nbsp;2.2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284&amp;PHPSESSID=d6192dfc5a2159594ca83b9414fc0d20"&gt;&lt;img src="styles/def/pix/icon_check.gif" align="top" alt="" width="15" height="14" border="0"&gt;&lt;/a&gt;&amp;nbsp;&amp;nbsp;Sweden � Svenska cupen&lt;/th&gt;&lt;/tr&gt;&lt;tr align="center"&gt;&lt;td style="padding: 0px 0px 0px 0px;" title="15:00"&gt;&lt;b&gt;AET&lt;/b&gt;&lt;/td&gt;&lt;td align="right"&gt;&lt;b&gt;AIK&lt;/b&gt;&lt;/td&gt;&lt;td class="score_left"&gt;&lt;a href="javascript:info(679230, '1%3A0', '17468,18869,18997,19123,19444,19544,19655');" onClick="this.blur();"&gt;3:2&lt;/a&gt;&lt;/td&gt;&lt;td align="left"&gt;&lt;b&gt;Hacken&lt;/b&gt;&lt;/td&gt;&lt;td style="padding: 0px 0px 0px 0px;" title="Mark the match here and confirm at the bottom of the page to blind it out"&gt;&lt;input type="checkbox" class="checkbox" name="match679230" value="679230"&gt;&lt;/td&gt;&lt;/tr&gt;&lt;tr class="even" align="center"&gt;&lt;td style="padding: 0px 0px 0px 0px;"&gt;&amp;nbsp;&lt;/td&gt;&lt;td colspan="4" style="padding: 0px 0px 0px 0px;"&gt;&lt;div id="game_679230" style="display: inline;"&gt;&lt;/div&gt;&lt;table class="clickable" border="0" cellspacing="0" cellpadding="0" width="100%" title="Odds for this match"&gt;&lt;tr align="center"&gt;&lt;td id="cell_id_1_679230_1_1" class="clickable_hover" width="68"&gt;1&amp;nbsp;&amp;ndash;&amp;nbsp;2.09&lt;/td&gt;&lt;td id="cell_id_1_679230_1_2" class="clickable_hover" width="68"&gt;X&amp;nbsp;&amp;ndash;&amp;nbsp;3.55&lt;/td&gt;&lt;td id="cell_id_1_679230_1_3" class="clickable_hover" width="68"&gt;2&amp;nbsp;&amp;ndash;&amp;nbsp;4.60&lt;/td&gt;&lt;td width="40"&gt;&amp;nbsp;&lt;/td&gt;&lt;td id="cell_id_1_679230_2_4" class="clickable_hover" <text:soft-page-break/>width="115"&gt;Over&amp;nbsp;2.5&amp;nbsp;&amp;ndash;&amp;nbsp;2.27&lt;/td&gt;&lt;td id="cell_id_1_679230_2_5" class="clickable_hover" width="115"&gt;Under&amp;nbsp;2.5&amp;nbsp;&amp;ndash;&amp;nbsp;1.72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2854&amp;PHPSESSID=d6192dfc5a2159594ca83b9414fc0d20"&gt;&lt;img src="styles/def/pix/icon_check.gif" align="top" alt="" width="15" height="14" border="0"&gt;&lt;/a&gt;&amp;nbsp;&amp;nbsp;Turkey � TFF 1. League&lt;/th&gt;&lt;/tr&gt;&lt;tr align="center"&gt;&lt;td style="padding: 0px 0px 0px 0px;" title="19:30"&gt;&lt;span id="blinker_683680" style="color: #D82800;"&gt;45'&lt;/span&gt;&lt;/td&gt;&lt;td align="right"&gt;&lt;b&gt;Altay Izmir&lt;/b&gt;&lt;/td&gt;&lt;td class="score_left"&gt;&lt;a href="javascript:info(683680, '', '17491,18726,18861,18991,19264,19614,19622');" onClick="this.blur();"&gt;1:0&lt;/a&gt;&lt;/td&gt;&lt;td align="left"&gt;&lt;b&gt;Karabukspor&lt;/b&gt;&lt;/td&gt;&lt;td style="padding: 0px 0px 0px 0px;" title="Mark the match here and confirm at the bottom of the page to blind it out"&gt;&lt;input type="checkbox" class="checkbox" name="match683680" value="683680"&gt;&lt;/td&gt;&lt;/tr&gt;&lt;tr class="even" align="center"&gt;&lt;td style="padding: 0px 0px 0px 0px;"&gt;&amp;nbsp;&lt;/td&gt;&lt;td colspan="4" style="padding: 0px 0px 0px 0px;"&gt;&lt;div id="game_683680" style="display: inline;"&gt;&lt;/div&gt;&lt;table class="clickable" border="0" cellspacing="0" cellpadding="0" width="100%" title="Odds for this match"&gt;&lt;tr align="center"&gt;&lt;td id="cell_id_1_683680_1_1" class="clickable_hover" width="68"&gt;1&amp;nbsp;&amp;ndash;&amp;nbsp;2.07&lt;/td&gt;&lt;td id="cell_id_1_683680_1_2" class="clickable_hover" width="68"&gt;X&amp;nbsp;&amp;ndash;&amp;nbsp;3.60&lt;/td&gt;&lt;td id="cell_id_1_683680_1_3" class="clickable_hover" width="68"&gt;2&amp;nbsp;&amp;ndash;&amp;nbsp;5.00&lt;/td&gt;&lt;td width="40"&gt;&amp;nbsp;&lt;/td&gt;&lt;td id="cell_id_1_683680_2_4" class="clickable_hover" width="115"&gt;Over&amp;nbsp;2.5&amp;nbsp;&amp;ndash;&amp;nbsp;2.00&lt;/td&gt;&lt;td id="cell_id_1_683680_2_5" class="clickable_hover" width="115"&gt;Under&amp;nbsp;2.5&amp;nbsp;&amp;ndash;&amp;nbsp;2.03&lt;/td&gt;&lt;/tr&gt;&lt;/table&gt;&lt;/td&gt;&lt;/tr&gt;&lt;tr align="center"&gt;&lt;td style="padding: 0px 0px 0px 0px;" title="19:30"&gt;&lt;span id="blinker_683681" style="color: #D82800;"&gt;45'&lt;/span&gt;&lt;/td&gt;&lt;td align="right" style="background-color: #E4C366;"&gt;&lt;b&gt;Bucaspor&lt;/b&gt;&lt;/td&gt;&lt;td class="score_left"&gt;&lt;a href="javascript:info(683681, '', '17492,18727,18858,18993,19265,19616,19624');" onClick="this.blur();"&gt;1:0&lt;/a&gt;&lt;/td&gt;&lt;td align="left"&gt;&lt;b&gt;Hacettepe SK&lt;/b&gt;&lt;/td&gt;&lt;td style="padding: 0px 0px 0px 0px;" title="Mark the match here and confirm at the bottom of the page to blind it out"&gt;&lt;input type="checkbox" class="checkbox" name="match683681" value="683681"&gt;&lt;/td&gt;&lt;/tr&gt;&lt;tr class="even" align="center"&gt;&lt;td style="padding: 0px 0px 0px 0px;"&gt;&amp;nbsp;&lt;/td&gt;&lt;td colspan="4" style="padding: 0px 0px 0px 0px;"&gt;&lt;div id="game_683681" style="display: inline;"&gt;&lt;/div&gt;&lt;table class="clickable" border="0" cellspacing="0" cellpadding="0" width="100%" title="Odds for this match"&gt;&lt;tr align="center"&gt;&lt;td id="cell_id_1_683681_1_1" class="clickable_hover" width="68"&gt;1&amp;nbsp;&amp;ndash;&amp;nbsp;1.85&lt;/td&gt;&lt;td id="cell_id_1_683681_1_2" class="clickable_hover" width="68"&gt;X&amp;nbsp;&amp;ndash;&amp;nbsp;3.60&lt;/td&gt;&lt;td id="cell_id_1_683681_1_3" class="clickable_hover" width="68"&gt;2&amp;nbsp;&amp;ndash;&amp;nbsp;5.37&lt;/td&gt;&lt;td width="40"&gt;&amp;nbsp;&lt;/td&gt;&lt;td id="cell_id_1_683681_2_4" class="clickable_hover" width="115"&gt;Over&amp;nbsp;2.5&amp;nbsp;&amp;ndash;&amp;nbsp;2.06&lt;/td&gt;&lt;td id="cell_id_1_683681_2_5" class="clickable_hover" width="115"&gt;Under&amp;nbsp;2.5&amp;nbsp;&amp;ndash;&amp;nbsp;1.90&lt;/td&gt;&lt;/tr&gt;&lt;/table&gt;&lt;/td&gt;&lt;/tr&gt;&lt;tr align="center"&gt;&lt;td style="padding: 0px 0px 0px 0px;" title="19:30"&gt;&lt;span id="blinker_683682" style="color: #D82800;"&gt;45'&lt;/span&gt;&lt;/td&gt;&lt;td align="right"&gt;&lt;b&gt;Dardanelspor AS&lt;/b&gt;&lt;/td&gt;&lt;td class="score_right"&gt;&lt;a href="javascript:info(683682, '', '17493,18728,18860,18994,19266,19617,19625');" onClick="this.blur();"&gt;0:2&lt;/a&gt;&lt;/td&gt;&lt;td align="left"&gt;&lt;b&gt;Konyaspor&lt;/b&gt;&lt;/td&gt;&lt;td style="padding: 0px 0px 0px 0px;" title="Mark the match <text:soft-page-break/>here and confirm at the bottom of the page to blind it out"&gt;&lt;input type="checkbox" class="checkbox" name="match683682" value="683682"&gt;&lt;/td&gt;&lt;/tr&gt;&lt;tr class="even" align="center"&gt;&lt;td style="padding: 0px 0px 0px 0px;"&gt;&amp;nbsp;&lt;/td&gt;&lt;td colspan="4" style="padding: 0px 0px 0px 0px;"&gt;&lt;div id="game_683682" style="display: inline;"&gt;&lt;/div&gt;&lt;table class="clickable" border="0" cellspacing="0" cellpadding="0" width="100%" title="Odds for this match"&gt;&lt;tr align="center"&gt;&lt;td id="cell_id_1_683682_1_1" class="clickable_hover" width="68"&gt;1&amp;nbsp;&amp;ndash;&amp;nbsp;4.10&lt;/td&gt;&lt;td id="cell_id_1_683682_1_2" class="clickable_hover" width="68"&gt;X&amp;nbsp;&amp;ndash;&amp;nbsp;3.40&lt;/td&gt;&lt;td id="cell_id_1_683682_1_3" class="clickable_hover" width="68"&gt;2&amp;nbsp;&amp;ndash;&amp;nbsp;2.16&lt;/td&gt;&lt;td width="40"&gt;&amp;nbsp;&lt;/td&gt;&lt;td id="cell_id_1_683682_2_4" class="clickable_hover" width="115"&gt;Over&amp;nbsp;2.5&amp;nbsp;&amp;ndash;&amp;nbsp;1.96&lt;/td&gt;&lt;td id="cell_id_1_683682_2_5" class="clickable_hover" width="115"&gt;Under&amp;nbsp;2.5&amp;nbsp;&amp;ndash;&amp;nbsp;1.93&lt;/td&gt;&lt;/tr&gt;&lt;/table&gt;&lt;/td&gt;&lt;/tr&gt;&lt;tr align="center"&gt;&lt;td style="padding: 0px 0px 0px 0px;" title="19:30"&gt;&lt;span id="blinker_683683"</text:p>
      <text:p text:style-name="Standard"><text:s/>style="color: #D82800;"&gt;45'&lt;/span&gt;&lt;/td&gt;&lt;td align="right"&gt;&lt;b&gt;Gaziantep Blb Spor&lt;/b&gt;&lt;/td&gt;&lt;td class="score_neutral"&gt;&lt;a href="javascript:info(683683, '', '17495,18730,18863,18992,19267,19615,19623');" onClick="this.blur();"&gt;0:0&lt;/a&gt;&lt;/td&gt;&lt;td align="left"&gt;&lt;b&gt;Orduspor&lt;/b&gt;&lt;/td&gt;&lt;td style="padding: 0px 0px 0px 0px;" title="Mark the match here and confirm at the bottom of the page to blind it out"&gt;&lt;input type="checkbox" class="checkbox" name="match683683" value="683683"&gt;&lt;/td&gt;&lt;/tr&gt;&lt;tr class="even" align="center"&gt;&lt;td style="padding: 0px 0px 0px 0px;"&gt;&amp;nbsp;&lt;/td&gt;&lt;td colspan="4" style="padding: 0px 0px 0px 0px;"&gt;&lt;div id="game_683683" style="display: inline;"&gt;&lt;/div&gt;&lt;table class="clickable" border="0" cellspacing="0" cellpadding="0" width="100%" title="Odds for this match"&gt;&lt;tr align="center"&gt;&lt;td id="cell_id_1_683683_1_1" class="clickable_hover" width="68"&gt;1&amp;nbsp;&amp;ndash;&amp;nbsp;2.67&lt;/td&gt;&lt;td id="cell_id_1_683683_1_2" class="clickable_hover" width="68"&gt;X&amp;nbsp;&amp;ndash;&amp;nbsp;3.25&lt;/td&gt;&lt;td id="cell_id_1_683683_1_3" class="clickable_hover" width="68"&gt;2&amp;nbsp;&amp;ndash;&amp;nbsp;2.85&lt;/td&gt;&lt;td width="40"&gt;&amp;nbsp;&lt;/td&gt;&lt;td id="cell_id_1_683683_2_4" class="clickable_hover" width="115"&gt;Over&amp;nbsp;2.5&amp;nbsp;&amp;ndash;&amp;nbsp;2.26&lt;/td&gt;&lt;td id="cell_id_1_683683_2_5" class="clickable_hover" width="115"&gt;Under&amp;nbsp;2.5&amp;nbsp;&amp;ndash;&amp;nbsp;1.70&lt;/td&gt;&lt;/tr&gt;&lt;/table&gt;&lt;/td&gt;&lt;/tr&gt;&lt;tr align="center"&gt;&lt;td style="padding: 0px 0px 0px 0px;" title="19:30"&gt;&lt;span id="blinker_683684" style="color: #D82800;"&gt;45'&lt;/span&gt;&lt;/td&gt;&lt;td align="right"&gt;&lt;b&gt;Giresunspor&lt;/b&gt;&lt;/td&gt;&lt;td class="score_neutral"&gt;&lt;a href="javascript:info(683684, '', '17496,18731,18862,18996,19268,19619,19627');" onClick="this.blur();"&gt;0:0&lt;/a&gt;&lt;/td&gt;&lt;td align="left"&gt;&lt;b&gt;Karsiyaka&lt;/b&gt;&lt;/td&gt;&lt;td style="padding: 0px 0px 0px 0px;" title="Mark the match here and confirm at the bottom of the page to blind it out"&gt;&lt;input type="checkbox" class="checkbox" name="match683684" value="683684"&gt;&lt;/td&gt;&lt;/tr&gt;&lt;tr class="even" align="center"&gt;&lt;td style="padding: 0px 0px 0px 0px;"&gt;&amp;nbsp;&lt;/td&gt;&lt;td colspan="4" style="padding: 0px 0px 0px 0px;"&gt;&lt;div id="game_683684" style="display: inline;"&gt;&lt;/div&gt;&lt;table class="clickable" border="0" cellspacing="0" cellpadding="0" width="100%" title="Odds for this match"&gt;&lt;tr align="center"&gt;&lt;td id="cell_id_1_683684_1_1" class="clickable_hover" width="68"&gt;1&amp;nbsp;&amp;ndash;&amp;nbsp;3.40&lt;/td&gt;&lt;td id="cell_id_1_683684_1_2" class="clickable_hover" width="68"&gt;X&amp;nbsp;&amp;ndash;&amp;nbsp;3.40&lt;/td&gt;&lt;td id="cell_id_1_683684_1_3" class="clickable_hover" width="68"&gt;2&amp;nbsp;&amp;ndash;&amp;nbsp;2.48&lt;/td&gt;&lt;td width="40"&gt;&amp;nbsp;&lt;/td&gt;&lt;td id="cell_id_1_683684_2_4" class="clickable_hover" width="115"&gt;Over&amp;nbsp;2.5&amp;nbsp;&amp;ndash;&amp;nbsp;2.38&lt;/td&gt;&lt;td id="cell_id_1_683684_2_5" class="clickable_hover" width="115"&gt;Under&amp;nbsp;2.5&amp;nbsp;&amp;ndash;&amp;nbsp;1.74&lt;/td&gt;&lt;/tr&gt;&lt;/table&gt;&lt;/td&gt;&lt;/tr&gt;&lt;tr <text:soft-page-break/>align="center"&gt;&lt;td style="padding: 0px 0px 0px 0px;" title="19:30"&gt;&lt;span id="blinker_683685" style="color: #D82800;"&gt;45'&lt;/span&gt;&lt;/td&gt;&lt;td align="right"&gt;&lt;b&gt;Kayseri Erciyesspor&lt;/b&gt;&lt;/td&gt;&lt;td class="score_left"&gt;&lt;a href="javascript:info(683685, '', '17494,18729,18859,18995,19269,19618,19626');" onClick="this.blur();"&gt;1:0&lt;/a&gt;&lt;/td&gt;&lt;td align="left"&gt;&lt;b&gt;Kartalspor&lt;/b&gt;&lt;/td&gt;&lt;td style="padding: 0px 0px 0px 0px;" title="Mark the match here and confirm at the bottom of the page to blind it out"&gt;&lt;input type="checkbox" class="checkbox" name="match683685" value="683685"&gt;&lt;/td&gt;&lt;/tr&gt;&lt;tr class="even" align="center"&gt;&lt;td style="padding: 0px 0px 0px 0px;"&gt;&amp;nbsp;&lt;/td&gt;&lt;td colspan="4" style="padding: 0px 0px 0px 0px;"&gt;&lt;div id="game_683685" style="display: inline;"&gt;&lt;/div&gt;&lt;table class="clickable" border="0" cellspacing="0" cellpadding="0" width="100%" title="Odds for this match"&gt;&lt;tr align="center"&gt;&lt;td id="cell_id_1_683685_1_1" class="clickable_hover" width="68"&gt;1&amp;nbsp;&amp;ndash;&amp;nbsp;2.10&lt;/td&gt;&lt;td id="cell_id_1_683685_1_2" class="clickable_hover" width="68"&gt;X&amp;nbsp;&amp;ndash;&amp;nbsp;3.60&lt;/td&gt;&lt;td id="cell_id_1_683685_1_3" class="clickable_hover" width="68"&gt;2&amp;nbsp;&amp;ndash;&amp;nbsp;5.00&lt;/td&gt;&lt;td width="40"&gt;&amp;nbsp;&lt;/td&gt;&lt;td id="cell_id_1_683685_2_4" class="clickable_hover" width="115"&gt;Over&amp;nbsp;2.5&amp;nbsp;&amp;ndash;&amp;nbsp;2.21&lt;/td&gt;&lt;td id="cell_id_1_683685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Samsunspor&lt;/b&gt;&lt;/td&gt;&lt;td class="score_right"&gt;&lt;a href="javascript:info(683679, '0%3A2', '17490,18725,18857,18990,19126');" onClick="this.blur();"&gt;1:3&lt;/a&gt;&lt;/td&gt;&lt;td align="left"&gt;&lt;b&gt;Mersin Idman Yurdu&lt;/b&gt;&lt;/td&gt;&lt;td style="padding: 0px 0px 0px 0px;" title="Mark the match here and confirm at the bottom of the page to blind it out"&gt;&lt;input type="checkbox" class="checkbox" name="match683679" value="683679"&gt;&lt;/td&gt;&lt;/tr&gt;&lt;tr class="even" align="center"&gt;&lt;td style="padding: 0px 0px 0px 0px;"&gt;&amp;nbsp;&lt;/td&gt;&lt;td colspan="4" style="padding: 0px 0px 0px 0px;"&gt;&lt;div id="game_683679" style="display: inline;"&gt;&lt;/div&gt;&lt;table class="clickable" border="0" cellspacing="0" cellpadding="0" width="100%" title="Odds for this match"&gt;&lt;tr align="center"&gt;&lt;td id="cell_id_1_683679_1_1" class="clickable_hover" width="68"&gt;1&amp;nbsp;&amp;ndash;&amp;nbsp;2.60&lt;/td&gt;&lt;td id="cell_id_1_683679_1_2" class="clickable_hover" width="68"&gt;X&amp;nbsp;&amp;ndash;&amp;nbsp;3.35&lt;/td&gt;&lt;td id="cell_id_1_683679_1_3" class="clickable_hover" width="68"&gt;2&amp;nbsp;&amp;ndash;&amp;nbsp;3.20&lt;/td&gt;&lt;td width="40"&gt;&amp;nbsp;&lt;/td&gt;&lt;td id="cell_id_1_683679_2_4" class="clickable_hover" width="115"&gt;Over&amp;nbsp;2.5&amp;nbsp;&amp;ndash;&amp;nbsp;2.00&lt;/td&gt;&lt;td id="cell_id_1_683679_2_5" class="clickable_hover" width="115"&gt;Under&amp;nbsp;2.5&amp;nbsp;&amp;ndash;&amp;nbsp;2.0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143&amp;PHPSESSID=d6192dfc5a2159594ca83b9414fc0d20"&gt;&lt;img src="styles/def/pix/icon_check.gif" align="top" alt="" width="15" height="14" border="0"&gt;&lt;/a&gt;&amp;nbsp;&amp;nbsp;USA � MLS&lt;/th&gt;&lt;/tr&gt;&lt;tr align="center"&gt;&lt;td style="padding: 0px 0px 0px 0px;" title="04:00"&gt;&lt;b&gt;FT&lt;/b&gt;&lt;/td&gt;&lt;td align="right"&gt;&lt;b&gt;Colorado Rapids&lt;/b&gt;&lt;/td&gt;&lt;td class="score_left"&gt;&lt;a href="javascript:info(682428, '0%3A0', '17519,18734,18877,18957,19322');" onClick="this.blur();"&gt;1:0&lt;/a&gt;&lt;/td&gt;&lt;td align="left"&gt;&lt;b&gt;Toronto FC&lt;/b&gt;&lt;/td&gt;&lt;td style="padding: 0px 0px 0px 0px;" title="Mark the match here and confirm at the bottom of the page to blind it out"&gt;&lt;input type="checkbox" class="checkbox" name="match682428" value="682428"&gt;&lt;/td&gt;&lt;/tr&gt;&lt;tr class="even" align="center"&gt;&lt;td style="padding: 0px 0px 0px 0px;"&gt;&amp;nbsp;&lt;/td&gt;&lt;td colspan="4" style="padding: 0px 0px 0px 0px;"&gt;&lt;div id="game_682428" style="display: inline;"&gt;&lt;/div&gt;&lt;table class="clickable" border="0" cellspacing="0" cellpadding="0" width="100%" title="Odds for this match"&gt;&lt;tr align="center"&gt;&lt;td <text:soft-page-break/>id="cell_id_1_682428_1_1" class="clickable_hover" width="68"&gt;1&amp;nbsp;&amp;ndash;&amp;nbsp;1.91&lt;/td&gt;&lt;td id="cell_id_1_682428_1_2" class="clickable_hover" width="68"&gt;X&amp;nbsp;&amp;ndash;&amp;nbsp;3.69&lt;/td&gt;&lt;td id="cell_id_1_682428_1_3" class="clickable_hover" width="68"&gt;2&amp;nbsp;&amp;ndash;&amp;nbsp;5.19&lt;/td&gt;&lt;td width="40"&gt;&amp;nbsp;&lt;/td&gt;&lt;td id="cell_id_1_682428_2_4" class="clickable_hover" width="115"&gt;Over&amp;nbsp;2.5&amp;nbsp;&amp;ndash;&amp;nbsp;2.05&lt;/td&gt;&lt;td id="cell_id_1_682428_2_5" class="clickable_hover" width="115"&gt;Under&amp;nbsp;2.5&amp;nbsp;&amp;ndash;&amp;nbsp;1.95&lt;/td&gt;&lt;/tr&gt;&lt;/table&gt;&lt;/td&gt;&lt;/tr&gt;&lt;tr align="center"&gt;&lt;td style="padding: 0px 0px 0px 0px;" title="02:00"&gt;&lt;b&gt;FT&lt;/b&gt;&lt;/td&gt;&lt;td align="right"&gt;&lt;b&gt;FC Dallas&lt;/b&gt;&lt;/td&gt;&lt;td class="score_neutral"&gt;&lt;a href="javascript:info(682427, '1%3A1', '17518,18733,18876');" onClick="this.blur();"&gt;2:2&lt;/a&gt;&lt;/td&gt;&lt;td align="left"&gt;&lt;b&gt;D.C. United&lt;/b&gt;&lt;/td&gt;&lt;td style="padding: 0px 0px 0px 0px;" title="Mark the match here and confirm at the bottom of the page to blind it out"&gt;&lt;input type="checkbox" class="checkbox" name="match682427" value="682427"&gt;&lt;/td&gt;&lt;/tr&gt;&lt;tr class="even" align="center"&gt;&lt;td style="padding: 0px 0px 0px 0px;"&gt;&amp;nbsp;&lt;/td&gt;&lt;td colspan="4" style="padding: 0px 0px 0px 0px;"&gt;&lt;div id="game_682427" style="display: inline;"&gt;&lt;/div&gt;&lt;table class="clickable" border="0" cellspacing="0" cellpadding="0" width="100%" title="Odds for this match"&gt;&lt;tr align="center"&gt;&lt;td id="cell_id_1_682427_1_1" class="clickable_hover" width="68"&gt;1&amp;nbsp;&amp;ndash;&amp;nbsp;2.30&lt;/td&gt;&lt;td id="cell_id_1_682427_1_2" class="clickable_hover" width="68"&gt;X&amp;nbsp;&amp;ndash;&amp;nbsp;3.71&lt;/td&gt;&lt;td id="cell_id_1_682427_1_3" class="clickable_hover" width="68"&gt;2&amp;nbsp;&amp;ndash;&amp;nbsp;3.45&lt;/td&gt;&lt;td width="40"&gt;&amp;nbsp;&lt;/td&gt;&lt;td id="cell_id_1_682427_2_4" class="clickable_hover" width="115"&gt;Over&amp;nbsp;2.5&amp;nbsp;&amp;ndash;&amp;nbsp;1.85&lt;/td&gt;&lt;td id="cell_id_1_682427_2_5" class="clickable_hover" width="115"&gt;Under&amp;nbsp;2.5&amp;nbsp;&amp;ndash;&amp;nbsp;2.14&lt;/td&gt;&lt;/tr&gt;&lt;/table&gt;&lt;/td&gt;&lt;/tr&gt;&lt;tr align="center"&gt;&lt;td style="padding: 0px 0px 0px 0px;" title="01:30"&gt;&lt;b&gt;FT&lt;/b&gt;&lt;/td&gt;&lt;td align="right"&gt;&lt;b&gt;New England Revolution&lt;/b&gt;&lt;/td&gt;&lt;td class="score_right"&gt;&lt;a href="javascript:info(682426, '0%3A2', '17517,18732,18955');" onClick="this.blur();"&gt;2:4&lt;/a&gt;&lt;/td&gt;&lt;td align="left"&gt;&lt;b&gt;Kansas City Wizards&lt;/b&gt;&lt;/td&gt;&lt;td style="padding: 0px 0px 0px 0px;" title="Mark the match here and confirm at the bottom of the page to blind it out"&gt;&lt;input type="checkbox" class="checkbox" name="match682426" value="682426"&gt;&lt;/td&gt;&lt;/tr&gt;&lt;tr class="even" align="center"&gt;&lt;td style="padding: 0px 0px 0px 0px;"&gt;&amp;nbsp;&lt;/td&gt;&lt;td colspan="4" style="padding: 0px 0px 0px 0px;"&gt;&lt;div id="game_682426" style="display: inline;"&gt;&lt;/div&gt;&lt;table class="clickable" border="0" cellspacing="0" cellpadding="0" width="100%" title="Odds for this match"&gt;&lt;tr align="center"&gt;&lt;td id="cell_id_1_682426_1_1" class="clickable_hover" width="68"&gt;1&amp;nbsp;&amp;ndash;&amp;nbsp;2.04&lt;/td&gt;&lt;td id="cell_id_1_682426_1_2" class="clickable_hover" width="68"&gt;X&amp;nbsp;&amp;ndash;&amp;nbsp;3.60&lt;/td&gt;&lt;td id="cell_id_1_682426_1_3" class="clickable_hover" width="68"&gt;2&amp;nbsp;&amp;ndash;&amp;nbsp;4.75&lt;/td&gt;&lt;td width="40"&gt;&amp;nbsp;&lt;/td&gt;&lt;td id="cell_id_1_682426_2_4" class="clickable_hover"</text:p>
      <text:p text:style-name="Standard"><text:s/>width="115"&gt;Over&amp;nbsp;2.5&amp;nbsp;&amp;ndash;&amp;nbsp;1.95&lt;/td&gt;&lt;td id="cell_id_1_682426_2_5" class="clickable_hover" width="115"&gt;Under&amp;nbsp;2.5&amp;nbsp;&amp;ndash;&amp;nbsp;1.9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659&amp;PHPSESSID=d6192dfc5a2159594ca83b9414fc0d20"&gt;&lt;img src="styles/def/pix/icon_check.gif" align="top" alt="" width="15" height="14" border="0"&gt;&lt;/a&gt;&amp;nbsp;&amp;nbsp;Uzbekistan � PFL&lt;/th&gt;&lt;/tr&gt;&lt;tr align="center"&gt;&lt;td <text:soft-page-break/>style="padding: 0px 0px 0px 0px;" title="14:00"&gt;&lt;b&gt;FT&lt;/b&gt;&lt;/td&gt;&lt;td align="right"&gt;&lt;b&gt;Metallurg Bekobod&lt;/b&gt;&lt;/td&gt;&lt;td class="score_left"&gt;&lt;a href="javascript:info(685583, '', '19643,19646,19654');" onClick="this.blur();"&gt;5:3&lt;/a&gt;&lt;/td&gt;&lt;td align="left"&gt;&lt;b&gt;Dinamo Samarkand&lt;/b&gt;&lt;/td&gt;&lt;td style="padding: 0px 0px 0px 0px;" title="Mark the match here and confirm at the bottom of the page to blind it out"&gt;&lt;input type="checkbox" class="checkbox" name="match685583" value="685583"&gt;&lt;/td&gt;&lt;/tr&gt;&lt;tr class="even" align="center"&gt;&lt;td style="padding: 0px 0px 0px 0px;"&gt;&amp;nbsp;&lt;/td&gt;&lt;td colspan="4" style="padding: 0px 0px 0px 0px;"&gt;&lt;div id="game_685583" style="display: inline;"&gt;&lt;/div&gt;&lt;table class="clickable" border="0" cellspacing="0" cellpadding="0" width="100%" title="Odds for this match"&gt;&lt;tr align="center"&gt;&lt;td id="cell_id_1_685583_1_1" class="clickable_hover" width="68"&gt;1&amp;nbsp;&amp;ndash;&amp;nbsp;1.85&lt;/td&gt;&lt;td id="cell_id_1_685583_1_2" class="clickable_hover" width="68"&gt;X&amp;nbsp;&amp;ndash;&amp;nbsp;3.90&lt;/td&gt;&lt;td id="cell_id_1_685583_1_3" class="clickable_hover" width="68"&gt;2&amp;nbsp;&amp;ndash;&amp;nbsp;4.75&lt;/td&gt;&lt;td width="40"&gt;&amp;nbsp;&lt;/td&gt;&lt;td id="cell_id_1_685583_2_4" class="clickable_hover" width="115"&gt;Over&amp;nbsp;2.5&amp;nbsp;&amp;ndash;&amp;nbsp;1.73&lt;/td&gt;&lt;td id="cell_id_1_685583_2_5" class="clickable_hover" width="115"&gt;Under&amp;nbsp;2.5&amp;nbsp;&amp;ndash;&amp;nbsp;2.3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61&amp;PHPSESSID=d6192dfc5a2159594ca83b9414fc0d20"&gt;&lt;img src="styles/def/pix/icon_check.gif" align="top" alt="" width="15" height="14" border="0"&gt;&lt;/a&gt;&amp;nbsp;&amp;nbsp;Wales � League Of Wales&lt;/th&gt;&lt;/tr&gt;&lt;tr align="center"&gt;&lt;td style="padding: 0px 0px 0px 0px;" title="15:30"&gt;&lt;b&gt;FT&lt;/b&gt;&lt;/td&gt;&lt;td align="right"&gt;&lt;b&gt;Airbus UK Broughton&lt;/b&gt;&lt;/td&gt;&lt;td class="score_left"&gt;&lt;a href="javascript:info(684215, '1%3A0', '17520,18735,18999,19171,19455,19552');" onClick="this.blur();"&gt;3:1&lt;/a&gt;&lt;/td&gt;&lt;td align="left"&gt;&lt;b&gt;Haverfordwest&lt;/b&gt;&lt;/td&gt;&lt;td style="padding: 0px 0px 0px 0px;" title="Mark the match here and confirm at the bottom of the page to blind it out"&gt;&lt;input type="checkbox" class="checkbox" name="match684215" value="684215"&gt;&lt;/td&gt;&lt;/tr&gt;&lt;tr class="even" align="center"&gt;&lt;td style="padding: 0px 0px 0px 0px;"&gt;&amp;nbsp;&lt;/td&gt;&lt;td colspan="4" style="padding: 0px 0px 0px 0px;"&gt;&lt;div id="game_684215" style="display: inline;"&gt;&lt;/div&gt;&lt;table class="clickable" border="0" cellspacing="0" cellpadding="0" width="100%" title="Odds for this match"&gt;&lt;tr align="center"&gt;&lt;td id="cell_id_1_684215_1_1" class="clickable_hover" width="68"&gt;1&amp;nbsp;&amp;ndash;&amp;nbsp;2.40&lt;/td&gt;&lt;td id="cell_id_1_684215_1_2" class="clickable_hover" width="68"&gt;X&amp;nbsp;&amp;ndash;&amp;nbsp;3.61&lt;/td&gt;&lt;td id="cell_id_1_684215_1_3" class="clickable_hover" width="68"&gt;2&amp;nbsp;&amp;ndash;&amp;nbsp;3.45&lt;/td&gt;&lt;td width="40"&gt;&amp;nbsp;&lt;/td&gt;&lt;td id="cell_id_1_684215_2_4" class="clickable_hover" width="115"&gt;Over&amp;nbsp;2.5&amp;nbsp;&amp;ndash;&amp;nbsp;1.65&lt;/td&gt;&lt;td id="cell_id_1_684215_2_5" class="clickable_hover" width="115"&gt;Under&amp;nbsp;2.5&amp;nbsp;&amp;ndash;&amp;nbsp;2.30&lt;/td&gt;&lt;/tr&gt;&lt;/table&gt;&lt;/td&gt;&lt;/tr&gt;&lt;tr align="center"&gt;&lt;td style="padding: 0px 0px 0px 0px;" title="15:30"&gt;&lt;b&gt;FT&lt;/b&gt;&lt;/td&gt;&lt;td align="right"&gt;&lt;b&gt;Carmarthen&lt;/b&gt;&lt;/td&gt;&lt;td class="score_neutral"&gt;&lt;a href="javascript:info(684293, '0%3A0', '17521,18736,18998,19172,19456,19553');" onClick="this.blur();"&gt;0:0&lt;/a&gt;&lt;/td&gt;&lt;td align="left"&gt;&lt;b&gt;Aberystwyth&lt;/b&gt;&lt;/td&gt;&lt;td style="padding: 0px 0px 0px 0px;" title="Mark the match here and confirm at the bottom of the page to blind it out"&gt;&lt;input type="checkbox" class="checkbox" name="match684293" value="684293"&gt;&lt;/td&gt;&lt;/tr&gt;&lt;tr class="even" align="center"&gt;&lt;td style="padding: 0px 0px 0px 0px;"&gt;&amp;nbsp;&lt;/td&gt;&lt;td colspan="4" style="padding: 0px 0px 0px 0px;"&gt;&lt;div id="game_684293" style="display: inline;"&gt;&lt;/div&gt;&lt;table class="clickable" border="0" cellspacing="0" cellpadding="0" width="100%" title="Odds for this match"&gt;&lt;tr align="center"&gt;&lt;td <text:soft-page-break/>id="cell_id_1_684293_1_1" class="clickable_hover" width="68"&gt;1&amp;nbsp;&amp;ndash;&amp;nbsp;2.01&lt;/td&gt;&lt;td id="cell_id_1_684293_1_2" class="clickable_hover" width="68"&gt;X&amp;nbsp;&amp;ndash;&amp;nbsp;3.76&lt;/td&gt;&lt;td id="cell_id_1_684293_1_3" class="clickable_hover" width="68"&gt;2&amp;nbsp;&amp;ndash;&amp;nbsp;3.79&lt;/td&gt;&lt;td width="40"&gt;&amp;nbsp;&lt;/td&gt;&lt;td id="cell_id_1_684293_2_4" class="clickable_hover" width="115"&gt;Over&amp;nbsp;2.5&amp;nbsp;&amp;ndash;&amp;nbsp;1.60&lt;/td&gt;&lt;td id="cell_id_1_684293_2_5" class="clickable_hover" width="115"&gt;Under&amp;nbsp;2.5&amp;nbsp;&amp;ndash;&amp;nbsp;2.3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/table&gt;&lt;br&gt;&lt;input type="submit" class="button" style="width: 330px;" value="HIDE SELECTED MATCHES"&gt;&lt;/form&gt;&lt;br&gt;&lt;/td&gt;&lt;td width="15" style="background-image: url(styles/def/pix/box2_right.gif); background-repeat: repeat-y;"&gt;&lt;/td&gt;&lt;/tr&gt;&lt;/table&gt;&lt;/div&gt;&lt;div class="text" style="position: relative; width: 553px; height: 30px; left: 0px; background-image: url(styles/def/pix/box2_bottom.gif); background-repeat: no-repeat;"&gt;&lt;/div&gt;</text:p>
      <text:p text:style-name="Standard"/>
      <text:p text:style-name="Standard">&lt;script type="text/javascript"&gt;</text:p>
      <text:p text:style-name="Standard">&lt;!--</text:p>
      <text:p text:style-name="Standard"/>
      <text:p text:style-name="Standard">var last_selectedIndex = document.archive.archive.selectedIndex;</text:p>
      <text:p text:style-name="Standard"/>
      <text:p text:style-name="Standard">function clickable_init() {</text:p>
      <text:p text:style-name="Standard"/>
      <text:p text:style-name="Standard"><text:s text:c="2"/>var cells = document.getElementsByTagName('td');</text:p>
      <text:p text:style-name="Standard"><text:s text:c="2"/></text:p>
      <text:p text:style-name="Standard"><text:s text:c="2"/>for(var i=0; i&lt;cells.length; i++) {</text:p>
      <text:p text:style-name="Standard"><text:s text:c="2"/></text:p>
      <text:p text:style-name="Standard"><text:tab/>if( ! ( /^cell_id_[0-9]+_[0-9]+_[0-9]+_[0-9]+$/.test(cells[i].id) ) )</text:p>
      <text:p text:style-name="Standard"><text:tab/> <text:s/>continue;</text:p>
      <text:p text:style-name="Standard"/>
      <text:p text:style-name="Standard"><text:tab/>cells[i].onclick = function() {</text:p>
      <text:p text:style-name="Standard"><text:tab/> <text:s/>window.open(this.id.replace(/^cell_id_([0-9]+)_([0-9]+)_([0-9]+)_([0-9]+)$/, 'http://www.oddsoddsodds.com/?c=%2Fodds_content.php%3Farchive%3D$1%26sport%3D1%26game%3D$2%26market%3D$3%26order%3Dresult_$4'), '_blank', 'location=yes, menubar=yes, resizable=yes, scrollbars=yes, status=yes, toolbar=yes');</text:p>
      <text:p text:style-name="Standard"><text:tab/>}</text:p>
      <text:p text:style-name="Standard"/>
      <text:p text:style-name="Standard"><text:s text:c="2"/>}</text:p>
      <text:p text:style-name="Standard"/>
      <text:p text:style-name="Standard">}</text:p>
      <text:p text:style-name="Standard"/>
      <text:p text:style-name="Standard">clickable_init();</text:p>
      <text:p text:style-name="Standard"/>
      <text:p text:style-name="Standard"/>
      <text:p text:style-name="Standard">var stat = false;</text:p>
      <text:p text:style-name="Standard"/>
      <text:p text:style-name="Standard">function blinker() {</text:p>
      <text:p text:style-name="Standard"/>
      <text:p text:style-name="Standard"><text:s text:c="2"/>stat = stat ? false : true;</text:p>
      <text:p text:style-name="Standard"><text:s text:c="2"/>var spans = document.getElementsByTagName('span');</text:p>
      <text:p text:style-name="Standard"/>
      <text:p text:style-name="Standard"><text:soft-page-break/><text:s text:c="2"/>for(var i=0; i&lt;spans.length; i++) {</text:p>
      <text:p text:style-name="Standard"><text:s text:c="2"/></text:p>
      <text:p text:style-name="Standard"><text:tab/>if( ! ( /^blinker_[0-9]+$/.test(spans[i].id) ) )</text:p>
      <text:p text:style-name="Standard"><text:tab/> <text:s/>continue;</text:p>
      <text:p text:style-name="Standard"/>
      <text:p text:style-name="Standard"><text:tab/>spans[i].style.fontWeight = stat ? "bold" : "normal";</text:p>
      <text:p text:style-name="Standard"><text:tab/>/* spans[i].innerHTML = stat ? "'" + spans[i].innerHTML.substring(0, spans[i].innerHTML.length - 1) : spans[i].innerHTML.substring(1) + "'"; */</text:p>
      <text:p text:style-name="Standard"><text:tab/>/* spans[i].style.color = stat ? "#191919" : "#D82800"; */</text:p>
      <text:p text:style-name="Standard"/>
      <text:p text:style-name="Standard"><text:s text:c="2"/>}</text:p>
      <text:p text:style-name="Standard"/>
      <text:p text:style-name="Standard">}</text:p>
      <text:p text:style-name="Standard"/>
      <text:p text:style-name="Standard">window.setInterval('blinker()', 1000);</text:p>
      <text:p text:style-name="Standard"/>
      <text:p text:style-name="Standard"/>
      <text:p text:style-name="Standard"/>
      <text:p text:style-name="Standard">var xmlHttp = null;</text:p>
      <text:p text:style-name="Standard">var wert_global = "";</text:p>
      <text:p text:style-name="Standard">var werte = new Array();</text:p>
      <text:p text:style-name="Standard"/>
      <text:p text:style-name="Standard">function info(wert, half_time, match_ids) {</text:p>
      <text:p text:style-name="Standard"/>
      <text:p text:style-name="Standard"><text:tab/>wert_global = wert;</text:p>
      <text:p text:style-name="Standard"><text:tab/>if(werte[wert])</text:p>
      <text:p text:style-name="Standard"><text:tab/><text:tab/>return void(0);</text:p>
      <text:p text:style-name="Standard"><text:tab/>werte[wert] = true;</text:p>
      <text:p text:style-name="Standard"><text:tab/>seconds_shift();</text:p>
      <text:p text:style-name="Standard"/>
      <text:p text:style-name="Standard"><text:tab/>if(window.ActiveXObject) {</text:p>
      <text:p text:style-name="Standard"/>
      <text:p text:style-name="Standard"><text:tab/> <text:s/>try {</text:p>
      <text:p text:style-name="Standard"><text:tab/> <text:s/></text:p>
      <text:p text:style-name="Standard"><text:tab/><text:tab/>xmlHttp = new ActiveXObject("Msxml2.XMLHTTP");</text:p>
      <text:p text:style-name="Standard"><text:tab/> <text:s/></text:p>
      <text:p text:style-name="Standard"><text:tab/> <text:s/>} catch(e) {</text:p>
      <text:p text:style-name="Standard"><text:tab/> <text:s/></text:p>
      <text:p text:style-name="Standard"><text:tab/><text:tab/>try {</text:p>
      <text:p text:style-name="Standard"><text:tab/><text:tab/></text:p>
      <text:p text:style-name="Standard"><text:tab/><text:tab/> <text:s/>xmlHttp = new ActiveXObject("Microsoft.XMLHTTP");</text:p>
      <text:p text:style-name="Standard"><text:tab/><text:tab/></text:p>
      <text:p text:style-name="Standard"><text:tab/><text:tab/>} catch(e) {</text:p>
      <text:p text:style-name="Standard"><text:tab/><text:tab/></text:p>
      <text:p text:style-name="Standard"><text:tab/><text:tab/>}</text:p>
      <text:p text:style-name="Standard"><text:tab/> <text:s/></text:p>
      <text:p text:style-name="Standard"><text:tab/> <text:s/>}</text:p>
      <text:p text:style-name="Standard"/>
      <text:p text:style-name="Standard"><text:tab/>} else if(window.XMLHttpRequest) {</text:p>
      <text:p text:style-name="Standard"/>
      <text:p text:style-name="Standard"><text:tab/> <text:s/>try {</text:p>
      <text:p text:style-name="Standard"><text:tab/> <text:s/></text:p>
      <text:p text:style-name="Standard"><text:soft-page-break/><text:tab/><text:tab/>xmlHttp = new XMLHttpRequest();</text:p>
      <text:p text:style-name="Standard"><text:tab/> <text:s/></text:p>
      <text:p text:style-name="Standard"><text:tab/> <text:s/>} catch(e) {</text:p>
      <text:p text:style-name="Standard"><text:tab/> <text:s/></text:p>
      <text:p text:style-name="Standard"><text:tab/> <text:s/>}</text:p>
      <text:p text:style-name="Standard"/>
      <text:p text:style-name="Standard"><text:tab/>}</text:p>
      <text:p text:style-name="Standard"/>
      <text:p text:style-name="Standard"/>
      <text:p text:style-name="Standard"><text:tab/>if(xmlHttp) {</text:p>
      <text:p text:style-name="Standard"/>
      <text:p text:style-name="Standard"><text:tab/> <text:s/>xmlHttp.open('GET', 'info.php?game_id='+wert+'&amp;ht='+half_time+'&amp;match_ids='+match_ids+'&amp;lang=en', true);</text:p>
      <text:p text:style-name="Standard"><text:tab/> <text:s/>xmlHttp.onreadystatechange = process;</text:p>
      <text:p text:style-name="Standard"><text:tab/> <text:s/>xmlHttp.send(null);</text:p>
      <text:p text:style-name="Standard"><text:tab/> <text:s/></text:p>
      <text:p text:style-name="Standard"><text:tab/>}</text:p>
      <text:p text:style-name="Standard"/>
      <text:p text:style-name="Standard">}</text:p>
      <text:p text:style-name="Standard"/>
      <text:p text:style-name="Standard">function process() {</text:p>
      <text:p text:style-name="Standard"/>
      <text:p text:style-name="Standard"><text:tab/>if(xmlHttp.readyState == 4) {</text:p>
      <text:p text:style-name="Standard"/>
      <text:p text:style-name="Standard"><text:tab/> <text:s/>var text = xmlHttp.responseText;</text:p>
      <text:p text:style-name="Standard"><text:tab/> <text:s/></text:p>
      <text:p text:style-name="Standard"><text:tab/> <text:s/>if(text != "") {</text:p>
      <text:p text:style-name="Standard"/>
      <text:p text:style-name="Standard"><text:tab/><text:tab/>document.getElementById('game_'+wert_global).innerHTML = text;</text:p>
      <text:p text:style-name="Standard"/>
      <text:p text:style-name="Standard"><text:tab/> <text:s/>}</text:p>
      <text:p text:style-name="Standard"><text:tab/> <text:s/>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/>
      <text:p text:style-name="Standard">function seconds() {</text:p>
      <text:p text:style-name="Standard"/>
      <text:p text:style-name="Standard"><text:tab/>if(seconds_count &lt; 30)</text:p>
      <text:p text:style-name="Standard"><text:tab/><text:tab/>seconds_count++;</text:p>
      <text:p text:style-name="Standard"/>
      <text:p text:style-name="Standard"><text:tab/>if(document.getElementById('seconds')) {</text:p>
      <text:p text:style-name="Standard"><text:tab/><text:tab/>var t = document.getElementById('seconds').innerHTML.replace(/&lt;[^&lt;&gt;]*&gt;/g, '').replace(/ [0-9]+$/, ' ') + (seconds_count &gt; 20 ? '0' : '') + String(30 - seconds_count);</text:p>
      <text:p text:style-name="Standard"><text:tab/><text:tab/>document.getElementById('seconds').innerHTML = '&lt;span style="text-decoration: overline;"&gt;' + t.substr(0, Math.floor(t.length * seconds_count / 30) ) + '&lt;/span&gt;' + t.substr(Math.floor(t.length * seconds_count / 30));</text:p>
      <text:p text:style-name="Standard"><text:tab/>}</text:p>
      <text:p text:style-name="Standard"/>
      <text:p text:style-name="Standard">}</text:p>
      <text:p text:style-name="Standard"><text:soft-page-break/></text:p>
      <text:p text:style-name="Standard">window.setInterval('seconds()', 1000);</text:p>
      <text:p text:style-name="Standard"/>
      <text:p text:style-name="Standard"/>
      <text:p text:style-name="Standard">function check_matches() {</text:p>
      <text:p text:style-name="Standard"/>
      <text:p text:style-name="Standard"><text:s text:c="2"/>for(i = 0; i &lt; document.matches.elements.length; i++)</text:p>
      <text:p text:style-name="Standard"><text:s text:c="5"/>if(document.matches.elements[i].checked)</text:p>
      <text:p text:style-name="Standard"><text:tab/> <text:s text:c="2"/>return true;</text:p>
      <text:p text:style-name="Standard"><text:s text:c="2"/></text:p>
      <text:p text:style-name="Standard"><text:s text:c="2"/>alert('Please select at least one match at the right hand border');</text:p>
      <text:p text:style-name="Standard"/>
      <text:p text:style-name="Standard"><text:s text:c="2"/>return false;</text:p>
      <text:p text:style-name="Standard"/>
      <text:p text:style-name="Standard">}</text:p>
      <text:p text:style-name="Standard"/>
      <text:p text:style-name="Standard"/>
      <text:p text:style-name="Standard">//--&gt;</text:p>
      <text:p text:style-name="Standard">&lt;/script&gt;</text:p>
      <text:p text:style-name="Standard">&lt;img src="styles/def/pix/spacer.gif" alt="" width="5" height="5" border="0"&gt;&lt;br&gt;&lt;/td&gt;&lt;td width="185"&gt;&lt;div class="text" style="position: relative; width: 180px; height: 224px; left: 0px; background-image: url(styles/def/pix/field.jpg); background-repeat: no-repeat;"&gt;&lt;div style="position: relative; width: 170px; height: 214px; left: 5px; top: 5px; font-weight: bold; text-align: center;"&gt;&lt;table border="0" cellspacing="0" cellpadding="0"&gt;&lt;tr&gt;&lt;td width="170" height="214" valign="middle"&gt;&lt;a href="http://www.betclic.com/partner.aspx?p=LLL13&amp;amp;z=c1" target="_blank"&gt;A �20 free bet for new users - you can't lose!&lt;/a&gt;&lt;br&gt;&lt;br&gt;&lt;a href="http://www.pinnaclesports.com/default.aspx?refer=xlivelive" target="_blank"&gt;Welcome Cash Bonus up to $500&lt;/a&gt;&lt;br&gt;&lt;br&gt;&lt;a href="http://www.expekt.com/?aid=41529&amp;amp;bid=1756" target="_blank"&gt;&amp;euro;35 bonus at the moment!&lt;/a&gt;&lt;br&gt;&lt;/td&gt;&lt;/tr&gt;&lt;/table&gt;&lt;/div&gt;&lt;/div&gt;&lt;img src="styles/def/pix/spacer.gif" alt="" width="5" height="5" border="0"&gt;&lt;div class="text" style="position: relative; width: 180px; height: 150px; left: 0px; background-color: #FFFFFF;"&gt;&lt;iframe src="http://www.livelivelive.com/show.php?what=iframe&amp;rot_id=44" width="180" height="150" frameborder="0"&gt;&lt;/iframe&gt;&lt;/div&gt;&lt;img src="styles/def/pix/spacer.gif" alt="" width="5" height="5" border="0"&gt;&lt;div class="text" style="position: relative; width: 180px; height: 120px; left: 0px; background-image: url(styles/def/pix/special.jpg); background-repeat: no-repeat;"&gt;&lt;div style="position: absolute; width: 150px; height: 90px; left: 15px; top: 15px; text-align: left; z-index: 1;"&gt;&lt;table border="0" cellspacing="0" cellpadding="0"&gt;&lt;tr&gt;&lt;td width="150" height="90" valign="middle" title="Denmark � 1st Division"&gt;&lt;a href="#league_66" onClick="seconds_shift();"&gt;&lt;b&gt;Most recent goal:&lt;/b&gt;&lt;/a&gt;&lt;br&gt;&lt;span style="color: #D82800; background-color: #F2F9FC;"&gt;2:1&lt;br&gt;FC Fyn &amp;ndash; Frem&lt;/span&gt;&lt;/td&gt;&lt;/tr&gt;&lt;/table&gt;&lt;/div&gt;&lt;/div&gt;&lt;img src="styles/def/pix/spacer.gif" alt="" width="5" height="5" border="0"&gt;&lt;br&gt;&lt;div style="text-align: left; width: 180px;" class="text_small"&gt;&lt;a href="set_lang.php?sound=0&amp;amp;to=http%3A%2F%2Fwww.livelivelive.com%2Flivescore.php%3FPHPSESSID%3Dd6192dfc5a2159594ca83b9414fc0d20&amp;PHPSESSID=d6192dfc5a2159594ca83b9414fc0d20"&gt;&lt;img src="styles/def/pix/icon_sound.gif" alt="Turn sound off" title="Turn sound off" width="30" height="28" border="0" align="right" hspace="5"&gt;&lt;/a&gt;At the moment, a beep sounds every time a goal is scored among the selected matches. &lt;a href="set_lang.php?sound=0&amp;amp;to=http%3A%2F%2Fwww.livelivelive.com%2Flivescore.php%3FPHPSESSID%3Dd6192dfc5a2159594ca83b9414fc0d20&amp;PHPSESSID=d6192dfc5a2159594ca83b9414fc0d20" title="Turn sound off"&gt;To change that, please click here&lt;/a&gt;&lt;/div&gt;&lt;img src="styles/def/pix/spacer.gif" alt="" width="5" height="5" border="0"&gt;&lt;br&gt;&lt;div <text:soft-page-break/>class="text_small" style="position: relative; width: 178px; left: 0px; background-color: #E3F5CC; border: 1px solid #191919;"&gt;&lt;div style="position: relative; width: 170px; left: 4px;"&gt;&lt;img src="styles/def/pix/spacer.gif" alt="" width="5" height="4" border="0"&gt;&lt;br&gt;&lt;b&gt;Info:&lt;/b&gt;&lt;br&gt;41 leagues and 155 matches are displayed at the moment&lt;br&gt;&lt;img src="styles/def/pix/spacer.gif" alt="" width="5" height="4" border="0"&gt;&lt;br&gt;&lt;b&gt;Legend:&lt;/b&gt;&lt;br&gt;Abd. = match abandoned&lt;br&gt;AET = result after extra time&lt;br&gt;AP = result after penalties&lt;br&gt;ET = extra time&lt;br&gt;FT = fulltime result&lt;br&gt;HT = halftime break&lt;br&gt;Int. = match interrupted&lt;br&gt;Pen. = penalty shootout&lt;br&gt;Post. = match postponed&lt;br&gt;&lt;img src="styles/def/pix/spacer.gif" alt="" width="5" height="4" border="0"&gt;&lt;br&gt;&lt;b&gt;Usage:&lt;/b&gt;&lt;br&gt;&lt;a href="manual_en.html?PHPSESSID=d6192dfc5a2159594ca83b9414fc0d20"&gt;Explanations here&lt;/a&gt;&lt;br&gt;&lt;img src="styles/def/pix/spacer.gif" alt="" width="5" height="4" border="0"&gt;&lt;br&gt;&lt;/div&gt;&lt;/div&gt;&lt;img src="styles/def/pix/spacer.gif" alt="" width="5" height="5" border="0"&gt;&lt;img src="styles/def/pix/spacer.gif" alt="" width="5" height="5" border="0"&gt;&lt;/td&gt;&lt;/tr&gt;&lt;/table&gt;&lt;/td&gt;&lt;td style="background-color: transparent;" width="170"&gt;&lt;div class="text" style="position: relative; left: 5px; width: 125px;"&gt;&lt;div class="text" style="position: fixed; width: 160px; height: 600px; top: 5px; background-color: #FFFFFF;"&gt;&lt;a href="http://www.livelivelive.com/count_clicks.php?id=41" target="_blank"&gt;&lt;img src="extern/bet-at-home_160x600_einstiegsbonus_en.gif" title="bet-at-home" width="160" height="600" border="0"&gt;&lt;/a&gt;&lt;/div&gt;&lt;div class="text" style="position: fixed; top: 735px;"&gt;&lt;img src="styles/def/pix/spacer.gif" alt="" width="5" height="5" border="0"&gt;&lt;/div&gt;&lt;/div&gt;&lt;/td&gt;&lt;/tr&gt;&lt;/table&gt;&lt;/div&gt;</text:p>
      <text:p text:style-name="Standard"/>
      <text:p text:style-name="Standard"/>
      <text:p text:style-name="Standard"><text:tab/>&lt;script type="text/javascript"&gt;</text:p>
      <text:p text:style-name="Standard"/>
      <text:p text:style-name="Standard"><text:tab/>var gaJsHost = (("https:" == document.location.protocol) ? "https://ssl." : "http://www.");</text:p>
      <text:p text:style-name="Standard"/>
      <text:p text:style-name="Standard"><text:tab/>document.write(unescape("%3Cscript src='" + gaJsHost + "google-analytics.com/ga.js' type='text/javascript'%3E%3C/script%3E"));</text:p>
      <text:p text:style-name="Standard"/>
      <text:p text:style-name="Standard"><text:tab/>&lt;/script&gt;</text:p>
      <text:p text:style-name="Standard"/>
      <text:p text:style-name="Standard"><text:tab/>&lt;script type="text/javascript"&gt;</text:p>
      <text:p text:style-name="Standard"/>
      <text:p text:style-name="Standard"><text:tab/>var pageTracker = _gat._getTracker("UA-222251-6");</text:p>
      <text:p text:style-name="Standard"/>
      <text:p text:style-name="Standard"><text:tab/>pageTracker._trackPageview();</text:p>
      <text:p text:style-name="Standard"/>
      <text:p text:style-name="Standard"><text:tab/>&lt;/script&gt;</text:p>
      <text:p text:style-name="Standard"/>
      <text:p text:style-name="Standard">&lt;/body&gt;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&lt;table class="tableclass" rules="cols" border="1" cellspacing="0" cellpadding="0" width="513"&gt;</text:p>
      <text:p text:style-name="Standard"><text:tab/>&lt;tr&gt;</text:p>
      <text:p text:style-name="Standard"><text:tab/><text:tab/>&lt;th colspan="5" title="6 matches"&gt;&amp;nbsp;&lt;a href="livescore.php?leagues=2745&amp;PHPSESSID=39f6dfb82262e83b527d4365b2866eac"&gt;&lt;img src="styles/def/pix/icon_check.gif" align="top" alt="" width="15" height="14" border="0"&gt;&lt;/a&gt;&amp;nbsp;&amp;nbsp;Africa � World Cup Qualifiers&lt;/th&gt;&lt;/tr&gt;&lt;tr align="center"&gt;&lt;td style="padding: 0px 0px 0px 0px;"&gt;23:00&lt;/td&gt;&lt;td width="204" align="right"&gt;&lt;b&gt;Algeria&lt;/b&gt;&lt;/td&gt;&lt;td width="40"&gt;&amp;nbsp;&lt;/td&gt;&lt;td width="204" align="left"&gt;&lt;b&gt;Zambia&lt;/b&gt;&lt;/td&gt;&lt;td width="26" style="padding: 0px 0px 0px 0px;" title="Mark the match here and confirm at the bottom of the page to blind it out"&gt;&lt;input type="checkbox" class="checkbox" name="match663751" value="663751"&gt;&lt;/td&gt;&lt;/tr&gt;&lt;tr class="even" align="center"&gt;&lt;td style="padding: 0px 0px 0px 0px;"&gt;&amp;nbsp;&lt;/td&gt;&lt;td colspan="4" style="padding: 0px 0px 0px 0px;"&gt;&lt;div id="game_663751" style="display: inline;"&gt;&lt;/div&gt;&lt;table class="clickable" border="0" cellspacing="0" cellpadding="0" width="100%" title="Odds for this match"&gt;&lt;tr align="center"&gt;&lt;td id="cell_id_0_663751_1_1" class="clickable_hover" width="68"&gt;1&amp;nbsp;&amp;ndash;&amp;nbsp;1.45&lt;/td&gt;&lt;td id="cell_id_0_663751_1_2" class="clickable_hover" width="68"&gt;X&amp;nbsp;&amp;ndash;&amp;nbsp;4.50&lt;/td&gt;&lt;td id="cell_id_0_663751_1_3" class="clickable_hover" width="68"&gt;2&amp;nbsp;&amp;ndash;&amp;nbsp;13.62&lt;/td&gt;&lt;td width="40"&gt;&amp;nbsp;&lt;/td&gt;&lt;td id="cell_id_0_663751_2_4" class="clickable_hover" width="115"&gt;Over&amp;nbsp;2.5&amp;nbsp;&amp;ndash;&amp;nbsp;2.20&lt;/td&gt;&lt;td id="cell_id_0_663751_2_5" class="clickable_hover" width="115"&gt;Under&amp;nbsp;2.5&amp;nbsp;&amp;ndash;&amp;nbsp;1.80&lt;/td&gt;&lt;/tr&gt;&lt;/table&gt;&lt;/td&gt;&lt;/tr&gt;&lt;tr align="center"&gt;&lt;td style="padding: 0px 0px 0px 0px;" title="19:00"&gt;&lt;b&gt;FT&lt;/b&gt;&lt;/td&gt;&lt;td align="right"&gt;&lt;b&gt;Ghana&lt;/b&gt;&lt;/td&gt;&lt;td class="score_left"&gt;&lt;a href="javascript:info(663750, '1%3A0', '17531,18607,18788,18967,19334');" onClick="this.blur();"&gt;2:0&lt;/a&gt;&lt;/td&gt;&lt;td align="left"&gt;&lt;b&gt;Sudan&lt;/b&gt;&lt;/td&gt;&lt;td style="padding: 0px 0px 0px 0px;" title="Mark the match here and confirm at the bottom of the page to blind it out"&gt;&lt;input type="checkbox" class="checkbox" name="match663750" value="663750"&gt;&lt;/td&gt;&lt;/tr&gt;&lt;tr class="even" align="center"&gt;&lt;td style="padding: 0px 0px 0px 0px;"&gt;&amp;nbsp;&lt;/td&gt;&lt;td colspan="4" style="padding: 0px 0px 0px 0px;"&gt;&lt;div id="game_663750" style="display: inline;"&gt;&lt;/div&gt;&lt;table class="clickable" border="0" cellspacing="0" cellpadding="0" width="100%" title="Odds for this match"&gt;&lt;tr align="center"&gt;&lt;td id="cell_id_1_663750_1_1" class="clickable_hover" width="68"&gt;1&amp;nbsp;&amp;ndash;&amp;nbsp;1.17&lt;/td&gt;&lt;td id="cell_id_1_663750_1_2" class="clickable_hover" width="68"&gt;X&amp;nbsp;&amp;ndash;&amp;nbsp;8.98&lt;/td&gt;&lt;td id="cell_id_1_663750_1_3" class="clickable_hover" width="68"&gt;2&amp;nbsp;&amp;ndash;&amp;nbsp;28.55&lt;/td&gt;&lt;td width="40"&gt;&amp;nbsp;&lt;/td&gt;&lt;td id="cell_id_1_663750_2_4" class="clickable_hover" width="115"&gt;Over&amp;nbsp;2.5&amp;nbsp;&amp;ndash;&amp;nbsp;1.70&lt;/td&gt;&lt;td id="cell_id_1_663750_2_5" class="clickable_hover" width="115"&gt;Under&amp;nbsp;2.5&amp;nbsp;&amp;ndash;&amp;nbsp;2.43&lt;/td&gt;&lt;/tr&gt;&lt;/table&gt;&lt;/td&gt;&lt;/tr&gt;&lt;tr align="center"&gt;&lt;td style="padding: 0px 0px 0px 0px;" title="18:00"&gt;&lt;b&gt;FT&lt;/b&gt;&lt;/td&gt;&lt;td align="right"&gt;&lt;b&gt;Nigeria&lt;/b&gt;&lt;/td&gt;&lt;td class="score_neutral"&gt;&lt;a href="javascript:info(663749, '1%3A1', '17530,18604,18787,18966,19331');" onClick="this.blur();"&gt;2:2&lt;/a&gt;&lt;/td&gt;&lt;td align="left"&gt;&lt;b&gt;Tunesia&lt;/b&gt;&lt;/td&gt;&lt;td style="padding: 0px 0px 0px 0px;" title="Mark the match here and confirm at the bottom of the page to blind it out"&gt;&lt;input type="checkbox" class="checkbox" name="match663749" value="663749"&gt;&lt;/td&gt;&lt;/tr&gt;&lt;tr class="even" align="center"&gt;&lt;td style="padding: 0px 0px 0px 0px;"&gt;&amp;nbsp;&lt;/td&gt;&lt;td colspan="4" style="padding: 0px 0px 0px 0px;"&gt;&lt;div id="game_663749" style="display: inline;"&gt;&lt;/div&gt;&lt;table class="clickable" border="0" cellspacing="0" cellpadding="0" width="100%" title="Odds for this match"&gt;&lt;tr align="center"&gt;&lt;td id="cell_id_1_663749_1_1" class="clickable_hover" width="68"&gt;1&amp;nbsp;&amp;ndash;&amp;nbsp;1.73&lt;/td&gt;&lt;td id="cell_id_1_663749_1_2" <text:soft-page-break/>class="clickable_hover" width="68"&gt;X&amp;nbsp;&amp;ndash;&amp;nbsp;3.75&lt;/td&gt;&lt;td id="cell_id_1_663749_1_3" class="clickable_hover" width="68"&gt;2&amp;nbsp;&amp;ndash;&amp;nbsp;6.70&lt;/td&gt;&lt;td width="40"&gt;&amp;nbsp;&lt;/td&gt;&lt;td id="cell_id_1_663749_2_4" class="clickable_hover" width="115"&gt;Over&amp;nbsp;2.5&amp;nbsp;&amp;ndash;&amp;nbsp;2.42&lt;/td&gt;&lt;td id="cell_id_1_663749_2_5" class="clickable_hover" width="115"&gt;Under&amp;nbsp;2.5&amp;nbsp;&amp;ndash;&amp;nbsp;1.65&lt;/td&gt;&lt;/tr&gt;&lt;/table&gt;&lt;/td&gt;&lt;/tr&gt;&lt;tr align="center"&gt;&lt;td style="padding: 0px 0px 0px 0px;" title="17:30"&gt;&lt;b&gt;FT&lt;/b&gt;&lt;/td&gt;&lt;td align="right"&gt;&lt;b&gt;Togo&lt;/b&gt;&lt;/td&gt;&lt;td class="score_neutral"&gt;&lt;a href="javascript:info(663740, '1%3A0', '17529,18602,18786,18965,19329');" onClick="this.blur();"&gt;1:1&lt;/a&gt;&lt;/td&gt;&lt;td align="left"&gt;&lt;b&gt;Morocco&lt;/b&gt;&lt;/td&gt;&lt;td style="padding: 0px 0px 0px 0px;" title="Mark the match here and confirm at the bottom of the page to blind it out"&gt;&lt;input type="checkbox" class="checkbox" name="match663740" value="663740"&gt;&lt;/td&gt;&lt;/tr&gt;&lt;tr class="even" align="center"&gt;&lt;td style="padding: 0px 0px 0px 0px;"&gt;&amp;nbsp;&lt;/td&gt;&lt;td colspan="4" style="padding: 0px 0px 0px 0px;"&gt;&lt;div id="game_663740" style="display: inline;"&gt;&lt;/div&gt;&lt;table class="clickable" border="0" cellspacing="0" cellpadding="0" width="100%" title="Odds for this match"&gt;&lt;tr align="center"&gt;&lt;td id="cell_id_1_663740_1_1" class="clickable_hover" width="68"&gt;1&amp;nbsp;&amp;ndash;&amp;nbsp;2.36&lt;/td&gt;&lt;td id="cell_id_1_663740_1_2" class="clickable_hover" width="68"&gt;X&amp;nbsp;&amp;ndash;&amp;nbsp;3.40&lt;/td&gt;&lt;td id="cell_id_1_663740_1_3" class="clickable_hover" width="68"&gt;2&amp;nbsp;&amp;ndash;&amp;nbsp;3.75&lt;/td&gt;&lt;td width="40"&gt;&amp;nbsp;&lt;/td&gt;&lt;td id="cell_id_1_663740_2_4" class="clickable_hover" width="115"&gt;Over&amp;nbsp;2.5&amp;nbsp;&amp;ndash;&amp;nbsp;2.52&lt;/td&gt;&lt;td id="cell_id_1_663740_2_5" class="clickable_hover" width="115"&gt;Under&amp;nbsp;2.5&amp;nbsp;&amp;ndash;&amp;nbsp;1.65&lt;/td&gt;&lt;/tr&gt;&lt;/table&gt;&lt;/td&gt;&lt;/tr&gt;&lt;tr align="center"&gt;&lt;td style="padding: 0px 0px 0px 0px;" title="17:00"&gt;&lt;b&gt;FT&lt;/b&gt;&lt;/td&gt;&lt;td align="right"&gt;&lt;b&gt;Benin&lt;/b&gt;&lt;/td&gt;&lt;td class="score_neutral"&gt;&lt;a href="javascript:info(663748, '0%3A0', '17528,18606,18785,18964,19333');" onClick="this.blur();"&gt;1:1&lt;/a&gt;&lt;/td&gt;&lt;td align="left"&gt;&lt;b&gt;Mali&lt;/b&gt;&lt;/td&gt;&lt;td style="padding: 0px 0px 0px 0px;" title="Mark the match here and confirm at the bottom of the page to blind it out"&gt;&lt;input type="checkbox" class="checkbox" name="match663748" value="663748"&gt;&lt;/td&gt;&lt;/tr&gt;&lt;tr class="even" align="center"&gt;&lt;td style="padding: 0px 0px 0px 0px;"&gt;&amp;nbsp;&lt;/td&gt;&lt;td colspan="4" style="padding: 0px 0px 0px 0px;"&gt;&lt;div id="game_663748" style="display: inline;"&gt;&lt;/div&gt;&lt;table class="clickable" border="0" cellspacing="0" cellpadding="0" width="100%" title="Odds for this match"&gt;&lt;tr align="center"&gt;&lt;td id="cell_id_1_663748_1_1" class="clickable_hover" width="68"&gt;1&amp;nbsp;&amp;ndash;&amp;nbsp;3.25&lt;/td&gt;&lt;td id="cell_id_1_663748_1_2" class="clickable_hover" width="68"&gt;X&amp;nbsp;&amp;ndash;&amp;nbsp;3.41&lt;/td&gt;&lt;td id="cell_id_1_663748_1_3" class="clickable_hover" width="68"&gt;2&amp;nbsp;&amp;ndash;&amp;nbsp;2.50&lt;/td&gt;&lt;td width="40"&gt;&amp;nbsp;&lt;/td&gt;&lt;td id="cell_id_1_663748_2_4" class="clickable_hover" width="115"&gt;Over&amp;nbsp;2.5&amp;nbsp;&amp;ndash;&amp;nbsp;2.20&lt;/td&gt;&lt;td id="cell_id_1_663748_2_5" class="clickable_hover" width="115"&gt;Under&amp;nbsp;2.5&amp;nbsp;&amp;ndash;&amp;nbsp;1.85&lt;/td&gt;&lt;/tr&gt;&lt;/table&gt;&lt;/td&gt;&lt;/tr&gt;&lt;tr align="center"&gt;&lt;td style="padding: 0px 0px 0px 0px;" title="15:00"&gt;&lt;b&gt;FT&lt;/b&gt;&lt;/td&gt;&lt;td align="right"&gt;&lt;b&gt;Mozambique&lt;/b&gt;&lt;/td&gt;&lt;td class="score_left"&gt;&lt;a href="javascript:info(663747, '0%3A0', '17527,18603,18784,18963,19330');" onClick="this.blur();"&gt;1:0&lt;/a&gt;&lt;/td&gt;&lt;td align="left"&gt;&lt;b&gt;Kenya&lt;/b&gt;&lt;/td&gt;&lt;td style="padding: 0px 0px 0px 0px;" title="Mark the match here and confirm at the bottom of the page to blind it out"&gt;&lt;input type="checkbox" class="checkbox" name="match663747" value="663747"&gt;&lt;/td&gt;&lt;/tr&gt;&lt;tr class="even" align="center"&gt;&lt;td style="padding: 0px 0px 0px 0px;"&gt;&amp;nbsp;&lt;/td&gt;&lt;td colspan="4" style="padding: 0px 0px 0px 0px;"&gt;&lt;div id="game_663747" style="display: inline;"&gt;&lt;/div&gt;&lt;table class="clickable" border="0" cellspacing="0" cellpadding="0" width="100%" title="Odds for this <text:soft-page-break/>match"&gt;&lt;tr align="center"&gt;&lt;td id="cell_id_1_663747_1_1" class="clickable_hover" width="68"&gt;1&amp;nbsp;&amp;ndash;&amp;nbsp;2.10&lt;/td&gt;&lt;td id="cell_id_1_663747_1_2" class="clickable_hover" width="68"&gt;X&amp;nbsp;&amp;ndash;&amp;nbsp;3.64&lt;/td&gt;&lt;td id="cell_id_1_663747_1_3" class="clickable_hover" width="68"&gt;2&amp;nbsp;&amp;ndash;&amp;nbsp;4.75&lt;/td&gt;&lt;td width="40"&gt;&amp;nbsp;&lt;/td&gt;&lt;td id="cell_id_1_663747_2_4" class="clickable_hover" width="115"&gt;Over&amp;nbsp;2.5&amp;nbsp;&amp;ndash;&amp;nbsp;2.30&lt;/td&gt;&lt;td id="cell_id_1_663747_2_5" 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2952&amp;PHPSESSID=39f6dfb82262e83b527d4365b2866eac"&gt;&lt;img src="styles/def/pix/icon_check.gif" align="top" alt="" width="15" height="14" border="0"&gt;&lt;/a&gt;&amp;nbsp;&amp;nbsp;America � World Cup Qualifiers - CONCACAF&lt;/th&gt;&lt;/tr&gt;&lt;tr align="center"&gt;&lt;td style="padding: 0px 0px 0px 0px;" title="04:00"&gt;&lt;b&gt;FT&lt;/b&gt;&lt;/td&gt;&lt;td align="right"&gt;&lt;b&gt;Costa Rica&lt;/b&gt;&lt;/td&gt;&lt;td class="score_right"&gt;&lt;a href="javascript:info(677084, '0%3A1', '17526,18184,18610,18792,18962');" onClick="this.blur();"&gt;0:3&lt;/a&gt;&lt;/td&gt;&lt;td align="left"&gt;&lt;b&gt;Mexico&lt;/b&gt;&lt;/td&gt;&lt;td style="padding: 0px 0px 0px 0px;" title="Mark the match here and confirm at the bottom of the page to blind it out"&gt;&lt;input type="checkbox" class="checkbox" name="match677084" value="677084"&gt;&lt;/td&gt;&lt;/tr&gt;&lt;tr class="even" align="center"&gt;&lt;td style="padding: 0px 0px 0px 0px;"&gt;&amp;nbsp;&lt;/td&gt;&lt;td colspan="4" style="padding: 0px 0px 0px 0px;"&gt;&lt;div id="game_677084" style="display: inline;"&gt;&lt;/div&gt;&lt;table class="clickable" border="0" cellspacing="0" cellpadding="0" width="100%" title="Odds for this match"&gt;&lt;tr align="center"&gt;&lt;td id="cell_id_1_677084_1_1" class="clickable_hover" width="68"&gt;1&amp;nbsp;&amp;ndash;&amp;nbsp;3.05&lt;/td&gt;&lt;td id="cell_id_1_677084_1_2" class="clickable_hover" width="68"&gt;X&amp;nbsp;&amp;ndash;&amp;nbsp;3.35&lt;/td&gt;&lt;td id="cell_id_1_677084_1_3"</text:p>
      <text:p text:style-name="Standard"><text:s/>class="clickable_hover" width="68"&gt;2&amp;nbsp;&amp;ndash;&amp;nbsp;2.80&lt;/td&gt;&lt;td width="40"&gt;&amp;nbsp;&lt;/td&gt;&lt;td id="cell_id_1_677084_2_4" class="clickable_hover" width="115"&gt;Over&amp;nbsp;2.5&amp;nbsp;&amp;ndash;&amp;nbsp;2.12&lt;/td&gt;&lt;td id="cell_id_1_677084_2_5" class="clickable_hover" width="115"&gt;Under&amp;nbsp;2.5&amp;nbsp;&amp;ndash;&amp;nbsp;1.85&lt;/td&gt;&lt;/tr&gt;&lt;/table&gt;&lt;/td&gt;&lt;/tr&gt;&lt;tr align="center"&gt;&lt;td style="padding: 0px 0px 0px 0px;" title="03:00"&gt;&lt;b&gt;FT&lt;/b&gt;&lt;/td&gt;&lt;td align="right"&gt;&lt;b&gt;Honduras&lt;/b&gt;&lt;/td&gt;&lt;td class="score_left"&gt;&lt;a href="javascript:info(677083, '2%3A0', '17525,18609,18791,18960,19321');" onClick="this.blur();"&gt;4:1&lt;/a&gt;&lt;/td&gt;&lt;td align="left"&gt;&lt;b&gt;Trinidad and Tobago&lt;/b&gt;&lt;/td&gt;&lt;td style="padding: 0px 0px 0px 0px;" title="Mark the match here and confirm at the bottom of the page to blind it out"&gt;&lt;input type="checkbox" class="checkbox" name="match677083" value="677083"&gt;&lt;/td&gt;&lt;/tr&gt;&lt;tr class="even" align="center"&gt;&lt;td style="padding: 0px 0px 0px 0px;"&gt;&amp;nbsp;&lt;/td&gt;&lt;td colspan="4" style="padding: 0px 0px 0px 0px;"&gt;&lt;div id="game_677083" style="display: inline;"&gt;&lt;/div&gt;&lt;table class="clickable" border="0" cellspacing="0" cellpadding="0" width="100%" title="Odds for this match"&gt;&lt;tr align="center"&gt;&lt;td id="cell_id_1_677083_1_1" class="clickable_hover" width="68"&gt;1&amp;nbsp;&amp;ndash;&amp;nbsp;1.40&lt;/td&gt;&lt;td id="cell_id_1_677083_1_2" class="clickable_hover" width="68"&gt;X&amp;nbsp;&amp;ndash;&amp;nbsp;5.68&lt;/td&gt;&lt;td id="cell_id_1_677083_1_3" class="clickable_hover" width="68"&gt;2&amp;nbsp;&amp;ndash;&amp;nbsp;10.00&lt;/td&gt;&lt;td width="40"&gt;&amp;nbsp;&lt;/td&gt;&lt;td id="cell_id_1_677083_2_4" class="clickable_hover" width="115"&gt;Over&amp;nbsp;2.5&amp;nbsp;&amp;ndash;&amp;nbsp;1.75&lt;/td&gt;&lt;td id="cell_id_1_677083_2_5" class="clickable_hover" width="115"&gt;Under&amp;nbsp;2.5&amp;nbsp;&amp;ndash;&amp;nbsp;2.22&lt;/td&gt;&lt;/tr&gt;&lt;/table&gt;&lt;/td&gt;&lt;/tr&gt;&lt;tr align="center"&gt;&lt;td style="padding: 0px 0px 0px 0px;" title="02:00"&gt;&lt;b&gt;FT&lt;/b&gt;&lt;/td&gt;&lt;td <text:soft-page-break/>align="right"&gt;&lt;b&gt;USA&lt;/b&gt;&lt;/td&gt;&lt;td class="score_left"&gt;&lt;a href="javascript:info(677082, '2%3A1', '18608,18790,18958');" onClick="this.blur();"&gt;2:1&lt;/a&gt;&lt;/td&gt;&lt;td align="left"&gt;&lt;b&gt;El Salvador&lt;/b&gt;&lt;/td&gt;&lt;td style="padding: 0px 0px 0px 0px;" title="Mark the match here and confirm at the bottom of the page to blind it out"&gt;&lt;input type="checkbox" class="checkbox" name="match677082" value="677082"&gt;&lt;/td&gt;&lt;/tr&gt;&lt;tr class="even" align="center"&gt;&lt;td style="padding: 0px 0px 0px 0px;"&gt;&amp;nbsp;&lt;/td&gt;&lt;td colspan="4" style="padding: 0px 0px 0px 0px;"&gt;&lt;div id="game_677082" style="display: inline;"&gt;&lt;/div&gt;&lt;table class="clickable" border="0" cellspacing="0" cellpadding="0" width="100%" title="Odds for this match"&gt;&lt;tr align="center"&gt;&lt;td id="cell_id_1_677082_1_1" class="clickable_hover" width="68"&gt;1&amp;nbsp;&amp;ndash;&amp;nbsp;1.20&lt;/td&gt;&lt;td id="cell_id_1_677082_1_2" class="clickable_hover" width="68"&gt;X&amp;nbsp;&amp;ndash;&amp;nbsp;7.40&lt;/td&gt;&lt;td id="cell_id_1_677082_1_3" class="clickable_hover" width="68"&gt;2&amp;nbsp;&amp;ndash;&amp;nbsp;23.80&lt;/td&gt;&lt;td width="40"&gt;&amp;nbsp;&lt;/td&gt;&lt;td id="cell_id_1_677082_2_4" class="clickable_hover" width="115"&gt;Over&amp;nbsp;2.5&amp;nbsp;&amp;ndash;&amp;nbsp;1.67&lt;/td&gt;&lt;td id="cell_id_1_677082_2_5" class="clickable_hover" width="115"&gt;Under&amp;nbsp;2.5&amp;nbsp;&amp;ndash;&amp;nbsp;2.4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371&amp;PHPSESSID=39f6dfb82262e83b527d4365b2866eac"&gt;&lt;img src="styles/def/pix/icon_check.gif" align="top" alt="" width="15" height="14" border="0"&gt;&lt;/a&gt;&amp;nbsp;&amp;nbsp;Europe � Women's European Championship&lt;/th&gt;&lt;/tr&gt;&lt;tr align="center"&gt;&lt;td style="padding: 0px 0px 0px 0px;" title="18:00"&gt;&lt;b&gt;AET&lt;/b&gt;&lt;/td&gt;&lt;td align="right"&gt;&lt;b&gt;England&lt;/b&gt;&lt;/td&gt;&lt;td class="score_left"&gt;&lt;a href="javascript:info(685267, '0%3A0', '19325,19459,19621,19653');" onClick="this.blur();"&gt;2:1&lt;/a&gt;&lt;/td&gt;&lt;td align="left"&gt;&lt;b&gt;Netherlands&lt;/b&gt;&lt;/td&gt;&lt;td style="padding: 0px 0px 0px 0px;" title="Mark the match here and confirm at the bottom of the page to blind it out"&gt;&lt;input type="checkbox" class="checkbox" name="match685267" value="685267"&gt;&lt;/td&gt;&lt;/tr&gt;&lt;tr class="even" align="center"&gt;&lt;td style="padding: 0px 0px 0px 0px;"&gt;&amp;nbsp;&lt;/td&gt;&lt;td colspan="4" style="padding: 0px 0px 0px 0px;"&gt;&lt;div id="game_685267" style="display: inline;"&gt;&lt;/div&gt;&lt;table class="clickable" border="0" cellspacing="0" cellpadding="0" width="100%" title="Odds for this match"&gt;&lt;tr align="center"&gt;&lt;td id="cell_id_1_685267_1_1" class="clickable_hover" width="68"&gt;1&amp;nbsp;&amp;ndash;&amp;nbsp;1.65&lt;/td&gt;&lt;td id="cell_id_1_685267_1_2" class="clickable_hover" width="68"&gt;X&amp;nbsp;&amp;ndash;&amp;nbsp;4.71&lt;/td&gt;&lt;td id="cell_id_1_685267_1_3" class="clickable_hover" width="68"&gt;2&amp;nbsp;&amp;ndash;&amp;nbsp;6.89&lt;/td&gt;&lt;td width="40"&gt;&amp;nbsp;&lt;/td&gt;&lt;td id="cell_id_1_685267_2_4" class="clickable_hover" width="115"&gt;Over&amp;nbsp;2.5&amp;nbsp;&amp;ndash;&amp;nbsp;1.77&lt;/td&gt;&lt;td id="cell_id_1_685267_2_5" class="clickable_hover" width="115"&gt;Under&amp;nbsp;2.5&amp;nbsp;&amp;ndash;&amp;nbsp;2.24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2746&amp;PHPSESSID=39f6dfb82262e83b527d4365b2866eac"&gt;&lt;img src="styles/def/pix/icon_check.gif" align="top" alt="" width="15" height="14" border="0"&gt;&lt;/a&gt;&amp;nbsp;&amp;nbsp;South America � World Cup Qualifiers&lt;/th&gt;&lt;/tr&gt;&lt;tr align="center"&gt;&lt;td style="padding: 0px 0px 0px 0px;" title="03:30"&gt;&lt;b&gt;FT&lt;/b&gt;&lt;/td&gt;&lt;td align="right"&gt;&lt;b&gt;Chile&lt;/b&gt;&lt;/td&gt;&lt;td class="score_neutral"&gt;&lt;a href="javascript:info(684369, '1%3A2', '17523,18183,18613,18783,18961');" onClick="this.blur();"&gt;2:2&lt;/a&gt;&lt;/td&gt;&lt;td align="left"&gt;&lt;b&gt;Venezuela&lt;/b&gt;&lt;/td&gt;&lt;td style="padding: 0px 0px 0px 0px;" title="Mark the match here and confirm at the bottom of the page to blind it out"&gt;&lt;input type="checkbox" <text:soft-page-break/>class="checkbox" name="match684369" value="684369"&gt;&lt;/td&gt;&lt;/tr&gt;&lt;tr class="even" align="center"&gt;&lt;td style="padding: 0px 0px 0px 0px;"&gt;&amp;nbsp;&lt;/td&gt;&lt;td colspan="4" style="padding: 0px 0px 0px 0px;"&gt;&lt;div id="game_684369" style="display: inline;"&gt;&lt;/div&gt;&lt;table class="clickable" border="0" cellspacing="0" cellpadding="0" width="100%" title="Odds for this match"&gt;&lt;tr align="center"&gt;&lt;td id="cell_id_1_684369_1_1" class="clickable_hover" width="68"&gt;1&amp;nbsp;&amp;ndash;&amp;nbsp;1.40&lt;/td&gt;&lt;td id="cell_id_1_684369_1_2" class="clickable_hover" width="68"&gt;X&amp;nbsp;&amp;ndash;&amp;nbsp;5.56&lt;/td&gt;&lt;td id="cell_id_1_684369_1_3" class="clickable_hover" width="68"&gt;2&amp;nbsp;&amp;ndash;&amp;nbsp;10.12&lt;/td&gt;&lt;td width="40"&gt;&amp;nbsp;&lt;/td&gt;&lt;td id="cell_id_1_684369_2_4" class="clickable_hover" width="115"&gt;Over&amp;nbsp;2.5&amp;nbsp;&amp;ndash;&amp;nbsp;1.75&lt;/td&gt;&lt;td id="cell_id_1_684369_2_5" class="clickable_hover" width="115"&gt;Under&amp;nbsp;2.5&amp;nbsp;&amp;ndash;&amp;nbsp;2.22&lt;/td&gt;&lt;/tr&gt;&lt;/table&gt;&lt;/td&gt;&lt;/tr&gt;&lt;tr align="center"&gt;&lt;td style="padding: 0px 0px 0px 0px;" title="02:30"&gt;&lt;b&gt;FT&lt;/b&gt;&lt;/td&gt;&lt;td align="right"&gt;&lt;b&gt;Argentina&lt;/b&gt;&lt;/td&gt;&lt;td class="score_right"&gt;&lt;a href="javascript:info(656873, '0%3A2', '17522,18612,18782,18959');" onClick="this.blur();"&gt;1:3&lt;/a&gt;&lt;/td&gt;&lt;td align="left"&gt;&lt;b&gt;Brazil&lt;/b&gt;&lt;/td&gt;&lt;td style="padding: 0px 0px 0px 0px;" title="Mark the match here and confirm at the bottom of the page to blind it out"&gt;&lt;input type="checkbox" class="checkbox" name="match656873" value="656873"&gt;&lt;/td&gt;&lt;/tr&gt;&lt;tr class="even" align="center"&gt;&lt;td style="padding: 0px 0px 0px 0px;"&gt;&amp;nbsp;&lt;/td&gt;&lt;td colspan="4" style="padding: 0px 0px 0px 0px;"&gt;&lt;div id="game_656873" style="display: inline;"&gt;&lt;/div&gt;&lt;table class="clickable" border="0" cellspacing="0" cellpadding="0" width="100%" title="Odds for this match"&gt;&lt;tr align="center"&gt;&lt;td id="cell_id_1_656873_1_1" class="clickable_hover" width="68"&gt;1&amp;nbsp;&amp;ndash;&amp;nbsp;2.25&lt;/td&gt;&lt;td id="cell_id_1_656873_1_2" class="clickable_hover" width="68"&gt;X&amp;nbsp;&amp;ndash;&amp;nbsp;3.49&lt;/td&gt;&lt;td id="cell_id_1_656873_1_3" class="clickable_hover" width="68"&gt;2&amp;nbsp;&amp;ndash;&amp;nbsp;3.70&lt;/td&gt;&lt;td width="40"&gt;&amp;nbsp;&lt;/td&gt;&lt;td id="cell_id_1_656873_2_4" class="clickable_hover" width="115"&gt;Over&amp;nbsp;2.5&amp;nbsp;&amp;ndash;&amp;nbsp;2.00&lt;/td&gt;&lt;td id="cell_id_1_656873_2_5" class="clickable_hover" width="115"&gt;Under&amp;nbsp;2.5&amp;nbsp;&amp;ndash;&amp;nbsp;2.01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3302&amp;PHPSESSID=39f6dfb82262e83b527d4365b2866eac"&gt;&lt;img src="styles/def/pix/icon_check.gif" align="top" alt="" width="15" height="14" border="0"&gt;&lt;/a&gt;&amp;nbsp;&amp;nbsp;Belgium � EXQI League&lt;/th&gt;&lt;/tr&gt;&lt;tr align="center"&gt;&lt;td style="padding: 0px 0px 0px 0px;" title="15:00"&gt;&lt;b&gt;FT&lt;/b&gt;&lt;/td&gt;&lt;td align="right"&gt;&lt;b&gt;K.VK.Tienen&lt;/b&gt;&lt;/td&gt;&lt;td class="score_neutral"&gt;&lt;a href="javascript:info(684103, '0%3A0', '17325,18641,18818,18970,19079,19384,19513');" onClick="this.blur();"&gt;1:1&lt;/a&gt;&lt;/td&gt;&lt;td align="left"&gt;&lt;b&gt;R.Boussu Dour Borinage&lt;/b&gt;&lt;/td&gt;&lt;td style="padding: 0px 0px 0px 0px;" title="Mark the match here and confirm at the bottom of the page to blind it out"&gt;&lt;input type="checkbox" class="checkbox" name="match684103" value="684103"&gt;&lt;/td&gt;&lt;/tr&gt;&lt;tr class="even" align="center"&gt;&lt;td style="padding: 0px 0px 0px 0px;"&gt;&amp;nbsp;&lt;/td&gt;&lt;td colspan="4" style="padding: 0px 0px 0px 0px;"&gt;&lt;div id="game_684103" style="display: inline;"&gt;&lt;/div&gt;&lt;table class="clickable" border="0" cellspacing="0" cellpadding="0" width="100%" title="Odds for this match"&gt;&lt;tr align="center"&gt;&lt;td id="cell_id_1_684103_1_1" class="clickable_hover" width="68"&gt;1&amp;nbsp;&amp;ndash;&amp;nbsp;2.35&lt;/td&gt;&lt;td id="cell_id_1_684103_1_2" class="clickable_hover" width="68"&gt;X&amp;nbsp;&amp;ndash;&amp;nbsp;3.40&lt;/td&gt;&lt;td id="cell_id_1_684103_1_3" class="clickable_hover" width="68"&gt;2&amp;nbsp;&amp;ndash;&amp;nbsp;3.31&lt;/td&gt;&lt;td width="40"&gt;&amp;nbsp;&lt;/td&gt;&lt;td <text:soft-page-break/>id="cell_id_1_684103_2_4" class="clickable_hover" width="115"&gt;Over&amp;nbsp;2.5&amp;nbsp;&amp;ndash;&amp;nbsp;2.03&lt;/td&gt;&lt;td id="cell_id_1_684103_2_5" class="clickable_hover" width="115"&gt;Under&amp;nbsp;2.5&amp;nbsp;&amp;ndash;&amp;nbsp;1.93&lt;/td&gt;&lt;/tr&gt;&lt;/table&gt;&lt;/td&gt;&lt;/tr&gt;&lt;tr align="center"&gt;&lt;td</text:p>
      <text:p text:style-name="Standard"><text:s/>style="padding: 0px 0px 0px 0px;" title="15:00"&gt;&lt;b&gt;FT&lt;/b&gt;&lt;/td&gt;&lt;td align="right"&gt;&lt;b&gt;KSK Ronse&lt;/b&gt;&lt;/td&gt;&lt;td class="score_right"&gt;&lt;a href="javascript:info(684104, '0%3A1', '17324,18640,18819,18969,19078,19383,19512');" onClick="this.blur();"&gt;0:3&lt;/a&gt;&lt;/td&gt;&lt;td align="left"&gt;&lt;b&gt;Eupen&lt;/b&gt;&lt;/td&gt;&lt;td style="padding: 0px 0px 0px 0px;" title="Mark the match here and confirm at the bottom of the page to blind it out"&gt;&lt;input type="checkbox" class="checkbox" name="match684104" value="684104"&gt;&lt;/td&gt;&lt;/tr&gt;&lt;tr class="even" align="center"&gt;&lt;td style="padding: 0px 0px 0px 0px;"&gt;&amp;nbsp;&lt;/td&gt;&lt;td colspan="4" style="padding: 0px 0px 0px 0px;"&gt;&lt;div id="game_684104" style="display: inline;"&gt;&lt;/div&gt;&lt;table class="clickable" border="0" cellspacing="0" cellpadding="0" width="100%" title="Odds for this match"&gt;&lt;tr align="center"&gt;&lt;td id="cell_id_1_684104_1_1" class="clickable_hover" width="68"&gt;1&amp;nbsp;&amp;ndash;&amp;nbsp;4.75&lt;/td&gt;&lt;td id="cell_id_1_684104_1_2" class="clickable_hover" width="68"&gt;X&amp;nbsp;&amp;ndash;&amp;nbsp;3.60&lt;/td&gt;&lt;td id="cell_id_1_684104_1_3" class="clickable_hover" width="68"&gt;2&amp;nbsp;&amp;ndash;&amp;nbsp;2.09&lt;/td&gt;&lt;td width="40"&gt;&amp;nbsp;&lt;/td&gt;&lt;td id="cell_id_1_684104_2_4" class="clickable_hover" width="115"&gt;Over&amp;nbsp;2.5&amp;nbsp;&amp;ndash;&amp;nbsp;1.73&lt;/td&gt;&lt;td id="cell_id_1_684104_2_5" class="clickable_hover" width="115"&gt;Under&amp;nbsp;2.5&amp;nbsp;&amp;ndash;&amp;nbsp;2.2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6 matches"&gt;&lt;a name="league_134"&gt;&lt;/a&gt;&amp;nbsp;&lt;a href="livescore.php?leagues=134&amp;PHPSESSID=39f6dfb82262e83b527d4365b2866eac"&gt;&lt;img src="styles/def/pix/icon_check.gif" align="top" alt="" width="15" height="14" border="0"&gt;&lt;/a&gt;&amp;nbsp;&amp;nbsp;Brazil � Serie A&lt;/th&gt;&lt;/tr&gt;&lt;tr align="center"&gt;&lt;td style="padding: 0px 0px 0px 0px;" title="21:00"&gt;&lt;span id="blinker_684349" style="color: #D82800;"&gt;HT&lt;/span&gt;&lt;/td&gt;&lt;td align="right"&gt;&lt;b&gt;Atletico PR&lt;/b&gt;&lt;/td&gt;&lt;td class="score_neutral"&gt;&lt;a href="javascript:info(684349, '0%3A0', '17326,18621,18878,18940,19283,19389,19561');" onClick="this.blur();"&gt;0:0&lt;/a&gt;&lt;/td&gt;&lt;td align="left"&gt;&lt;b&gt;Flamengo&lt;/b&gt;&lt;/td&gt;&lt;td style="padding: 0px 0px 0px 0px;" title="Mark the match here and confirm at the bottom of the page to blind it out"&gt;&lt;input type="checkbox" class="checkbox" name="match684349" value="684349"&gt;&lt;/td&gt;&lt;/tr&gt;&lt;tr class="even" align="center"&gt;&lt;td style="padding: 0px 0px 0px 0px;"&gt;&amp;nbsp;&lt;/td&gt;&lt;td colspan="4" style="padding: 0px 0px 0px 0px;"&gt;&lt;div id="game_684349" style="display: inline;"&gt;&lt;/div&gt;&lt;table class="clickable" border="0" cellspacing="0" cellpadding="0" width="100%" title="Odds for this match"&gt;&lt;tr align="center"&gt;&lt;td id="cell_id_1_684349_1_1" class="clickable_hover" width="68"&gt;1&amp;nbsp;&amp;ndash;&amp;nbsp;2.19&lt;/td&gt;&lt;td id="cell_id_1_684349_1_2" class="clickable_hover" width="68"&gt;X&amp;nbsp;&amp;ndash;&amp;nbsp;3.56&lt;/td&gt;&lt;td id="cell_id_1_684349_1_3" class="clickable_hover" width="68"&gt;2&amp;nbsp;&amp;ndash;&amp;nbsp;3.76&lt;/td&gt;&lt;td width="40"&gt;&amp;nbsp;&lt;/td&gt;&lt;td id="cell_id_1_684349_2_4" class="clickable_hover" width="115"&gt;Over&amp;nbsp;2.5&amp;nbsp;&amp;ndash;&amp;nbsp;1.95&lt;/td&gt;&lt;td id="cell_id_1_684349_2_5" class="clickable_hover" width="115"&gt;Under&amp;nbsp;2.5&amp;nbsp;&amp;ndash;&amp;nbsp;2.02&lt;/td&gt;&lt;/tr&gt;&lt;/table&gt;&lt;/td&gt;&lt;/tr&gt;&lt;tr align="center"&gt;&lt;td style="padding: 0px 0px 0px 0px;" title="21:00"&gt;&lt;span id="blinker_684350" style="color: #D82800;"&gt;HT&lt;/span&gt;&lt;/td&gt;&lt;td align="right"&gt;&lt;b&gt;Cruzeiro&lt;/b&gt;&lt;/td&gt;&lt;td class="score_left"&gt;&lt;a href="javascript:info(684350, '1%3A0', '17327,18622,18880,18941,19284,19390,19562');" onClick="this.blur();"&gt;1:0&lt;/a&gt;&lt;/td&gt;&lt;td <text:soft-page-break/>align="left"&gt;&lt;b&gt;Sao Paulo&lt;/b&gt;&lt;/td&gt;&lt;td style="padding: 0px 0px 0px 0px;" title="Mark the match here and confirm at the bottom of the page to blind it out"&gt;&lt;input type="checkbox" class="checkbox" name="match684350" value="684350"&gt;&lt;/td&gt;&lt;/tr&gt;&lt;tr class="even" align="center"&gt;&lt;td style="padding: 0px 0px 0px 0px;"&gt;&amp;nbsp;&lt;/td&gt;&lt;td colspan="4" style="padding: 0px 0px 0px 0px;"&gt;&lt;div id="game_684350" style="display: inline;"&gt;&lt;/div&gt;&lt;table class="clickable" border="0" cellspacing="0" cellpadding="0" width="100%" title="Odds for this match"&gt;&lt;tr align="center"&gt;&lt;td id="cell_id_1_684350_1_1" class="clickable_hover" width="68"&gt;1&amp;nbsp;&amp;ndash;&amp;nbsp;2.30&lt;/td&gt;&lt;td id="cell_id_1_684350_1_2" class="clickable_hover" width="68"&gt;X&amp;nbsp;&amp;ndash;&amp;nbsp;3.30&lt;/td&gt;&lt;td id="cell_id_1_684350_1_3" class="clickable_hover" width="68"&gt;2&amp;nbsp;&amp;ndash;&amp;nbsp;3.81&lt;/td&gt;&lt;td width="40"&gt;&amp;nbsp;&lt;/td&gt;&lt;td id="cell_id_1_684350_2_4" class="clickable_hover" width="115"&gt;Over&amp;nbsp;2.5&amp;nbsp;&amp;ndash;&amp;nbsp;2.04&lt;/td&gt;&lt;td id="cell_id_1_684350_2_5" class="clickable_hover" width="115"&gt;Under&amp;nbsp;2.5&amp;nbsp;&amp;ndash;&amp;nbsp;1.88&lt;/td&gt;&lt;/tr&gt;&lt;/table&gt;&lt;/td&gt;&lt;/tr&gt;&lt;tr align="center"&gt;&lt;td style="padding: 0px 0px 0px 0px;" title="21:00"&gt;&lt;span id="blinker_684351" style="color: #D82800;"&gt;HT&lt;/span&gt;&lt;/td&gt;&lt;td align="right"&gt;&lt;b&gt;Goias&lt;/b&gt;&lt;/td&gt;&lt;td class="score_left"&gt;&lt;a href="javascript:info(684351, '2%3A1', '17328,18623,18879,18942,19285,19391,19563');" onClick="this.blur();"&gt;2:1&lt;/a&gt;&lt;/td&gt;&lt;td align="left"&gt;&lt;b&gt;Coritiba&lt;/b&gt;&lt;/td&gt;&lt;td style="padding: 0px 0px 0px 0px;" title="Mark the match here and confirm at the bottom of the page to blind it out"&gt;&lt;input type="checkbox" class="checkbox" name="match684351" value="684351"&gt;&lt;/td&gt;&lt;/tr&gt;&lt;tr class="even" align="center"&gt;&lt;td style="padding: 0px 0px 0px 0px;"&gt;&amp;nbsp;&lt;/td&gt;&lt;td colspan="4" style="padding: 0px 0px 0px 0px;"&gt;&lt;div id="game_684351" style="display: inline;"&gt;&lt;/div&gt;&lt;table class="clickable" border="0" cellspacing="0" cellpadding="0" width="100%" title="Odds for this match"&gt;&lt;tr align="center"&gt;&lt;td id="cell_id_1_684351_1_1" class="clickable_hover" width="68"&gt;1&amp;nbsp;&amp;ndash;&amp;nbsp;1.57&lt;/td&gt;&lt;td id="cell_id_1_684351_1_2" class="clickable_hover" width="68"&gt;X&amp;nbsp;&amp;ndash;&amp;nbsp;4.35&lt;/td&gt;&lt;td id="cell_id_1_684351_1_3" class="clickable_hover" width="68"&gt;2&amp;nbsp;&amp;ndash;&amp;nbsp;7.06&lt;/td&gt;&lt;td width="40"&gt;&amp;nbsp;&lt;/td&gt;&lt;td id="cell_id_1_684351_2_4" class="clickable_hover" width="115"&gt;Over&amp;nbsp;2.5&amp;nbsp;&amp;ndash;&amp;nbsp;1.66&lt;/td&gt;&lt;td id="cell_id_1_684351_2_5" class="clickable_hover" width="115"&gt;Under&amp;nbsp;2.5&amp;nbsp;&amp;ndash;&amp;nbsp;2.41&lt;/td&gt;&lt;/tr&gt;&lt;/table&gt;&lt;/td&gt;&lt;/tr&gt;&lt;tr align="center"&gt;&lt;td style="padding: 0px 0px 0px 0px;"&gt;23:30&lt;/td&gt;&lt;td align="right"&gt;&lt;b&gt;Ava�&lt;/b&gt;&lt;/td&gt;&lt;td&gt;&amp;nbsp;&lt;/td&gt;&lt;td align="left"&gt;&lt;b&gt;Internacional&lt;/b&gt;&lt;/td&gt;&lt;td style="padding: 0px 0px 0px 0px;" title="Mark the match here and confirm at the bottom of the page to blind it out"&gt;&lt;input type="checkbox" class="checkbox" name="match684352" value="684352"&gt;&lt;/td&gt;&lt;/tr&gt;&lt;tr class="even" align="center"&gt;&lt;td style="padding: 0px 0px 0px 0px;"&gt;&amp;nbsp;&lt;/td&gt;&lt;td colspan="4" style="padding: 0px 0px 0px 0px;"&gt;&lt;div id="game_684352" style="display: inline;"&gt;&lt;/div&gt;&lt;table class="clickable" border="0" cellspacing="0" cellpadding="0" width="100%" title="Odds for this match"&gt;&lt;tr align="center"&gt;&lt;td id="cell_id_0_684352_1_1" class="clickable_hover" width="68"&gt;1&amp;nbsp;&amp;ndash;&amp;nbsp;3.45&lt;/td&gt;&lt;td id="cell_id_0_684352_1_2" class="clickable_hover" width="68"&gt;X&amp;nbsp;&amp;ndash;&amp;nbsp;3.40&lt;/td&gt;&lt;td id="cell_id_0_684352_1_3" class="clickable_hover" width="68"&gt;2&amp;nbsp;&amp;ndash;&amp;nbsp;2.80&lt;/td&gt;&lt;td width="40"&gt;&amp;nbsp;&lt;/td&gt;&lt;td id="cell_id_0_684352_2_4" class="clickable_hover" width="115"&gt;Over&amp;nbsp;2.5&amp;nbsp;&amp;ndash;&amp;nbsp;1.70&lt;/td&gt;&lt;td id="cell_id_0_684352_2_5" class="clickable_hover" width="115"&gt;Under&amp;nbsp;2.5&amp;nbsp;&amp;ndash;&amp;nbsp;2.36&lt;/td&gt;&lt;/tr&gt;&lt;/table&gt;&lt;/td&gt;&lt;/tr&gt;&lt;tr align="center"&gt;&lt;td style="padding: 0px 0px 0px 0px;"&gt;23:30&lt;/td&gt;&lt;td <text:soft-page-break/>align="right"&gt;&lt;b&gt;Fluminense&lt;/b&gt;&lt;/td&gt;&lt;td&gt;&amp;nbsp;&lt;/td&gt;&lt;td align="left"&gt;&lt;b&gt;N�utico&lt;/b&gt;&lt;/td&gt;&lt;td style="padding: 0px 0px 0px 0px;" title="Mark the match here and confirm at the bottom of the page to blind it out"&gt;&lt;input type="checkbox" class="checkbox" name="match684353" value="684353"&gt;&lt;/td&gt;&lt;/tr&gt;&lt;tr class="even" align="center"&gt;&lt;td style="padding: 0px 0px 0px 0px;"&gt;&amp;nbsp;&lt;/td&gt;&lt;td colspan="4" style="padding: 0px 0px 0px 0px;"&gt;&lt;div id="game_684353" style="display: inline;"&gt;&lt;/div&gt;&lt;table class="clickable" border="0" cellspacing="0" cellpadding="0" width="100%" title="Odds for this match"&gt;&lt;tr align="center"&gt;&lt;td id="cell_id_0_684353_1_1" class="clickable_hover" width="68"&gt;1&amp;nbsp;&amp;ndash;&amp;nbsp;1.80&lt;/td&gt;&lt;td id="cell_id_0_684353_1_2" class="clickable_hover" width="68"&gt;X&amp;nbsp;&amp;ndash;&amp;nbsp;4.11&lt;/td&gt;&lt;td id="cell_id_0_684353_1_3" class="clickable_hover" width="68"&gt;2&amp;nbsp;&amp;ndash;&amp;nbsp;5.80&lt;/td&gt;&lt;td width="40"&gt;&amp;nbsp;&lt;/td&gt;&lt;td id="cell_id_0_684353_2_4" class="clickable_hover" width="115"&gt;Over&amp;nbsp;2.5&amp;nbsp;&amp;ndash;&amp;nbsp;1.75&lt;/td&gt;&lt;td id="cell_id_0_684353_2_5" class="clickable_hover" width="115"&gt;Under&amp;nbsp;2.5&amp;nbsp;&amp;ndash;&amp;nbsp;2.23&lt;/td&gt;&lt;/tr&gt;&lt;/table&gt;&lt;/td&gt;&lt;/tr&gt;&lt;tr align="center"&gt;&lt;td style="padding: 0px 0px 0px 0px;"&gt;23:30&lt;/td&gt;&lt;td align="right"&gt;&lt;b&gt;Santo Andr�&lt;/b&gt;&lt;/td&gt;&lt;td&gt;&amp;nbsp;&lt;/td&gt;&lt;td align="left"&gt;&lt;b&gt;Atletico-MG&lt;/b&gt;&lt;/td&gt;&lt;td style="padding: 0px 0px 0px 0px;" title="Mark the match here and confirm at the bottom of the page to blind it out"&gt;&lt;input type="checkbox" class="checkbox" name="match684354" value="684354"&gt;&lt;/td&gt;&lt;/tr&gt;&lt;tr class="even" align="center"&gt;&lt;td style="padding: 0px 0px 0px 0px;"&gt;&amp;nbsp;&lt;/td&gt;&lt;td colspan="4" style="padding: 0px 0px 0px 0px;"&gt;&lt;div id="game_684354" style="display: inline;"&gt;&lt;/div&gt;&lt;table class="clickable" border="0" cellspacing="0" cellpadding="0" width="100%" title="Odds for this match"&gt;&lt;tr align="center"&gt;&lt;td id="cell_id_0_684354_1_1" class="clickable_hover" width="68"&gt;1&amp;nbsp;&amp;ndash;&amp;nbsp;2.40&lt;/td&gt;&lt;td id="cell_id_0_684354_1_2" class="clickable_hover" width="68"&gt;X&amp;nbsp;&amp;ndash;&amp;nbsp;3.46&lt;/td&gt;&lt;td id="cell_id_0_684354_1_3" class="clickable_hover" width="68"&gt;2&amp;nbsp;&amp;ndash;&amp;nbsp;3.65&lt;/td&gt;&lt;td width="40"&gt;&amp;nbsp;&lt;/td&gt;&lt;td id="cell_id_0_684354_2_4" class="clickable_hover" width="115"&gt;Over&amp;nbsp;2.5&amp;nbsp;&amp;ndash;&amp;nbsp;1.80&lt;/td&gt;&lt;td id="cell_id_0_684354_2_5" class="clickable_hover" width="115"&gt;Under&amp;nbsp;2.5&amp;nbsp;&amp;ndash;&amp;nbsp;2.15&lt;/td&gt;&lt;/tr&gt;&lt;/table&gt;&lt;/td&gt;&lt;/tr&gt;&lt;tr&gt;&lt;td&gt;&lt;img src="styles/def/pix/spacer.gif" alt="" width="39" height="5" border="0"&gt;&lt;/td&gt;&lt;td colspan="4"&gt;&lt;img src="styles/def/pix/spacer.gif" alt="" width="5"</text:p>
      <text:p text:style-name="Standard"><text:s/>height="5" border="0"&gt;&lt;/td&gt;&lt;/tr&gt;&lt;tr&gt;&lt;th colspan="5" title="3 matches"&gt;&amp;nbsp;&lt;a href="livescore.php?leagues=151&amp;PHPSESSID=39f6dfb82262e83b527d4365b2866eac"&gt;&lt;img src="styles/def/pix/icon_check.gif" align="top" alt="" width="15" height="14" border="0"&gt;&lt;/a&gt;&amp;nbsp;&amp;nbsp;Chile � Clausura&lt;/th&gt;&lt;/tr&gt;&lt;tr align="center"&gt;&lt;td style="padding: 0px 0px 0px 0px;" title="21:30"&gt;&lt;span id="blinker_685564" style="color: #D82800;"&gt;45'&lt;/span&gt;&lt;/td&gt;&lt;td align="right"&gt;&lt;b&gt;Rangers De Talca&lt;/b&gt;&lt;/td&gt;&lt;td class="score_neutral"&gt;&lt;a href="javascript:info(685564, '', '17332,18642,18884,18946,19299,19397,19569');" onClick="this.blur();"&gt;0:0&lt;/a&gt;&lt;/td&gt;&lt;td align="left"&gt;&lt;b&gt;Universidad de Concepcion&lt;/b&gt;&lt;/td&gt;&lt;td style="padding: 0px 0px 0px 0px;" title="Mark the match here and confirm at the bottom of the page to blind it out"&gt;&lt;input type="checkbox" class="checkbox" name="match685564" value="685564"&gt;&lt;/td&gt;&lt;/tr&gt;&lt;tr class="even" align="center"&gt;&lt;td style="padding: 0px 0px 0px 0px;"&gt;&amp;nbsp;&lt;/td&gt;&lt;td colspan="4" style="padding: 0px 0px 0px 0px;"&gt;&lt;div id="game_685564" style="display: inline;"&gt;&lt;/div&gt;&lt;table class="clickable" border="0" cellspacing="0" cellpadding="0" width="100%" title="Odds for this match"&gt;&lt;tr align="center"&gt;&lt;td id="cell_id_1_685564_1_1" class="clickable_hover" width="68"&gt;1&amp;nbsp;&amp;ndash;&amp;nbsp;2.53&lt;/td&gt;&lt;td id="cell_id_1_685564_1_2" class="clickable_hover" width="68"&gt;X&amp;nbsp;&amp;ndash;&amp;nbsp;3.41&lt;/td&gt;&lt;td <text:soft-page-break/>id="cell_id_1_685564_1_3" class="clickable_hover" width="68"&gt;2&amp;nbsp;&amp;ndash;&amp;nbsp;3.00&lt;/td&gt;&lt;td width="40"&gt;&amp;nbsp;&lt;/td&gt;&lt;td id="cell_id_1_685564_2_4" class="clickable_hover" width="115"&gt;Over&amp;nbsp;2.5&amp;nbsp;&amp;ndash;&amp;nbsp;1.85&lt;/td&gt;&lt;td id="cell_id_1_685564_2_5" class="clickable_hover" width="115"&gt;Under&amp;nbsp;2.5&amp;nbsp;&amp;ndash;&amp;nbsp;2.10&lt;/td&gt;&lt;/tr&gt;&lt;/table&gt;&lt;/td&gt;&lt;/tr&gt;&lt;tr align="center"&gt;&lt;td style="padding: 0px 0px 0px 0px;"&gt;22:00&lt;/td&gt;&lt;td align="right"&gt;&lt;b&gt;Everton CD&lt;/b&gt;&lt;/td&gt;&lt;td&gt;&amp;nbsp;&lt;/td&gt;&lt;td align="left"&gt;&lt;b&gt;O'Higgins&lt;/b&gt;&lt;/td&gt;&lt;td style="padding: 0px 0px 0px 0px;" title="Mark the match here and confirm at the bottom of the page to blind it out"&gt;&lt;input type="checkbox" class="checkbox" name="match685565" value="685565"&gt;&lt;/td&gt;&lt;/tr&gt;&lt;tr class="even" align="center"&gt;&lt;td style="padding: 0px 0px 0px 0px;"&gt;&amp;nbsp;&lt;/td&gt;&lt;td colspan="4" style="padding: 0px 0px 0px 0px;"&gt;&lt;div id="game_685565" style="display: inline;"&gt;&lt;/div&gt;&lt;table class="clickable" border="0" cellspacing="0" cellpadding="0" width="100%" title="Odds for this match"&gt;&lt;tr align="center"&gt;&lt;td id="cell_id_0_685565_1_1" class="clickable_hover" width="68"&gt;1&amp;nbsp;&amp;ndash;&amp;nbsp;1.80&lt;/td&gt;&lt;td id="cell_id_0_685565_1_2" class="clickable_hover" width="68"&gt;X&amp;nbsp;&amp;ndash;&amp;nbsp;3.40&lt;/td&gt;&lt;td id="cell_id_0_685565_1_3" class="clickable_hover" width="68"&gt;2&amp;nbsp;&amp;ndash;&amp;nbsp;4.46&lt;/td&gt;&lt;td width="40"&gt;&amp;nbsp;&lt;/td&gt;&lt;td id="cell_id_0_685565_2_4" class="clickable_hover" width="115"&gt;Over&amp;nbsp;2.5&amp;nbsp;&amp;ndash;&amp;nbsp;1.95&lt;/td&gt;&lt;td id="cell_id_0_685565_2_5" class="clickable_hover" width="115"&gt;Under&amp;nbsp;2.5&amp;nbsp;&amp;ndash;&amp;nbsp;2.08&lt;/td&gt;&lt;/tr&gt;&lt;/table&gt;&lt;/td&gt;&lt;/tr&gt;&lt;tr align="center"&gt;&lt;td style="padding: 0px 0px 0px 0px;"&gt;23:30&lt;/td&gt;&lt;td align="right"&gt;&lt;b&gt;Union Espanola&lt;/b&gt;&lt;/td&gt;&lt;td&gt;&amp;nbsp;&lt;/td&gt;&lt;td align="left"&gt;&lt;b&gt;Audax Italiano&lt;/b&gt;&lt;/td&gt;&lt;td style="padding: 0px 0px 0px 0px;" title="Mark the match here and confirm at the bottom of the page to blind it out"&gt;&lt;input type="checkbox" class="checkbox" name="match685566" value="685566"&gt;&lt;/td&gt;&lt;/tr&gt;&lt;tr class="even" align="center"&gt;&lt;td style="padding: 0px 0px 0px 0px;"&gt;&amp;nbsp;&lt;/td&gt;&lt;td colspan="4" style="padding: 0px 0px 0px 0px;"&gt;&lt;div id="game_685566" style="display: inline;"&gt;&lt;/div&gt;&lt;table class="clickable" border="0" cellspacing="0" cellpadding="0" width="100%" title="Odds for this match"&gt;&lt;tr align="center"&gt;&lt;td id="cell_id_0_685566_1_1" class="clickable_hover" width="68"&gt;1&amp;nbsp;&amp;ndash;&amp;nbsp;2.37&lt;/td&gt;&lt;td id="cell_id_0_685566_1_2" class="clickable_hover" width="68"&gt;X&amp;nbsp;&amp;ndash;&amp;nbsp;3.40&lt;/td&gt;&lt;td id="cell_id_0_685566_1_3" class="clickable_hover" width="68"&gt;2&amp;nbsp;&amp;ndash;&amp;nbsp;3.70&lt;/td&gt;&lt;td width="40"&gt;&amp;nbsp;&lt;/td&gt;&lt;td id="cell_id_0_685566_2_4" class="clickable_hover" width="115"&gt;Over&amp;nbsp;2.5&amp;nbsp;&amp;ndash;&amp;nbsp;1.73&lt;/td&gt;&lt;td id="cell_id_0_685566_2_5" class="clickable_hover" width="115"&gt;Under&amp;nbsp;2.5&amp;nbsp;&amp;ndash;&amp;nbsp;2.1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52&amp;PHPSESSID=39f6dfb82262e83b527d4365b2866eac"&gt;&lt;img src="styles/def/pix/icon_check.gif" align="top" alt="" width="15" height="14" border="0"&gt;&lt;/a&gt;&amp;nbsp;&amp;nbsp;China � Super League&lt;/th&gt;&lt;/tr&gt;&lt;tr align="center"&gt;&lt;td style="padding: 0px 0px 0px 0px;" title="09:30"&gt;&lt;b&gt;FT&lt;/b&gt;&lt;/td&gt;&lt;td align="right"&gt;&lt;b&gt;Qingdao Jonoon&lt;/b&gt;&lt;/td&gt;&lt;td class="score_left"&gt;&lt;a href="javascript:info(684640, '2%3A0', '17335,18645,19016,19628');" onClick="this.blur();"&gt;3:1&lt;/a&gt;&lt;/td&gt;&lt;td align="left"&gt;&lt;b&gt;Shandong Luneng&amp;nbsp;&amp;nbsp;&lt;img src="styles/red-card.gif" alt=""&gt;&lt;/b&gt;&lt;/td&gt;&lt;td style="padding: 0px 0px 0px 0px;" title="Mark the match here and confirm at the bottom of the page to blind it out"&gt;&lt;input type="checkbox" class="checkbox" name="match684640" value="684640"&gt;&lt;/td&gt;&lt;/tr&gt;&lt;tr <text:soft-page-break/>class="even" align="center"&gt;&lt;td style="padding: 0px 0px 0px 0px;"&gt;&amp;nbsp;&lt;/td&gt;&lt;td colspan="4" style="padding: 0px 0px 0px 0px;"&gt;&lt;div id="game_684640" style="display: inline;"&gt;&lt;/div&gt;&lt;table class="clickable" border="0" cellspacing="0" cellpadding="0" width="100%" title="Odds for this match"&gt;&lt;tr align="center"&gt;&lt;td id="cell_id_1_684640_1_1" class="clickable_hover" width="68"&gt;1&amp;nbsp;&amp;ndash;&amp;nbsp;3.85&lt;/td&gt;&lt;td id="cell_id_1_684640_1_2" class="clickable_hover" width="68"&gt;X&amp;nbsp;&amp;ndash;&amp;nbsp;3.40&lt;/td&gt;&lt;td id="cell_id_1_684640_1_3" class="clickable_hover" width="68"&gt;2&amp;nbsp;&amp;ndash;&amp;nbsp;2.25&lt;/td&gt;&lt;td width="40"&gt;&amp;nbsp;&lt;/td&gt;&lt;td id="cell_id_1_684640_2_4" class="clickable_hover" width="115"&gt;Over&amp;nbsp;2.5&amp;nbsp;&amp;ndash;&amp;nbsp;2.00&lt;/td&gt;&lt;td id="cell_id_1_684640_2_5" class="clickable_hover" width="115"&gt;Under&amp;nbsp;2.5&amp;nbsp;&amp;ndash;&amp;nbsp;1.8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116&amp;PHPSESSID=39f6dfb82262e83b527d4365b2866eac"&gt;&lt;img src="styles/def/pix/icon_check.gif" align="top" alt="" width="15" height="14" border="0"&gt;&lt;/a&gt;&amp;nbsp;&amp;nbsp;Czech Republic � Druha Liga&lt;/th&gt;&lt;/tr&gt;&lt;tr align="center"&gt;&lt;td style="padding: 0px 0px 0px 0px;" title="17:00"&gt;&lt;b&gt;FT&lt;/b&gt;&lt;/td&gt;&lt;td align="right"&gt;&lt;b&gt;FC Graffin Vlasim&lt;/b&gt;&lt;/td&gt;&lt;td class="score_left"&gt;&lt;a href="javascript:info(682628, '0%3A0', '17488,18649,19205,19402,19517');" onClick="this.blur();"&gt;4:2&lt;/a&gt;&lt;/td&gt;&lt;td align="left"&gt;&lt;b&gt;Hradec Kralove&lt;/b&gt;&lt;/td&gt;&lt;td style="padding: 0px 0px 0px 0px;" title="Mark the match here and confirm at the bottom of the page to blind it out"&gt;&lt;input type="checkbox" class="checkbox" name="match682628" value="682628"&gt;&lt;/td&gt;&lt;/tr&gt;&lt;tr class="even" align="center"&gt;&lt;td style="padding: 0px 0px 0px 0px;"&gt;&amp;nbsp;&lt;/td&gt;&lt;td colspan="4" style="padding: 0px 0px 0px 0px;"&gt;&lt;div id="game_682628" style="display: inline;"&gt;&lt;/div&gt;&lt;table class="clickable" border="0" cellspacing="0" cellpadding="0" width="100%" title="Odds for this match"&gt;&lt;tr align="center"&gt;&lt;td id="cell_id_1_682628_1_1" class="clickable_hover" width="68"&gt;1&amp;nbsp;&amp;ndash;&amp;nbsp;3.65&lt;/td&gt;&lt;td id="cell_id_1_682628_1_2" class="clickable_hover" width="68"&gt;X&amp;nbsp;&amp;ndash;&amp;nbsp;3.25&lt;/td&gt;&lt;td id="cell_id_1_682628_1_3" class="clickable_hover" width="68"&gt;2&amp;nbsp;&amp;ndash;&amp;nbsp;2.35&lt;/td&gt;&lt;td width="40"&gt;&amp;nbsp;&lt;/td&gt;&lt;td id="cell_id_1_682628_2_4" class="clickable_hover" width="115"&gt;Over&amp;nbsp;2.5&amp;nbsp;&amp;ndash;&amp;nbsp;2.15&lt;/td&gt;&lt;td id="cell_id_1_682628_2_5" class="clickable_hover" width="115"&gt;Under&amp;nbsp;2.5&amp;nbsp;&amp;ndash;&amp;nbsp;1.70&lt;/td&gt;&lt;/tr&gt;&lt;/table&gt;&lt;/td&gt;&lt;/tr&gt;&lt;tr align="center"&gt;&lt;td style="padding: 0px 0px 0px 0px;" title="17:00"&gt;&lt;b&gt;FT&lt;/b&gt;&lt;/td&gt;&lt;td align="right"&gt;&lt;b&gt;MFK Karvina&lt;/b&gt;&lt;/td&gt;&lt;td class="score_left"&gt;&lt;a href="javascript:info(682629, '2%3A0', '17485,18650,19206,19403,19518');" onClick="this.blur();"&gt;2:0&lt;/a&gt;&lt;/td&gt;&lt;td align="left"&gt;&lt;b&gt;FC Hlucin&lt;/b&gt;&lt;/td&gt;&lt;td style="padding: 0px 0px 0px 0px;" title="Mark the match here and confirm at the bottom of the page to blind it out"&gt;&lt;input type="checkbox" class="checkbox" name="match682629" value="682629"&gt;&lt;/td&gt;&lt;/tr&gt;&lt;tr class="even" align="center"&gt;&lt;td style="padding: 0px 0px 0px 0px;"&gt;&amp;nbsp;&lt;/td&gt;&lt;td colspan="4" style="padding: 0px 0px 0px 0px;"&gt;&lt;div id="game_682629" style="display: inline;"&gt;&lt;/div&gt;&lt;table class="clickable" border="0" cellspacing="0" cellpadding="0" width="100%" title="Odds for this match"&gt;&lt;tr align="center"&gt;&lt;td id="cell_id_1_682629_1_1" class="clickable_hover" width="68"&gt;1&amp;nbsp;&amp;ndash;&amp;nbsp;1.63&lt;/td&gt;&lt;td id="cell_id_1_682629_1_2" class="clickable_hover" width="68"&gt;X&amp;nbsp;&amp;ndash;&amp;nbsp;4.00&lt;/td&gt;&lt;td id="cell_id_1_682629_1_3" class="clickable_hover" width="68"&gt;2&amp;nbsp;&amp;ndash;&amp;nbsp;6.34&lt;/td&gt;&lt;td width="40"&gt;&amp;nbsp;&lt;/td&gt;&lt;td id="cell_id_1_682629_2_4" class="clickable_hover" width="115"&gt;Over&amp;nbsp;2.5&amp;nbsp;&amp;ndash;&amp;nbsp;2.09&lt;/td&gt;&lt;td id="cell_id_1_682629_2_5" <text:soft-page-break/>class="clickable_hover" width="115"&gt;Under&amp;nbsp;2.5&amp;nbsp;&amp;ndash;&amp;nbsp;1.80&lt;/td&gt;&lt;/tr&gt;&lt;/table&gt;&lt;/td&gt;&lt;/tr&gt;&lt;tr align="center"&gt;&lt;td style="padding: 0px 0px 0px 0px;" title="17:00"&gt;&lt;b&gt;FT&lt;/b&gt;&lt;/td&gt;&lt;td align="right"&gt;&lt;b&gt;MFK Usti Nad Labem&lt;/b&gt;&lt;/td&gt;&lt;td class="score_left"&gt;&lt;a href="javascript:info(682642, '0%3A0', '17487,18652,19204,19405,19520');" onClick="this.blur();"&gt;1:0&lt;/a&gt;&lt;/td&gt;&lt;td align="left"&gt;&lt;b&gt;Vysocina Jihlava&lt;/b&gt;&lt;/td&gt;&lt;td style="padding: 0px 0px 0px 0px;" title="Mark the match here and confirm at the bottom of the page to blind it out"&gt;&lt;input type="checkbox" class="checkbox" name="match682642" value="682642"&gt;&lt;/td&gt;&lt;/tr&gt;&lt;tr class="even" align="center"&gt;&lt;td style="padding: 0px 0px 0px 0px;"&gt;&amp;nbsp;&lt;/td&gt;&lt;td colspan="4" style="padding: 0px 0px 0px 0px;"&gt;&lt;div</text:p>
      <text:p text:style-name="Standard"><text:s/>id="game_682642" style="display: inline;"&gt;&lt;/div&gt;&lt;table class="clickable" border="0" cellspacing="0" cellpadding="0" width="100%" title="Odds for this match"&gt;&lt;tr align="center"&gt;&lt;td id="cell_id_1_682642_1_1" class="clickable_hover" width="68"&gt;1&amp;nbsp;&amp;ndash;&amp;nbsp;1.95&lt;/td&gt;&lt;td id="cell_id_1_682642_1_2" class="clickable_hover" width="68"&gt;X&amp;nbsp;&amp;ndash;&amp;nbsp;4.00&lt;/td&gt;&lt;td id="cell_id_1_682642_1_3" class="clickable_hover" width="68"&gt;2&amp;nbsp;&amp;ndash;&amp;nbsp;5.75&lt;/td&gt;&lt;td width="40"&gt;&amp;nbsp;&lt;/td&gt;&lt;td id="cell_id_1_682642_2_4" class="clickable_hover" width="115"&gt;Over&amp;nbsp;2.5&amp;nbsp;&amp;ndash;&amp;nbsp;2.23&lt;/td&gt;&lt;td id="cell_id_1_682642_2_5" class="clickable_hover" width="115"&gt;Under&amp;nbsp;2.5&amp;nbsp;&amp;ndash;&amp;nbsp;1.75&lt;/td&gt;&lt;/tr&gt;&lt;/table&gt;&lt;/td&gt;&lt;/tr&gt;&lt;tr align="center"&gt;&lt;td style="padding: 0px 0px 0px 0px;" title="17:00"&gt;&lt;b&gt;FT&lt;/b&gt;&lt;/td&gt;&lt;td align="right"&gt;&lt;b&gt;SFC Opava&lt;/b&gt;&lt;/td&gt;&lt;td class="score_right"&gt;&lt;a href="javascript:info(682630, '0%3A0', '17486,18651,19207,19404,19519');" onClick="this.blur();"&gt;0:1&lt;/a&gt;&lt;/td&gt;&lt;td align="left"&gt;&lt;b&gt;Trinec&lt;/b&gt;&lt;/td&gt;&lt;td style="padding: 0px 0px 0px 0px;" title="Mark the match here and confirm at the bottom of the page to blind it out"&gt;&lt;input type="checkbox" class="checkbox" name="match682630" value="682630"&gt;&lt;/td&gt;&lt;/tr&gt;&lt;tr class="even" align="center"&gt;&lt;td style="padding: 0px 0px 0px 0px;"&gt;&amp;nbsp;&lt;/td&gt;&lt;td colspan="4" style="padding: 0px 0px 0px 0px;"&gt;&lt;div id="game_682630" style="display: inline;"&gt;&lt;/div&gt;&lt;table class="clickable" border="0" cellspacing="0" cellpadding="0" width="100%" title="Odds for this match"&gt;&lt;tr align="center"&gt;&lt;td id="cell_id_1_682630_1_1" class="clickable_hover" width="68"&gt;1&amp;nbsp;&amp;ndash;&amp;nbsp;2.55&lt;/td&gt;&lt;td id="cell_id_1_682630_1_2" class="clickable_hover" width="68"&gt;X&amp;nbsp;&amp;ndash;&amp;nbsp;3.30&lt;/td&gt;&lt;td id="cell_id_1_682630_1_3" class="clickable_hover" width="68"&gt;2&amp;nbsp;&amp;ndash;&amp;nbsp;3.45&lt;/td&gt;&lt;td width="40"&gt;&amp;nbsp;&lt;/td&gt;&lt;td id="cell_id_1_682630_2_4" class="clickable_hover" width="115"&gt;Over&amp;nbsp;2.5&amp;nbsp;&amp;ndash;&amp;nbsp;2.35&lt;/td&gt;&lt;td id="cell_id_1_682630_2_5" class="clickable_hover" width="115"&gt;Under&amp;nbsp;2.5&amp;nbsp;&amp;ndash;&amp;nbsp;1.60&lt;/td&gt;&lt;/tr&gt;&lt;/table&gt;&lt;/td&gt;&lt;/tr&gt;&lt;tr align="center"&gt;&lt;td style="padding: 0px 0px 0px 0px;" title="10:15"&gt;&lt;b&gt;FT&lt;/b&gt;&lt;/td&gt;&lt;td align="right"&gt;&lt;b&gt;FC Viktoria Zizkov&lt;/b&gt;&lt;/td&gt;&lt;td class="score_right"&gt;&lt;a href="javascript:info(682640, '0%3A1', '17484,18648,19023,19401,19516');" onClick="this.blur();"&gt;1:2&lt;/a&gt;&lt;/td&gt;&lt;td align="left"&gt;&lt;b&gt;Dukla Praha&lt;/b&gt;&lt;/td&gt;&lt;td style="padding: 0px 0px 0px 0px;" title="Mark the match here and confirm at the bottom of the page to blind it out"&gt;&lt;input type="checkbox" class="checkbox" name="match682640" value="682640"&gt;&lt;/td&gt;&lt;/tr&gt;&lt;tr class="even" align="center"&gt;&lt;td style="padding: 0px 0px 0px 0px;"&gt;&amp;nbsp;&lt;/td&gt;&lt;td colspan="4" style="padding: 0px 0px 0px 0px;"&gt;&lt;div id="game_682640" style="display: inline;"&gt;&lt;/div&gt;&lt;table class="clickable" border="0" cellspacing="0" cellpadding="0" width="100%" title="Odds for this match"&gt;&lt;tr align="center"&gt;&lt;td id="cell_id_1_682640_1_1" class="clickable_hover" width="68"&gt;1&amp;nbsp;&amp;ndash;&amp;nbsp;1.98&lt;/td&gt;&lt;td id="cell_id_1_682640_1_2" class="clickable_hover" width="68"&gt;X&amp;nbsp;&amp;ndash;&amp;nbsp;3.60&lt;/td&gt;&lt;td <text:soft-page-break/>id="cell_id_1_682640_1_3" class="clickable_hover" width="68"&gt;2&amp;nbsp;&amp;ndash;&amp;nbsp;4.55&lt;/td&gt;&lt;td width="40"&gt;&amp;nbsp;&lt;/td&gt;&lt;td id="cell_id_1_682640_2_4" class="clickable_hover" width="115"&gt;Over&amp;nbsp;2.5&amp;nbsp;&amp;ndash;&amp;nbsp;2.10&lt;/td&gt;&lt;td id="cell_id_1_682640_2_5" class="clickable_hover" width="115"&gt;Under&amp;nbsp;2.5&amp;nbsp;&amp;ndash;&amp;nbsp;1.70&lt;/td&gt;&lt;/tr&gt;&lt;/table&gt;&lt;/td&gt;&lt;/tr&gt;&lt;tr align="center"&gt;&lt;td style="padding: 0px 0px 0px 0px;" title="10:15"&gt;&lt;b&gt;FT&lt;/b&gt;&lt;/td&gt;&lt;td align="right"&gt;&lt;b&gt;FK Banik Sokolov&lt;/b&gt;&lt;/td&gt;&lt;td class="score_neutral"&gt;&lt;a href="javascript:info(682603, '0%3A1', '17482,18646,19021,19399,19514');" onClick="this.blur();"&gt;1:1&lt;/a&gt;&lt;/td&gt;&lt;td align="left"&gt;&lt;b&gt;Siad Most&lt;/b&gt;&lt;/td&gt;&lt;td style="padding: 0px 0px 0px 0px;" title="Mark the match here and confirm at the bottom of the page to blind it out"&gt;&lt;input type="checkbox" class="checkbox" name="match682603" value="682603"&gt;&lt;/td&gt;&lt;/tr&gt;&lt;tr class="even" align="center"&gt;&lt;td style="padding: 0px 0px 0px 0px;"&gt;&amp;nbsp;&lt;/td&gt;&lt;td colspan="4" style="padding: 0px 0px 0px 0px;"&gt;&lt;div id="game_682603" style="display: inline;"&gt;&lt;/div&gt;&lt;table class="clickable" border="0" cellspacing="0" cellpadding="0" width="100%" title="Odds for this match"&gt;&lt;tr align="center"&gt;&lt;td id="cell_id_1_682603_1_1" class="clickable_hover" width="68"&gt;1&amp;nbsp;&amp;ndash;&amp;nbsp;1.60&lt;/td&gt;&lt;td id="cell_id_1_682603_1_2" class="clickable_hover" width="68"&gt;X&amp;nbsp;&amp;ndash;&amp;nbsp;4.00&lt;/td&gt;&lt;td id="cell_id_1_682603_1_3" class="clickable_hover" width="68"&gt;2&amp;nbsp;&amp;ndash;&amp;nbsp;7.71&lt;/td&gt;&lt;td width="40"&gt;&amp;nbsp;&lt;/td&gt;&lt;td id="cell_id_1_682603_2_4" class="clickable_hover" width="115"&gt;Over&amp;nbsp;2.5&amp;nbsp;&amp;ndash;&amp;nbsp;1.87&lt;/td&gt;&lt;td id="cell_id_1_682603_2_5" class="clickable_hover" width="115"&gt;Under&amp;nbsp;2.5&amp;nbsp;&amp;ndash;&amp;nbsp;2.05&lt;/td&gt;&lt;/tr&gt;&lt;/table&gt;&lt;/td&gt;&lt;/tr&gt;&lt;tr align="center"&gt;&lt;td style="padding: 0px 0px 0px 0px;" title="10:15"&gt;&lt;b&gt;FT&lt;/b&gt;&lt;/td&gt;&lt;td align="right"&gt;&lt;b&gt;Sparta Praha B&lt;/b&gt;&lt;/td&gt;&lt;td class="score_right"&gt;&lt;a href="javascript:info(682641, '1%3A0', '17483,18647,19022,19400,19515');" onClick="this.blur();"&gt;1:2&lt;/a&gt;&lt;/td&gt;&lt;td align="left"&gt;&lt;b&gt;Tescoma Zlin&lt;/b&gt;&lt;/td&gt;&lt;td style="padding: 0px 0px 0px 0px;" title="Mark the match here and confirm at the bottom of the page to blind it out"&gt;&lt;input type="checkbox" class="checkbox" name="match682641" value="682641"&gt;&lt;/td&gt;&lt;/tr&gt;&lt;tr class="even" align="center"&gt;&lt;td style="padding: 0px 0px 0px 0px;"&gt;&amp;nbsp;&lt;/td&gt;&lt;td colspan="4" style="padding: 0px 0px 0px 0px;"&gt;&lt;div id="game_682641" style="display: inline;"&gt;&lt;/div&gt;&lt;table class="clickable" border="0" cellspacing="0" cellpadding="0" width="100%" title="Odds for this match"&gt;&lt;tr align="center"&gt;&lt;td id="cell_id_1_682641_1_1" class="clickable_hover" width="68"&gt;1&amp;nbsp;&amp;ndash;&amp;nbsp;3.00&lt;/td&gt;&lt;td id="cell_id_1_682641_1_2" class="clickable_hover" width="68"&gt;X&amp;nbsp;&amp;ndash;&amp;nbsp;3.20&lt;/td&gt;&lt;td id="cell_id_1_682641_1_3" class="clickable_hover" width="68"&gt;2&amp;nbsp;&amp;ndash;&amp;nbsp;2.50&lt;/td&gt;&lt;td width="40"&gt;&amp;nbsp;&lt;/td&gt;&lt;td id="cell_id_1_682641_2_4" class="clickable_hover" width="115"&gt;Over&amp;nbsp;2.5&amp;nbsp;&amp;ndash;&amp;nbsp;2.10&lt;/td&gt;&lt;td id="cell_id_1_682641_2_5" class="clickable_hover" width="115"&gt;Under&amp;nbsp;2.5&amp;nbsp;&amp;ndash;&amp;nbsp;1.7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6 matches"&gt;&amp;nbsp;&lt;a href="livescore.php?leagues=66&amp;PHPSESSID=39f6dfb82262e83b527d4365b2866eac"&gt;&lt;img src="styles/def/pix/icon_check.gif" align="top" alt="" width="15" height="14" border="0"&gt;&lt;/a&gt;&amp;nbsp;&amp;nbsp;Denmark � 1st Division&lt;/th&gt;&lt;/tr&gt;&lt;tr align="center"&gt;&lt;td style="padding: 0px 0px 0px 0px;" title="19:00"&gt;&lt;b&gt;FT&lt;/b&gt;&lt;/td&gt;&lt;td align="right"&gt;&lt;b&gt;FC Fyn&lt;/b&gt;&lt;/td&gt;&lt;td class="score_left"&gt;&lt;a href="javascript:info(682964, '0%3A1', <text:soft-page-break/>'17341,18658,18856,18976,19252,19411,19526');" onClick="this.blur();"&gt;3:1&lt;/a&gt;&lt;/td&gt;&lt;td align="left"&gt;&lt;b&gt;Frem&lt;/b&gt;&lt;/td&gt;&lt;td style="padding: 0px 0px 0px 0px;" title="Mark the match here and confirm at the bottom of the page to blind it out"&gt;&lt;input type="checkbox" class="checkbox" name="match682964" value="682964"&gt;&lt;/td&gt;&lt;/tr&gt;&lt;tr class="even" align="center"&gt;&lt;td style="padding: 0px 0px 0px 0px;"&gt;&amp;nbsp;&lt;/td&gt;&lt;td colspan="4" style="padding: 0px 0px 0px 0px;"&gt;&lt;div id="game_682964" style="display: inline;"&gt;&lt;/div&gt;&lt;table class="clickable" border="0" cellspacing="0" cellpadding="0" width="100%" title="Odds for this match"&gt;&lt;tr align="center"&gt;&lt;td id="cell_id_1_682964_1_1" class="clickable_hover" width="68"&gt;1&amp;nbsp;&amp;ndash;&amp;nbsp;1.98&lt;/td&gt;&lt;td id="cell_id_1_682964_1_2" class="clickable_hover" width="68"&gt;X&amp;nbsp;&amp;ndash;&amp;nbsp;3.90&lt;/td&gt;&lt;td id="cell_id_1_682964_1_3" class="clickable_hover" width="68"&gt;2&amp;nbsp;&amp;ndash;&amp;nbsp;4.18&lt;/td&gt;&lt;td width="40"&gt;&amp;nbsp;&lt;/td&gt;&lt;td id="cell_id_1_682964_2_4" class="clickable_hover" width="115"&gt;Over&amp;nbsp;2.5&amp;nbsp;&amp;ndash;&amp;nbsp;1.54&lt;/td&gt;&lt;td id="cell_id_1_682964_2_5" class="clickable_hover" width="115"&gt;Under&amp;nbsp;2.5&amp;nbsp;&amp;ndash;&amp;nbsp;2.65&lt;/td&gt;&lt;/tr&gt;&lt;/table&gt;&lt;/td&gt;&lt;/tr&gt;&lt;tr align="center"&gt;&lt;td style="padding: 0px 0px 0px 0px;" title="17:05"&gt;&lt;b&gt;FT&lt;/b&gt;&lt;/td&gt;&lt;td align="right"&gt;&lt;b&gt;Viborg FF&lt;/b&gt;&lt;/td&gt;&lt;td class="score_left"&gt;&lt;a href="javascript:info(682963, '1%3A0', '17340,18657,18855,19230,19410,19525,19657');" onClick="this.blur();"&gt;1:0&lt;/a&gt;&lt;/td&gt;&lt;td align="left"&gt;&lt;b&gt;Lyngby&lt;/b&gt;&lt;/td&gt;&lt;td style="padding: 0px 0px 0px 0px;" title="Mark the match here and confirm at the bottom of the page to blind it out"&gt;&lt;input type="checkbox" class="checkbox" name="match682963" value="682963"&gt;&lt;/td&gt;&lt;/tr&gt;&lt;tr class="even" align="center"&gt;&lt;td style="padding: 0px 0px 0px 0px;"&gt;&amp;nbsp;&lt;/td&gt;&lt;td colspan="4" style="padding: 0px 0px 0px 0px;"&gt;&lt;div id="game_682963" style="display: inline;"&gt;&lt;/div&gt;&lt;table class="clickable" border="0" cellspacing="0" cellpadding="0" width="100%" title="Odds for this match"&gt;&lt;tr align="center"&gt;&lt;td id="cell_id_1_682963_1_1" class="clickable_hover" width="68"&gt;1&amp;nbsp;&amp;ndash;&amp;nbsp;2.19&lt;/td&gt;&lt;td id="cell_id_1_682963_1_2" class="clickable_hover" width="68"&gt;X&amp;nbsp;&amp;ndash;&amp;nbsp;3.76&lt;/td&gt;&lt;td id="cell_id_1_682963_1_3" class="clickable_hover" width="68"&gt;2&amp;nbsp;&amp;ndash;&amp;nbsp;3.70&lt;/td&gt;&lt;td width="40"&gt;&amp;nbsp;&lt;/td&gt;&lt;td id="cell_id_1_682963_2_4" class="clickable_hover" width="115"&gt;Over&amp;nbsp;2.5&amp;nbsp;&amp;ndash;&amp;nbsp;1.75&lt;/td&gt;&lt;td id="cell_id_1_682963_2_5" 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Kolding FC&lt;/b&gt;&lt;/td&gt;&lt;td class="score_right"&gt;&lt;a href="javascript:info(682961, '0%3A3', '17338,18655,18853,18973,19080,19408,19523');" onClick="this.blur();"&gt;0:5&lt;/a&gt;&lt;/td&gt;&lt;td align="left"&gt;&lt;b&gt;FC Roskilde&lt;/b&gt;&lt;/td&gt;&lt;td style="padding: 0px 0px 0px 0px;" title="Mark the match here and confirm at the bottom of the page to blind it out"&gt;&lt;input type="checkbox" class="checkbox" name="match682961" value="682961"&gt;&lt;/td&gt;&lt;/tr&gt;&lt;tr class="even"</text:p>
      <text:p text:style-name="Standard"><text:s/>align="center"&gt;&lt;td style="padding: 0px 0px 0px 0px;"&gt;&amp;nbsp;&lt;/td&gt;&lt;td colspan="4" style="padding: 0px 0px 0px 0px;"&gt;&lt;div id="game_682961" style="display: inline;"&gt;&lt;/div&gt;&lt;table class="clickable" border="0" cellspacing="0" cellpadding="0" width="100%" title="Odds for this match"&gt;&lt;tr align="center"&gt;&lt;td id="cell_id_1_682961_1_1" class="clickable_hover" width="68"&gt;1&amp;nbsp;&amp;ndash;&amp;nbsp;2.56&lt;/td&gt;&lt;td id="cell_id_1_682961_1_2" class="clickable_hover" width="68"&gt;X&amp;nbsp;&amp;ndash;&amp;nbsp;3.60&lt;/td&gt;&lt;td id="cell_id_1_682961_1_3" class="clickable_hover" width="68"&gt;2&amp;nbsp;&amp;ndash;&amp;nbsp;3.00&lt;/td&gt;&lt;td width="40"&gt;&amp;nbsp;&lt;/td&gt;&lt;td id="cell_id_1_682961_2_4" class="clickable_hover" width="115"&gt;Over&amp;nbsp;2.5&amp;nbsp;&amp;ndash;&amp;nbsp;1.50&lt;/td&gt;&lt;td id="cell_id_1_682961_2_5" <text:soft-page-break/>class="clickable_hover" width="115"&gt;Under&amp;nbsp;2.5&amp;nbsp;&amp;ndash;&amp;nbsp;2.90&lt;/td&gt;&lt;/tr&gt;&lt;/table&gt;&lt;/td&gt;&lt;/tr&gt;&lt;tr align="center"&gt;&lt;td style="padding: 0px 0px 0px 0px;" title="15:00"&gt;&lt;b&gt;FT&lt;/b&gt;&lt;/td&gt;&lt;td align="right"&gt;&lt;b&gt;Vejle BK&lt;/b&gt;&lt;/td&gt;&lt;td class="score_right"&gt;&lt;a href="javascript:info(682962, '0%3A1', '17339,18656,18854,18974,19081,19409,19524');" onClick="this.blur();"&gt;0:2&lt;/a&gt;&lt;/td&gt;&lt;td align="left"&gt;&lt;b&gt;N�stved&lt;/b&gt;&lt;/td&gt;&lt;td style="padding: 0px 0px 0px 0px;" title="Mark the match here and confirm at the bottom of the page to blind it out"&gt;&lt;input type="checkbox" class="checkbox" name="match682962" value="682962"&gt;&lt;/td&gt;&lt;/tr&gt;&lt;tr class="even" align="center"&gt;&lt;td style="padding: 0px 0px 0px 0px;"&gt;&amp;nbsp;&lt;/td&gt;&lt;td colspan="4" style="padding: 0px 0px 0px 0px;"&gt;&lt;div id="game_682962" style="display: inline;"&gt;&lt;/div&gt;&lt;table class="clickable" border="0" cellspacing="0" cellpadding="0" width="100%" title="Odds for this match"&gt;&lt;tr align="center"&gt;&lt;td id="cell_id_1_682962_1_1" class="clickable_hover" width="68"&gt;1&amp;nbsp;&amp;ndash;&amp;nbsp;1.33&lt;/td&gt;&lt;td id="cell_id_1_682962_1_2" class="clickable_hover" width="68"&gt;X&amp;nbsp;&amp;ndash;&amp;nbsp;6.20&lt;/td&gt;&lt;td id="cell_id_1_682962_1_3" class="clickable_hover" width="68"&gt;2&amp;nbsp;&amp;ndash;&amp;nbsp;10.50&lt;/td&gt;&lt;td width="40"&gt;&amp;nbsp;&lt;/td&gt;&lt;td id="cell_id_1_682962_2_4" class="clickable_hover" width="115"&gt;Over&amp;nbsp;2.5&amp;nbsp;&amp;ndash;&amp;nbsp;1.58&lt;/td&gt;&lt;td id="cell_id_1_682962_2_5" class="clickable_hover" width="115"&gt;Under&amp;nbsp;2.5&amp;nbsp;&amp;ndash;&amp;nbsp;2.80&lt;/td&gt;&lt;/tr&gt;&lt;/table&gt;&lt;/td&gt;&lt;/tr&gt;&lt;tr align="center"&gt;&lt;td style="padding: 0px 0px 0px 0px;" title="13:00"&gt;&lt;b&gt;FT&lt;/b&gt;&lt;/td&gt;&lt;td align="right"&gt;&lt;b&gt;FC Vestsj�lland&lt;/b&gt;&lt;/td&gt;&lt;td class="score_right"&gt;&lt;a href="javascript:info(682950, '1%3A2', '18653,18754,18851,18971,19057,19406,19521');" onClick="this.blur();"&gt;2:4&lt;/a&gt;&lt;/td&gt;&lt;td align="left"&gt;&lt;b&gt;Hvidovre&lt;/b&gt;&lt;/td&gt;&lt;td style="padding: 0px 0px 0px 0px;" title="Mark the match here and confirm at the bottom of the page to blind it out"&gt;&lt;input type="checkbox" class="checkbox" name="match682950" value="682950"&gt;&lt;/td&gt;&lt;/tr&gt;&lt;tr class="even" align="center"&gt;&lt;td style="padding: 0px 0px 0px 0px;"&gt;&amp;nbsp;&lt;/td&gt;&lt;td colspan="4" style="padding: 0px 0px 0px 0px;"&gt;&lt;div id="game_682950" style="display: inline;"&gt;&lt;/div&gt;&lt;table class="clickable" border="0" cellspacing="0" cellpadding="0" width="100%" title="Odds for this match"&gt;&lt;tr align="center"&gt;&lt;td id="cell_id_1_682950_1_1" class="clickable_hover" width="68"&gt;1&amp;nbsp;&amp;ndash;&amp;nbsp;1.71&lt;/td&gt;&lt;td id="cell_id_1_682950_1_2" class="clickable_hover" width="68"&gt;X&amp;nbsp;&amp;ndash;&amp;nbsp;4.24&lt;/td&gt;&lt;td id="cell_id_1_682950_1_3" class="clickable_hover" width="68"&gt;2&amp;nbsp;&amp;ndash;&amp;nbsp;5.18&lt;/td&gt;&lt;td width="40"&gt;&amp;nbsp;&lt;/td&gt;&lt;td id="cell_id_1_682950_2_4" class="clickable_hover" width="115"&gt;Over&amp;nbsp;2.5&amp;nbsp;&amp;ndash;&amp;nbsp;1.61&lt;/td&gt;&lt;td id="cell_id_1_682950_2_5" class="clickable_hover" width="115"&gt;Under&amp;nbsp;2.5&amp;nbsp;&amp;ndash;&amp;nbsp;2.50&lt;/td&gt;&lt;/tr&gt;&lt;/table&gt;&lt;/td&gt;&lt;/tr&gt;&lt;tr align="center"&gt;&lt;td style="padding: 0px 0px 0px 0px;" title="13:00"&gt;&lt;b&gt;FT&lt;/b&gt;&lt;/td&gt;&lt;td align="right"&gt;&lt;b&gt;&lt;img src="styles/red-card.gif" alt=""&gt;&amp;nbsp;&amp;nbsp;Skive&lt;/b&gt;&lt;/td&gt;&lt;td class="score_right"&gt;&lt;a href="javascript:info(682957, '2%3A2', '17337,18654,18852,18972,19058,19407,19522');" onClick="this.blur();"&gt;3:4&lt;/a&gt;&lt;/td&gt;&lt;td align="left"&gt;&lt;b&gt;AB&lt;/b&gt;&lt;/td&gt;&lt;td style="padding: 0px 0px 0px 0px;" title="Mark the match here and confirm at the bottom of the page to blind it out"&gt;&lt;input type="checkbox" class="checkbox" name="match682957" value="682957"&gt;&lt;/td&gt;&lt;/tr&gt;&lt;tr class="even" align="center"&gt;&lt;td style="padding: 0px 0px 0px 0px;"&gt;&amp;nbsp;&lt;/td&gt;&lt;td colspan="4" style="padding: 0px 0px 0px 0px;"&gt;&lt;div id="game_682957" style="display: inline;"&gt;&lt;/div&gt;&lt;table class="clickable" border="0" cellspacing="0" cellpadding="0" width="100%" title="Odds for this match"&gt;&lt;tr align="center"&gt;&lt;td id="cell_id_1_682957_1_1" class="clickable_hover" width="68"&gt;1&amp;nbsp;&amp;ndash;&amp;nbsp;5.80&lt;/td&gt;&lt;td id="cell_id_1_682957_1_2" <text:soft-page-break/>class="clickable_hover" width="68"&gt;X&amp;nbsp;&amp;ndash;&amp;nbsp;4.40&lt;/td&gt;&lt;td id="cell_id_1_682957_1_3" class="clickable_hover" width="68"&gt;2&amp;nbsp;&amp;ndash;&amp;nbsp;1.70&lt;/td&gt;&lt;td width="40"&gt;&amp;nbsp;&lt;/td&gt;&lt;td id="cell_id_1_682957_2_4" class="clickable_hover" width="115"&gt;Over&amp;nbsp;2.5&amp;nbsp;&amp;ndash;&amp;nbsp;1.54&lt;/td&gt;&lt;td id="cell_id_1_682957_2_5" class="clickable_hover" width="115"&gt;Under&amp;nbsp;2.5&amp;nbsp;&amp;ndash;&amp;nbsp;2.6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67&amp;PHPSESSID=39f6dfb82262e83b527d4365b2866eac"&gt;&lt;img src="styles/def/pix/icon_check.gif" align="top" alt="" width="15" height="14" border="0"&gt;&lt;/a&gt;&amp;nbsp;&amp;nbsp;Denmark � 2nd Division East&lt;/th&gt;&lt;/tr&gt;&lt;tr align="center"&gt;&lt;td style="padding: 0px 0px 0px 0px;" title="15:00"&gt;&lt;b&gt;FT&lt;/b&gt;&lt;/td&gt;&lt;td align="right"&gt;&lt;b&gt;Lolland FA&lt;/b&gt;&lt;/td&gt;&lt;td class="score_right"&gt;&lt;a href="javascript:info(684492, '0%3A0', '17344,18661,19082');" onClick="this.blur();"&gt;0:2&lt;/a&gt;&lt;/td&gt;&lt;td align="left"&gt;&lt;b&gt;HIK&lt;/b&gt;&lt;/td&gt;&lt;td style="padding: 0px 0px 0px 0px;" title="Mark the match here and confirm at the bottom of the page to blind it out"&gt;&lt;input type="checkbox" class="checkbox" name="match684492" value="684492"&gt;&lt;/td&gt;&lt;/tr&gt;&lt;tr class="even" align="center"&gt;&lt;td style="padding: 0px 0px 0px 0px;"&gt;&amp;nbsp;&lt;/td&gt;&lt;td colspan="4" style="padding: 0px 0px 0px 0px;"&gt;&lt;div id="game_684492" style="display: inline;"&gt;&lt;/div&gt;&lt;table class="clickable" border="0" cellspacing="0" cellpadding="0" width="100%" title="Odds for this match"&gt;&lt;tr align="center"&gt;&lt;td id="cell_id_1_684492_1_1" class="clickable_hover" width="68"&gt;1&amp;nbsp;&amp;ndash;&amp;nbsp;2.10&lt;/td&gt;&lt;td id="cell_id_1_684492_1_2" class="clickable_hover" width="68"&gt;X&amp;nbsp;&amp;ndash;&amp;nbsp;4.00&lt;/td&gt;&lt;td id="cell_id_1_684492_1_3" class="clickable_hover" width="68"&gt;2&amp;nbsp;&amp;ndash;&amp;nbsp;3.25&lt;/td&gt;&lt;td width="40"&gt;&amp;nbsp;&lt;/td&gt;&lt;td id="cell_id_1_684492_2_4" class="clickable_hover" width="115"&gt;Over&amp;nbsp;2.5&amp;nbsp;&amp;ndash;&amp;nbsp;1.55&lt;/td&gt;&lt;td id="cell_id_1_684492_2_5" class="clickable_hover" width="115"&gt;Under&amp;nbsp;2.5&amp;nbsp;&amp;ndash;&amp;nbsp;2.30&lt;/td&gt;&lt;/tr&gt;&lt;/table&gt;&lt;/td&gt;&lt;/tr&gt;&lt;tr align="center"&gt;&lt;td style="padding: 0px 0px 0px 0px;" title="13:00"&gt;&lt;b&gt;FT&lt;/b&gt;&lt;/td&gt;&lt;td align="right"&gt;&lt;b&gt;Avarta&lt;/b&gt;&lt;/td&gt;&lt;td class="score_left"&gt;&lt;a href="javascript:info(684491, '1%3A0', '17342,18659,19059');" onClick="this.blur();"&gt;2:1&lt;/a&gt;&lt;/td&gt;&lt;td align="left"&gt;&lt;b&gt;S�ller�d-Vedb�k&lt;/b&gt;&lt;/td&gt;&lt;td style="padding: 0px 0px 0px 0px;" title="Mark the match here and confirm at the bottom of the page to blind it out"&gt;&lt;input type="checkbox" class="checkbox" name="match684491" value="684491"&gt;&lt;/td&gt;&lt;/tr&gt;&lt;tr class="even" align="center"&gt;&lt;td style="padding: 0px 0px 0px 0px;"&gt;&amp;nbsp;&lt;/td&gt;&lt;td colspan="4" style="padding: 0px 0px 0px 0px;"&gt;&lt;div id="game_684491" style="display: inline;"&gt;&lt;/div&gt;&lt;table class="clickable" border="0" cellspacing="0" cellpadding="0" width="100%" title="Odds for this match"&gt;&lt;tr align="center"&gt;&lt;td id="cell_id_1_684491_1_1" class="clickable_hover" width="68"&gt;1&amp;nbsp;&amp;ndash;&amp;nbsp;2.85&lt;/td&gt;&lt;td id="cell_id_1_684491_1_2" class="clickable_hover" width="68"&gt;X&amp;nbsp;&amp;ndash;&amp;nbsp;3.85&lt;/td&gt;&lt;td id="cell_id_1_684491_1_3" class="clickable_hover" width="68"&gt;2&amp;nbsp;&amp;ndash;&amp;nbsp;2.43&lt;/td&gt;&lt;td width="40"&gt;&amp;nbsp;&lt;/td&gt;&lt;td id="cell_id_1_684491_2_4" class="clickable_hover" width="115"&gt;Over&amp;nbsp;2.5&amp;nbsp;&amp;ndash;&amp;nbsp;1.55&lt;/td&gt;&lt;td id="cell_id_1_684491_2_5" class="clickable_hover" width="115"&gt;Under&amp;nbsp;2.5&amp;nbsp;&amp;ndash;&amp;nbsp;2.50&lt;/td&gt;&lt;/tr&gt;&lt;/table&gt;&lt;/td&gt;&lt;/tr&gt;&lt;tr align="center"&gt;&lt;td style="padding: 0px 0px 0px 0px;" title="13:00"&gt;&lt;b&gt;FT&lt;/b&gt;&lt;/td&gt;&lt;td align="right"&gt;&lt;b&gt;Br�ndby IF II&lt;/b&gt;&lt;/td&gt;&lt;td class="score_right"&gt;&lt;a href="javascript:info(684659, '0%3A1', '17343,18660,19060');" <text:soft-page-break/>onClick="this.blur();"&gt;1:2&lt;/a&gt;&lt;/td&gt;&lt;td align="left"&gt;&lt;b&gt;Br�nsh�j BK&lt;/b&gt;&lt;/td&gt;&lt;td style="padding: 0px 0px 0px 0px;" title="Mark the match here and confirm at the bottom of the page to blind it out"&gt;&lt;input type="checkbox" class="checkbox" name="match684659" value="684659"&gt;&lt;/td&gt;&lt;/tr&gt;&lt;tr class="even" align="center"&gt;&lt;td style="padding: 0px 0px 0px 0px;"&gt;&amp;nbsp;&lt;/td&gt;&lt;td colspan="4" style="padding: 0px 0px 0px 0px;"&gt;&lt;div id="game_684659" style="display: inline;"&gt;&lt;/div&gt;&lt;table class="clickable" border="0" cellspacing="0" cellpadding="0" width="100%" title="Odds for this match"&gt;&lt;tr align="center"&gt;&lt;td id="cell_id_1_684659_1_1" class="clickable_hover" width="68"&gt;1&amp;nbsp;&amp;ndash;&amp;nbsp;2.60&lt;/td&gt;&lt;td id="cell_id_1_684659_1_2" class="clickable_hover" width="68"&gt;X&amp;nbsp;&amp;ndash;&amp;nbsp;4.00&lt;/td&gt;&lt;td id="cell_id_1_684659_1_3" class="clickable_hover" width="68"&gt;2&amp;nbsp;&amp;ndash;&amp;nbsp;2.45&lt;/td&gt;&lt;td width="40"&gt;&amp;nbsp;&lt;/td&gt;&lt;td id="cell_id_1_684659_2_4" class="clickable_hover" width="115"&gt;Over&amp;nbsp;2.5&amp;nbsp;&amp;ndash;&amp;nbsp;1.50&lt;/td&gt;&lt;td id="cell_id_1_684659_2_5" class="clickable_hover" width="115"&gt;Under&amp;nbsp;2.5&amp;nbsp;&amp;ndash;&amp;nbsp;2.6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68&amp;PHPSESSID=39f6dfb82262e83b527d4365b2866eac"&gt;&lt;img src="styles/def/pix/icon_check.gif" align="top" alt="" width="15" height="14"</text:p>
      <text:p text:style-name="Standard"><text:s/>border="0"&gt;&lt;/a&gt;&amp;nbsp;&amp;nbsp;Denmark � 2nd Division West&lt;/th&gt;&lt;/tr&gt;&lt;tr align="center"&gt;&lt;td style="padding: 0px 0px 0px 0px;" title="19:00"&gt;&lt;b&gt;FT&lt;/b&gt;&lt;/td&gt;&lt;td align="right"&gt;&lt;b&gt;Hj�rring&lt;/b&gt;&lt;/td&gt;&lt;td class="score_neutral"&gt;&lt;a href="javascript:info(684493, '0%3A0', '17346,18663,19253');" onClick="this.blur();"&gt;0:0&lt;/a&gt;&lt;/td&gt;&lt;td align="left"&gt;&lt;b&gt;Aarhus Fremad&lt;/b&gt;&lt;/td&gt;&lt;td style="padding: 0px 0px 0px 0px;" title="Mark the match here and confirm at the bottom of the page to blind it out"&gt;&lt;input type="checkbox" class="checkbox" name="match684493" value="684493"&gt;&lt;/td&gt;&lt;/tr&gt;&lt;tr class="even" align="center"&gt;&lt;td style="padding: 0px 0px 0px 0px;"&gt;&amp;nbsp;&lt;/td&gt;&lt;td colspan="4" style="padding: 0px 0px 0px 0px;"&gt;&lt;div id="game_684493" style="display: inline;"&gt;&lt;/div&gt;&lt;table class="clickable" border="0" cellspacing="0" cellpadding="0" width="100%" title="Odds for this match"&gt;&lt;tr align="center"&gt;&lt;td id="cell_id_1_684493_1_1" class="clickable_hover" width="68"&gt;1&amp;nbsp;&amp;ndash;&amp;nbsp;1.70&lt;/td&gt;&lt;td id="cell_id_1_684493_1_2" class="clickable_hover" width="68"&gt;X&amp;nbsp;&amp;ndash;&amp;nbsp;4.23&lt;/td&gt;&lt;td id="cell_id_1_684493_1_3" class="clickable_hover" width="68"&gt;2&amp;nbsp;&amp;ndash;&amp;nbsp;4.75&lt;/td&gt;&lt;td width="40"&gt;&amp;nbsp;&lt;/td&gt;&lt;td id="cell_id_1_684493_2_4" class="clickable_hover" width="115"&gt;Over&amp;nbsp;2.5&amp;nbsp;&amp;ndash;&amp;nbsp;1.50&lt;/td&gt;&lt;td id="cell_id_1_684493_2_5" 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Holstebro&lt;/b&gt;&lt;/td&gt;&lt;td class="score_right"&gt;&lt;a href="javascript:info(685238, '0%3A0', '17345,18662,19083');" onClick="this.blur();"&gt;1:3&lt;/a&gt;&lt;/td&gt;&lt;td align="left"&gt;&lt;b&gt;Odense BK II&lt;/b&gt;&lt;/td&gt;&lt;td style="padding: 0px 0px 0px 0px;" title="Mark the match here and confirm at the bottom of the page to blind it out"&gt;&lt;input type="checkbox" class="checkbox" name="match685238" value="685238"&gt;&lt;/td&gt;&lt;/tr&gt;&lt;tr class="even" align="center"&gt;&lt;td style="padding: 0px 0px 0px 0px;"&gt;&amp;nbsp;&lt;/td&gt;&lt;td colspan="4" style="padding: 0px 0px 0px 0px;"&gt;&lt;div id="game_685238" style="display: inline;"&gt;&lt;/div&gt;&lt;table class="clickable" border="0" cellspacing="0" cellpadding="0" width="100%" title="Odds for this match"&gt;&lt;tr align="center"&gt;&lt;td id="cell_id_1_685238_1_1" class="clickable_hover" width="68"&gt;1&amp;nbsp;&amp;ndash;&amp;nbsp;3.85&lt;/td&gt;&lt;td id="cell_id_1_685238_1_2" class="clickable_hover" width="68"&gt;X&amp;nbsp;&amp;ndash;&amp;nbsp;4.10&lt;/td&gt;&lt;td <text:soft-page-break/>id="cell_id_1_685238_1_3" class="clickable_hover" width="68"&gt;2&amp;nbsp;&amp;ndash;&amp;nbsp;1.86&lt;/td&gt;&lt;td width="40"&gt;&amp;nbsp;&lt;/td&gt;&lt;td id="cell_id_1_685238_2_4" class="clickable_hover" width="115"&gt;Over&amp;nbsp;2.5&amp;nbsp;&amp;ndash;&amp;nbsp;1.50&lt;/td&gt;&lt;td id="cell_id_1_685238_2_5" class="clickable_hover" width="115"&gt;Under&amp;nbsp;2.5&amp;nbsp;&amp;ndash;&amp;nbsp;2.7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62&amp;PHPSESSID=39f6dfb82262e83b527d4365b2866eac"&gt;&lt;img src="styles/def/pix/icon_check.gif" align="top" alt="" width="15" height="14" border="0"&gt;&lt;/a&gt;&amp;nbsp;&amp;nbsp;Finland � Ykkonen&lt;/th&gt;&lt;/tr&gt;&lt;tr align="center"&gt;&lt;td style="padding: 0px 0px 0px 0px;" title="17:30"&gt;&lt;b&gt;FT&lt;/b&gt;&lt;/td&gt;&lt;td align="right"&gt;&lt;b&gt;Atlantis FC&lt;/b&gt;&lt;/td&gt;&lt;td class="score_left"&gt;&lt;a href="javascript:info(684297, '1%3A0', '17357,18666,18815,18979,19232,19414,19529');" onClick="this.blur();"&gt;3:0&lt;/a&gt;&lt;/td&gt;&lt;td align="left"&gt;&lt;b&gt;Kiisto&lt;/b&gt;&lt;/td&gt;&lt;td style="padding: 0px 0px 0px 0px;" title="Mark the match here and confirm at the bottom of the page to blind it out"&gt;&lt;input type="checkbox" class="checkbox" name="match684297" value="684297"&gt;&lt;/td&gt;&lt;/tr&gt;&lt;tr class="even" align="center"&gt;&lt;td style="padding: 0px 0px 0px 0px;"&gt;&amp;nbsp;&lt;/td&gt;&lt;td colspan="4" style="padding: 0px 0px 0px 0px;"&gt;&lt;div id="game_684297" style="display: inline;"&gt;&lt;/div&gt;&lt;table class="clickable" border="0" cellspacing="0" cellpadding="0" width="100%" title="Odds for this match"&gt;&lt;tr align="center"&gt;&lt;td id="cell_id_1_684297_1_1" class="clickable_hover" width="68"&gt;1&amp;nbsp;&amp;ndash;&amp;nbsp;1.80&lt;/td&gt;&lt;td id="cell_id_1_684297_1_2" class="clickable_hover" width="68"&gt;X&amp;nbsp;&amp;ndash;&amp;nbsp;3.85&lt;/td&gt;&lt;td id="cell_id_1_684297_1_3" class="clickable_hover" width="68"&gt;2&amp;nbsp;&amp;ndash;&amp;nbsp;5.40&lt;/td&gt;&lt;td width="40"&gt;&amp;nbsp;&lt;/td&gt;&lt;td id="cell_id_1_684297_2_4" class="clickable_hover" width="115"&gt;Over&amp;nbsp;2.5&amp;nbsp;&amp;ndash;&amp;nbsp;1.90&lt;/td&gt;&lt;td id="cell_id_1_684297_2_5" class="clickable_hover" width="115"&gt;Under&amp;nbsp;2.5&amp;nbsp;&amp;ndash;&amp;nbsp;2.21&lt;/td&gt;&lt;/tr&gt;&lt;/table&gt;&lt;/td&gt;&lt;/tr&gt;&lt;tr align="center"&gt;&lt;td style="padding: 0px 0px 0px 0px;" title="17:30"&gt;&lt;b&gt;FT&lt;/b&gt;&lt;/td&gt;&lt;td align="right"&gt;&lt;b&gt;PK-35&lt;/b&gt;&lt;/td&gt;&lt;td class="score_right"&gt;&lt;a href="javascript:info(682570, '1%3A0', '17358,18667,18814,18980,19233,19415,19530');" onClick="this.blur();"&gt;1:3&lt;/a&gt;&lt;/td&gt;&lt;td align="left"&gt;&lt;b&gt;TP-47&lt;/b&gt;&lt;/td&gt;&lt;td style="padding: 0px 0px 0px 0px;" title="Mark the match here and confirm at the bottom of the page to blind it out"&gt;&lt;input type="checkbox" class="checkbox" name="match682570" value="682570"&gt;&lt;/td&gt;&lt;/tr&gt;&lt;tr class="even" align="center"&gt;&lt;td style="padding: 0px 0px 0px 0px;"&gt;&amp;nbsp;&lt;/td&gt;&lt;td colspan="4" style="padding: 0px 0px 0px 0px;"&gt;&lt;div id="game_682570" style="display: inline;"&gt;&lt;/div&gt;&lt;table class="clickable" border="0" cellspacing="0" cellpadding="0" width="100%" title="Odds for this match"&gt;&lt;tr align="center"&gt;&lt;td id="cell_id_1_682570_1_1" class="clickable_hover" width="68"&gt;1&amp;nbsp;&amp;ndash;&amp;nbsp;1.80&lt;/td&gt;&lt;td id="cell_id_1_682570_1_2" class="clickable_hover" width="68"&gt;X&amp;nbsp;&amp;ndash;&amp;nbsp;3.80&lt;/td&gt;&lt;td id="cell_id_1_682570_1_3" class="clickable_hover" width="68"&gt;2&amp;nbsp;&amp;ndash;&amp;nbsp;5.75&lt;/td&gt;&lt;td width="40"&gt;&amp;nbsp;&lt;/td&gt;&lt;td id="cell_id_1_682570_2_4" class="clickable_hover" width="115"&gt;Over&amp;nbsp;2.5&amp;nbsp;&amp;ndash;&amp;nbsp;2.11&lt;/td&gt;&lt;td id="cell_id_1_682570_2_5" class="clickable_hover" width="115"&gt;Under&amp;nbsp;2.5&amp;nbsp;&amp;ndash;&amp;nbsp;1.88&lt;/td&gt;&lt;/tr&gt;&lt;/table&gt;&lt;/td&gt;&lt;/tr&gt;&lt;tr align="center"&gt;&lt;td style="padding: 0px 0px 0px 0px;" title="15:00"&gt;&lt;b&gt;FT&lt;/b&gt;&lt;/td&gt;&lt;td align="right"&gt;&lt;b&gt;AC Oulu&lt;/b&gt;&lt;/td&gt;&lt;td class="score_left"&gt;&lt;a href="javascript:info(682555, '1%3A0', '17356,18665,18813,18978,19091,19413,19528');" <text:soft-page-break/>onClick="this.blur();"&gt;4:0&lt;/a&gt;&lt;/td&gt;&lt;td align="left"&gt;&lt;b&gt;Klubi 04&lt;/b&gt;&lt;/td&gt;&lt;td style="padding: 0px 0px 0px 0px;" title="Mark the match here and confirm at the bottom of the page to blind it out"&gt;&lt;input type="checkbox" class="checkbox" name="match682555" value="682555"&gt;&lt;/td&gt;&lt;/tr&gt;&lt;tr class="even" align="center"&gt;&lt;td style="padding: 0px 0px 0px 0px;"&gt;&amp;nbsp;&lt;/td&gt;&lt;td colspan="4" style="padding: 0px 0px 0px 0px;"&gt;&lt;div id="game_682555" style="display: inline;"&gt;&lt;/div&gt;&lt;table class="clickable" border="0" cellspacing="0" cellpadding="0" width="100%" title="Odds for this match"&gt;&lt;tr align="center"&gt;&lt;td id="cell_id_1_682555_1_1" class="clickable_hover" width="68"&gt;1&amp;nbsp;&amp;ndash;&amp;nbsp;1.60&lt;/td&gt;&lt;td id="cell_id_1_682555_1_2" class="clickable_hover" width="68"&gt;X&amp;nbsp;&amp;ndash;&amp;nbsp;4.77&lt;/td&gt;&lt;td id="cell_id_1_682555_1_3" class="clickable_hover" width="68"&gt;2&amp;nbsp;&amp;ndash;&amp;nbsp;8.50&lt;/td&gt;&lt;td width="40"&gt;&amp;nbsp;&lt;/td&gt;&lt;td id="cell_id_1_682555_2_4" class="clickable_hover" width="115"&gt;Over&amp;nbsp;2.5&amp;nbsp;&amp;ndash;&amp;nbsp;1.62&lt;/td&gt;&lt;td id="cell_id_1_682555_2_5" class="clickable_hover" width="115"&gt;Under&amp;nbsp;2.5&amp;nbsp;&amp;ndash;&amp;nbsp;2.50&lt;/td&gt;&lt;/tr&gt;&lt;/table&gt;&lt;/td&gt;&lt;/tr&gt;&lt;tr align="center"&gt;&lt;td style="padding: 0px 0px 0px 0px;" title="14:00"&gt;&lt;b&gt;FT&lt;/b&gt;&lt;/td&gt;&lt;td align="right"&gt;&lt;b&gt;PS Kemi&lt;/b&gt;&lt;/td&gt;&lt;td class="score_right"&gt;&lt;a href="javascript:info(682556, '0%3A1', '17355,18664,18812,18977,19066,19412,19527');" onClick="this.blur();"&gt;0:2&lt;/a&gt;&lt;/td&gt;&lt;td align="left"&gt;&lt;b&gt;FC KooTeePee&lt;/b&gt;&lt;/td&gt;&lt;td style="padding: 0px 0px 0px 0px;" title="Mark the match here and confirm at the bottom of the page to blind it out"&gt;&lt;input type="checkbox" class="checkbox" name="match682556" value="682556"&gt;&lt;/td&gt;&lt;/tr&gt;&lt;tr class="even" align="center"&gt;&lt;td style="padding: 0px 0px 0px 0px;"&gt;&amp;nbsp;&lt;/td&gt;&lt;td colspan="4" style="padding: 0px 0px 0px 0px;"&gt;&lt;div id="game_682556" style="display: inline;"&gt;&lt;/div&gt;&lt;table class="clickable" border="0" cellspacing="0" cellpadding="0" width="100%" title="Odds for this match"&gt;&lt;tr align="center"&gt;&lt;td id="cell_id_1_682556_1_1" class="clickable_hover" width="68"&gt;1&amp;nbsp;&amp;ndash;&amp;nbsp;2.20&lt;/td&gt;&lt;td id="cell_id_1_682556_1_2" class="clickable_hover" width="68"&gt;X&amp;nbsp;&amp;ndash;&amp;nbsp;3.57&lt;/td&gt;&lt;td id="cell_id_1_682556_1_3" class="clickable_hover" width="68"&gt;2&amp;nbsp;&amp;ndash;&amp;nbsp;4.00&lt;/td&gt;&lt;td width="40"&gt;&amp;nbsp;&lt;/td&gt;&lt;td id="cell_id_1_682556_2_4" class="clickable_hover" width="115"&gt;Over&amp;nbsp;2.5&amp;nbsp;&amp;ndash;&amp;nbsp;1.95&lt;/td&gt;&lt;td id="cell_id_1_682556_2_5" class="clickable_hover" width="115"&gt;Under&amp;nbsp;2.5&amp;nbsp;&amp;ndash;&amp;nbsp;1.9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3220&amp;PHPSESSID=39f6dfb82262e83b527d4365b2866eac"&gt;&lt;img src="styles/def/pix/icon_check.gif" align="top" alt="" width="15" height="14" border="0"&gt;&lt;/a&gt;&amp;nbsp;&amp;nbsp;Germany � 3. Liga&lt;/th&gt;&lt;/tr&gt;&lt;tr align="center"&gt;&lt;td style="padding: 0px 0px 0px 0px;" title="14:00"&gt;&lt;b&gt;FT&lt;/b&gt;&lt;/td&gt;&lt;td align="right"&gt;&lt;b&gt;Bayern Munich II&lt;/b&gt;&lt;/td&gt;&lt;td class="score_neutral"&gt;&lt;a href="javascript:info(683957, '0%3A0', '17347,18668,18915,19072,19374,19497');" onClick="this.blur();"&gt;0:0&lt;/a&gt;&lt;/td&gt;&lt;td align="left"&gt;&lt;b&gt;SV Wehen Wiesbaden&lt;/b&gt;&lt;/td&gt;&lt;td style="padding: 0px 0px 0px 0px;" title="Mark the match here and confirm at the bottom of the page to blind it out"&gt;&lt;input type="checkbox" class="checkbox" name="match683957" value="683957"&gt;&lt;/td&gt;&lt;/tr&gt;&lt;tr class="even" align="center"&gt;&lt;td style="padding: 0px 0px 0px 0px;"&gt;&amp;nbsp;&lt;/td&gt;&lt;td colspan="4" style="padding: 0px 0px 0px 0px;"&gt;&lt;div id="game_683957" style="display: inline;"&gt;&lt;/div&gt;&lt;table class="clickable" border="0" cellspacing="0"</text:p>
      <text:p text:style-name="Standard"><text:s/>cellpadding="0" width="100%" title="Odds for this match"&gt;&lt;tr align="center"&gt;&lt;td id="cell_id_1_683957_1_1" class="clickable_hover" <text:soft-page-break/>width="68"&gt;1&amp;nbsp;&amp;ndash;&amp;nbsp;2.30&lt;/td&gt;&lt;td id="cell_id_1_683957_1_2" class="clickable_hover" width="68"&gt;X&amp;nbsp;&amp;ndash;&amp;nbsp;3.50&lt;/td&gt;&lt;td id="cell_id_1_683957_1_3" class="clickable_hover" width="68"&gt;2&amp;nbsp;&amp;ndash;&amp;nbsp;3.59&lt;/td&gt;&lt;td width="40"&gt;&amp;nbsp;&lt;/td&gt;&lt;td id="cell_id_1_683957_2_4" class="clickable_hover" width="115"&gt;Over&amp;nbsp;2.5&amp;nbsp;&amp;ndash;&amp;nbsp;1.93&lt;/td&gt;&lt;td id="cell_id_1_683957_2_5" class="clickable_hover" width="115"&gt;Under&amp;nbsp;2.5&amp;nbsp;&amp;ndash;&amp;nbsp;2.05&lt;/td&gt;&lt;/tr&gt;&lt;/table&gt;&lt;/td&gt;&lt;/tr&gt;&lt;tr align="center"&gt;&lt;td style="padding: 0px 0px 0px 0px;" title="14:00"&gt;&lt;b&gt;FT&lt;/b&gt;&lt;/td&gt;&lt;td align="right"&gt;&lt;b&gt;Borussia Dortmund II&lt;/b&gt;&lt;/td&gt;&lt;td class="score_left"&gt;&lt;a href="javascript:info(683948, '0%3A0', '17348,18669,18817,18916,19073,19375,19498');" onClick="this.blur();"&gt;1:0&lt;/a&gt;&lt;/td&gt;&lt;td align="left"&gt;&lt;b&gt;Dynamo Dresden&lt;/b&gt;&lt;/td&gt;&lt;td style="padding: 0px 0px 0px 0px;" title="Mark the match here and confirm at the bottom of the page to blind it out"&gt;&lt;input type="checkbox" class="checkbox" name="match683948" value="683948"&gt;&lt;/td&gt;&lt;/tr&gt;&lt;tr class="even" align="center"&gt;&lt;td style="padding: 0px 0px 0px 0px;"&gt;&amp;nbsp;&lt;/td&gt;&lt;td colspan="4" style="padding: 0px 0px 0px 0px;"&gt;&lt;div id="game_683948" style="display: inline;"&gt;&lt;/div&gt;&lt;table class="clickable" border="0" cellspacing="0" cellpadding="0" width="100%" title="Odds for this match"&gt;&lt;tr align="center"&gt;&lt;td id="cell_id_1_683948_1_1" class="clickable_hover" width="68"&gt;1&amp;nbsp;&amp;ndash;&amp;nbsp;2.40&lt;/td&gt;&lt;td id="cell_id_1_683948_1_2" class="clickable_hover" width="68"&gt;X&amp;nbsp;&amp;ndash;&amp;nbsp;3.42&lt;/td&gt;&lt;td id="cell_id_1_683948_1_3" class="clickable_hover" width="68"&gt;2&amp;nbsp;&amp;ndash;&amp;nbsp;3.49&lt;/td&gt;&lt;td width="40"&gt;&amp;nbsp;&lt;/td&gt;&lt;td id="cell_id_1_683948_2_4" class="clickable_hover" width="115"&gt;Over&amp;nbsp;2.5&amp;nbsp;&amp;ndash;&amp;nbsp;2.20&lt;/td&gt;&lt;td id="cell_id_1_683948_2_5" class="clickable_hover" width="115"&gt;Under&amp;nbsp;2.5&amp;nbsp;&amp;ndash;&amp;nbsp;1.8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0&amp;PHPSESSID=39f6dfb82262e83b527d4365b2866eac"&gt;&lt;img src="styles/def/pix/icon_check.gif" align="top" alt="" width="15" height="14" border="0"&gt;&lt;/a&gt;&amp;nbsp;&amp;nbsp;Germany � Regional league south&lt;/th&gt;&lt;/tr&gt;&lt;tr align="center"&gt;&lt;td style="padding: 0px 0px 0px 0px;" title="14:00"&gt;&lt;b&gt;FT&lt;/b&gt;&lt;/td&gt;&lt;td align="right"&gt;&lt;b&gt;Hessen Kassel&lt;/b&gt;&lt;/td&gt;&lt;td class="score_left"&gt;&lt;a href="javascript:info(684167, '3%3A1', '17353,18825,19075,19380,19503');" onClick="this.blur();"&gt;5:2&lt;/a&gt;&lt;/td&gt;&lt;td align="left"&gt;&lt;b&gt;SC Pfullendorf&amp;nbsp;&amp;nbsp;&lt;img src="styles/red-card.gif" alt=""&gt;&lt;/b&gt;&lt;/td&gt;&lt;td style="padding: 0px 0px 0px 0px;" title="Mark the match here and confirm at the bottom of the page to blind it out"&gt;&lt;input type="checkbox" class="checkbox" name="match684167" value="684167"&gt;&lt;/td&gt;&lt;/tr&gt;&lt;tr class="even" align="center"&gt;&lt;td style="padding: 0px 0px 0px 0px;"&gt;&amp;nbsp;&lt;/td&gt;&lt;td colspan="4" style="padding: 0px 0px 0px 0px;"&gt;&lt;div id="game_684167" style="display: inline;"&gt;&lt;/div&gt;&lt;table class="clickable" border="0" cellspacing="0" cellpadding="0" width="100%" title="Odds for this match"&gt;&lt;tr align="center"&gt;&lt;td id="cell_id_1_684167_1_1" class="clickable_hover" width="68"&gt;1&amp;nbsp;&amp;ndash;&amp;nbsp;1.75&lt;/td&gt;&lt;td id="cell_id_1_684167_1_2" class="clickable_hover" width="68"&gt;X&amp;nbsp;&amp;ndash;&amp;nbsp;3.65&lt;/td&gt;&lt;td id="cell_id_1_684167_1_3" class="clickable_hover" width="68"&gt;2&amp;nbsp;&amp;ndash;&amp;nbsp;6.00&lt;/td&gt;&lt;td width="40"&gt;&amp;nbsp;&lt;/td&gt;&lt;td id="cell_id_1_684167_2_4" class="clickable_hover" width="115"&gt;Over&amp;nbsp;2.5&amp;nbsp;&amp;ndash;&amp;nbsp;1.75&lt;/td&gt;&lt;td id="cell_id_1_684167_2_5" class="clickable_hover" width="115"&gt;Under&amp;nbsp;2.5&amp;nbsp;&amp;ndash;&amp;nbsp;2.10&lt;/td&gt;&lt;/tr&gt;&lt;/table&gt;&lt;/td&gt;&lt;/tr&gt;&lt;tr&gt;&lt;td&gt;&lt;i<text:soft-page-break/>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242&amp;PHPSESSID=39f6dfb82262e83b527d4365b2866eac"&gt;&lt;img src="styles/def/pix/icon_check.gif" align="top" alt="" width="15" height="14" border="0"&gt;&lt;/a&gt;&amp;nbsp;&amp;nbsp;Germany � Regional League West&lt;/th&gt;&lt;/tr&gt;&lt;tr align="center"&gt;&lt;td style="padding: 0px 0px 0px 0px;" title="14:00"&gt;&lt;b&gt;FT&lt;/b&gt;&lt;/td&gt;&lt;td align="right"&gt;&lt;b&gt;Bonner SC&lt;/b&gt;&lt;/td&gt;&lt;td class="score_neutral"&gt;&lt;a href="javascript:info(684663, '0%3A0', '17354,18824,19076,19381,19504');" onClick="this.blur();"&gt;1:1&lt;/a&gt;&lt;/td&gt;&lt;td align="left"&gt;&lt;b&gt;Rot-Wei� Essen&lt;/b&gt;&lt;/td&gt;&lt;td style="padding: 0px 0px 0px 0px;" title="Mark the match here and confirm at the bottom of the page to blind it out"&gt;&lt;input type="checkbox" class="checkbox" name="match684663" value="684663"&gt;&lt;/td&gt;&lt;/tr&gt;&lt;tr class="even" align="center"&gt;&lt;td style="padding: 0px 0px 0px 0px;"&gt;&amp;nbsp;&lt;/td&gt;&lt;td colspan="4" style="padding: 0px 0px 0px 0px;"&gt;&lt;div id="game_684663" style="display: inline;"&gt;&lt;/div&gt;&lt;table class="clickable" border="0" cellspacing="0" cellpadding="0" width="100%" title="Odds for this match"&gt;&lt;tr align="center"&gt;&lt;td id="cell_id_1_684663_1_1" class="clickable_hover" width="68"&gt;1&amp;nbsp;&amp;ndash;&amp;nbsp;4.35&lt;/td&gt;&lt;td id="cell_id_1_684663_1_2" class="clickable_hover" width="68"&gt;X&amp;nbsp;&amp;ndash;&amp;nbsp;3.60&lt;/td&gt;&lt;td id="cell_id_1_684663_1_3" class="clickable_hover" width="68"&gt;2&amp;nbsp;&amp;ndash;&amp;nbsp;2.00&lt;/td&gt;&lt;td width="40"&gt;&amp;nbsp;&lt;/td&gt;&lt;td id="cell_id_1_684663_2_4" class="clickable_hover" width="115"&gt;Over&amp;nbsp;2.5&amp;nbsp;&amp;ndash;&amp;nbsp;1.80&lt;/td&gt;&lt;td id="cell_id_1_684663_2_5" class="clickable_hover" width="115"&gt;Under&amp;nbsp;2.5&amp;nbsp;&amp;ndash;&amp;nbsp;2.0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9&amp;PHPSESSID=39f6dfb82262e83b527d4365b2866eac"&gt;&lt;img src="styles/def/pix/icon_check.gif" align="top" alt="" width="15" height="14" border="0"&gt;&lt;/a&gt;&amp;nbsp;&amp;nbsp;Germany � Regionalliga North&lt;/th&gt;&lt;/tr&gt;&lt;tr align="center"&gt;&lt;td style="padding: 0px 0px 0px 0px;" title="14:00"&gt;&lt;b&gt;FT&lt;/b&gt;&lt;/td&gt;&lt;td align="right"&gt;&lt;b&gt;Hertha BSC Berlin II&lt;/b&gt;&lt;/td&gt;&lt;td class="score_left"&gt;&lt;a href="javascript:info(684155, '1%3A0', '17352,18823,19074,19379,19502');" onClick="this.blur();"&gt;1:0&lt;/a&gt;&lt;/td&gt;&lt;td align="left"&gt;&lt;b&gt;VfB L�beck&amp;nbsp;&amp;nbsp;&lt;img src="styles/red-card.gif" alt=""&gt;&lt;/b&gt;&lt;/td&gt;&lt;td style="padding: 0px 0px 0px 0px;" title="Mark the match here and confirm at the bottom of the page to blind it out"&gt;&lt;input type="checkbox" class="checkbox" name="match684155" value="684155"&gt;&lt;/td&gt;&lt;/tr&gt;&lt;tr class="even" align="center"&gt;&lt;td style="padding: 0px 0px 0px 0px;"&gt;&amp;nbsp;&lt;/td&gt;&lt;td colspan="4" style="padding: 0px 0px 0px 0px;"&gt;&lt;div id="game_684155" style="display: inline;"&gt;&lt;/div&gt;&lt;table class="clickable" border="0" cellspacing="0" cellpadding="0" width="100%" title="Odds for this match"&gt;&lt;tr align="center"&gt;&lt;td id="cell_id_1_684155_1_1" class="clickable_hover" width="68"&gt;1&amp;nbsp;&amp;ndash;&amp;nbsp;2.80&lt;/td&gt;&lt;td id="cell_id_1_684155_1_2" class="clickable_hover" width="68"&gt;X&amp;nbsp;&amp;ndash;&amp;nbsp;3.40&lt;/td&gt;&lt;td id="cell_id_1_684155_1_3" class="clickable_hover" width="68"&gt;2&amp;nbsp;&amp;ndash;&amp;nbsp;3.20&lt;/td&gt;&lt;td width="40"&gt;&amp;nbsp;&lt;/td&gt;&lt;td id="cell_id_1_684155_2_4" class="clickable_hover" width="115"&gt;Over&amp;nbsp;2.5&amp;nbsp;&amp;ndash;&amp;nbsp;1.98&lt;/td&gt;&lt;td id="cell_id_1_684155_2_5" class="clickable_hover" width="115"&gt;Under&amp;nbsp;2.5&amp;nbsp;&amp;ndash;&amp;nbsp;1.91&lt;/td&gt;&lt;/tr&gt;&lt;/table&gt;&lt;/td&gt;&lt;/tr&gt;&lt;tr align="center"&gt;&lt;td style="padding: 0px 0px 0px 0px;" title="13:30"&gt;&lt;b&gt;FT&lt;/b&gt;&lt;/td&gt;&lt;td align="right"&gt;&lt;b&gt;1. FC Magdeburg&lt;/b&gt;&lt;/td&gt;&lt;td class="score_left"&gt;&lt;a href="javascript:info(684153, '2%3A1', '17350,18820,19061,19377,19500');" <text:soft-page-break/>onClick="this.blur();"&gt;5:2&lt;/a&gt;&lt;/td&gt;&lt;td align="left"&gt;&lt;b&gt;SV Wilhelmshaven&lt;/b&gt;&lt;/td&gt;&lt;td style="padding: 0px 0px 0px 0px;" title="Mark the match here and confirm at the bottom of the page to blind it out"&gt;&lt;input type="checkbox" class="checkbox" name="match684153" value="684153"&gt;&lt;/td&gt;&lt;/tr&gt;&lt;tr class="even" align="center"&gt;&lt;td style="padding: 0px 0px 0px 0px;"&gt;&amp;nbsp;&lt;/td&gt;&lt;td colspan="4" style="padding: 0px 0px 0px 0px;"&gt;&lt;div id="game_684153" style="display: inline;"&gt;&lt;/div&gt;&lt;table class="clickable" border="0" cellspacing="0" cellpadding="0" width="100%" title="Odds for this match"&gt;&lt;tr align="center"&gt;&lt;td id="cell_id_1_684153_1_1" class="clickable_hover" width="68"&gt;1&amp;nbsp;&amp;ndash;&amp;nbsp;1.47&lt;/td&gt;&lt;td id="cell_id_1_684153_1_2" class="clickable_hover" width="68"&gt;X&amp;nbsp;&amp;ndash;&amp;nbsp;4.33&lt;/td&gt;&lt;td id="cell_id_1_684153_1_3" class="clickable_hover" width="68"&gt;2&amp;nbsp;&amp;ndash;&amp;nbsp;7.55&lt;/td&gt;&lt;td width="40"&gt;&amp;nbsp;&lt;/td&gt;&lt;td id="cell_id_1_684153_2_4" class="clickable_hover" width="115"&gt;Over&amp;nbsp;2.5&amp;nbsp;&amp;ndash;&amp;nbsp;1.73&lt;/td&gt;&lt;td id="cell_id_1_684153_2_5" class="clickable_hover" width="115"&gt;Under&amp;nbsp;2.5&amp;nbsp;&amp;ndash;&amp;nbsp;2.10&lt;/td&gt;&lt;/tr&gt;&lt;/table&gt;&lt;/td&gt;&lt;/tr&gt;&lt;tr align="center"&gt;&lt;td style="padding: 0px 0px 0px 0px;" title="13:30"&gt;&lt;b&gt;FT&lt;/b&gt;&lt;/td&gt;&lt;td align="right"&gt;&lt;b&gt;Hamburger SV II&lt;/b&gt;&lt;/td&gt;&lt;td class="score_neutral"&gt;&lt;a href="javascript:info(684154, '0%3A0', '17349,18821,19062,19376,19499');" onClick="this.blur();"&gt;1:1&lt;/a&gt;&lt;/td&gt;&lt;td align="left"&gt;&lt;b&gt;VFC Plauen&lt;/b&gt;&lt;/td&gt;&lt;td style="padding: 0px 0px 0px 0px;" title="Mark the match here and confirm at the bottom of the page to blind it out"&gt;&lt;input type="checkbox" class="checkbox" name="match684154" value="684154"&gt;&lt;/td&gt;&lt;/tr&gt;&lt;tr class="even" align="center"&gt;&lt;td style="padding: 0px 0px 0px 0px;"&gt;&amp;nbsp;&lt;/td&gt;&lt;td colspan="4" style="padding: 0px 0px 0px 0px;"&gt;&lt;div id="game_684154" style="display: inline;"&gt;&lt;/div&gt;&lt;table class="clickable" border="0" cellspacing="0" cellpadding="0" width="100%" title="Odds for this match"&gt;&lt;tr align="center"&gt;&lt;td id="cell_id_1_684154_1_1" class="clickable_hover" width="68"&gt;1&amp;nbsp;&amp;ndash;&amp;nbsp;1.70&lt;/td&gt;&lt;td id="cell_id_1_684154_1_2"</text:p>
      <text:p text:style-name="Standard"><text:s/>class="clickable_hover" width="68"&gt;X&amp;nbsp;&amp;ndash;&amp;nbsp;3.75&lt;/td&gt;&lt;td id="cell_id_1_684154_1_3" class="clickable_hover" width="68"&gt;2&amp;nbsp;&amp;ndash;&amp;nbsp;5.75&lt;/td&gt;&lt;td width="40"&gt;&amp;nbsp;&lt;/td&gt;&lt;td id="cell_id_1_684154_2_4" class="clickable_hover" width="115"&gt;Over&amp;nbsp;2.5&amp;nbsp;&amp;ndash;&amp;nbsp;1.85&lt;/td&gt;&lt;td id="cell_id_1_684154_2_5" class="clickable_hover" width="115"&gt;Under&amp;nbsp;2.5&amp;nbsp;&amp;ndash;&amp;nbsp;2.02&lt;/td&gt;&lt;/tr&gt;&lt;/table&gt;&lt;/td&gt;&lt;/tr&gt;&lt;tr align="center"&gt;&lt;td style="padding: 0px 0px 0px 0px;" title="13:30"&gt;&lt;b&gt;FT&lt;/b&gt;&lt;/td&gt;&lt;td align="right"&gt;&lt;b&gt;ZFC Meuselwitz&lt;/b&gt;&lt;/td&gt;&lt;td class="score_right"&gt;&lt;a href="javascript:info(684145, '0%3A3', '17351,18822,19063,19378,19501');" onClick="this.blur();"&gt;0:3&lt;/a&gt;&lt;/td&gt;&lt;td align="left"&gt;&lt;b&gt;SV Babelsberg 03&lt;/b&gt;&lt;/td&gt;&lt;td style="padding: 0px 0px 0px 0px;" title="Mark the match here and confirm at the bottom of the page to blind it out"&gt;&lt;input type="checkbox" class="checkbox" name="match684145" value="684145"&gt;&lt;/td&gt;&lt;/tr&gt;&lt;tr class="even" align="center"&gt;&lt;td style="padding: 0px 0px 0px 0px;"&gt;&amp;nbsp;&lt;/td&gt;&lt;td colspan="4" style="padding: 0px 0px 0px 0px;"&gt;&lt;div id="game_684145" style="display: inline;"&gt;&lt;/div&gt;&lt;table class="clickable" border="0" cellspacing="0" cellpadding="0" width="100%" title="Odds for this match"&gt;&lt;tr align="center"&gt;&lt;td id="cell_id_1_684145_1_1" class="clickable_hover" width="68"&gt;1&amp;nbsp;&amp;ndash;&amp;nbsp;3.10&lt;/td&gt;&lt;td id="cell_id_1_684145_1_2" class="clickable_hover" width="68"&gt;X&amp;nbsp;&amp;ndash;&amp;nbsp;3.40&lt;/td&gt;&lt;td id="cell_id_1_684145_1_3" class="clickable_hover" width="68"&gt;2&amp;nbsp;&amp;ndash;&amp;nbsp;2.36&lt;/td&gt;&lt;td width="40"&gt;&amp;nbsp;&lt;/td&gt;&lt;td id="cell_id_1_684145_2_4" class="clickable_hover" width="115"&gt;Over&amp;nbsp;2.5&amp;nbsp;&amp;ndash;&amp;nbsp;2.11&lt;/td&gt;&lt;td id="cell_id_1_684145_2_5" <text:soft-page-break/>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991&amp;PHPSESSID=39f6dfb82262e83b527d4365b2866eac"&gt;&lt;img src="styles/def/pix/icon_check.gif" align="top" alt="" width="15" height="14" border="0"&gt;&lt;/a&gt;&amp;nbsp;&amp;nbsp;Guatemala � Liga Nacional&lt;/th&gt;&lt;/tr&gt;&lt;tr align="center"&gt;&lt;td style="padding: 0px 0px 0px 0px;" title="20:00"&gt;&lt;span id="blinker_683956" style="color: #D82800;"&gt;90'&lt;/span&gt;&lt;/td&gt;&lt;td align="right"&gt;&lt;b&gt;Heredia&lt;/b&gt;&lt;/td&gt;&lt;td class="score_right"&gt;&lt;a href="javascript:info(683956, '0%3A2', '18674,19273,19419,19573');" onClick="this.blur();"&gt;1:4&lt;/a&gt;&lt;/td&gt;&lt;td align="left"&gt;&lt;b&gt;Penarol LM&lt;/b&gt;&lt;/td&gt;&lt;td style="padding: 0px 0px 0px 0px;" title="Mark the match here and confirm at the bottom of the page to blind it out"&gt;&lt;input type="checkbox" class="checkbox" name="match683956" value="683956"&gt;&lt;/td&gt;&lt;/tr&gt;&lt;tr class="even" align="center"&gt;&lt;td style="padding: 0px 0px 0px 0px;"&gt;&amp;nbsp;&lt;/td&gt;&lt;td colspan="4" style="padding: 0px 0px 0px 0px;"&gt;&lt;div id="game_683956" style="display: inline;"&gt;&lt;/div&gt;&lt;table class="clickable" border="0" cellspacing="0" cellpadding="0" width="100%" title="Odds for this match"&gt;&lt;tr align="center"&gt;&lt;td id="cell_id_1_683956_1_1" class="clickable_hover" width="68"&gt;1&amp;nbsp;&amp;ndash;&amp;nbsp;1.80&lt;/td&gt;&lt;td id="cell_id_1_683956_1_2" class="clickable_hover" width="68"&gt;X&amp;nbsp;&amp;ndash;&amp;nbsp;3.50&lt;/td&gt;&lt;td id="cell_id_1_683956_1_3" class="clickable_hover" width="68"&gt;2&amp;nbsp;&amp;ndash;&amp;nbsp;4.33&lt;/td&gt;&lt;td width="40"&gt;&amp;nbsp;&lt;/td&gt;&lt;td id="cell_id_1_683956_2_4" class="clickable_hover" width="115"&gt;Over&amp;nbsp;2.5&amp;nbsp;&amp;ndash;&amp;nbsp;1.95&lt;/td&gt;&lt;td id="cell_id_1_683956_2_5" class="clickable_hover" width="115"&gt;Under&amp;nbsp;2.5&amp;nbsp;&amp;ndash;&amp;nbsp;1.90&lt;/td&gt;&lt;/tr&gt;&lt;/table&gt;&lt;/td&gt;&lt;/tr&gt;&lt;tr align="center"&gt;&lt;td style="padding: 0px 0px 0px 0px;" title="20:00"&gt;&lt;span id="blinker_683971" style="color: #D82800;"&gt;90'&lt;/span&gt;&lt;/td&gt;&lt;td align="right"&gt;&lt;b&gt;Xelaju MC&lt;/b&gt;&lt;/td&gt;&lt;td class="score_left"&gt;&lt;a href="javascript:info(683971, '1%3A0', '18673,19272,19420,19574');" onClick="this.blur();"&gt;2:1&lt;/a&gt;&lt;/td&gt;&lt;td align="left"&gt;&lt;b&gt;J. Retalteca&lt;/b&gt;&lt;/td&gt;&lt;td style="padding: 0px 0px 0px 0px;" title="Mark the match here and confirm at the bottom of the page to blind it out"&gt;&lt;input type="checkbox" class="checkbox" name="match683971" value="683971"&gt;&lt;/td&gt;&lt;/tr&gt;&lt;tr class="even" align="center"&gt;&lt;td style="padding: 0px 0px 0px 0px;"&gt;&amp;nbsp;&lt;/td&gt;&lt;td colspan="4" style="padding: 0px 0px 0px 0px;"&gt;&lt;div id="game_683971" style="display: inline;"&gt;&lt;/div&gt;&lt;table class="clickable" border="0" cellspacing="0" cellpadding="0" width="100%" title="Odds for this match"&gt;&lt;tr align="center"&gt;&lt;td id="cell_id_1_683971_1_1" class="clickable_hover" width="68"&gt;1&amp;nbsp;&amp;ndash;&amp;nbsp;1.91&lt;/td&gt;&lt;td id="cell_id_1_683971_1_2" class="clickable_hover" width="68"&gt;X&amp;nbsp;&amp;ndash;&amp;nbsp;3.40&lt;/td&gt;&lt;td id="cell_id_1_683971_1_3" class="clickable_hover" width="68"&gt;2&amp;nbsp;&amp;ndash;&amp;nbsp;4.00&lt;/td&gt;&lt;td width="40"&gt;&amp;nbsp;&lt;/td&gt;&lt;td id="cell_id_1_683971_2_4" class="clickable_hover" width="115"&gt;Over&amp;nbsp;2.5&amp;nbsp;&amp;ndash;&amp;nbsp;1.75&lt;/td&gt;&lt;td id="cell_id_1_683971_2_5" class="clickable_hover" width="115"&gt;Under&amp;nbsp;2.5&amp;nbsp;&amp;ndash;&amp;nbsp;1.95&lt;/td&gt;&lt;/tr&gt;&lt;/table&gt;&lt;/td&gt;&lt;/tr&gt;&lt;tr align="center"&gt;&lt;td style="padding: 0px 0px 0px 0px;" title="19:00"&gt;&lt;b&gt;FT&lt;/b&gt;&lt;/td&gt;&lt;td align="right"&gt;&lt;b&gt;Municipal&lt;/b&gt;&lt;/td&gt;&lt;td class="score_left"&gt;&lt;a href="javascript:info(683953, '3%3A0', '18671,19256,19417,19571');" onClick="this.blur();"&gt;5:0&lt;/a&gt;&lt;/td&gt;&lt;td align="left"&gt;&lt;b&gt;Marquense&lt;/b&gt;&lt;/td&gt;&lt;td style="padding: 0px 0px 0px 0px;" title="Mark the match here and confirm at the bottom of the page to blind it out"&gt;&lt;input type="checkbox" class="checkbox" name="match683953" value="683953"&gt;&lt;/td&gt;&lt;/tr&gt;&lt;tr class="even" align="center"&gt;&lt;td style="padding: 0px 0px 0px 0px;"&gt;&amp;nbsp;&lt;/td&gt;&lt;td colspan="4" <text:soft-page-break/>style="padding: 0px 0px 0px 0px;"&gt;&lt;div id="game_683953" style="display: inline;"&gt;&lt;/div&gt;&lt;table class="clickable" border="0" cellspacing="0" cellpadding="0" width="100%" title="Odds for this match"&gt;&lt;tr align="center"&gt;&lt;td id="cell_id_1_683953_1_1" class="clickable_hover" width="68"&gt;1&amp;nbsp;&amp;ndash;&amp;nbsp;1.70&lt;/td&gt;&lt;td id="cell_id_1_683953_1_2" class="clickable_hover" width="68"&gt;X&amp;nbsp;&amp;ndash;&amp;nbsp;3.50&lt;/td&gt;&lt;td id="cell_id_1_683953_1_3" class="clickable_hover" width="68"&gt;2&amp;nbsp;&amp;ndash;&amp;nbsp;5.00&lt;/td&gt;&lt;td width="40"&gt;&amp;nbsp;&lt;/td&gt;&lt;td id="cell_id_1_683953_2_4" class="clickable_hover" width="115"&gt;Over&amp;nbsp;2.5&amp;nbsp;&amp;ndash;&amp;nbsp;1.75&lt;/td&gt;&lt;td id="cell_id_1_683953_2_5" class="clickable_hover" width="115"&gt;Under&amp;nbsp;2.5&amp;nbsp;&amp;ndash;&amp;nbsp;1.95&lt;/td&gt;&lt;/tr&gt;&lt;/table&gt;&lt;/td&gt;&lt;/tr&gt;&lt;tr align="center"&gt;&lt;td style="padding: 0px 0px 0px 0px;" title="19:00"&gt;&lt;b&gt;FT&lt;/b&gt;&lt;/td&gt;&lt;td align="right"&gt;&lt;b&gt;Suchitepequez&lt;/b&gt;&lt;/td&gt;&lt;td class="score_left"&gt;&lt;a href="javascript:info(683954, '0%3A0', '18670,19255,19418,19572');" onClick="this.blur();"&gt;2:0&lt;/a&gt;&lt;/td&gt;&lt;td align="left"&gt;&lt;b&gt;Zacapa&lt;/b&gt;&lt;/td&gt;&lt;td style="padding: 0px 0px 0px 0px;" title="Mark the match here and confirm at the bottom of the page to blind it out"&gt;&lt;input type="checkbox" class="checkbox" name="match683954" value="683954"&gt;&lt;/td&gt;&lt;/tr&gt;&lt;tr class="even" align="center"&gt;&lt;td style="padding: 0px 0px 0px 0px;"&gt;&amp;nbsp;&lt;/td&gt;&lt;td colspan="4" style="padding: 0px 0px 0px 0px;"&gt;&lt;div id="game_683954" style="display: inline;"&gt;&lt;/div&gt;&lt;table class="clickable" border="0" cellspacing="0" cellpadding="0" width="100%" title="Odds for this match"&gt;&lt;tr align="center"&gt;&lt;td id="cell_id_1_683954_1_1" class="clickable_hover" width="68"&gt;1&amp;nbsp;&amp;ndash;&amp;nbsp;1.50&lt;/td&gt;&lt;td id="cell_id_1_683954_1_2" class="clickable_hover" width="68"&gt;X&amp;nbsp;&amp;ndash;&amp;nbsp;3.75&lt;/td&gt;&lt;td id="cell_id_1_683954_1_3" class="clickable_hover" width="68"&gt;2&amp;nbsp;&amp;ndash;&amp;nbsp;7.00&lt;/td&gt;&lt;td width="40"&gt;&amp;nbsp;&lt;/td&gt;&lt;td id="cell_id_1_683954_2_4" class="clickable_hover" width="115"&gt;Over&amp;nbsp;2.5&amp;nbsp;&amp;ndash;&amp;nbsp;1.70&lt;/td&gt;&lt;td id="cell_id_1_683954_2_5" class="clickable_hover" width="115"&gt;Under&amp;nbsp;2.5&amp;nbsp;&amp;ndash;&amp;nbsp;2.1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8 matches"&gt;&amp;nbsp;&lt;a href="livescore.php?leagues=240&amp;PHPSESSID=39f6dfb82262e83b527d4365b2866eac"&gt;&lt;img src="styles/def/pix/icon_check.gif" align="top" alt="" width="15" height="14" border="0"&gt;&lt;/a&gt;&amp;nbsp;&amp;nbsp;Italy � Serie B&lt;/th&gt;&lt;/tr&gt;&lt;tr align="center"&gt;&lt;td style="padding: 0px 0px 0px 0px;" title="20:45"&gt;&lt;span id="blinker_682743" style="color: #D82800;"&gt;51'&lt;/span&gt;&lt;/td&gt;&lt;td align="right"&gt;&lt;b&gt;Brescia&lt;/b&gt;&lt;/td&gt;&lt;td class="score_left"&gt;&lt;a href="javascript:info(682743, '1%3A0', '17366,18634,18802,18930,19280,19356,19474');" onClick="this.blur();"&gt;1:0&lt;/a&gt;&lt;/td&gt;&lt;td align="left"&gt;&lt;b&gt;Torino&lt;/b&gt;&lt;/td&gt;&lt;td style="padding: 0px 0px 0px 0px;" title="Mark the match here and confirm at the bottom of the page to blind it out"&gt;&lt;input type="checkbox" class="checkbox" name="match682743" value="682743"&gt;&lt;/td&gt;&lt;/tr&gt;&lt;tr class="even" align="center"&gt;&lt;td style="padding: 0px 0px 0px 0px;"&gt;&amp;nbsp;&lt;/td&gt;&lt;td colspan="4" style="padding: 0px 0px 0px 0px;"&gt;&lt;div id="game_682743" style="display: inline;"&gt;&lt;/div&gt;&lt;table class="clickable" border="0" cellspacing="0" cellpadding="0" width="100%" title="Odds for this match"&gt;&lt;tr align="center"&gt;&lt;td id="cell_id_1_682743_1_1" class="clickable_hover" width="68"&gt;1&amp;nbsp;&amp;ndash;&amp;nbsp;3.51&lt;/td&gt;&lt;td id="cell_id_1_682743_1_2" class="clickable_hover" width="68"&gt;X&amp;nbsp;&amp;ndash;&amp;nbsp;2.98&lt;/td&gt;&lt;td id="cell_id_1_682743_1_3" class="clickable_hover" width="68"&gt;2&amp;nbsp;&amp;ndash;&amp;nbsp;2.71&lt;/td&gt;&lt;td width="40"&gt;&amp;nbsp;&lt;/td&gt;&lt;td id="cell_id_1_682743_2_4" class="clickable_hover" width="115"&gt;Over&amp;nbsp;2.5&amp;nbsp;&amp;ndash;&amp;nbsp;2.50&lt;/td&gt;&lt;td id="cell_id_1_682743_2_5" <text:soft-page-break/>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Albinoleffe&lt;/b&gt;&lt;/td&gt;&lt;td class="score_right"&gt;&lt;a href="javascript:info(682760, '1%3A3', '17360,18628,18800,18923,19096,19347,19468');" onClick="this.blur();"&gt;1:3&lt;/a&gt;&lt;/td&gt;&lt;td</text:p>
      <text:p text:style-name="Standard"><text:s/>align="left"&gt;&lt;b&gt;Ancona&lt;/b&gt;&lt;/td&gt;&lt;td style="padding: 0px 0px 0px 0px;" title="Mark the match here and confirm at the bottom of the page to blind it out"&gt;&lt;input type="checkbox" class="checkbox" name="match682760" value="682760"&gt;&lt;/td&gt;&lt;/tr&gt;&lt;tr class="even" align="center"&gt;&lt;td style="padding: 0px 0px 0px 0px;"&gt;&amp;nbsp;&lt;/td&gt;&lt;td colspan="4" style="padding: 0px 0px 0px 0px;"&gt;&lt;div id="game_682760" style="display: inline;"&gt;&lt;/div&gt;&lt;table class="clickable" border="0" cellspacing="0" cellpadding="0" width="100%" title="Odds for this match"&gt;&lt;tr align="center"&gt;&lt;td id="cell_id_1_682760_1_1" class="clickable_hover" width="68"&gt;1&amp;nbsp;&amp;ndash;&amp;nbsp;1.80&lt;/td&gt;&lt;td id="cell_id_1_682760_1_2" class="clickable_hover" width="68"&gt;X&amp;nbsp;&amp;ndash;&amp;nbsp;3.56&lt;/td&gt;&lt;td id="cell_id_1_682760_1_3" class="clickable_hover" width="68"&gt;2&amp;nbsp;&amp;ndash;&amp;nbsp;6.08&lt;/td&gt;&lt;td width="40"&gt;&amp;nbsp;&lt;/td&gt;&lt;td id="cell_id_1_682760_2_4" class="clickable_hover" width="115"&gt;Over&amp;nbsp;2.5&amp;nbsp;&amp;ndash;&amp;nbsp;2.20&lt;/td&gt;&lt;td id="cell_id_1_682760_2_5" class="clickable_hover" width="115"&gt;Under&amp;nbsp;2.5&amp;nbsp;&amp;ndash;&amp;nbsp;1.79&lt;/td&gt;&lt;/tr&gt;&lt;/table&gt;&lt;/td&gt;&lt;/tr&gt;&lt;tr align="center"&gt;&lt;td style="padding: 0px 0px 0px 0px;" title="15:00"&gt;&lt;b&gt;FT&lt;/b&gt;&lt;/td&gt;&lt;td align="right"&gt;&lt;b&gt;&lt;img src="styles/red-card.gif" alt=""&gt;&amp;nbsp;&amp;nbsp;Cesena&lt;/b&gt;&lt;/td&gt;&lt;td class="score_left"&gt;&lt;a href="javascript:info(682731, '1%3A0', '17361,18629,18797,18924,19093,19348,19469');" onClick="this.blur();"&gt;1:0&lt;/a&gt;&lt;/td&gt;&lt;td align="left"&gt;&lt;b&gt;Cittadella&lt;/b&gt;&lt;/td&gt;&lt;td style="padding: 0px 0px 0px 0px;" title="Mark the match here and confirm at the bottom of the page to blind it out"&gt;&lt;input type="checkbox" class="checkbox" name="match682731" value="682731"&gt;&lt;/td&gt;&lt;/tr&gt;&lt;tr class="even" align="center"&gt;&lt;td style="padding: 0px 0px 0px 0px;"&gt;&amp;nbsp;&lt;/td&gt;&lt;td colspan="4" style="padding: 0px 0px 0px 0px;"&gt;&lt;div id="game_682731" style="display: inline;"&gt;&lt;/div&gt;&lt;table class="clickable" border="0" cellspacing="0" cellpadding="0" width="100%" title="Odds for this match"&gt;&lt;tr align="center"&gt;&lt;td id="cell_id_1_682731_1_1" class="clickable_hover" width="68"&gt;1&amp;nbsp;&amp;ndash;&amp;nbsp;2.20&lt;/td&gt;&lt;td id="cell_id_1_682731_1_2" class="clickable_hover" width="68"&gt;X&amp;nbsp;&amp;ndash;&amp;nbsp;3.16&lt;/td&gt;&lt;td id="cell_id_1_682731_1_3" class="clickable_hover" width="68"&gt;2&amp;nbsp;&amp;ndash;&amp;nbsp;4.52&lt;/td&gt;&lt;td width="40"&gt;&amp;nbsp;&lt;/td&gt;&lt;td id="cell_id_1_682731_2_4" class="clickable_hover" width="115"&gt;Over&amp;nbsp;2.5&amp;nbsp;&amp;ndash;&amp;nbsp;2.39&lt;/td&gt;&lt;td id="cell_id_1_682731_2_5" class="clickable_hover" width="115"&gt;Under&amp;nbsp;2.5&amp;nbsp;&amp;ndash;&amp;nbsp;1.67&lt;/td&gt;&lt;/tr&gt;&lt;/table&gt;&lt;/td&gt;&lt;/tr&gt;&lt;tr align="center"&gt;&lt;td style="padding: 0px 0px 0px 0px;" title="15:00"&gt;&lt;b&gt;FT&lt;/b&gt;&lt;/td&gt;&lt;td align="right"&gt;&lt;b&gt;Empoli&lt;/b&gt;&lt;/td&gt;&lt;td class="score_left"&gt;&lt;a href="javascript:info(682744, '1%3A0', '17362,18630,18801,18925,19094,19349,19470');" onClick="this.blur();"&gt;3:1&lt;/a&gt;&lt;/td&gt;&lt;td align="left"&gt;&lt;b&gt;Crotone&lt;/b&gt;&lt;/td&gt;&lt;td style="padding: 0px 0px 0px 0px;" title="Mark the match here and confirm at the bottom of the page to blind it out"&gt;&lt;input type="checkbox" class="checkbox" name="match682744" value="682744"&gt;&lt;/td&gt;&lt;/tr&gt;&lt;tr class="even" align="center"&gt;&lt;td style="padding: 0px 0px 0px 0px;"&gt;&amp;nbsp;&lt;/td&gt;&lt;td colspan="4" style="padding: 0px 0px 0px 0px;"&gt;&lt;div id="game_682744" style="display: inline;"&gt;&lt;/div&gt;&lt;table class="clickable" border="0" cellspacing="0" cellpadding="0" width="100%" title="Odds for this match"&gt;&lt;tr align="center"&gt;&lt;td id="cell_id_1_682744_1_1" class="clickable_hover" width="68"&gt;1&amp;nbsp;&amp;ndash;&amp;nbsp;1.60&lt;/td&gt;&lt;td id="cell_id_1_682744_1_2" <text:soft-page-break/>class="clickable_hover" width="68"&gt;X&amp;nbsp;&amp;ndash;&amp;nbsp;3.95&lt;/td&gt;&lt;td id="cell_id_1_682744_1_3" class="clickable_hover" width="68"&gt;2&amp;nbsp;&amp;ndash;&amp;nbsp;7.80&lt;/td&gt;&lt;td width="40"&gt;&amp;nbsp;&lt;/td&gt;&lt;td id="cell_id_1_682744_2_4" class="clickable_hover" width="115"&gt;Over&amp;nbsp;2.5&amp;nbsp;&amp;ndash;&amp;nbsp;2.25&lt;/td&gt;&lt;td id="cell_id_1_682744_2_5" class="clickable_hover" width="115"&gt;Under&amp;nbsp;2.5&amp;nbsp;&amp;ndash;&amp;nbsp;1.77&lt;/td&gt;&lt;/tr&gt;&lt;/table&gt;&lt;/td&gt;&lt;/tr&gt;&lt;tr align="center"&gt;&lt;td style="padding: 0px 0px 0px 0px;" title="15:00"&gt;&lt;b&gt;FT&lt;/b&gt;&lt;/td&gt;&lt;td align="right"&gt;&lt;b&gt;Grosseto&lt;/b&gt;&lt;/td&gt;&lt;td class="score_neutral"&gt;&lt;a href="javascript:info(682761, '1%3A0', '17363,18631,18798,18926,19097,19350,19471');" onClick="this.blur();"&gt;2:2&lt;/a&gt;&lt;/td&gt;&lt;td align="left"&gt;&lt;b&gt;Gallipoli&lt;/b&gt;&lt;/td&gt;&lt;td style="padding: 0px 0px 0px 0px;" title="Mark the match here and confirm at the bottom of the page to blind it out"&gt;&lt;input type="checkbox" class="checkbox" name="match682761" value="682761"&gt;&lt;/td&gt;&lt;/tr&gt;&lt;tr class="even" align="center"&gt;&lt;td style="padding: 0px 0px 0px 0px;"&gt;&amp;nbsp;&lt;/td&gt;&lt;td colspan="4" style="padding: 0px 0px 0px 0px;"&gt;&lt;div id="game_682761" style="display: inline;"&gt;&lt;/div&gt;&lt;table class="clickable" border="0" cellspacing="0" cellpadding="0" width="100%" title="Odds for this match"&gt;&lt;tr align="center"&gt;&lt;td id="cell_id_1_682761_1_1" class="clickable_hover" width="68"&gt;1&amp;nbsp;&amp;ndash;&amp;nbsp;1.72&lt;/td&gt;&lt;td id="cell_id_1_682761_1_2" class="clickable_hover" width="68"&gt;X&amp;nbsp;&amp;ndash;&amp;nbsp;3.75&lt;/td&gt;&lt;td id="cell_id_1_682761_1_3" class="clickable_hover" width="68"&gt;2&amp;nbsp;&amp;ndash;&amp;nbsp;7.00&lt;/td&gt;&lt;td width="40"&gt;&amp;nbsp;&lt;/td&gt;&lt;td id="cell_id_1_682761_2_4" class="clickable_hover" width="115"&gt;Over&amp;nbsp;2.5&amp;nbsp;&amp;ndash;&amp;nbsp;2.15&lt;/td&gt;&lt;td id="cell_id_1_682761_2_5" class="clickable_hover" width="115"&gt;Under&amp;nbsp;2.5&amp;nbsp;&amp;ndash;&amp;nbsp;1.84&lt;/td&gt;&lt;/tr&gt;&lt;/table&gt;&lt;/td&gt;&lt;/tr&gt;&lt;tr align="center"&gt;&lt;td style="padding: 0px 0px 0px 0px;" title="15:00"&gt;&lt;b&gt;FT&lt;/b&gt;&lt;/td&gt;&lt;td align="right"&gt;&lt;b&gt;Lecce&lt;/b&gt;&lt;/td&gt;&lt;td class="score_right"&gt;&lt;a href="javascript:info(682762, '1%3A3', '17364,18632,18796,18927,19098,19351,19472');" onClick="this.blur();"&gt;1:3&lt;/a&gt;&lt;/td&gt;&lt;td align="left"&gt;&lt;b&gt;Frosinone&lt;/b&gt;&lt;/td&gt;&lt;td style="padding: 0px 0px 0px 0px;" title="Mark the match here and confirm at the bottom of the page to blind it out"&gt;&lt;input type="checkbox" class="checkbox" name="match682762" value="682762"&gt;&lt;/td&gt;&lt;/tr&gt;&lt;tr class="even" align="center"&gt;&lt;td style="padding: 0px 0px 0px 0px;"&gt;&amp;nbsp;&lt;/td&gt;&lt;td colspan="4" style="padding: 0px 0px 0px 0px;"&gt;&lt;div id="game_682762" style="display: inline;"&gt;&lt;/div&gt;&lt;table class="clickable" border="0" cellspacing="0" cellpadding="0" width="100%" title="Odds for this match"&gt;&lt;tr align="center"&gt;&lt;td id="cell_id_1_682762_1_1" class="clickable_hover" width="68"&gt;1&amp;nbsp;&amp;ndash;&amp;nbsp;1.78&lt;/td&gt;&lt;td id="cell_id_1_682762_1_2" class="clickable_hover" width="68"&gt;X&amp;nbsp;&amp;ndash;&amp;nbsp;3.54&lt;/td&gt;&lt;td id="cell_id_1_682762_1_3" class="clickable_hover" width="68"&gt;2&amp;nbsp;&amp;ndash;&amp;nbsp;6.00&lt;/td&gt;&lt;td width="40"&gt;&amp;nbsp;&lt;/td&gt;&lt;td id="cell_id_1_682762_2_4" class="clickable_hover" width="115"&gt;Over&amp;nbsp;2.5&amp;nbsp;&amp;ndash;&amp;nbsp;2.06&lt;/td&gt;&lt;td id="cell_id_1_682762_2_5" class="clickable_hover" width="115"&gt;Under&amp;nbsp;2.5&amp;nbsp;&amp;ndash;&amp;nbsp;1.95&lt;/td&gt;&lt;/tr&gt;&lt;/table&gt;&lt;/td&gt;&lt;/tr&gt;&lt;tr align="center"&gt;&lt;td style="padding: 0px 0px 0px 0px;" title="15:00"&gt;&lt;b&gt;FT&lt;/b&gt;&lt;/td&gt;&lt;td align="right"&gt;&lt;b&gt;Salernitana&lt;/b&gt;&lt;/td&gt;&lt;td class="score_right"&gt;&lt;a href="javascript:info(682747, '0%3A0', '17365,18633,18799,18929,19095,19354,19473');" onClick="this.blur();"&gt;1:2&lt;/a&gt;&lt;/td&gt;&lt;td align="left"&gt;&lt;b&gt;Modena&lt;/b&gt;&lt;/td&gt;&lt;td style="padding: 0px 0px 0px 0px;" title="Mark the match here and confirm at the bottom of the page to blind it out"&gt;&lt;input type="checkbox" class="checkbox" name="match682747" value="682747"&gt;&lt;/td&gt;&lt;/tr&gt;&lt;tr class="even" align="center"&gt;&lt;td style="padding: 0px 0px 0px <text:soft-page-break/>0px;"&gt;&amp;nbsp;&lt;/td&gt;&lt;td colspan="4" style="padding: 0px 0px 0px 0px;"&gt;&lt;div id="game_682747" style="display: inline;"&gt;&lt;/div&gt;&lt;table class="clickable" border="0" cellspacing="0" cellpadding="0" width="100%" title="Odds for this match"&gt;&lt;tr align="center"&gt;&lt;td id="cell_id_1_682747_1_1" class="clickable_hover" width="68"&gt;1&amp;nbsp;&amp;ndash;&amp;nbsp;2.11&lt;/td&gt;&lt;td id="cell_id_1_682747_1_2" class="clickable_hover" width="68"&gt;X&amp;nbsp;&amp;ndash;&amp;nbsp;3.04&lt;/td&gt;&lt;td id="cell_id_1_682747_1_3" class="clickable_hover" width="68"&gt;2&amp;nbsp;&amp;ndash;&amp;nbsp;4.65&lt;/td&gt;&lt;td width="40"&gt;&amp;nbsp;&lt;/td&gt;&lt;td id="cell_id_1_682747_2_4" class="clickable_hover" width="115"&gt;Over&amp;nbsp;2.5&amp;nbsp;&amp;ndash;&amp;nbsp;2.23&lt;/td&gt;&lt;td id="cell_id_1_682747_2_5" class="clickable_hover" width="115"&gt;Under&amp;nbsp;2.5&amp;nbsp;&amp;ndash;&amp;nbsp;1.75&lt;/td&gt;&lt;/tr&gt;&lt;/table&gt;&lt;/td&gt;&lt;/tr&gt;&lt;tr align="center"&gt;&lt;td style="padding: 0px 0px 0px 0px;" title="12:30"&gt;&lt;b&gt;FT&lt;/b&gt;&lt;/td&gt;&lt;td align="right"&gt;&lt;b&gt;&lt;img src="styles/red-card.gif" alt=""&gt;&amp;nbsp;&amp;nbsp;Ascoli&lt;/b&gt;&lt;/td&gt;&lt;td class="score_left"&gt;&lt;a href="javascript:info(682730, '0%3A0', '17359,18627,18795,18922,19054,19346,19467');" onClick="this.blur();"&gt;2:1&lt;/a&gt;&lt;/td&gt;&lt;td align="left"&gt;&lt;b&gt;Mantova&amp;nbsp;&amp;nbsp;&lt;img src="styles/red-card.gif" alt=""&gt;&amp;nbsp;&lt;img src="styles/red-card.gif" alt=""&gt;&lt;/b&gt;&lt;/td&gt;&lt;td style="padding: 0px 0px 0px 0px;" title="Mark the match here and confirm at the bottom of the page to blind it out"&gt;&lt;input type="checkbox" class="checkbox" name="match682730" value="682730"&gt;&lt;/td&gt;&lt;/tr&gt;&lt;tr class="even" align="center"&gt;&lt;td style="padding: 0px 0px 0px 0px;"&gt;&amp;nbsp;&lt;/td&gt;&lt;td colspan="4" style="padding: 0px 0px 0px 0px;"&gt;&lt;div id="game_682730" style="display: inline;"&gt;&lt;/div&gt;&lt;table class="clickable" border="0" cellspacing="0" cellpadding="0" width="100%" title="Odds for this match"&gt;&lt;tr align="center"&gt;&lt;td id="cell_id_1_682730_1_1" class="clickable_hover" width="68"&gt;1&amp;nbsp;&amp;ndash;&amp;nbsp;2.20&lt;/td&gt;&lt;td id="cell_id_1_682730_1_2" class="clickable_hover" width="68"&gt;X&amp;nbsp;&amp;ndash;&amp;nbsp;3.15&lt;/td&gt;&lt;td id="cell_id_1_682730_1_3" class="clickable_hover" width="68"&gt;2&amp;nbsp;&amp;ndash;&amp;nbsp;4.30&lt;/td&gt;&lt;td width="40"&gt;&amp;nbsp;&lt;/td&gt;&lt;td id="cell_id_1_682730_2_4" class="clickable_hover" width="115"&gt;Over&amp;nbsp;2.5&amp;nbsp;&amp;ndash;&amp;nbsp;2.50&lt;/td&gt;&lt;td id="cell_id_1_682730_2_5" class="clickable_hover" width="115"&gt;Under&amp;nbsp;2.5&amp;nbsp;&amp;ndash;&amp;nbsp;1.66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9 matches"&gt;&amp;nbsp;&lt;a href="livescore.php?leagues=255&amp;PHPSESSID=39f6dfb82262e83b527d4365b2866eac"&gt;&lt;img src="styles/def/pix/icon_check.gif" align="top" alt="" width="15" height="14" border="0"&gt;&lt;/a&gt;&amp;nbsp;&amp;nbsp;Italy</text:p>
      <text:p text:style-name="Standard"><text:s/>� Serie C1-A&lt;/th&gt;&lt;/tr&gt;&lt;tr align="center"&gt;&lt;td style="padding: 0px 0px 0px 0px;" title="15:00"&gt;&lt;b&gt;FT&lt;/b&gt;&lt;/td&gt;&lt;td align="right"&gt;&lt;b&gt;Alessandria 1912&lt;/b&gt;&lt;/td&gt;&lt;td class="score_left"&gt;&lt;a href="javascript:info(683716, '2%3A0', '17367,18675,18841,18931,19107,19357,19475');" onClick="this.blur();"&gt;3:1&lt;/a&gt;&lt;/td&gt;&lt;td align="left"&gt;&lt;b&gt;Pergocrema&lt;/b&gt;&lt;/td&gt;&lt;td style="padding: 0px 0px 0px 0px;" title="Mark the match here and confirm at the bottom of the page to blind it out"&gt;&lt;input type="checkbox" class="checkbox" name="match683716" value="683716"&gt;&lt;/td&gt;&lt;/tr&gt;&lt;tr class="even" align="center"&gt;&lt;td style="padding: 0px 0px 0px 0px;"&gt;&amp;nbsp;&lt;/td&gt;&lt;td colspan="4" style="padding: 0px 0px 0px 0px;"&gt;&lt;div id="game_683716" style="display: inline;"&gt;&lt;/div&gt;&lt;table class="clickable" border="0" cellspacing="0" cellpadding="0" width="100%" title="Odds for this match"&gt;&lt;tr align="center"&gt;&lt;td id="cell_id_1_683716_1_1" class="clickable_hover" width="68"&gt;1&amp;nbsp;&amp;ndash;&amp;nbsp;2.35&lt;/td&gt;&lt;td id="cell_id_1_683716_1_2" class="clickable_hover" width="68"&gt;X&amp;nbsp;&amp;ndash;&amp;nbsp;3.00&lt;/td&gt;&lt;td id="cell_id_1_683716_1_3" class="clickable_hover" <text:soft-page-break/>width="68"&gt;2&amp;nbsp;&amp;ndash;&amp;nbsp;4.33&lt;/td&gt;&lt;td width="40"&gt;&amp;nbsp;&lt;/td&gt;&lt;td id="cell_id_1_683716_2_4" class="clickable_hover" width="115"&gt;Over&amp;nbsp;2.5&amp;nbsp;&amp;ndash;&amp;nbsp;2.35&lt;/td&gt;&lt;td id="cell_id_1_683716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Como&lt;/b&gt;&lt;/td&gt;&lt;td class="score_right"&gt;&lt;a href="javascript:info(683710, '0%3A1', '17368,18676,18834,18932,19358,19476');" onClick="this.blur();"&gt;0:2&lt;/a&gt;&lt;/td&gt;&lt;td align="left"&gt;&lt;b&gt;Novara&lt;/b&gt;&lt;/td&gt;&lt;td style="padding: 0px 0px 0px 0px;" title="Mark the match here and confirm at the bottom of the page to blind it out"&gt;&lt;input type="checkbox" class="checkbox" name="match683710" value="683710"&gt;&lt;/td&gt;&lt;/tr&gt;&lt;tr class="even" align="center"&gt;&lt;td style="padding: 0px 0px 0px 0px;"&gt;&amp;nbsp;&lt;/td&gt;&lt;td colspan="4" style="padding: 0px 0px 0px 0px;"&gt;&lt;div id="game_683710" style="display: inline;"&gt;&lt;/div&gt;&lt;table class="clickable" border="0" cellspacing="0" cellpadding="0" width="100%" title="Odds for this match"&gt;&lt;tr align="center"&gt;&lt;td id="cell_id_1_683710_1_1" class="clickable_hover" width="68"&gt;1&amp;nbsp;&amp;ndash;&amp;nbsp;3.28&lt;/td&gt;&lt;td id="cell_id_1_683710_1_2" class="clickable_hover" width="68"&gt;X&amp;nbsp;&amp;ndash;&amp;nbsp;3.00&lt;/td&gt;&lt;td id="cell_id_1_683710_1_3" class="clickable_hover" width="68"&gt;2&amp;nbsp;&amp;ndash;&amp;nbsp;2.85&lt;/td&gt;&lt;td width="40"&gt;&amp;nbsp;&lt;/td&gt;&lt;td id="cell_id_1_683710_2_4" class="clickable_hover" width="115"&gt;Over&amp;nbsp;2.5&amp;nbsp;&amp;ndash;&amp;nbsp;2.60&lt;/td&gt;&lt;td id="cell_id_1_683710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Figline&lt;/b&gt;&lt;/td&gt;&lt;td class="score_right"&gt;&lt;a href="javascript:info(683711, '0%3A1', '17369,18677,18842,18933,19104,19359,19477');" onClick="this.blur();"&gt;1:2&lt;/a&gt;&lt;/td&gt;&lt;td align="left"&gt;&lt;b&gt;Viareggio&lt;/b&gt;&lt;/td&gt;&lt;td style="padding: 0px 0px 0px 0px;" title="Mark the match here and confirm at the bottom of the page to blind it out"&gt;&lt;input type="checkbox" class="checkbox" name="match683711" value="683711"&gt;&lt;/td&gt;&lt;/tr&gt;&lt;tr class="even" align="center"&gt;&lt;td style="padding: 0px 0px 0px 0px;"&gt;&amp;nbsp;&lt;/td&gt;&lt;td colspan="4" style="padding: 0px 0px 0px 0px;"&gt;&lt;div id="game_683711" style="display: inline;"&gt;&lt;/div&gt;&lt;table class="clickable" border="0" cellspacing="0" cellpadding="0" width="100%" title="Odds for this match"&gt;&lt;tr align="center"&gt;&lt;td id="cell_id_1_683711_1_1" class="clickable_hover" width="68"&gt;1&amp;nbsp;&amp;ndash;&amp;nbsp;1.85&lt;/td&gt;&lt;td id="cell_id_1_683711_1_2" class="clickable_hover" width="68"&gt;X&amp;nbsp;&amp;ndash;&amp;nbsp;3.28&lt;/td&gt;&lt;td id="cell_id_1_683711_1_3" class="clickable_hover" width="68"&gt;2&amp;nbsp;&amp;ndash;&amp;nbsp;6.50&lt;/td&gt;&lt;td width="40"&gt;&amp;nbsp;&lt;/td&gt;&lt;td id="cell_id_1_683711_2_4" class="clickable_hover" width="115"&gt;Over&amp;nbsp;2.5&amp;nbsp;&amp;ndash;&amp;nbsp;2.35&lt;/td&gt;&lt;td id="cell_id_1_683711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Foligno&lt;/b&gt;&lt;/td&gt;&lt;td class="score_left"&gt;&lt;a href="javascript:info(683717, '2%3A1', '17370,18678,18835,18934,19360,19478');" onClick="this.blur();"&gt;3:1&lt;/a&gt;&lt;/td&gt;&lt;td align="left"&gt;&lt;b&gt;Paganese&lt;/b&gt;&lt;/td&gt;&lt;td style="padding: 0px 0px 0px 0px;" title="Mark the match here and confirm at the bottom of the page to blind it out"&gt;&lt;input type="checkbox" class="checkbox" name="match683717" value="683717"&gt;&lt;/td&gt;&lt;/tr&gt;&lt;tr class="even" align="center"&gt;&lt;td style="padding: 0px 0px 0px 0px;"&gt;&amp;nbsp;&lt;/td&gt;&lt;td colspan="4" style="padding: 0px 0px 0px 0px;"&gt;&lt;div id="game_683717" style="display: inline;"&gt;&lt;/div&gt;&lt;table class="clickable" border="0" cellspacing="0" cellpadding="0" width="100%" title="Odds for this match"&gt;&lt;tr align="center"&gt;&lt;td id="cell_id_1_683717_1_1" class="clickable_hover" <text:soft-page-break/>width="68"&gt;1&amp;nbsp;&amp;ndash;&amp;nbsp;1.85&lt;/td&gt;&lt;td id="cell_id_1_683717_1_2" class="clickable_hover" width="68"&gt;X&amp;nbsp;&amp;ndash;&amp;nbsp;3.40&lt;/td&gt;&lt;td id="cell_id_1_683717_1_3" class="clickable_hover" width="68"&gt;2&amp;nbsp;&amp;ndash;&amp;nbsp;5.80&lt;/td&gt;&lt;td width="40"&gt;&amp;nbsp;&lt;/td&gt;&lt;td id="cell_id_1_683717_2_4" class="clickable_hover" width="115"&gt;Over&amp;nbsp;2.5&amp;nbsp;&amp;ndash;&amp;nbsp;2.54&lt;/td&gt;&lt;td id="cell_id_1_683717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Lecco&lt;/b&gt;&lt;/td&gt;&lt;td class="score_right"&gt;&lt;a href="javascript:info(683712, '0%3A1', '17371,18679,18836,18935,19103,19361,19479');" onClick="this.blur();"&gt;1:2&lt;/a&gt;&lt;/td&gt;&lt;td align="left"&gt;&lt;b&gt;Lumezzane&lt;/b&gt;&lt;/td&gt;&lt;td style="padding: 0px 0px 0px 0px;" title="Mark the match here and confirm at the bottom of the page to blind it out"&gt;&lt;input type="checkbox" class="checkbox" name="match683712" value="683712"&gt;&lt;/td&gt;&lt;/tr&gt;&lt;tr class="even" align="center"&gt;&lt;td style="padding: 0px 0px 0px 0px;"&gt;&amp;nbsp;&lt;/td&gt;&lt;td colspan="4" style="padding: 0px 0px 0px 0px;"&gt;&lt;div id="game_683712" style="display: inline;"&gt;&lt;/div&gt;&lt;table class="clickable" border="0" cellspacing="0" cellpadding="0" width="100%" title="Odds for this match"&gt;&lt;tr align="center"&gt;&lt;td id="cell_id_1_683712_1_1" class="clickable_hover" width="68"&gt;1&amp;nbsp;&amp;ndash;&amp;nbsp;2.60&lt;/td&gt;&lt;td id="cell_id_1_683712_1_2" class="clickable_hover" width="68"&gt;X&amp;nbsp;&amp;ndash;&amp;nbsp;3.00&lt;/td&gt;&lt;td id="cell_id_1_683712_1_3" class="clickable_hover" width="68"&gt;2&amp;nbsp;&amp;ndash;&amp;nbsp;3.20&lt;/td&gt;&lt;td width="40"&gt;&amp;nbsp;&lt;/td&gt;&lt;td id="cell_id_1_683712_2_4" class="clickable_hover" width="115"&gt;Over&amp;nbsp;2.5&amp;nbsp;&amp;ndash;&amp;nbsp;2.35&lt;/td&gt;&lt;td id="cell_id_1_683712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Monza Brianza&lt;/b&gt;&lt;/td&gt;&lt;td class="score_neutral"&gt;&lt;a href="javascript:info(683708, '1%3A0', '17372,18680,18837,18936,19099,19362,19480');" onClick="this.blur();"&gt;1:1&lt;/a&gt;&lt;/td&gt;&lt;td align="left"&gt;&lt;b&gt;Benevento&lt;/b&gt;&lt;/td&gt;&lt;td style="padding: 0px 0px 0px 0px;" title="Mark the match here and confirm at the bottom of the page to blind it out"&gt;&lt;input type="checkbox" class="checkbox" name="match683708" value="683708"&gt;&lt;/td&gt;&lt;/tr&gt;&lt;tr class="even" align="center"&gt;&lt;td style="padding: 0px 0px 0px 0px;"&gt;&amp;nbsp;&lt;/td&gt;&lt;td colspan="4" style="padding: 0px 0px 0px 0px;"&gt;&lt;div id="game_683708" style="display: inline;"&gt;&lt;/div&gt;&lt;table class="clickable" border="0" cellspacing="0" cellpadding="0" width="100%" title="Odds for this match"&gt;&lt;tr align="center"&gt;&lt;td id="cell_id_1_683708_1_1" class="clickable_hover" width="68"&gt;1&amp;nbsp;&amp;ndash;&amp;nbsp;3.42&lt;/td&gt;&lt;td id="cell_id_1_683708_1_2" class="clickable_hover" width="68"&gt;X&amp;nbsp;&amp;ndash;&amp;nbsp;3.00&lt;/td&gt;&lt;td id="cell_id_1_683708_1_3" class="clickable_hover" width="68"&gt;2&amp;nbsp;&amp;ndash;&amp;nbsp;2.55&lt;/td&gt;&lt;td width="40"&gt;&amp;nbsp;&lt;/td&gt;&lt;td id="cell_id_1_683708_2_4" class="clickable_hover" width="115"&gt;Over&amp;nbsp;2.5&amp;nbsp;&amp;ndash;&amp;nbsp;2.63&lt;/td&gt;&lt;td id="cell_id_1_683708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ro Patria&lt;/b&gt;&lt;/td&gt;&lt;td class="score_left"&gt;&lt;a href="javascript:info(683713, '2%3A0', '17373,18681,18838,18937,19101,19363,19481');" onClick="this.blur();"&gt;2:0&lt;/a&gt;&lt;/td&gt;&lt;td align="left"&gt;&lt;b&gt;Perugia&lt;/b&gt;&lt;/td&gt;&lt;td style="padding: 0px 0px 0px 0px;" title="Mark the match here and confirm at the bottom of the page to blind it out"&gt;&lt;input type="checkbox" class="checkbox" name="match683713" <text:soft-page-break/>value="683713"&gt;&lt;/td&gt;&lt;/tr&gt;&lt;tr class="even" align="center"&gt;&lt;td style="padding: 0px 0px 0px 0px;"&gt;&amp;nbsp;&lt;/td&gt;&lt;td colspan="4" style="padding: 0px 0px 0px 0px;"&gt;&lt;div id="game_683713" style="display: inline;"&gt;&lt;/div&gt;&lt;table class="clickable" border="0" cellspacing="0" cellpadding="0" width="100%" title="Odds for this match"&gt;&lt;tr align="center"&gt;&lt;td id="cell_id_1_683713_1_1" class="clickable_hover" width="68"&gt;1&amp;nbsp;&amp;ndash;&amp;nbsp;2.41&lt;/td&gt;&lt;td id="cell_id_1_683713_1_2" class="clickable_hover" width="68"&gt;X&amp;nbsp;&amp;ndash;&amp;nbsp;3.00&lt;/td&gt;&lt;td id="cell_id_1_683713_1_3" class="clickable_hover" width="68"&gt;2&amp;nbsp;&amp;ndash;&amp;nbsp;3.40&lt;/td&gt;&lt;td width="40"&gt;&amp;nbsp;&lt;/td&gt;&lt;td id="cell_id_1_683713_2_4" class="clickable_hover" width="115"&gt;Over&amp;nbsp;2.5&amp;nbsp;&amp;ndash;&amp;nbsp;2.61&lt;/td&gt;&lt;td id="cell_id_1_68371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Sorrento&lt;/b&gt;&lt;/td&gt;&lt;td class="score_left"&gt;&lt;a href="javascript:info(683718, '0%3A0', '17374,18682,18839,18938,19364,19482');" onClick="this.blur();"&gt;2:1&lt;/a&gt;&lt;/td&gt;&lt;td align="left"&gt;&lt;b&gt;Cremonese&lt;/b&gt;&lt;/td&gt;&lt;td</text:p>
      <text:p text:style-name="Standard"><text:s/>style="padding: 0px 0px 0px 0px;" title="Mark the match here and confirm at the bottom of the page to blind it out"&gt;&lt;input type="checkbox" class="checkbox" name="match683718" value="683718"&gt;&lt;/td&gt;&lt;/tr&gt;&lt;tr class="even" align="center"&gt;&lt;td style="padding: 0px 0px 0px 0px;"&gt;&amp;nbsp;&lt;/td&gt;&lt;td colspan="4" style="padding: 0px 0px 0px 0px;"&gt;&lt;div id="game_683718" style="display: inline;"&gt;&lt;/div&gt;&lt;table class="clickable" border="0" cellspacing="0" cellpadding="0" width="100%" title="Odds for this match"&gt;&lt;tr align="center"&gt;&lt;td id="cell_id_1_683718_1_1" class="clickable_hover" width="68"&gt;1&amp;nbsp;&amp;ndash;&amp;nbsp;3.40&lt;/td&gt;&lt;td id="cell_id_1_683718_1_2" class="clickable_hover" width="68"&gt;X&amp;nbsp;&amp;ndash;&amp;nbsp;3.04&lt;/td&gt;&lt;td id="cell_id_1_683718_1_3" class="clickable_hover" width="68"&gt;2&amp;nbsp;&amp;ndash;&amp;nbsp;2.55&lt;/td&gt;&lt;td width="40"&gt;&amp;nbsp;&lt;/td&gt;&lt;td id="cell_id_1_683718_2_4" class="clickable_hover" width="115"&gt;Over&amp;nbsp;2.5&amp;nbsp;&amp;ndash;&amp;nbsp;2.35&lt;/td&gt;&lt;td id="cell_id_1_683718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Varese&lt;/b&gt;&lt;/td&gt;&lt;td class="score_left"&gt;&lt;a href="javascript:info(683714, '0%3A0', '17375,18683,18840,18939,19100,19365,19483');" onClick="this.blur();"&gt;1:0&lt;/a&gt;&lt;/td&gt;&lt;td align="left"&gt;&lt;b&gt;Arezzo&lt;/b&gt;&lt;/td&gt;&lt;td style="padding: 0px 0px 0px 0px;" title="Mark the match here and confirm at the bottom of the page to blind it out"&gt;&lt;input type="checkbox" class="checkbox" name="match683714" value="683714"&gt;&lt;/td&gt;&lt;/tr&gt;&lt;tr class="even" align="center"&gt;&lt;td style="padding: 0px 0px 0px 0px;"&gt;&amp;nbsp;&lt;/td&gt;&lt;td colspan="4" style="padding: 0px 0px 0px 0px;"&gt;&lt;div id="game_683714" style="display: inline;"&gt;&lt;/div&gt;&lt;table class="clickable" border="0" cellspacing="0" cellpadding="0" width="100%" title="Odds for this match"&gt;&lt;tr align="center"&gt;&lt;td id="cell_id_1_683714_1_1" class="clickable_hover" width="68"&gt;1&amp;nbsp;&amp;ndash;&amp;nbsp;2.50&lt;/td&gt;&lt;td id="cell_id_1_683714_1_2" class="clickable_hover" width="68"&gt;X&amp;nbsp;&amp;ndash;&amp;nbsp;3.00&lt;/td&gt;&lt;td id="cell_id_1_683714_1_3" class="clickable_hover" width="68"&gt;2&amp;nbsp;&amp;ndash;&amp;nbsp;3.25&lt;/td&gt;&lt;td width="40"&gt;&amp;nbsp;&lt;/td&gt;&lt;td id="cell_id_1_683714_2_4" class="clickable_hover" width="115"&gt;Over&amp;nbsp;2.5&amp;nbsp;&amp;ndash;&amp;nbsp;2.62&lt;/td&gt;&lt;td id="cell_id_1_683714_2_5" class="clickable_hover" width="115"&gt;Under&amp;nbsp;2.5&amp;nbsp;&amp;ndash;&amp;nbsp;1.57&lt;/td&gt;&lt;/tr&gt;&lt;/table&gt;&lt;/td&gt;&lt;/tr&gt;&lt;tr&gt;&lt;td&gt;&lt;img src="styles/def/pix/spacer.gif" alt="" width="39" height="5" border="0"&gt;&lt;/td&gt;&lt;td <text:soft-page-break/>colspan="4"&gt;&lt;img src="styles/def/pix/spacer.gif" alt="" width="5" height="5" border="0"&gt;&lt;/td&gt;&lt;/tr&gt;&lt;tr&gt;&lt;th colspan="5" title="8 matches"&gt;&amp;nbsp;&lt;a href="livescore.php?leagues=252&amp;PHPSESSID=39f6dfb82262e83b527d4365b2866eac"&gt;&lt;img src="styles/def/pix/icon_check.gif" align="top" alt="" width="15" height="14" border="0"&gt;&lt;/a&gt;&amp;nbsp;&amp;nbsp;Italy � Serie C1-B&lt;/th&gt;&lt;/tr&gt;&lt;tr align="center"&gt;&lt;td style="padding: 0px 0px 0px 0px;" title="15:00"&gt;&lt;b&gt;FT&lt;/b&gt;&lt;/td&gt;&lt;td align="right"&gt;&lt;b&gt;Giulianova&lt;/b&gt;&lt;/td&gt;&lt;td class="score_right"&gt;&lt;a href="javascript:info(683733, '0%3A0', '17376,18684,18826,19366,19484');" onClick="this.blur();"&gt;1:2&lt;/a&gt;&lt;/td&gt;&lt;td align="left"&gt;&lt;b&gt;Cosenza&lt;/b&gt;&lt;/td&gt;&lt;td style="padding: 0px 0px 0px 0px;" title="Mark the match here and confirm at the bottom of the page to blind it out"&gt;&lt;input type="checkbox" class="checkbox" name="match683733" value="683733"&gt;&lt;/td&gt;&lt;/tr&gt;&lt;tr class="even" align="center"&gt;&lt;td style="padding: 0px 0px 0px 0px;"&gt;&amp;nbsp;&lt;/td&gt;&lt;td colspan="4" style="padding: 0px 0px 0px 0px;"&gt;&lt;div id="game_683733" style="display: inline;"&gt;&lt;/div&gt;&lt;table class="clickable" border="0" cellspacing="0" cellpadding="0" width="100%" title="Odds for this match"&gt;&lt;tr align="center"&gt;&lt;td id="cell_id_1_683733_1_1" class="clickable_hover" width="68"&gt;1&amp;nbsp;&amp;ndash;&amp;nbsp;2.40&lt;/td&gt;&lt;td id="cell_id_1_683733_1_2" class="clickable_hover" width="68"&gt;X&amp;nbsp;&amp;ndash;&amp;nbsp;3.04&lt;/td&gt;&lt;td id="cell_id_1_683733_1_3" class="clickable_hover" width="68"&gt;2&amp;nbsp;&amp;ndash;&amp;nbsp;3.60&lt;/td&gt;&lt;td width="40"&gt;&amp;nbsp;&lt;/td&gt;&lt;td id="cell_id_1_683733_2_4" class="clickable_hover" width="115"&gt;Over&amp;nbsp;2.5&amp;nbsp;&amp;ndash;&amp;nbsp;2.65&lt;/td&gt;&lt;td id="cell_id_1_68373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&lt;img src="styles/red-card.gif" alt=""&gt;&amp;nbsp;&amp;nbsp;Hellas Verona&lt;/b&gt;&lt;/td&gt;&lt;td class="score_neutral"&gt;&lt;a href="javascript:info(683734, '1%3A0', '17383,18690,18831,19110,19372,19490');" onClick="this.blur();"&gt;1:1&lt;/a&gt;&lt;/td&gt;&lt;td align="left"&gt;&lt;b&gt;Cavese&lt;/b&gt;&lt;/td&gt;&lt;td style="padding: 0px 0px 0px 0px;" title="Mark the match here and confirm at the bottom of the page to blind it out"&gt;&lt;input type="checkbox" class="checkbox" name="match683734" value="683734"&gt;&lt;/td&gt;&lt;/tr&gt;&lt;tr class="even" align="center"&gt;&lt;td style="padding: 0px 0px 0px 0px;"&gt;&amp;nbsp;&lt;/td&gt;&lt;td colspan="4" style="padding: 0px 0px 0px 0px;"&gt;&lt;div id="game_683734" style="display: inline;"&gt;&lt;/div&gt;&lt;table class="clickable" border="0" cellspacing="0" cellpadding="0" width="100%" title="Odds for this match"&gt;&lt;tr align="center"&gt;&lt;td id="cell_id_1_683734_1_1" class="clickable_hover" width="68"&gt;1&amp;nbsp;&amp;ndash;&amp;nbsp;1.70&lt;/td&gt;&lt;td id="cell_id_1_683734_1_2" class="clickable_hover" width="68"&gt;X&amp;nbsp;&amp;ndash;&amp;nbsp;3.50&lt;/td&gt;&lt;td id="cell_id_1_683734_1_3" class="clickable_hover" width="68"&gt;2&amp;nbsp;&amp;ndash;&amp;nbsp;8.03&lt;/td&gt;&lt;td width="40"&gt;&amp;nbsp;&lt;/td&gt;&lt;td id="cell_id_1_683734_2_4" class="clickable_hover" width="115"&gt;Over&amp;nbsp;2.5&amp;nbsp;&amp;ndash;&amp;nbsp;2.41&lt;/td&gt;&lt;td id="cell_id_1_683734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Lanciano&lt;/b&gt;&lt;/td&gt;&lt;td class="score_neutral"&gt;&lt;a href="javascript:info(683725, '1%3A1', '17377,18691,18832,19373,19491');" onClick="this.blur();"&gt;2:2&lt;/a&gt;&lt;/td&gt;&lt;td align="left"&gt;&lt;b&gt;Pescara&lt;/b&gt;&lt;/td&gt;&lt;td style="padding: 0px 0px 0px 0px;" title="Mark the match here and confirm at the bottom of the page to blind it out"&gt;&lt;input type="checkbox" class="checkbox" name="match683725" value="683725"&gt;&lt;/td&gt;&lt;/tr&gt;&lt;tr class="even" align="center"&gt;&lt;td style="padding: 0px 0px 0px 0px;"&gt;&amp;nbsp;&lt;/td&gt;&lt;td colspan="4" style="padding: 0px 0px 0px 0px;"&gt;&lt;div id="game_683725" style="display: inline;"&gt;&lt;/div&gt;&lt;table class="clickable" border="0" cellspacing="0" cellpadding="0" width="100%" title="Odds for this match"&gt;&lt;tr align="center"&gt;&lt;td id="cell_id_1_683725_1_1" class="clickable_hover" <text:soft-page-break/>width="68"&gt;1&amp;nbsp;&amp;ndash;&amp;nbsp;3.70&lt;/td&gt;&lt;td id="cell_id_1_683725_1_2" class="clickable_hover" width="68"&gt;X&amp;nbsp;&amp;ndash;&amp;nbsp;3.00&lt;/td&gt;&lt;td id="cell_id_1_683725_1_3" class="clickable_hover" width="68"&gt;2&amp;nbsp;&amp;ndash;&amp;nbsp;2.80&lt;/td&gt;&lt;td width="40"&gt;&amp;nbsp;&lt;/td&gt;&lt;td id="cell_id_1_683725_2_4" class="clickable_hover" width="115"&gt;Over&amp;nbsp;2.5&amp;nbsp;&amp;ndash;&amp;nbsp;2.65&lt;/td&gt;&lt;td id="cell_id_1_683725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escina&lt;/b&gt;&lt;/td&gt;&lt;td class="score_right"&gt;&lt;a href="javascript:info(683753, '0%3A0', '17378,18685,18833,19111,19367,19485');" onClick="this.blur();"&gt;0:1&lt;/a&gt;&lt;/td&gt;&lt;td align="left"&gt;&lt;b&gt;Portogruaro Summaga&lt;/b&gt;&lt;/td&gt;&lt;td style="padding: 0px 0px 0px 0px;" title="Mark the match here and confirm at the bottom of the page to blind it out"&gt;&lt;input type="checkbox" class="checkbox" name="match683753" value="683753"&gt;&lt;/td&gt;&lt;/tr&gt;&lt;tr class="even" align="center"&gt;&lt;td style="padding: 0px 0px 0px 0px;"&gt;&amp;nbsp;&lt;/td&gt;&lt;td colspan="4" style="padding: 0px 0px 0px 0px;"&gt;&lt;div id="game_683753" style="display: inline;"&gt;&lt;/div&gt;&lt;table class="clickable" border="0" cellspacing="0" cellpadding="0" width="100%" title="Odds for this match"&gt;&lt;tr align="center"&gt;&lt;td id="cell_id_1_683753_1_1" class="clickable_hover" width="68"&gt;1&amp;nbsp;&amp;ndash;&amp;nbsp;2.40&lt;/td&gt;&lt;td id="cell_id_1_683753_1_2" class="clickable_hover" width="68"&gt;X&amp;nbsp;&amp;ndash;&amp;nbsp;3.00&lt;/td&gt;&lt;td id="cell_id_1_683753_1_3" class="clickable_hover" width="68"&gt;2&amp;nbsp;&amp;ndash;&amp;nbsp;3.65&lt;/td&gt;&lt;td width="40"&gt;&amp;nbsp;&lt;/td&gt;&lt;td id="cell_id_1_683753_2_4" class="clickable_hover" width="115"&gt;Over&amp;nbsp;2.5&amp;nbsp;&amp;ndash;&amp;nbsp;2.65&lt;/td&gt;&lt;td id="cell_id_1_683753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Potenza&lt;/b&gt;&lt;/td&gt;&lt;td class="score_neutral"&gt;&lt;a href="javascript:info(683735, '1%3A1', '17379,18686,18827,18928,19368,19486');" onClick="this.blur();"&gt;1:1&lt;/a&gt;&lt;/td&gt;&lt;td align="left"&gt;&lt;b&gt;Ravenna&lt;/b&gt;&lt;/td&gt;&lt;td style="padding: 0px 0px 0px 0px;" title="Mark the match here and confirm at the bottom of the page to blind it out"&gt;&lt;input type="checkbox" class="checkbox" name="match683735" value="683735"&gt;&lt;/td&gt;&lt;/tr&gt;&lt;tr class="even" align="center"&gt;&lt;td style="padding: 0px 0px 0px 0px;"&gt;&amp;nbsp;&lt;/td&gt;&lt;td colspan="4" style="padding: 0px 0px 0px 0px;"&gt;&lt;div id="game_683735" style="display: inline;"&gt;&lt;/div&gt;&lt;table class="clickable" border="0" cellspacing="0" cellpadding="0" width="100%" title="Odds for this match"&gt;&lt;tr align="center"&gt;&lt;td id="cell_id_1_683735_1_1" class="clickable_hover" width="68"&gt;1&amp;nbsp;&amp;ndash;&amp;nbsp;2.50&lt;/td&gt;&lt;td id="cell_id_1_683735_1_2" class="clickable_hover" width="68"&gt;X&amp;nbsp;&amp;ndash;&amp;nbsp;3.00&lt;/td&gt;&lt;td id="cell_id_1_683735_1_3" class="clickable_hover" width="68"&gt;2&amp;nbsp;&amp;ndash;&amp;nbsp;3.80&lt;/td&gt;&lt;td width="40"&gt;&amp;nbsp;&lt;/td&gt;&lt;td id="cell_id_1_683735_2_4" class="clickable_hover" width="115"&gt;Over&amp;nbsp;2.5&amp;nbsp;&amp;ndash;&amp;nbsp;2.65&lt;/td&gt;&lt;td id="cell_id_1_683735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Reggiana 1919&lt;/b&gt;&lt;/td&gt;&lt;td class="score_left"&gt;&lt;a</text:p>
      <text:p text:style-name="Standard"><text:s/>href="javascript:info(683754, '1%3A0', '17380,18687,18828,19108,19369,19487');" onClick="this.blur();"&gt;3:1&lt;/a&gt;&lt;/td&gt;&lt;td align="left"&gt;&lt;b&gt;Real Marcianise&lt;/b&gt;&lt;/td&gt;&lt;td style="padding: 0px 0px 0px 0px;" title="Mark the match here and confirm at the bottom of the page to blind it out"&gt;&lt;input type="checkbox" class="checkbox" name="match683754" value="683754"&gt;&lt;/td&gt;&lt;/tr&gt;&lt;tr class="even" align="center"&gt;&lt;td style="padding: 0px 0px 0px 0px;"&gt;&amp;nbsp;&lt;/td&gt;&lt;td colspan="4" style="padding: 0px 0px 0px 0px;"&gt;&lt;div id="game_683754" <text:soft-page-break/>style="display: inline;"&gt;&lt;/div&gt;&lt;table class="clickable" border="0" cellspacing="0" cellpadding="0" width="100%" title="Odds for this match"&gt;&lt;tr align="center"&gt;&lt;td id="cell_id_1_683754_1_1" class="clickable_hover" width="68"&gt;1&amp;nbsp;&amp;ndash;&amp;nbsp;1.70&lt;/td&gt;&lt;td id="cell_id_1_683754_1_2" class="clickable_hover" width="68"&gt;X&amp;nbsp;&amp;ndash;&amp;nbsp;3.61&lt;/td&gt;&lt;td id="cell_id_1_683754_1_3" class="clickable_hover" width="68"&gt;2&amp;nbsp;&amp;ndash;&amp;nbsp;7.27&lt;/td&gt;&lt;td width="40"&gt;&amp;nbsp;&lt;/td&gt;&lt;td id="cell_id_1_683754_2_4" class="clickable_hover" width="115"&gt;Over&amp;nbsp;2.5&amp;nbsp;&amp;ndash;&amp;nbsp;2.41&lt;/td&gt;&lt;td id="cell_id_1_683754_2_5" class="clickable_hover" width="115"&gt;Under&amp;nbsp;2.5&amp;nbsp;&amp;ndash;&amp;nbsp;1.60&lt;/td&gt;&lt;/tr&gt;&lt;/table&gt;&lt;/td&gt;&lt;/tr&gt;&lt;tr align="center"&gt;&lt;td style="padding: 0px 0px 0px 0px;" title="15:00"&gt;&lt;b&gt;FT&lt;/b&gt;&lt;/td&gt;&lt;td align="right"&gt;&lt;b&gt;Spal 1907&lt;/b&gt;&lt;/td&gt;&lt;td class="score_right"&gt;&lt;a href="javascript:info(683736, '0%3A1', '17381,18688,18829,19113,19370,19488');" onClick="this.blur();"&gt;0:1&lt;/a&gt;&lt;/td&gt;&lt;td align="left"&gt;&lt;b&gt;Ternana&lt;/b&gt;&lt;/td&gt;&lt;td style="padding: 0px 0px 0px 0px;" title="Mark the match here and confirm at the bottom of the page to blind it out"&gt;&lt;input type="checkbox" class="checkbox" name="match683736" value="683736"&gt;&lt;/td&gt;&lt;/tr&gt;&lt;tr class="even" align="center"&gt;&lt;td style="padding: 0px 0px 0px 0px;"&gt;&amp;nbsp;&lt;/td&gt;&lt;td colspan="4" style="padding: 0px 0px 0px 0px;"&gt;&lt;div id="game_683736" style="display: inline;"&gt;&lt;/div&gt;&lt;table class="clickable" border="0" cellspacing="0" cellpadding="0" width="100%" title="Odds for this match"&gt;&lt;tr align="center"&gt;&lt;td id="cell_id_1_683736_1_1" class="clickable_hover" width="68"&gt;1&amp;nbsp;&amp;ndash;&amp;nbsp;2.45&lt;/td&gt;&lt;td id="cell_id_1_683736_1_2" class="clickable_hover" width="68"&gt;X&amp;nbsp;&amp;ndash;&amp;nbsp;3.00&lt;/td&gt;&lt;td id="cell_id_1_683736_1_3" class="clickable_hover" width="68"&gt;2&amp;nbsp;&amp;ndash;&amp;nbsp;3.61&lt;/td&gt;&lt;td width="40"&gt;&amp;nbsp;&lt;/td&gt;&lt;td id="cell_id_1_683736_2_4" class="clickable_hover" width="115"&gt;Over&amp;nbsp;2.5&amp;nbsp;&amp;ndash;&amp;nbsp;2.40&lt;/td&gt;&lt;td id="cell_id_1_683736_2_5" class="clickable_hover" width="115"&gt;Under&amp;nbsp;2.5&amp;nbsp;&amp;ndash;&amp;nbsp;1.57&lt;/td&gt;&lt;/tr&gt;&lt;/table&gt;&lt;/td&gt;&lt;/tr&gt;&lt;tr align="center"&gt;&lt;td style="padding: 0px 0px 0px 0px;" title="15:00"&gt;&lt;b&gt;FT&lt;/b&gt;&lt;/td&gt;&lt;td align="right"&gt;&lt;b&gt;Taranto&lt;/b&gt;&lt;/td&gt;&lt;td class="score_left"&gt;&lt;a href="javascript:info(683726, '1%3A0', '17382,18689,18830,19371,19489');" onClick="this.blur();"&gt;1:0&lt;/a&gt;&lt;/td&gt;&lt;td align="left"&gt;&lt;b&gt;Rimini&lt;/b&gt;&lt;/td&gt;&lt;td style="padding: 0px 0px 0px 0px;" title="Mark the match here and confirm at the bottom of the page to blind it out"&gt;&lt;input type="checkbox" class="checkbox" name="match683726" value="683726"&gt;&lt;/td&gt;&lt;/tr&gt;&lt;tr class="even" align="center"&gt;&lt;td style="padding: 0px 0px 0px 0px;"&gt;&amp;nbsp;&lt;/td&gt;&lt;td colspan="4" style="padding: 0px 0px 0px 0px;"&gt;&lt;div id="game_683726" style="display: inline;"&gt;&lt;/div&gt;&lt;table class="clickable" border="0" cellspacing="0" cellpadding="0" width="100%" title="Odds for this match"&gt;&lt;tr align="center"&gt;&lt;td id="cell_id_1_683726_1_1" class="clickable_hover" width="68"&gt;1&amp;nbsp;&amp;ndash;&amp;nbsp;1.90&lt;/td&gt;&lt;td id="cell_id_1_683726_1_2" class="clickable_hover" width="68"&gt;X&amp;nbsp;&amp;ndash;&amp;nbsp;3.23&lt;/td&gt;&lt;td id="cell_id_1_683726_1_3" class="clickable_hover" width="68"&gt;2&amp;nbsp;&amp;ndash;&amp;nbsp;5.50&lt;/td&gt;&lt;td width="40"&gt;&amp;nbsp;&lt;/td&gt;&lt;td id="cell_id_1_683726_2_4" class="clickable_hover" width="115"&gt;Over&amp;nbsp;2.5&amp;nbsp;&amp;ndash;&amp;nbsp;2.35&lt;/td&gt;&lt;td id="cell_id_1_683726_2_5" class="clickable_hover" width="115"&gt;Under&amp;nbsp;2.5&amp;nbsp;&amp;ndash;&amp;nbsp;1.5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9 matches"&gt;&amp;nbsp;&lt;a href="livescore.php?leagues=147&amp;PHPSESSID=39f6dfb82262e83b527d4365b2866eac"&gt;&lt;img src="styles/def/pix/icon_check.gif" align="top" alt="" width="15" height="14" <text:soft-page-break/>border="0"&gt;&lt;/a&gt;&amp;nbsp;&amp;nbsp;Japan � J2 League&lt;/th&gt;&lt;/tr&gt;&lt;tr align="center"&gt;&lt;td style="padding: 0px 0px 0px 0px;" title="12:00"&gt;&lt;b&gt;FT&lt;/b&gt;&lt;/td&gt;&lt;td align="right"&gt;&lt;b&gt;Sagan Tosu&lt;/b&gt;&lt;/td&gt;&lt;td class="score_left"&gt;&lt;a href="javascript:info(684744, '0%3A1', '17417,18700,18910,19045,19429,19586');" onClick="this.blur();"&gt;3:1&lt;/a&gt;&lt;/td&gt;&lt;td align="left"&gt;&lt;b&gt;Avispa Fukuoka&lt;/b&gt;&lt;/td&gt;&lt;td style="padding: 0px 0px 0px 0px;" title="Mark the match here and confirm at the bottom of the page to blind it out"&gt;&lt;input type="checkbox" class="checkbox" name="match684744" value="684744"&gt;&lt;/td&gt;&lt;/tr&gt;&lt;tr class="even" align="center"&gt;&lt;td style="padding: 0px 0px 0px 0px;"&gt;&amp;nbsp;&lt;/td&gt;&lt;td colspan="4" style="padding: 0px 0px 0px 0px;"&gt;&lt;div id="game_684744" style="display: inline;"&gt;&lt;/div&gt;&lt;table class="clickable" border="0" cellspacing="0" cellpadding="0" width="100%" title="Odds for this match"&gt;&lt;tr align="center"&gt;&lt;td id="cell_id_1_684744_1_1" class="clickable_hover" width="68"&gt;1&amp;nbsp;&amp;ndash;&amp;nbsp;1.83&lt;/td&gt;&lt;td id="cell_id_1_684744_1_2" class="clickable_hover" width="68"&gt;X&amp;nbsp;&amp;ndash;&amp;nbsp;3.60&lt;/td&gt;&lt;td id="cell_id_1_684744_1_3" class="clickable_hover" width="68"&gt;2&amp;nbsp;&amp;ndash;&amp;nbsp;5.22&lt;/td&gt;&lt;td width="40"&gt;&amp;nbsp;&lt;/td&gt;&lt;td id="cell_id_1_684744_2_4" class="clickable_hover" width="115"&gt;Over&amp;nbsp;2.5&amp;nbsp;&amp;ndash;&amp;nbsp;2.00&lt;/td&gt;&lt;td id="cell_id_1_684744_2_5" class="clickable_hover" width="115"&gt;Under&amp;nbsp;2.5&amp;nbsp;&amp;ndash;&amp;nbsp;2.05&lt;/td&gt;&lt;/tr&gt;&lt;/table&gt;&lt;/td&gt;&lt;/tr&gt;&lt;tr align="center"&gt;&lt;td style="padding: 0px 0px 0px 0px;" title="11:30"&gt;&lt;b&gt;FT&lt;/b&gt;&lt;/td&gt;&lt;td align="right"&gt;&lt;b&gt;Tokushima Vortis&lt;/b&gt;&lt;/td&gt;&lt;td class="score_right"&gt;&lt;a href="javascript:info(684743, '0%3A0', '17416,18699,18909,19428,19585,19651');" onClick="this.blur();"&gt;0:1&lt;/a&gt;&lt;/td&gt;&lt;td align="left"&gt;&lt;b&gt;Tokyo-Verdy&lt;/b&gt;&lt;/td&gt;&lt;td style="padding: 0px 0px 0px 0px;" title="Mark the match here and confirm at the bottom of the page to blind it out"&gt;&lt;input type="checkbox" class="checkbox" name="match684743" value="684743"&gt;&lt;/td&gt;&lt;/tr&gt;&lt;tr class="even" align="center"&gt;&lt;td style="padding: 0px 0px 0px 0px;"&gt;&amp;nbsp;&lt;/td&gt;&lt;td colspan="4" style="padding: 0px 0px 0px 0px;"&gt;&lt;div id="game_684743" style="display: inline;"&gt;&lt;/div&gt;&lt;table class="clickable" border="0" cellspacing="0" cellpadding="0" width="100%" title="Odds for this match"&gt;&lt;tr align="center"&gt;&lt;td id="cell_id_1_684743_1_1" class="clickable_hover" width="68"&gt;1&amp;nbsp;&amp;ndash;&amp;nbsp;2.86&lt;/td&gt;&lt;td id="cell_id_1_684743_1_2" class="clickable_hover" width="68"&gt;X&amp;nbsp;&amp;ndash;&amp;nbsp;3.38&lt;/td&gt;&lt;td id="cell_id_1_684743_1_3" class="clickable_hover" width="68"&gt;2&amp;nbsp;&amp;ndash;&amp;nbsp;2.80&lt;/td&gt;&lt;td width="40"&gt;&amp;nbsp;&lt;/td&gt;&lt;td id="cell_id_1_684743_2_4" class="clickable_hover" width="115"&gt;Over&amp;nbsp;2.5&amp;nbsp;&amp;ndash;&amp;nbsp;2.16&lt;/td&gt;&lt;td id="cell_id_1_684743_2_5" class="clickable_hover" width="115"&gt;Under&amp;nbsp;2.5&amp;nbsp;&amp;ndash;&amp;nbsp;1.80&lt;/td&gt;&lt;/tr&gt;&lt;/table&gt;&lt;/td&gt;&lt;/tr&gt;&lt;tr align="center"&gt;&lt;td style="padding: 0px 0px 0px 0px;" title="11:00"&gt;&lt;b&gt;FT&lt;/b&gt;&lt;/td&gt;&lt;td align="right"&gt;&lt;b&gt;Cerezo Osaka&lt;/b&gt;&lt;/td&gt;&lt;td class="score_neutral"&gt;&lt;a href="javascript:info(684738, '1%3A1', '17411,18694,18904,19423,19580,19629');" onClick="this.blur();"&gt;1:1&lt;/a&gt;&lt;/td&gt;&lt;td align="left"&gt;&lt;b&gt;Ventforet Kofu&lt;/b&gt;&lt;/td&gt;&lt;td style="padding: 0px 0px 0px 0px;" title="Mark the match here and confirm at the bottom of the page to blind it out"&gt;&lt;input type="checkbox" class="checkbox" name="match684738" value="684738"&gt;&lt;/td&gt;&lt;/tr&gt;&lt;tr class="even" align="center"&gt;&lt;td style="padding: 0px 0px 0px 0px;"&gt;&amp;nbsp;&lt;/td&gt;&lt;td colspan="4" style="padding: 0px 0px 0px 0px;"&gt;&lt;div id="game_684738" style="display: inline;"&gt;&lt;/div&gt;&lt;table class="clickable" border="0" cellspacing="0" cellpadding="0" width="100%" title="Odds for this match"&gt;&lt;tr align="center"&gt;&lt;td id="cell_id_1_684738_1_1" class="clickable_hover" width="68"&gt;1&amp;nbsp;&amp;ndash;&amp;nbsp;2.28&lt;/td&gt;&lt;td id="cell_id_1_684738_1_2" class="clickable_hover" width="68"&gt;X&amp;nbsp;&amp;ndash;&amp;nbsp;3.69&lt;/td&gt;&lt;td id="cell_id_1_684738_1_3" class="clickable_hover" <text:soft-page-break/>width="68"&gt;2&amp;nbsp;&amp;ndash;&amp;nbsp;4.30&lt;/td&gt;&lt;td width="40"&gt;&amp;nbsp;&lt;/td&gt;&lt;td id="cell_id_1_684738_2_4" class="clickable_hover" width="115"&gt;Over&amp;nbsp;2.5&amp;nbsp;&amp;ndash;&amp;nbsp;1.75&lt;/td&gt;&lt;td id="cell_id_1_684738_2_5" class="clickable_hover" width="115"&gt;Under&amp;nbsp;2.5&amp;nbsp;&amp;ndash;&amp;nbsp;2.20&lt;/td&gt;&lt;/tr&gt;&lt;/table&gt;&lt;/td&gt;&lt;/tr&gt;&lt;tr align="center"&gt;&lt;td style="padding: 0px 0px 0px 0px;" title="11:00"&gt;&lt;b&gt;FT&lt;/b&gt;&lt;/td&gt;&lt;td align="right"&gt;&lt;b&gt;FC Gifu&lt;/b&gt;&lt;/td&gt;&lt;td class="score_neutral"&gt;&lt;a href="javascript:info(684739, '1%3A0', '17412,18695,18905,19424,19581,19630');" onClick="this.blur();"&gt;1:1&lt;/a&gt;&lt;/td&gt;&lt;td align="left"&gt;&lt;b&gt;Shonan Bellmare&lt;/b&gt;&lt;/td&gt;&lt;td style="padding: 0px 0px 0px 0px;" title="Mark the match here and confirm at the bottom of the page to blind it out"&gt;&lt;input type="checkbox" class="checkbox" name="match684739" value="684739"&gt;&lt;/td&gt;&lt;/tr&gt;&lt;tr class="even" align="center"&gt;&lt;td style="padding: 0px 0px 0px 0px;"&gt;&amp;nbsp;&lt;/td&gt;&lt;td colspan="4" style="padding: 0px 0px 0px 0px;"&gt;&lt;div id="game_684739" style="display: inline;"&gt;&lt;/div&gt;&lt;table class="clickable" border="0" cellspacing="0" cellpadding="0" width="100%" title="Odds for this match"&gt;&lt;tr align="center"&gt;&lt;td id="cell_id_1_684739_1_1" class="clickable_hover" width="68"&gt;1&amp;nbsp;&amp;ndash;&amp;nbsp;3.40&lt;/td&gt;&lt;td id="cell_id_1_684739_1_2" class="clickable_hover" width="68"&gt;X&amp;nbsp;&amp;ndash;&amp;nbsp;3.40&lt;/td&gt;&lt;td id="cell_id_1_684739_1_3" class="clickable_hover" width="68"&gt;2&amp;nbsp;&amp;ndash;&amp;nbsp;2.30&lt;/td&gt;&lt;td width="40"&gt;&amp;nbsp;&lt;/td&gt;&lt;td id="cell_id_1_684739_2_4" class="clickable_hover" width="115"&gt;Over&amp;nbsp;2.5&amp;nbsp;&amp;ndash;&amp;nbsp;2.10&lt;/td&gt;&lt;td id="cell_id_1_684739_2_5" class="clickable_hover" width="115"&gt;Under&amp;nbsp;2.5&amp;nbsp;&amp;ndash;&amp;nbsp;1.85&lt;/td&gt;&lt;/tr&gt;&lt;/table&gt;&lt;/td&gt;&lt;/tr&gt;&lt;tr align="center"&gt;&lt;td</text:p>
      <text:p text:style-name="Standard"><text:s/>style="padding: 0px 0px 0px 0px;" title="11:00"&gt;&lt;b&gt;FT&lt;/b&gt;&lt;/td&gt;&lt;td align="right"&gt;&lt;b&gt;Tochigi Soccer Club&lt;/b&gt;&lt;/td&gt;&lt;td class="score_neutral"&gt;&lt;a href="javascript:info(684740, '0%3A1', '17414,18696,18907,19425,19582,19631');" onClick="this.blur();"&gt;1:1&lt;/a&gt;&lt;/td&gt;&lt;td align="left"&gt;&lt;b&gt;Kataller Toyama&lt;/b&gt;&lt;/td&gt;&lt;td style="padding: 0px 0px 0px 0px;" title="Mark the match here and confirm at the bottom of the page to blind it out"&gt;&lt;input type="checkbox" class="checkbox" name="match684740" value="684740"&gt;&lt;/td&gt;&lt;/tr&gt;&lt;tr class="even" align="center"&gt;&lt;td style="padding: 0px 0px 0px 0px;"&gt;&amp;nbsp;&lt;/td&gt;&lt;td colspan="4" style="padding: 0px 0px 0px 0px;"&gt;&lt;div id="game_684740" style="display: inline;"&gt;&lt;/div&gt;&lt;table class="clickable" border="0" cellspacing="0" cellpadding="0" width="100%" title="Odds for this match"&gt;&lt;tr align="center"&gt;&lt;td id="cell_id_1_684740_1_1" class="clickable_hover" width="68"&gt;1&amp;nbsp;&amp;ndash;&amp;nbsp;3.70&lt;/td&gt;&lt;td id="cell_id_1_684740_1_2" class="clickable_hover" width="68"&gt;X&amp;nbsp;&amp;ndash;&amp;nbsp;3.40&lt;/td&gt;&lt;td id="cell_id_1_684740_1_3" class="clickable_hover" width="68"&gt;2&amp;nbsp;&amp;ndash;&amp;nbsp;2.33&lt;/td&gt;&lt;td width="40"&gt;&amp;nbsp;&lt;/td&gt;&lt;td id="cell_id_1_684740_2_4" class="clickable_hover" width="115"&gt;Over&amp;nbsp;2.5&amp;nbsp;&amp;ndash;&amp;nbsp;2.35&lt;/td&gt;&lt;td id="cell_id_1_684740_2_5" class="clickable_hover" width="115"&gt;Under&amp;nbsp;2.5&amp;nbsp;&amp;ndash;&amp;nbsp;1.62&lt;/td&gt;&lt;/tr&gt;&lt;/table&gt;&lt;/td&gt;&lt;/tr&gt;&lt;tr align="center"&gt;&lt;td style="padding: 0px 0px 0px 0px;" title="11:00"&gt;&lt;b&gt;FT&lt;/b&gt;&lt;/td&gt;&lt;td align="right"&gt;&lt;b&gt;Vegalta Sendai&lt;/b&gt;&lt;/td&gt;&lt;td class="score_left"&gt;&lt;a href="javascript:info(684741, '2%3A2', '17413,18697,18908,19426,19583,19632');" onClick="this.blur();"&gt;4:2&lt;/a&gt;&lt;/td&gt;&lt;td align="left"&gt;&lt;b&gt;Fagiano Okayama&lt;/b&gt;&lt;/td&gt;&lt;td style="padding: 0px 0px 0px 0px;" title="Mark the match here and confirm at the bottom of the page to blind it out"&gt;&lt;input type="checkbox" class="checkbox" name="match684741" value="684741"&gt;&lt;/td&gt;&lt;/tr&gt;&lt;tr class="even" align="center"&gt;&lt;td style="padding: 0px 0px 0px 0px;"&gt;&amp;nbsp;&lt;/td&gt;&lt;td colspan="4" style="padding: 0px 0px 0px 0px;"&gt;&lt;div id="game_684741" style="display: inline;"&gt;&lt;/div&gt;&lt;table class="clickable" border="0" cellspacing="0" cellpadding="0" width="100%" title="Odds for this match"&gt;&lt;tr align="center"&gt;&lt;td id="cell_id_1_684741_1_1" class="clickable_hover" <text:soft-page-break/>width="68"&gt;1&amp;nbsp;&amp;ndash;&amp;nbsp;1.41&lt;/td&gt;&lt;td id="cell_id_1_684741_1_2" class="clickable_hover" width="68"&gt;X&amp;nbsp;&amp;ndash;&amp;nbsp;5.17&lt;/td&gt;&lt;td id="cell_id_1_684741_1_3" class="clickable_hover" width="68"&gt;2&amp;nbsp;&amp;ndash;&amp;nbsp;9.84&lt;/td&gt;&lt;td width="40"&gt;&amp;nbsp;&lt;/td&gt;&lt;td id="cell_id_1_684741_2_4" class="clickable_hover" width="115"&gt;Over&amp;nbsp;2.5&amp;nbsp;&amp;ndash;&amp;nbsp;1.70&lt;/td&gt;&lt;td id="cell_id_1_684741_2_5" class="clickable_hover" width="115"&gt;Under&amp;nbsp;2.5&amp;nbsp;&amp;ndash;&amp;nbsp;2.26&lt;/td&gt;&lt;/tr&gt;&lt;/table&gt;&lt;/td&gt;&lt;/tr&gt;&lt;tr align="center"&gt;&lt;td style="padding: 0px 0px 0px 0px;" title="11:00"&gt;&lt;b&gt;FT&lt;/b&gt;&lt;/td&gt;&lt;td align="right"&gt;&lt;b&gt;&lt;img src="styles/red-card.gif" alt=""&gt;&amp;nbsp;&amp;nbsp;Yokohama FC&lt;/b&gt;&lt;/td&gt;&lt;td class="score_neutral"&gt;&lt;a href="javascript:info(684742, '0%3A0', '17415,18698,18906,19427,19584,19633');" onClick="this.blur();"&gt;1:1&lt;/a&gt;&lt;/td&gt;&lt;td align="left"&gt;&lt;b&gt;Mito Hollyhock&lt;/b&gt;&lt;/td&gt;&lt;td style="padding: 0px 0px 0px 0px;" title="Mark the match here and confirm at the bottom of the page to blind it out"&gt;&lt;input type="checkbox" class="checkbox" name="match684742" value="684742"&gt;&lt;/td&gt;&lt;/tr&gt;&lt;tr class="even" align="center"&gt;&lt;td style="padding: 0px 0px 0px 0px;"&gt;&amp;nbsp;&lt;/td&gt;&lt;td colspan="4" style="padding: 0px 0px 0px 0px;"&gt;&lt;div id="game_684742" style="display: inline;"&gt;&lt;/div&gt;&lt;table class="clickable" border="0" cellspacing="0" cellpadding="0" width="100%" title="Odds for this match"&gt;&lt;tr align="center"&gt;&lt;td id="cell_id_1_684742_1_1" class="clickable_hover" width="68"&gt;1&amp;nbsp;&amp;ndash;&amp;nbsp;3.50&lt;/td&gt;&lt;td id="cell_id_1_684742_1_2" class="clickable_hover" width="68"&gt;X&amp;nbsp;&amp;ndash;&amp;nbsp;3.40&lt;/td&gt;&lt;td id="cell_id_1_684742_1_3" class="clickable_hover" width="68"&gt;2&amp;nbsp;&amp;ndash;&amp;nbsp;2.35&lt;/td&gt;&lt;td width="40"&gt;&amp;nbsp;&lt;/td&gt;&lt;td id="cell_id_1_684742_2_4" class="clickable_hover" width="115"&gt;Over&amp;nbsp;2.5&amp;nbsp;&amp;ndash;&amp;nbsp;2.16&lt;/td&gt;&lt;td id="cell_id_1_684742_2_5" class="clickable_hover" width="115"&gt;Under&amp;nbsp;2.5&amp;nbsp;&amp;ndash;&amp;nbsp;1.76&lt;/td&gt;&lt;/tr&gt;&lt;/table&gt;&lt;/td&gt;&lt;/tr&gt;&lt;tr align="center"&gt;&lt;td style="padding: 0px 0px 0px 0px;" title="09:00"&gt;&lt;b&gt;FT&lt;/b&gt;&lt;/td&gt;&lt;td align="right"&gt;&lt;b&gt;The Spa Kusatsu&lt;/b&gt;&lt;/td&gt;&lt;td class="score_right"&gt;&lt;a href="javascript:info(685225, '0%3A2', '17410,18529,18693,18903,19422,19458');" onClick="this.blur();"&gt;0:6&lt;/a&gt;&lt;/td&gt;&lt;td align="left"&gt;&lt;b&gt;Roasso Kumamoto&lt;/b&gt;&lt;/td&gt;&lt;td style="padding: 0px 0px 0px 0px;" title="Mark the match here and confirm at the bottom of the page to blind it out"&gt;&lt;input type="checkbox" class="checkbox" name="match685225" value="685225"&gt;&lt;/td&gt;&lt;/tr&gt;&lt;tr class="even" align="center"&gt;&lt;td style="padding: 0px 0px 0px 0px;"&gt;&amp;nbsp;&lt;/td&gt;&lt;td colspan="4" style="padding: 0px 0px 0px 0px;"&gt;&lt;div id="game_685225" style="display: inline;"&gt;&lt;/div&gt;&lt;table class="clickable" border="0" cellspacing="0" cellpadding="0" width="100%" title="Odds for this match"&gt;&lt;tr align="center"&gt;&lt;td id="cell_id_1_685225_1_1" class="clickable_hover" width="68"&gt;1&amp;nbsp;&amp;ndash;&amp;nbsp;2.02&lt;/td&gt;&lt;td id="cell_id_1_685225_1_2" class="clickable_hover" width="68"&gt;X&amp;nbsp;&amp;ndash;&amp;nbsp;3.56&lt;/td&gt;&lt;td id="cell_id_1_685225_1_3" class="clickable_hover" width="68"&gt;2&amp;nbsp;&amp;ndash;&amp;nbsp;4.00&lt;/td&gt;&lt;td width="40"&gt;&amp;nbsp;&lt;/td&gt;&lt;td id="cell_id_1_685225_2_4" class="clickable_hover" width="115"&gt;Over&amp;nbsp;2.5&amp;nbsp;&amp;ndash;&amp;nbsp;1.85&lt;/td&gt;&lt;td id="cell_id_1_685225_2_5" class="clickable_hover" width="115"&gt;Under&amp;nbsp;2.5&amp;nbsp;&amp;ndash;&amp;nbsp;2.18&lt;/td&gt;&lt;/tr&gt;&lt;/table&gt;&lt;/td&gt;&lt;/tr&gt;&lt;tr align="center"&gt;&lt;td style="padding: 0px 0px 0px 0px;" title="07:00"&gt;&lt;b&gt;FT&lt;/b&gt;&lt;/td&gt;&lt;td align="right"&gt;&lt;b&gt;Consadole Sapporo&lt;/b&gt;&lt;/td&gt;&lt;td class="score_left"&gt;&lt;a href="javascript:info(684737, '0%3A1', '17409,18528,18692,18902,19327');" onClick="this.blur();"&gt;3:2&lt;/a&gt;&lt;/td&gt;&lt;td align="left"&gt;&lt;b&gt;Ehime FC&lt;/b&gt;&lt;/td&gt;&lt;td style="padding: 0px 0px 0px 0px;" title="Mark the match here and confirm at the bottom of the page to blind it out"&gt;&lt;input type="checkbox" class="checkbox" name="match684737" <text:soft-page-break/>value="684737"&gt;&lt;/td&gt;&lt;/tr&gt;&lt;tr class="even" align="center"&gt;&lt;td style="padding: 0px 0px 0px 0px;"&gt;&amp;nbsp;&lt;/td&gt;&lt;td colspan="4" style="padding: 0px 0px 0px 0px;"&gt;&lt;div id="game_684737" style="display: inline;"&gt;&lt;/div&gt;&lt;table class="clickable" border="0" cellspacing="0" cellpadding="0" width="100%" title="Odds for this match"&gt;&lt;tr align="center"&gt;&lt;td id="cell_id_1_684737_1_1" class="clickable_hover" width="68"&gt;1&amp;nbsp;&amp;ndash;&amp;nbsp;1.64&lt;/td&gt;&lt;td id="cell_id_1_684737_1_2" class="clickable_hover" width="68"&gt;X&amp;nbsp;&amp;ndash;&amp;nbsp;4.20&lt;/td&gt;&lt;td id="cell_id_1_684737_1_3" class="clickable_hover" width="68"&gt;2&amp;nbsp;&amp;ndash;&amp;nbsp;6.25&lt;/td&gt;&lt;td width="40"&gt;&amp;nbsp;&lt;/td&gt;&lt;td id="cell_id_1_684737_2_4" class="clickable_hover" width="115"&gt;Over&amp;nbsp;2.5&amp;nbsp;&amp;ndash;&amp;nbsp;1.70&lt;/td&gt;&lt;td id="cell_id_1_684737_2_5" class="clickable_hover" width="115"&gt;Under&amp;nbsp;2.5&amp;nbsp;&amp;ndash;&amp;nbsp;2.1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48&amp;PHPSESSID=39f6dfb82262e83b527d4365b2866eac"&gt;&lt;img src="styles/def/pix/icon_check.gif" align="top" alt="" width="15" height="14" border="0"&gt;&lt;/a&gt;&amp;nbsp;&amp;nbsp;Japan � Nabisco Cup&lt;/th&gt;&lt;/tr&gt;&lt;tr align="center"&gt;&lt;td style="padding: 0px 0px 0px 0px;" title="11:00"&gt;&lt;b&gt;FT&lt;/b&gt;&lt;/td&gt;&lt;td align="right"&gt;&lt;b&gt;FC Tokyo&lt;/b&gt;&lt;/td&gt;&lt;td class="score_left"&gt;&lt;a href="javascript:info(685226, '1%3A0', '17418,18912,19036,19587,19600');" onClick="this.blur();"&gt;1:0&lt;/a&gt;&lt;/td&gt;&lt;td align="left"&gt;&lt;b&gt;Shimizu S-Pulse&lt;/b&gt;&lt;/td&gt;&lt;td style="padding: 0px 0px 0px 0px;" title="Mark the match here and confirm at the bottom of the page to blind it out"&gt;&lt;input type="checkbox" class="checkbox" name="match685226" value="685226"&gt;&lt;/td&gt;&lt;/tr&gt;&lt;tr class="even" align="center"&gt;&lt;td style="padding: 0px 0px 0px 0px;"&gt;&amp;nbsp;&lt;/td&gt;&lt;td colspan="4" style="padding: 0px 0px 0px 0px;"&gt;&lt;div id="game_685226" style="display: inline;"&gt;&lt;/div&gt;&lt;table class="clickable" border="0" cellspacing="0" cellpadding="0" width="100%" title="Odds for this match"&gt;&lt;tr align="center"&gt;&lt;td id="cell_id_1_685226_1_1" class="clickable_hover" width="68"&gt;1&amp;nbsp;&amp;ndash;&amp;nbsp;2.43&lt;/td&gt;&lt;td id="cell_id_1_685226_1_2" class="clickable_hover" width="68"&gt;X&amp;nbsp;&amp;ndash;&amp;nbsp;3.57&lt;/td&gt;&lt;td id="cell_id_1_685226_1_3" class="clickable_hover" width="68"&gt;2&amp;nbsp;&amp;ndash;&amp;nbsp;3.20&lt;/td&gt;&lt;td width="40"&gt;&amp;nbsp;&lt;/td&gt;&lt;td id="cell_id_1_685226_2_4" class="clickable_hover" width="115"&gt;Over&amp;nbsp;2.5&amp;nbsp;&amp;ndash;&amp;nbsp;1.83&lt;/td&gt;&lt;td id="cell_id_1_685226_2_5" class="clickable_hover" width="115"&gt;Under&amp;nbsp;2.5&amp;nbsp;&amp;ndash;&amp;nbsp;2.17&lt;/td&gt;&lt;/tr&gt;&lt;/table&gt;&lt;/td&gt;&lt;/tr&gt;&lt;tr align="center"&gt;&lt;td style="padding: 0px 0px 0px 0px;" title="11:00"&gt;&lt;b&gt;FT&lt;/b&gt;&lt;/td&gt;&lt;td align="right"&gt;&lt;b&gt;Yokohama F. Marinos&lt;/b&gt;&lt;/td&gt;&lt;td class="score_neutral"&gt;&lt;a href="javascript:info(685227, '0%3A0', '17419,18913,19037,19588,19601');" onClick="this.blur();"&gt;1:1&lt;/a&gt;&lt;/td&gt;&lt;td align="left"&gt;&lt;b&gt;Kawasaki Frontale&lt;/b&gt;&lt;/td&gt;&lt;td style="padding: 0px 0px 0px 0px;" title="Mark the match here and confirm at the bottom of the page to blind it out"&gt;&lt;input type="checkbox" class="checkbox" name="match685227" value="685227"&gt;&lt;/td&gt;&lt;/tr&gt;&lt;tr class="even" align="center"&gt;&lt;td style="padding: 0px 0px 0px 0px;"&gt;&amp;nbsp;&lt;/td&gt;&lt;td colspan="4" style="padding: 0px 0px 0px 0px;"&gt;&lt;div id="game_685227" style="display: inline;"&gt;&lt;/div&gt;&lt;table class="clickable" border="0" cellspacing="0" cellpadding="0" width="100%" title="Odds for this match"&gt;&lt;tr align="center"&gt;&lt;td id="cell_id_1_685227_1_1" class="clickable_hover" width="68"&gt;1&amp;nbsp;&amp;ndash;&amp;nbsp;2.70&lt;/td&gt;&lt;td id="cell_id_1_685227_1_2" class="clickable_hover" width="68"&gt;X&amp;nbsp;&amp;ndash;&amp;nbsp;3.38&lt;/td&gt;&lt;td id="cell_id_1_685227_1_3" class="clickable_hover" width="68"&gt;2&amp;nbsp;&amp;ndash;&amp;nbsp;3.20&lt;/td&gt;&lt;td width="40"&gt;&amp;nbsp;&lt;/td&gt;&lt;td <text:soft-page-break/>id="cell_id_1_685227_2_4" class="clickable_hover"</text:p>
      <text:p text:style-name="Standard"><text:s/>width="115"&gt;Over&amp;nbsp;2.5&amp;nbsp;&amp;ndash;&amp;nbsp;1.88&lt;/td&gt;&lt;td id="cell_id_1_685227_2_5" class="clickable_hover" width="115"&gt;Under&amp;nbsp;2.5&amp;nbsp;&amp;ndash;&amp;nbsp;2.06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1401&amp;PHPSESSID=39f6dfb82262e83b527d4365b2866eac"&gt;&lt;img src="styles/def/pix/icon_check.gif" align="top" alt="" width="15" height="14" border="0"&gt;&lt;/a&gt;&amp;nbsp;&amp;nbsp;Korea (South) � K League&lt;/th&gt;&lt;/tr&gt;&lt;tr align="center"&gt;&lt;td style="padding: 0px 0px 0px 0px;" title="12:30"&gt;&lt;b&gt;FT&lt;/b&gt;&lt;/td&gt;&lt;td align="right"&gt;&lt;b&gt;Suwon&lt;/b&gt;&lt;/td&gt;&lt;td class="score_neutral"&gt;&lt;a href="javascript:info(684670, '2%3A1', '17481,19055,19595,19608');" onClick="this.blur();"&gt;3:3&lt;/a&gt;&lt;/td&gt;&lt;td align="left"&gt;&lt;b&gt;GangWon FC&lt;/b&gt;&lt;/td&gt;&lt;td style="padding: 0px 0px 0px 0px;" title="Mark the match here and confirm at the bottom of the page to blind it out"&gt;&lt;input type="checkbox" class="checkbox" name="match684670" value="684670"&gt;&lt;/td&gt;&lt;/tr&gt;&lt;tr class="even" align="center"&gt;&lt;td style="padding: 0px 0px 0px 0px;"&gt;&amp;nbsp;&lt;/td&gt;&lt;td colspan="4" style="padding: 0px 0px 0px 0px;"&gt;&lt;div id="game_684670" style="display: inline;"&gt;&lt;/div&gt;&lt;table class="clickable" border="0" cellspacing="0" cellpadding="0" width="100%" title="Odds for this match"&gt;&lt;tr align="center"&gt;&lt;td id="cell_id_1_684670_1_1" class="clickable_hover" width="68"&gt;1&amp;nbsp;&amp;ndash;&amp;nbsp;1.85&lt;/td&gt;&lt;td id="cell_id_1_684670_1_2" class="clickable_hover" width="68"&gt;X&amp;nbsp;&amp;ndash;&amp;nbsp;3.50&lt;/td&gt;&lt;td id="cell_id_1_684670_1_3" class="clickable_hover" width="68"&gt;2&amp;nbsp;&amp;ndash;&amp;nbsp;4.75&lt;/td&gt;&lt;td width="40"&gt;&amp;nbsp;&lt;/td&gt;&lt;td id="cell_id_1_684670_2_4" class="clickable_hover" width="115"&gt;Over&amp;nbsp;2.5&amp;nbsp;&amp;ndash;&amp;nbsp;1.91&lt;/td&gt;&lt;td id="cell_id_1_684670_2_5" class="clickable_hover" width="115"&gt;Under&amp;nbsp;2.5&amp;nbsp;&amp;ndash;&amp;nbsp;2.25&lt;/td&gt;&lt;/tr&gt;&lt;/table&gt;&lt;/td&gt;&lt;/tr&gt;&lt;tr align="center"&gt;&lt;td style="padding: 0px 0px 0px 0px;" title="12:00"&gt;&lt;b&gt;FT&lt;/b&gt;&lt;/td&gt;&lt;td align="right"&gt;&lt;b&gt;Gyeongnam&lt;/b&gt;&lt;/td&gt;&lt;td class="score_left"&gt;&lt;a href="javascript:info(684666, '1%3A0', '17477,19046,19591,19604');" onClick="this.blur();"&gt;4:1&lt;/a&gt;&lt;/td&gt;&lt;td align="left"&gt;&lt;b&gt;Chunnam&lt;/b&gt;&lt;/td&gt;&lt;td style="padding: 0px 0px 0px 0px;" title="Mark the match here and confirm at the bottom of the page to blind it out"&gt;&lt;input type="checkbox" class="checkbox" name="match684666" value="684666"&gt;&lt;/td&gt;&lt;/tr&gt;&lt;tr class="even" align="center"&gt;&lt;td style="padding: 0px 0px 0px 0px;"&gt;&amp;nbsp;&lt;/td&gt;&lt;td colspan="4" style="padding: 0px 0px 0px 0px;"&gt;&lt;div id="game_684666" style="display: inline;"&gt;&lt;/div&gt;&lt;table class="clickable" border="0" cellspacing="0" cellpadding="0" width="100%" title="Odds for this match"&gt;&lt;tr align="center"&gt;&lt;td id="cell_id_1_684666_1_1" class="clickable_hover" width="68"&gt;1&amp;nbsp;&amp;ndash;&amp;nbsp;2.85&lt;/td&gt;&lt;td id="cell_id_1_684666_1_2" class="clickable_hover" width="68"&gt;X&amp;nbsp;&amp;ndash;&amp;nbsp;3.30&lt;/td&gt;&lt;td id="cell_id_1_684666_1_3" class="clickable_hover" width="68"&gt;2&amp;nbsp;&amp;ndash;&amp;nbsp;3.10&lt;/td&gt;&lt;td width="40"&gt;&amp;nbsp;&lt;/td&gt;&lt;td id="cell_id_1_684666_2_4" class="clickable_hover" width="115"&gt;Over&amp;nbsp;2.5&amp;nbsp;&amp;ndash;&amp;nbsp;2.20&lt;/td&gt;&lt;td id="cell_id_1_684666_2_5" class="clickable_hover" width="115"&gt;Under&amp;nbsp;2.5&amp;nbsp;&amp;ndash;&amp;nbsp;1.82&lt;/td&gt;&lt;/tr&gt;&lt;/table&gt;&lt;/td&gt;&lt;/tr&gt;&lt;tr align="center"&gt;&lt;td style="padding: 0px 0px 0px 0px;" title="12:00"&gt;&lt;b&gt;FT&lt;/b&gt;&lt;/td&gt;&lt;td align="right"&gt;&lt;b&gt;Pohang&lt;/b&gt;&lt;/td&gt;&lt;td class="score_neutral"&gt;&lt;a href="javascript:info(685297, '1%3A1', '17478,19047,19592,19605');" onClick="this.blur();"&gt;2:2&lt;/a&gt;&lt;/td&gt;&lt;td align="left"&gt;&lt;b&gt;Daejeon Citizen&lt;/b&gt;&lt;/td&gt;&lt;td style="padding: 0px 0px 0px 0px;" title="Mark the match here and confirm at the bottom of the page to blind it out"&gt;&lt;input type="checkbox" class="checkbox" name="match685297" value="685297"&gt;&lt;/td&gt;&lt;/tr&gt;&lt;tr class="even" <text:soft-page-break/>align="center"&gt;&lt;td style="padding: 0px 0px 0px 0px;"&gt;&amp;nbsp;&lt;/td&gt;&lt;td colspan="4" style="padding: 0px 0px 0px 0px;"&gt;&lt;div id="game_685297" style="display: inline;"&gt;&lt;/div&gt;&lt;table class="clickable" border="0" cellspacing="0" cellpadding="0" width="100%" title="Odds for this match"&gt;&lt;tr align="center"&gt;&lt;td id="cell_id_1_685297_1_1" class="clickable_hover" width="68"&gt;1&amp;nbsp;&amp;ndash;&amp;nbsp;1.55&lt;/td&gt;&lt;td id="cell_id_1_685297_1_2" class="clickable_hover" width="68"&gt;X&amp;nbsp;&amp;ndash;&amp;nbsp;4.00&lt;/td&gt;&lt;td id="cell_id_1_685297_1_3" class="clickable_hover" width="68"&gt;2&amp;nbsp;&amp;ndash;&amp;nbsp;7.50&lt;/td&gt;&lt;td width="40"&gt;&amp;nbsp;&lt;/td&gt;&lt;td id="cell_id_1_685297_2_4" class="clickable_hover" width="115"&gt;Over&amp;nbsp;2.5&amp;nbsp;&amp;ndash;&amp;nbsp;1.85&lt;/td&gt;&lt;td id="cell_id_1_685297_2_5" class="clickable_hover" width="115"&gt;Under&amp;nbsp;2.5&amp;nbsp;&amp;ndash;&amp;nbsp;2.09&lt;/td&gt;&lt;/tr&gt;&lt;/table&gt;&lt;/td&gt;&lt;/tr&gt;&lt;tr align="center"&gt;&lt;td style="padding: 0px 0px 0px 0px;" title="12:00"&gt;&lt;b&gt;FT&lt;/b&gt;&lt;/td&gt;&lt;td align="right"&gt;&lt;b&gt;Seongnam&lt;/b&gt;&lt;/td&gt;&lt;td class="score_left"&gt;&lt;a href="javascript:info(684668, '1%3A0', '17479,19048,19593,19606');" onClick="this.blur();"&gt;1:0&lt;/a&gt;&lt;/td&gt;&lt;td align="left"&gt;&lt;b&gt;Seoul&lt;/b&gt;&lt;/td&gt;&lt;td style="padding: 0px 0px 0px 0px;" title="Mark the match here and confirm at the bottom of the page to blind it out"&gt;&lt;input type="checkbox" class="checkbox" name="match684668" value="684668"&gt;&lt;/td&gt;&lt;/tr&gt;&lt;tr class="even" align="center"&gt;&lt;td style="padding: 0px 0px 0px 0px;"&gt;&amp;nbsp;&lt;/td&gt;&lt;td colspan="4" style="padding: 0px 0px 0px 0px;"&gt;&lt;div id="game_684668" style="display: inline;"&gt;&lt;/div&gt;&lt;table class="clickable" border="0" cellspacing="0" cellpadding="0" width="100%" title="Odds for this match"&gt;&lt;tr align="center"&gt;&lt;td id="cell_id_1_684668_1_1" class="clickable_hover" width="68"&gt;1&amp;nbsp;&amp;ndash;&amp;nbsp;2.50&lt;/td&gt;&lt;td id="cell_id_1_684668_1_2" class="clickable_hover" width="68"&gt;X&amp;nbsp;&amp;ndash;&amp;nbsp;3.30&lt;/td&gt;&lt;td id="cell_id_1_684668_1_3" class="clickable_hover" width="68"&gt;2&amp;nbsp;&amp;ndash;&amp;nbsp;3.10&lt;/td&gt;&lt;td width="40"&gt;&amp;nbsp;&lt;/td&gt;&lt;td id="cell_id_1_684668_2_4" class="clickable_hover" width="115"&gt;Over&amp;nbsp;2.5&amp;nbsp;&amp;ndash;&amp;nbsp;2.29&lt;/td&gt;&lt;td id="cell_id_1_684668_2_5" class="clickable_hover" width="115"&gt;Under&amp;nbsp;2.5&amp;nbsp;&amp;ndash;&amp;nbsp;1.75&lt;/td&gt;&lt;/tr&gt;&lt;/table&gt;&lt;/td&gt;&lt;/tr&gt;&lt;tr align="center"&gt;&lt;td style="padding: 0px 0px 0px 0px;" title="12:00"&gt;&lt;b&gt;FT&lt;/b&gt;&lt;/td&gt;&lt;td align="right"&gt;&lt;b&gt;Ulsan&lt;/b&gt;&lt;/td&gt;&lt;td class="score_left"&gt;&lt;a href="javascript:info(684669, '2%3A0', '17480,19049,19594,19607');" onClick="this.blur();"&gt;3:1&lt;/a&gt;&lt;/td&gt;&lt;td align="left"&gt;&lt;b&gt;Busan&lt;/b&gt;&lt;/td&gt;&lt;td style="padding: 0px 0px 0px 0px;" title="Mark the match here and confirm at the bottom of the page to blind it out"&gt;&lt;input type="checkbox" class="checkbox" name="match684669" value="684669"&gt;&lt;/td&gt;&lt;/tr&gt;&lt;tr class="even" align="center"&gt;&lt;td style="padding: 0px 0px 0px 0px;"&gt;&amp;nbsp;&lt;/td&gt;&lt;td colspan="4" style="padding: 0px 0px 0px 0px;"&gt;&lt;div id="game_684669" style="display: inline;"&gt;&lt;/div&gt;&lt;table class="clickable" border="0" cellspacing="0" cellpadding="0" width="100%" title="Odds for this match"&gt;&lt;tr align="center"&gt;&lt;td id="cell_id_1_684669_1_1" class="clickable_hover" width="68"&gt;1&amp;nbsp;&amp;ndash;&amp;nbsp;2.25&lt;/td&gt;&lt;td id="cell_id_1_684669_1_2" class="clickable_hover" width="68"&gt;X&amp;nbsp;&amp;ndash;&amp;nbsp;3.40&lt;/td&gt;&lt;td id="cell_id_1_684669_1_3" class="clickable_hover" width="68"&gt;2&amp;nbsp;&amp;ndash;&amp;nbsp;3.80&lt;/td&gt;&lt;td width="40"&gt;&amp;nbsp;&lt;/td&gt;&lt;td id="cell_id_1_684669_2_4" class="clickable_hover" width="115"&gt;Over&amp;nbsp;2.5&amp;nbsp;&amp;ndash;&amp;nbsp;2.20&lt;/td&gt;&lt;td id="cell_id_1_684669_2_5" class="clickable_hover" width="115"&gt;Under&amp;nbsp;2.5&amp;nbsp;&amp;ndash;&amp;nbsp;1.82&lt;/td&gt;&lt;/tr&gt;&lt;/table&gt;&lt;/td&gt;&lt;/tr&gt;&lt;tr align="center"&gt;&lt;td style="padding: 0px 0px 0px 0px;" title="11:00"&gt;&lt;b&gt;FT&lt;/b&gt;&lt;/td&gt;&lt;td align="right"&gt;&lt;b&gt;Jeonbuk Motors&lt;/b&gt;&lt;/td&gt;&lt;td class="score_left"&gt;&lt;a href="javascript:info(684665, '2%3A1', '17476,19038,19590,19603');" onClick="this.blur();"&gt;4:2&lt;/a&gt;&lt;/td&gt;&lt;td align="left"&gt;&lt;b&gt;Jeju&lt;/b&gt;&lt;/td&gt;&lt;td style="padding: 0px 0px 0px 0px;" title="Mark the <text:soft-page-break/>match here and confirm at the bottom of the page to blind it out"&gt;&lt;input type="checkbox" class="checkbox" name="match684665" value="684665"&gt;&lt;/td&gt;&lt;/tr&gt;&lt;tr class="even" align="center"&gt;&lt;td style="padding: 0px 0px 0px 0px;"&gt;&amp;nbsp;&lt;/td&gt;&lt;td colspan="4" style="padding: 0px 0px 0px 0px;"&gt;&lt;div id="game_684665" style="display: inline;"&gt;&lt;/div&gt;&lt;table class="clickable" border="0" cellspacing="0" cellpadding="0" width="100%" title="Odds for this match"&gt;&lt;tr align="center"&gt;&lt;td id="cell_id_1_684665_1_1" class="clickable_hover" width="68"&gt;1&amp;nbsp;&amp;ndash;&amp;nbsp;1.73&lt;/td&gt;&lt;td id="cell_id_1_684665_1_2" class="clickable_hover" width="68"&gt;X&amp;nbsp;&amp;ndash;&amp;nbsp;3.60&lt;/td&gt;&lt;td id="cell_id_1_684665_1_3" class="clickable_hover" width="68"&gt;2&amp;nbsp;&amp;ndash;&amp;nbsp;5.50&lt;/td&gt;&lt;td width="40"&gt;&amp;nbsp;&lt;/td&gt;&lt;td id="cell_id_1_684665_2_4" class="clickable_hover" width="115"&gt;Over&amp;nbsp;2.5&amp;nbsp;&amp;ndash;&amp;nbsp;1.96&lt;/td&gt;&lt;td id="cell_id_1_684665_2_5" class="clickable_hover" width="115"&gt;Under&amp;nbsp;2.5&amp;nbsp;&amp;ndash;&amp;nbsp;1.95&lt;/td&gt;&lt;/tr&gt;&lt;/table&gt;&lt;/td&gt;&lt;/tr&gt;&lt;tr align="center"&gt;&lt;td style="padding: 0px 0px 0px 0px;" title="08:00"&gt;&lt;b&gt;FT&lt;/b&gt;&lt;/td&gt;&lt;td align="right"&gt;&lt;b&gt;Daegu&lt;/b&gt;&lt;/td&gt;&lt;td class="score_neutral"&gt;&lt;a href="javascript:info(684664, '0%3A0', '17475,19012,19589,19602');" onClick="this.blur();"&gt;0:0&lt;/a&gt;&lt;/td&gt;&lt;td align="left"&gt;&lt;b&gt;Incheon&lt;/b&gt;&lt;/td&gt;&lt;td style="padding: 0px 0px 0px 0px;" title="Mark the match here and confirm at the bottom of the page to blind it out"&gt;&lt;input type="checkbox" class="checkbox" name="match684664" value="684664"&gt;&lt;/td&gt;&lt;/tr&gt;&lt;tr class="even" align="center"&gt;&lt;td style="padding: 0px 0px 0px 0px;"&gt;&amp;nbsp;&lt;/td&gt;&lt;td colspan="4" style="padding: 0px 0px 0px 0px;"&gt;&lt;div id="game_684664" style="display: inline;"&gt;&lt;/div&gt;&lt;table class="clickable" border="0" cellspacing="0" cellpadding="0" width="100%" title="Odds for this match"&gt;&lt;tr align="center"&gt;&lt;td id="cell_id_1_684664_1_1" class="clickable_hover" width="68"&gt;1&amp;nbsp;&amp;ndash;&amp;nbsp;3.80&lt;/td&gt;&lt;td id="cell_id_1_684664_1_2" class="clickable_hover" width="68"&gt;X&amp;nbsp;&amp;ndash;&amp;nbsp;3.42&lt;/td&gt;&lt;td id="cell_id_1_684664_1_3" class="clickable_hover" width="68"&gt;2&amp;nbsp;&amp;ndash;&amp;nbsp;2.15&lt;/td&gt;&lt;td width="40"&gt;&amp;nbsp;&lt;/td&gt;&lt;td id="cell_id_1_684664_2_4" class="clickable_hover"</text:p>
      <text:p text:style-name="Standard"><text:s/>width="115"&gt;Over&amp;nbsp;2.5&amp;nbsp;&amp;ndash;&amp;nbsp;1.91&lt;/td&gt;&lt;td id="cell_id_1_684664_2_5" class="clickable_hover" width="115"&gt;Under&amp;nbsp;2.5&amp;nbsp;&amp;ndash;&amp;nbsp;2.0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6 matches"&gt;&amp;nbsp;&lt;a href="livescore.php?leagues=179&amp;PHPSESSID=39f6dfb82262e83b527d4365b2866eac"&gt;&lt;img src="styles/def/pix/icon_check.gif" align="top" alt="" width="15" height="14" border="0"&gt;&lt;/a&gt;&amp;nbsp;&amp;nbsp;Mexico � Apertura&lt;/th&gt;&lt;/tr&gt;&lt;tr align="center"&gt;&lt;td style="padding: 0px 0px 0px 0px;"&gt;23:00&lt;/td&gt;&lt;td align="right"&gt;&lt;b&gt;Puebla&lt;/b&gt;&lt;/td&gt;&lt;td&gt;&amp;nbsp;&lt;/td&gt;&lt;td align="left"&gt;&lt;b&gt;Guadalajara Chivas&lt;/b&gt;&lt;/td&gt;&lt;td style="padding: 0px 0px 0px 0px;" title="Mark the match here and confirm at the bottom of the page to blind it out"&gt;&lt;input type="checkbox" class="checkbox" name="match682437" value="682437"&gt;&lt;/td&gt;&lt;/tr&gt;&lt;tr class="even" align="center"&gt;&lt;td style="padding: 0px 0px 0px 0px;"&gt;&amp;nbsp;&lt;/td&gt;&lt;td colspan="4" style="padding: 0px 0px 0px 0px;"&gt;&lt;div id="game_682437" style="display: inline;"&gt;&lt;/div&gt;&lt;table class="clickable" border="0" cellspacing="0" cellpadding="0" width="100%" title="Odds for this match"&gt;&lt;tr align="center"&gt;&lt;td id="cell_id_0_682437_1_1" class="clickable_hover" width="68"&gt;1&amp;nbsp;&amp;ndash;&amp;nbsp;2.45&lt;/td&gt;&lt;td id="cell_id_0_682437_1_2" class="clickable_hover" width="68"&gt;X&amp;nbsp;&amp;ndash;&amp;nbsp;3.46&lt;/td&gt;&lt;td id="cell_id_0_682437_1_3" class="clickable_hover" width="68"&gt;2&amp;nbsp;&amp;ndash;&amp;nbsp;3.21&lt;/td&gt;&lt;td width="40"&gt;&amp;nbsp;&lt;/td&gt;&lt;td id="cell_id_0_682437_2_4" class="clickable_hover" <text:soft-page-break/>width="115"&gt;Over&amp;nbsp;2.5&amp;nbsp;&amp;ndash;&amp;nbsp;1.94&lt;/td&gt;&lt;td id="cell_id_0_682437_2_5" class="clickable_hover" width="115"&gt;Under&amp;nbsp;2.5&amp;nbsp;&amp;ndash;&amp;nbsp;1.99&lt;/td&gt;&lt;/tr&gt;&lt;/table&gt;&lt;/td&gt;&lt;/tr&gt;&lt;tr align="center"&gt;&lt;td style="padding: 0px 0px 0px 0px;"&gt;00:00&lt;/td&gt;&lt;td align="right"&gt;&lt;b&gt;Atlante&lt;/b&gt;&lt;/td&gt;&lt;td&gt;&amp;nbsp;&lt;/td&gt;&lt;td align="left"&gt;&lt;b&gt;Unam Pumas&lt;/b&gt;&lt;/td&gt;&lt;td style="padding: 0px 0px 0px 0px;" title="Mark the match here and confirm at the bottom of the page to blind it out"&gt;&lt;input type="checkbox" class="checkbox" name="match682438" value="682438"&gt;&lt;/td&gt;&lt;/tr&gt;&lt;tr class="even" align="center"&gt;&lt;td style="padding: 0px 0px 0px 0px;"&gt;&amp;nbsp;&lt;/td&gt;&lt;td colspan="4" style="padding: 0px 0px 0px 0px;"&gt;&lt;div id="game_682438" style="display: inline;"&gt;&lt;/div&gt;&lt;table class="clickable" border="0" cellspacing="0" cellpadding="0" width="100%" title="Odds for this match"&gt;&lt;tr align="center"&gt;&lt;td id="cell_id_0_682438_1_1" class="clickable_hover" width="68"&gt;1&amp;nbsp;&amp;ndash;&amp;nbsp;1.93&lt;/td&gt;&lt;td id="cell_id_0_682438_1_2" class="clickable_hover" width="68"&gt;X&amp;nbsp;&amp;ndash;&amp;nbsp;3.61&lt;/td&gt;&lt;td id="cell_id_0_682438_1_3" class="clickable_hover" width="68"&gt;2&amp;nbsp;&amp;ndash;&amp;nbsp;4.50&lt;/td&gt;&lt;td width="40"&gt;&amp;nbsp;&lt;/td&gt;&lt;td id="cell_id_0_682438_2_4" class="clickable_hover" width="115"&gt;Over&amp;nbsp;2.5&amp;nbsp;&amp;ndash;&amp;nbsp;2.15&lt;/td&gt;&lt;td id="cell_id_0_682438_2_5" class="clickable_hover" width="115"&gt;Under&amp;nbsp;2.5&amp;nbsp;&amp;ndash;&amp;nbsp;1.83&lt;/td&gt;&lt;/tr&gt;&lt;/table&gt;&lt;/td&gt;&lt;/tr&gt;&lt;tr align="center"&gt;&lt;td style="padding: 0px 0px 0px 0px;" title="19:00"&gt;&lt;b&gt;FT&lt;/b&gt;&lt;/td&gt;&lt;td align="right"&gt;&lt;b&gt;Toluca&lt;/b&gt;&lt;/td&gt;&lt;td class="score_left"&gt;&lt;a href="javascript:info(682436, '0%3A0', '17423,18705,18888,18952,19258,19576,19609');" onClick="this.blur();"&gt;1:0&lt;/a&gt;&lt;/td&gt;&lt;td align="left"&gt;&lt;b&gt;Monarcas Morelia&lt;/b&gt;&lt;/td&gt;&lt;td style="padding: 0px 0px 0px 0px;" title="Mark the match here and confirm at the bottom of the page to blind it out"&gt;&lt;input type="checkbox" class="checkbox" name="match682436" value="682436"&gt;&lt;/td&gt;&lt;/tr&gt;&lt;tr class="even" align="center"&gt;&lt;td style="padding: 0px 0px 0px 0px;"&gt;&amp;nbsp;&lt;/td&gt;&lt;td colspan="4" style="padding: 0px 0px 0px 0px;"&gt;&lt;div id="game_682436" style="display: inline;"&gt;&lt;/div&gt;&lt;table class="clickable" border="0" cellspacing="0" cellpadding="0" width="100%" title="Odds for this match"&gt;&lt;tr align="center"&gt;&lt;td id="cell_id_1_682436_1_1" class="clickable_hover" width="68"&gt;1&amp;nbsp;&amp;ndash;&amp;nbsp;1.87&lt;/td&gt;&lt;td id="cell_id_1_682436_1_2" class="clickable_hover" width="68"&gt;X&amp;nbsp;&amp;ndash;&amp;nbsp;3.66&lt;/td&gt;&lt;td id="cell_id_1_682436_1_3" class="clickable_hover" width="68"&gt;2&amp;nbsp;&amp;ndash;&amp;nbsp;5.00&lt;/td&gt;&lt;td width="40"&gt;&amp;nbsp;&lt;/td&gt;&lt;td id="cell_id_1_682436_2_4" class="clickable_hover" width="115"&gt;Over&amp;nbsp;2.5&amp;nbsp;&amp;ndash;&amp;nbsp;1.83&lt;/td&gt;&lt;td id="cell_id_1_682436_2_5" class="clickable_hover" width="115"&gt;Under&amp;nbsp;2.5&amp;nbsp;&amp;ndash;&amp;nbsp;2.15&lt;/td&gt;&lt;/tr&gt;&lt;/table&gt;&lt;/td&gt;&lt;/tr&gt;&lt;tr align="center"&gt;&lt;td style="padding: 0px 0px 0px 0px;" title="02:00"&gt;&lt;b&gt;FT&lt;/b&gt;&lt;/td&gt;&lt;td align="right"&gt;&lt;b&gt;Pachuca&lt;/b&gt;&lt;/td&gt;&lt;td class="score_left"&gt;&lt;a href="javascript:info(682434, '2%3A0', '17422,18704,18887,18951');" onClick="this.blur();"&gt;4:0&lt;/a&gt;&lt;/td&gt;&lt;td align="left"&gt;&lt;b&gt;Jaguares Chiapas&lt;/b&gt;&lt;/td&gt;&lt;td style="padding: 0px 0px 0px 0px;" title="Mark the match here and confirm at the bottom of the page to blind it out"&gt;&lt;input type="checkbox" class="checkbox" name="match682434" value="682434"&gt;&lt;/td&gt;&lt;/tr&gt;&lt;tr class="even" align="center"&gt;&lt;td style="padding: 0px 0px 0px 0px;"&gt;&amp;nbsp;&lt;/td&gt;&lt;td colspan="4" style="padding: 0px 0px 0px 0px;"&gt;&lt;div id="game_682434" style="display: inline;"&gt;&lt;/div&gt;&lt;table class="clickable" border="0" cellspacing="0" cellpadding="0" width="100%" title="Odds for this match"&gt;&lt;tr align="center"&gt;&lt;td id="cell_id_1_682434_1_1" class="clickable_hover" width="68"&gt;1&amp;nbsp;&amp;ndash;&amp;nbsp;1.75&lt;/td&gt;&lt;td id="cell_id_1_682434_1_2" class="clickable_hover" width="68"&gt;X&amp;nbsp;&amp;ndash;&amp;nbsp;4.11&lt;/td&gt;&lt;td id="cell_id_1_682434_1_3" class="clickable_hover" width="68"&gt;2&amp;nbsp;&amp;ndash;&amp;nbsp;6.40&lt;/td&gt;&lt;td width="40"&gt;&amp;nbsp;&lt;/td&gt;&lt;td <text:soft-page-break/>id="cell_id_1_682434_2_4" class="clickable_hover" width="115"&gt;Over&amp;nbsp;2.5&amp;nbsp;&amp;ndash;&amp;nbsp;1.81&lt;/td&gt;&lt;td id="cell_id_1_682434_2_5" class="clickable_hover" width="115"&gt;Under&amp;nbsp;2.5&amp;nbsp;&amp;ndash;&amp;nbsp;2.14&lt;/td&gt;&lt;/tr&gt;&lt;/table&gt;&lt;/td&gt;&lt;/tr&gt;&lt;tr align="center"&gt;&lt;td style="padding: 0px 0px 0px 0px;" title="01:30"&gt;&lt;b&gt;FT&lt;/b&gt;&lt;/td&gt;&lt;td align="right"&gt;&lt;b&gt;Cruz Azul&lt;/b&gt;&lt;/td&gt;&lt;td class="score_left"&gt;&lt;a href="javascript:info(682432, '1%3A0', '17420,18702,18949');" onClick="this.blur();"&gt;2:0&lt;/a&gt;&lt;/td&gt;&lt;td align="left"&gt;&lt;b&gt;Indios&lt;/b&gt;&lt;/td&gt;&lt;td style="padding: 0px 0px 0px 0px;" title="Mark the match here and confirm at the bottom of the page to blind it out"&gt;&lt;input type="checkbox" class="checkbox" name="match682432" value="682432"&gt;&lt;/td&gt;&lt;/tr&gt;&lt;tr class="even" align="center"&gt;&lt;td style="padding: 0px 0px 0px 0px;"&gt;&amp;nbsp;&lt;/td&gt;&lt;td colspan="4" style="padding: 0px 0px 0px 0px;"&gt;&lt;div id="game_682432" style="display: inline;"&gt;&lt;/div&gt;&lt;table class="clickable" border="0" cellspacing="0" cellpadding="0" width="100%" title="Odds for this match"&gt;&lt;tr align="center"&gt;&lt;td id="cell_id_1_682432_1_1" class="clickable_hover" width="68"&gt;1&amp;nbsp;&amp;ndash;&amp;nbsp;1.68&lt;/td&gt;&lt;td id="cell_id_1_682432_1_2" class="clickable_hover" width="68"&gt;X&amp;nbsp;&amp;ndash;&amp;nbsp;4.28&lt;/td&gt;&lt;td id="cell_id_1_682432_1_3" class="clickable_hover" width="68"&gt;2&amp;nbsp;&amp;ndash;&amp;nbsp;6.56&lt;/td&gt;&lt;td width="40"&gt;&amp;nbsp;&lt;/td&gt;&lt;td id="cell_id_1_682432_2_4" class="clickable_hover" width="115"&gt;Over&amp;nbsp;2.5&amp;nbsp;&amp;ndash;&amp;nbsp;1.83&lt;/td&gt;&lt;td id="cell_id_1_682432_2_5" class="clickable_hover" width="115"&gt;Under&amp;nbsp;2.5&amp;nbsp;&amp;ndash;&amp;nbsp;2.15&lt;/td&gt;&lt;/tr&gt;&lt;/table&gt;&lt;/td&gt;&lt;/tr&gt;&lt;tr align="center"&gt;&lt;td style="padding: 0px 0px 0px 0px;" title="01:30"&gt;&lt;b&gt;FT&lt;/b&gt;&lt;/td&gt;&lt;td align="right"&gt;&lt;b&gt;Tigres&lt;/b&gt;&lt;/td&gt;&lt;td class="score_neutral"&gt;&lt;a href="javascript:info(682435, '0%3A0', '17421,18703,18950');" onClick="this.blur();"&gt;1:1&lt;/a&gt;&lt;/td&gt;&lt;td align="left"&gt;&lt;b&gt;Club America&lt;/b&gt;&lt;/td&gt;&lt;td style="padding: 0px 0px 0px 0px;" title="Mark the match here and confirm at the bottom of the page to blind it out"&gt;&lt;input type="checkbox" class="checkbox" name="match682435" value="682435"&gt;&lt;/td&gt;&lt;/tr&gt;&lt;tr class="even" align="center"&gt;&lt;td style="padding: 0px 0px 0px 0px;"&gt;&amp;nbsp;&lt;/td&gt;&lt;td colspan="4" style="padding: 0px 0px 0px 0px;"&gt;&lt;div id="game_682435" style="display: inline;"&gt;&lt;/div&gt;&lt;table class="clickable" border="0" cellspacing="0" cellpadding="0" width="100%" title="Odds for this match"&gt;&lt;tr align="center"&gt;&lt;td id="cell_id_1_682435_1_1" class="clickable_hover" width="68"&gt;1&amp;nbsp;&amp;ndash;&amp;nbsp;3.00&lt;/td&gt;&lt;td id="cell_id_1_682435_1_2" class="clickable_hover" width="68"&gt;X&amp;nbsp;&amp;ndash;&amp;nbsp;3.38&lt;/td&gt;&lt;td id="cell_id_1_682435_1_3" class="clickable_hover" width="68"&gt;2&amp;nbsp;&amp;ndash;&amp;nbsp;2.75&lt;/td&gt;&lt;td width="40"&gt;&amp;nbsp;&lt;/td&gt;&lt;td id="cell_id_1_682435_2_4" class="clickable_hover" width="115"&gt;Over&amp;nbsp;2.5&amp;nbsp;&amp;ndash;&amp;nbsp;1.83&lt;/td&gt;&lt;td id="cell_id_1_682435_2_5" class="clickable_hover" width="115"&gt;Under&amp;nbsp;2.5&amp;nbsp;&amp;ndash;&amp;nbsp;2.14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20&amp;PHPSESSID=39f6dfb82262e83b527d4365b2866eac"&gt;&lt;img src="styles/def/pix/icon_check.gif" align="top" alt="" width="15" height="14" border="0"&gt;&lt;/a&gt;&amp;nbsp;&amp;nbsp;Northern Ireland � Premiership&lt;/th&gt;&lt;/tr&gt;&lt;tr align="center"&gt;&lt;td style="padding: 0px 0px 0px 0px;" title="15:00"&gt;&lt;b&gt;FT&lt;/b&gt;&lt;/td&gt;&lt;td align="right"&gt;&lt;b&gt;Newry&lt;/b&gt;&lt;/td&gt;&lt;td class="score_right"&gt;&lt;a href="javascript:info(683706, '1%3A0', '19116,19430,19531');" onClick="this.blur();"&gt;1:2&lt;/a&gt;&lt;/td&gt;&lt;td align="left"&gt;&lt;b&gt;Cliftonville&lt;/b&gt;&lt;/td&gt;&lt;td style="padding: 0px 0px 0px 0px;" title="Mark the match here and confirm at the bottom of the page to blind it out"&gt;&lt;input type="checkbox" class="checkbox" name="match683706" value="683706"&gt;&lt;/td&gt;&lt;/tr&gt;&lt;tr class="even" <text:soft-page-break/>align="center"&gt;&lt;td style="padding: 0px 0px 0px 0px;"&gt;&amp;nbsp;&lt;/td&gt;&lt;td colspan="4" style="padding: 0px 0px 0px 0px;"&gt;&lt;div id="game_683706" style="display: inline;"&gt;&lt;/div&gt;&lt;table class="clickable" border="0" cellspacing="0" cellpadding="0" width="100%" title="Odds for this match"&gt;&lt;tr align="center"&gt;&lt;td id="cell_id_1_683706_1_1" class="clickable_hover" width="68"&gt;1&amp;nbsp;&amp;ndash;&amp;nbsp;2.80&lt;/td&gt;&lt;td id="cell_id_1_683706_1_2" class="clickable_hover"</text:p>
      <text:p text:style-name="Standard"><text:s/>width="68"&gt;X&amp;nbsp;&amp;ndash;&amp;nbsp;3.40&lt;/td&gt;&lt;td id="cell_id_1_683706_1_3" class="clickable_hover" width="68"&gt;2&amp;nbsp;&amp;ndash;&amp;nbsp;2.45&lt;/td&gt;&lt;td width="40"&gt;&amp;nbsp;&lt;/td&gt;&lt;td id="cell_id_1_683706_2_4" class="clickable_hover" width="115"&gt;Over&amp;nbsp;2.5&amp;nbsp;&amp;ndash;&amp;nbsp;1.90&lt;/td&gt;&lt;td id="cell_id_1_683706_2_5" class="clickable_hover" width="115"&gt;Under&amp;nbsp;2.5&amp;nbsp;&amp;ndash;&amp;nbsp;2.0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78&amp;PHPSESSID=39f6dfb82262e83b527d4365b2866eac"&gt;&lt;img src="styles/def/pix/icon_check.gif" align="top" alt="" width="15" height="14" border="0"&gt;&lt;/a&gt;&amp;nbsp;&amp;nbsp;Norway � Adeccoligaen&lt;/th&gt;&lt;/tr&gt;&lt;tr align="center"&gt;&lt;td style="padding: 0px 0px 0px 0px;" title="18:00"&gt;&lt;b&gt;FT&lt;/b&gt;&lt;/td&gt;&lt;td align="right"&gt;&lt;b&gt;Alta&lt;/b&gt;&lt;/td&gt;&lt;td class="score_left"&gt;&lt;a href="javascript:info(683879, '1%3A0', '17431,18986,19245,19436,19537');" onClick="this.blur();"&gt;1:0&lt;/a&gt;&lt;/td&gt;&lt;td align="left"&gt;&lt;b&gt;FK Haugesund&lt;/b&gt;&lt;/td&gt;&lt;td style="padding: 0px 0px 0px 0px;" title="Mark the match here and confirm at the bottom of the page to blind it out"&gt;&lt;input type="checkbox" class="checkbox" name="match683879" value="683879"&gt;&lt;/td&gt;&lt;/tr&gt;&lt;tr class="even" align="center"&gt;&lt;td style="padding: 0px 0px 0px 0px;"&gt;&amp;nbsp;&lt;/td&gt;&lt;td colspan="4" style="padding: 0px 0px 0px 0px;"&gt;&lt;div id="game_683879" style="display: inline;"&gt;&lt;/div&gt;&lt;table class="clickable" border="0" cellspacing="0" cellpadding="0" width="100%" title="Odds for this match"&gt;&lt;tr align="center"&gt;&lt;td id="cell_id_1_683879_1_1" class="clickable_hover" width="68"&gt;1&amp;nbsp;&amp;ndash;&amp;nbsp;3.00&lt;/td&gt;&lt;td id="cell_id_1_683879_1_2" class="clickable_hover" width="68"&gt;X&amp;nbsp;&amp;ndash;&amp;nbsp;3.90&lt;/td&gt;&lt;td id="cell_id_1_683879_1_3" class="clickable_hover" width="68"&gt;2&amp;nbsp;&amp;ndash;&amp;nbsp;2.60&lt;/td&gt;&lt;td width="40"&gt;&amp;nbsp;&lt;/td&gt;&lt;td id="cell_id_1_683879_2_4" class="clickable_hover" width="115"&gt;Over&amp;nbsp;2.5&amp;nbsp;&amp;ndash;&amp;nbsp;1.45&lt;/td&gt;&lt;td id="cell_id_1_683879_2_5" class="clickable_hover" width="115"&gt;Under&amp;nbsp;2.5&amp;nbsp;&amp;ndash;&amp;nbsp;3.20&lt;/td&gt;&lt;/tr&gt;&lt;/table&gt;&lt;/td&gt;&lt;/tr&gt;&lt;tr align="center"&gt;&lt;td style="padding: 0px 0px 0px 0px;" title="18:00"&gt;&lt;b&gt;FT&lt;/b&gt;&lt;/td&gt;&lt;td align="right"&gt;&lt;b&gt;Sogndal IL&lt;/b&gt;&lt;/td&gt;&lt;td class="score_right"&gt;&lt;a href="javascript:info(683880, '0%3A0', '17432,18713,18811,18987,19246,19437,19538');" onClick="this.blur();"&gt;0:1&lt;/a&gt;&lt;/td&gt;&lt;td align="left"&gt;&lt;b&gt;Sarpsborg 08&lt;/b&gt;&lt;/td&gt;&lt;td style="padding: 0px 0px 0px 0px;" title="Mark the match here and confirm at the bottom of the page to blind it out"&gt;&lt;input type="checkbox" class="checkbox" name="match683880" value="683880"&gt;&lt;/td&gt;&lt;/tr&gt;&lt;tr class="even" align="center"&gt;&lt;td style="padding: 0px 0px 0px 0px;"&gt;&amp;nbsp;&lt;/td&gt;&lt;td colspan="4" style="padding: 0px 0px 0px 0px;"&gt;&lt;div id="game_683880" style="display: inline;"&gt;&lt;/div&gt;&lt;table class="clickable" border="0" cellspacing="0" cellpadding="0" width="100%" title="Odds for this match"&gt;&lt;tr align="center"&gt;&lt;td id="cell_id_1_683880_1_1" class="clickable_hover" width="68"&gt;1&amp;nbsp;&amp;ndash;&amp;nbsp;1.62&lt;/td&gt;&lt;td id="cell_id_1_683880_1_2" class="clickable_hover" width="68"&gt;X&amp;nbsp;&amp;ndash;&amp;nbsp;4.52&lt;/td&gt;&lt;td id="cell_id_1_683880_1_3" class="clickable_hover" width="68"&gt;2&amp;nbsp;&amp;ndash;&amp;nbsp;6.00&lt;/td&gt;&lt;td width="40"&gt;&amp;nbsp;&lt;/td&gt;&lt;td id="cell_id_1_683880_2_4" class="clickable_hover" <text:soft-page-break/>width="115"&gt;Over&amp;nbsp;2.5&amp;nbsp;&amp;ndash;&amp;nbsp;1.57&lt;/td&gt;&lt;td id="cell_id_1_683880_2_5" class="clickable_hover" width="115"&gt;Under&amp;nbsp;2.5&amp;nbsp;&amp;ndash;&amp;nbsp;2.55&lt;/td&gt;&lt;/tr&gt;&lt;/table&gt;&lt;/td&gt;&lt;/tr&gt;&lt;tr align="center"&gt;&lt;td style="padding: 0px 0px 0px 0px;" title="16:00"&gt;&lt;b&gt;FT&lt;/b&gt;&lt;/td&gt;&lt;td align="right"&gt;&lt;b&gt;Lov Ham&lt;/b&gt;&lt;/td&gt;&lt;td class="score_left"&gt;&lt;a href="javascript:info(683869, '1%3A0', '17426,18707,18805,18981,19431,19532');" onClick="this.blur();"&gt;2:0&lt;/a&gt;&lt;/td&gt;&lt;td align="left"&gt;&lt;b&gt;Bryne&lt;/b&gt;&lt;/td&gt;&lt;td style="padding: 0px 0px 0px 0px;" title="Mark the match here and confirm at the bottom of the page to blind it out"&gt;&lt;input type="checkbox" class="checkbox" name="match683869" value="683869"&gt;&lt;/td&gt;&lt;/tr&gt;&lt;tr class="even" align="center"&gt;&lt;td style="padding: 0px 0px 0px 0px;"&gt;&amp;nbsp;&lt;/td&gt;&lt;td colspan="4" style="padding: 0px 0px 0px 0px;"&gt;&lt;div id="game_683869" style="display: inline;"&gt;&lt;/div&gt;&lt;table class="clickable" border="0" cellspacing="0" cellpadding="0" width="100%" title="Odds for this match"&gt;&lt;tr align="center"&gt;&lt;td id="cell_id_1_683869_1_1" class="clickable_hover" width="68"&gt;1&amp;nbsp;&amp;ndash;&amp;nbsp;2.50&lt;/td&gt;&lt;td id="cell_id_1_683869_1_2" class="clickable_hover" width="68"&gt;X&amp;nbsp;&amp;ndash;&amp;nbsp;3.60&lt;/td&gt;&lt;td id="cell_id_1_683869_1_3" class="clickable_hover" width="68"&gt;2&amp;nbsp;&amp;ndash;&amp;nbsp;3.10&lt;/td&gt;&lt;td width="40"&gt;&amp;nbsp;&lt;/td&gt;&lt;td id="cell_id_1_683869_2_4" class="clickable_hover" width="115"&gt;Over&amp;nbsp;2.5&amp;nbsp;&amp;ndash;&amp;nbsp;1.64&lt;/td&gt;&lt;td id="cell_id_1_683869_2_5" class="clickable_hover" width="115"&gt;Under&amp;nbsp;2.5&amp;nbsp;&amp;ndash;&amp;nbsp;2.41&lt;/td&gt;&lt;/tr&gt;&lt;/table&gt;&lt;/td&gt;&lt;/tr&gt;&lt;tr align="center"&gt;&lt;td style="padding: 0px 0px 0px 0px;" title="16:00"&gt;&lt;b&gt;FT&lt;/b&gt;&lt;/td&gt;&lt;td align="right"&gt;&lt;b&gt;Mjondalen&lt;/b&gt;&lt;/td&gt;&lt;td class="score_left"&gt;&lt;a href="javascript:info(683870, '1%3A0', '17427,18708,18807,18982,19176,19432,19533');" onClick="this.blur();"&gt;3:0&lt;/a&gt;&lt;/td&gt;&lt;td align="left"&gt;&lt;b&gt;Tromsdalen&lt;/b&gt;&lt;/td&gt;&lt;td style="padding: 0px 0px 0px 0px;" title="Mark the match here and confirm at the bottom of the page to blind it out"&gt;&lt;input type="checkbox" class="checkbox" name="match683870" value="683870"&gt;&lt;/td&gt;&lt;/tr&gt;&lt;tr class="even" align="center"&gt;&lt;td style="padding: 0px 0px 0px 0px;"&gt;&amp;nbsp;&lt;/td&gt;&lt;td colspan="4" style="padding: 0px 0px 0px 0px;"&gt;&lt;div id="game_683870" style="display: inline;"&gt;&lt;/div&gt;&lt;table class="clickable" border="0" cellspacing="0" cellpadding="0" width="100%" title="Odds for this match"&gt;&lt;tr align="center"&gt;&lt;td id="cell_id_1_683870_1_1" class="clickable_hover" width="68"&gt;1&amp;nbsp;&amp;ndash;&amp;nbsp;2.10&lt;/td&gt;&lt;td id="cell_id_1_683870_1_2" class="clickable_hover" width="68"&gt;X&amp;nbsp;&amp;ndash;&amp;nbsp;3.60&lt;/td&gt;&lt;td id="cell_id_1_683870_1_3" class="clickable_hover" width="68"&gt;2&amp;nbsp;&amp;ndash;&amp;nbsp;4.17&lt;/td&gt;&lt;td width="40"&gt;&amp;nbsp;&lt;/td&gt;&lt;td id="cell_id_1_683870_2_4" class="clickable_hover" width="115"&gt;Over&amp;nbsp;2.5&amp;nbsp;&amp;ndash;&amp;nbsp;1.75&lt;/td&gt;&lt;td id="cell_id_1_683870_2_5" class="clickable_hover" width="115"&gt;Under&amp;nbsp;2.5&amp;nbsp;&amp;ndash;&amp;nbsp;2.25&lt;/td&gt;&lt;/tr&gt;&lt;/table&gt;&lt;/td&gt;&lt;/tr&gt;&lt;tr align="center"&gt;&lt;td style="padding: 0px 0px 0px 0px;" title="16:00"&gt;&lt;b&gt;FT&lt;/b&gt;&lt;/td&gt;&lt;td align="right"&gt;&lt;b&gt;Moss FK&lt;/b&gt;&lt;/td&gt;&lt;td class="score_left"&gt;&lt;a href="javascript:info(683871, '1%3A0', '17428,18808,18983,19177,19433,19534');" onClick="this.blur();"&gt;2:0&lt;/a&gt;&lt;/td&gt;&lt;td align="left"&gt;&lt;b&gt;HamKam&amp;nbsp;&amp;nbsp;&lt;img src="styles/red-card.gif" alt=""&gt;&lt;/b&gt;&lt;/td&gt;&lt;td style="padding: 0px 0px 0px 0px;" title="Mark the match here and confirm at the bottom of the page to blind it out"&gt;&lt;input type="checkbox" class="checkbox" name="match683871" value="683871"&gt;&lt;/td&gt;&lt;/tr&gt;&lt;tr class="even" align="center"&gt;&lt;td style="padding: 0px 0px 0px 0px;"&gt;&amp;nbsp;&lt;/td&gt;&lt;td colspan="4" style="padding: 0px 0px 0px 0px;"&gt;&lt;div id="game_683871" style="display: inline;"&gt;&lt;/div&gt;&lt;table class="clickable" border="0" cellspacing="0" cellpadding="0" width="100%" title="Odds for this match"&gt;&lt;tr align="center"&gt;&lt;td id="cell_id_1_683871_1_1" class="clickable_hover" width="68"&gt;1&amp;nbsp;&amp;ndash;&amp;nbsp;2.84&lt;/td&gt;&lt;td id="cell_id_1_683871_1_2" <text:soft-page-break/>class="clickable_hover" width="68"&gt;X&amp;nbsp;&amp;ndash;&amp;nbsp;3.75&lt;/td&gt;&lt;td id="cell_id_1_683871_1_3" class="clickable_hover" width="68"&gt;2&amp;nbsp;&amp;ndash;&amp;nbsp;2.60&lt;/td&gt;&lt;td width="40"&gt;&amp;nbsp;&lt;/td&gt;&lt;td id="cell_id_1_683871_2_4" class="clickable_hover" width="115"&gt;Over&amp;nbsp;2.5&amp;nbsp;&amp;ndash;&amp;nbsp;1.48&lt;/td&gt;&lt;td id="cell_id_1_683871_2_5" class="clickable_hover" width="115"&gt;Under&amp;nbsp;2.5&amp;nbsp;&amp;ndash;&amp;nbsp;2.80&lt;/td&gt;&lt;/tr&gt;&lt;/table&gt;&lt;/td&gt;&lt;/tr&gt;&lt;tr align="center"&gt;&lt;td style="padding: 0px 0px 0px 0px;" title="16:00"&gt;&lt;b&gt;FT&lt;/b&gt;&lt;/td&gt;&lt;td align="right"&gt;&lt;b&gt;Nybergsund IL-Trysil&lt;/b&gt;&lt;/td&gt;&lt;td class="score_left"&gt;&lt;a href="javascript:info(683872, '2%3A1', '17429,18710,18984,19178,19434,19535');" onClick="this.blur();"&gt;4:1&lt;/a&gt;&lt;/td&gt;&lt;td align="left"&gt;&lt;b&gt;Skeid Fotball&lt;/b&gt;&lt;/td&gt;&lt;td style="padding: 0px 0px 0px 0px;" title="Mark the match here and confirm at the bottom of the page to blind it out"&gt;&lt;input type="checkbox" class="checkbox" name="match683872" value="683872"&gt;&lt;/td&gt;&lt;/tr&gt;&lt;tr class="even" align="center"&gt;&lt;td style="padding: 0px 0px 0px 0px;"&gt;&amp;nbsp;&lt;/td&gt;&lt;td colspan="4" style="padding: 0px 0px 0px 0px;"&gt;&lt;div id="game_683872" style="display: inline;"&gt;&lt;/div&gt;&lt;table class="clickable" border="0" cellspacing="0" cellpadding="0" width="100%" title="Odds for this match"&gt;&lt;tr align="center"&gt;&lt;td id="cell_id_1_683872_1_1" class="clickable_hover" width="68"&gt;1&amp;nbsp;&amp;ndash;&amp;nbsp;1.40&lt;/td&gt;&lt;td id="cell_id_1_683872_1_2" class="clickable_hover" width="68"&gt;X&amp;nbsp;&amp;ndash;&amp;nbsp;5.54&lt;/td&gt;&lt;td id="cell_id_1_683872_1_3" class="clickable_hover" width="68"&gt;2&amp;nbsp;&amp;ndash;&amp;nbsp;8.60&lt;/td&gt;&lt;td width="40"&gt;&amp;nbsp;&lt;/td&gt;&lt;td id="cell_id_1_683872_2_4" class="clickable_hover" width="115"&gt;Over&amp;nbsp;2.5&amp;nbsp;&amp;ndash;&amp;nbsp;1.45&lt;/td&gt;&lt;td id="cell_id_1_683872_2_5" class="clickable_hover" width="115"&gt;Under&amp;nbsp;2.5&amp;nbsp;&amp;ndash;&amp;nbsp;2.90&lt;/td&gt;&lt;/tr&gt;&lt;/table&gt;&lt;/td&gt;&lt;/tr&gt;&lt;tr align="center"&gt;&lt;td style="padding: 0px 0px 0px 0px;" title="16:00"&gt;&lt;b&gt;FT&lt;/b&gt;&lt;/td&gt;&lt;td align="right"&gt;&lt;b&gt;Stavanger&lt;/b&gt;&lt;/td&gt;&lt;td class="score_neutral"&gt;&lt;a href="javascript:info(683873, '1%3A0', '17430,18711,18809,18985,19179,19435,19536');" onClick="this.blur();"&gt;1:1&lt;/a&gt;&lt;/td&gt;&lt;td align="left"&gt;&lt;b&gt;Notodden&lt;/b&gt;&lt;/td&gt;&lt;td style="padding: 0px 0px 0px 0px;" title="Mark the match here and confirm at the bottom of the page to blind it out"&gt;&lt;input type="checkbox" class="checkbox" name="match683873" value="683873"&gt;&lt;/td&gt;&lt;/tr&gt;&lt;tr class="even" align="center"&gt;&lt;td style="padding: 0px 0px 0px 0px;"&gt;&amp;nbsp;&lt;/td&gt;&lt;td colspan="4" style="padding: 0px 0px 0px 0px;"&gt;&lt;div id="game_683873" style="display: inline;"&gt;&lt;/div&gt;&lt;table class="clickable" border="0" cellspacing="0" cellpadding="0" width="100%" title="Odds for</text:p>
      <text:p text:style-name="Standard"><text:s/>this match"&gt;&lt;tr align="center"&gt;&lt;td id="cell_id_1_683873_1_1" class="clickable_hover" width="68"&gt;1&amp;nbsp;&amp;ndash;&amp;nbsp;2.80&lt;/td&gt;&lt;td id="cell_id_1_683873_1_2" class="clickable_hover" width="68"&gt;X&amp;nbsp;&amp;ndash;&amp;nbsp;3.80&lt;/td&gt;&lt;td id="cell_id_1_683873_1_3" class="clickable_hover" width="68"&gt;2&amp;nbsp;&amp;ndash;&amp;nbsp;2.70&lt;/td&gt;&lt;td width="40"&gt;&amp;nbsp;&lt;/td&gt;&lt;td id="cell_id_1_683873_2_4" class="clickable_hover" width="115"&gt;Over&amp;nbsp;2.5&amp;nbsp;&amp;ndash;&amp;nbsp;1.62&lt;/td&gt;&lt;td id="cell_id_1_683873_2_5" class="clickable_hover" width="115"&gt;Under&amp;nbsp;2.5&amp;nbsp;&amp;ndash;&amp;nbsp;2.6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3262&amp;PHPSESSID=39f6dfb82262e83b527d4365b2866eac"&gt;&lt;img src="styles/def/pix/icon_check.gif" align="top" alt="" width="15" height="14" border="0"&gt;&lt;/a&gt;&amp;nbsp;&amp;nbsp;Poland � I Liga&lt;/th&gt;&lt;/tr&gt;&lt;tr align="center"&gt;&lt;td style="padding: 0px 0px 0px 0px;" title="18:00"&gt;&lt;b&gt;FT&lt;/b&gt;&lt;/td&gt;&lt;td align="right"&gt;&lt;b&gt;Gornik <text:soft-page-break/>Zabrze&lt;/b&gt;&lt;/td&gt;&lt;td class="score_left"&gt;&lt;a href="javascript:info(684713, '1%3A0', '17447,18715,19247,19439,19540');" onClick="this.blur();"&gt;1:0&lt;/a&gt;&lt;/td&gt;&lt;td align="left"&gt;&lt;b&gt;Sandecja Nowy Sacz&lt;/b&gt;&lt;/td&gt;&lt;td style="padding: 0px 0px 0px 0px;" title="Mark the match here and confirm at the bottom of the page to blind it out"&gt;&lt;input type="checkbox" class="checkbox" name="match684713" value="684713"&gt;&lt;/td&gt;&lt;/tr&gt;&lt;tr class="even" align="center"&gt;&lt;td style="padding: 0px 0px 0px 0px;"&gt;&amp;nbsp;&lt;/td&gt;&lt;td colspan="4" style="padding: 0px 0px 0px 0px;"&gt;&lt;div id="game_684713" style="display: inline;"&gt;&lt;/div&gt;&lt;table class="clickable" border="0" cellspacing="0" cellpadding="0" width="100%" title="Odds for this match"&gt;&lt;tr align="center"&gt;&lt;td id="cell_id_1_684713_1_1" class="clickable_hover" width="68"&gt;1&amp;nbsp;&amp;ndash;&amp;nbsp;1.40&lt;/td&gt;&lt;td id="cell_id_1_684713_1_2" class="clickable_hover" width="68"&gt;X&amp;nbsp;&amp;ndash;&amp;nbsp;4.75&lt;/td&gt;&lt;td id="cell_id_1_684713_1_3" class="clickable_hover" width="68"&gt;2&amp;nbsp;&amp;ndash;&amp;nbsp;10.00&lt;/td&gt;&lt;td width="40"&gt;&amp;nbsp;&lt;/td&gt;&lt;td id="cell_id_1_684713_2_4" class="clickable_hover" width="115"&gt;Over&amp;nbsp;2.5&amp;nbsp;&amp;ndash;&amp;nbsp;2.03&lt;/td&gt;&lt;td id="cell_id_1_684713_2_5" class="clickable_hover" width="115"&gt;Under&amp;nbsp;2.5&amp;nbsp;&amp;ndash;&amp;nbsp;1.87&lt;/td&gt;&lt;/tr&gt;&lt;/table&gt;&lt;/td&gt;&lt;/tr&gt;&lt;tr align="center"&gt;&lt;td style="padding: 0px 0px 0px 0px;" title="18:00"&gt;&lt;b&gt;FT&lt;/b&gt;&lt;/td&gt;&lt;td align="right"&gt;&lt;b&gt;Pogon Szczecin&lt;/b&gt;&lt;/td&gt;&lt;td class="score_left"&gt;&lt;a href="javascript:info(684714, '2%3A0', '17448,18716,19248,19440,19541');" onClick="this.blur();"&gt;2:0&lt;/a&gt;&lt;/td&gt;&lt;td align="left"&gt;&lt;b&gt;Motor Lublin&lt;/b&gt;&lt;/td&gt;&lt;td style="padding: 0px 0px 0px 0px;" title="Mark the match here and confirm at the bottom of the page to blind it out"&gt;&lt;input type="checkbox" class="checkbox" name="match684714" value="684714"&gt;&lt;/td&gt;&lt;/tr&gt;&lt;tr class="even" align="center"&gt;&lt;td style="padding: 0px 0px 0px 0px;"&gt;&amp;nbsp;&lt;/td&gt;&lt;td colspan="4" style="padding: 0px 0px 0px 0px;"&gt;&lt;div id="game_684714" style="display: inline;"&gt;&lt;/div&gt;&lt;table class="clickable" border="0" cellspacing="0" cellpadding="0" width="100%" title="Odds for this match"&gt;&lt;tr align="center"&gt;&lt;td id="cell_id_1_684714_1_1" class="clickable_hover" width="68"&gt;1&amp;nbsp;&amp;ndash;&amp;nbsp;1.50&lt;/td&gt;&lt;td id="cell_id_1_684714_1_2" class="clickable_hover" width="68"&gt;X&amp;nbsp;&amp;ndash;&amp;nbsp;4.20&lt;/td&gt;&lt;td id="cell_id_1_684714_1_3" class="clickable_hover" width="68"&gt;2&amp;nbsp;&amp;ndash;&amp;nbsp;7.50&lt;/td&gt;&lt;td width="40"&gt;&amp;nbsp;&lt;/td&gt;&lt;td id="cell_id_1_684714_2_4" class="clickable_hover" width="115"&gt;Over&amp;nbsp;2.5&amp;nbsp;&amp;ndash;&amp;nbsp;2.12&lt;/td&gt;&lt;td id="cell_id_1_684714_2_5" class="clickable_hover" width="115"&gt;Under&amp;nbsp;2.5&amp;nbsp;&amp;ndash;&amp;nbsp;1.80&lt;/td&gt;&lt;/tr&gt;&lt;/table&gt;&lt;/td&gt;&lt;/tr&gt;&lt;tr align="center"&gt;&lt;td style="padding: 0px 0px 0px 0px;" title="17:00"&gt;&lt;b&gt;FT&lt;/b&gt;&lt;/td&gt;&lt;td align="right"&gt;&lt;b&gt;Gornik Leczna&lt;/b&gt;&lt;/td&gt;&lt;td class="score_left"&gt;&lt;a href="javascript:info(684712, '1%3A0', '17446,18714,19214,19438,19539');" onClick="this.blur();"&gt;1:0&lt;/a&gt;&lt;/td&gt;&lt;td align="left"&gt;&lt;b&gt;Flota Swinoujscie&lt;/b&gt;&lt;/td&gt;&lt;td style="padding: 0px 0px 0px 0px;" title="Mark the match here and confirm at the bottom of the page to blind it out"&gt;&lt;input type="checkbox" class="checkbox" name="match684712" value="684712"&gt;&lt;/td&gt;&lt;/tr&gt;&lt;tr class="even" align="center"&gt;&lt;td style="padding: 0px 0px 0px 0px;"&gt;&amp;nbsp;&lt;/td&gt;&lt;td colspan="4" style="padding: 0px 0px 0px 0px;"&gt;&lt;div id="game_684712" style="display: inline;"&gt;&lt;/div&gt;&lt;table class="clickable" border="0" cellspacing="0" cellpadding="0" width="100%" title="Odds for this match"&gt;&lt;tr align="center"&gt;&lt;td id="cell_id_1_684712_1_1" class="clickable_hover" width="68"&gt;1&amp;nbsp;&amp;ndash;&amp;nbsp;2.40&lt;/td&gt;&lt;td id="cell_id_1_684712_1_2" class="clickable_hover" width="68"&gt;X&amp;nbsp;&amp;ndash;&amp;nbsp;3.30&lt;/td&gt;&lt;td id="cell_id_1_684712_1_3" class="clickable_hover" width="68"&gt;2&amp;nbsp;&amp;ndash;&amp;nbsp;3.30&lt;/td&gt;&lt;td width="40"&gt;&amp;nbsp;&lt;/td&gt;&lt;td id="cell_id_1_684712_2_4" class="clickable_hover" width="115"&gt;Over&amp;nbsp;2.5&amp;nbsp;&amp;ndash;&amp;nbsp;2.25&lt;/td&gt;&lt;td id="cell_id_1_684712_2_5" <text:soft-page-break/>class="clickable_hover" width="115"&gt;Under&amp;nbsp;2.5&amp;nbsp;&amp;ndash;&amp;nbsp;1.6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2631&amp;PHPSESSID=39f6dfb82262e83b527d4365b2866eac"&gt;&lt;img src="styles/def/pix/icon_check.gif" align="top" alt="" width="15" height="14" border="0"&gt;&lt;/a&gt;&amp;nbsp;&amp;nbsp;Portugal � Carlsberg Cup&lt;/th&gt;&lt;/tr&gt;&lt;tr align="center"&gt;&lt;td style="padding: 0px 0px 0px 0px;" title="19:00"&gt;&lt;b&gt;FT&lt;/b&gt;&lt;/td&gt;&lt;td align="right"&gt;&lt;b&gt;Naval&lt;/b&gt;&lt;/td&gt;&lt;td class="score_neutral"&gt;&lt;a href="javascript:info(684089, '0%3A1', '17450,18615,18875,19260,19510,19598');" onClick="this.blur();"&gt;1:1&lt;/a&gt;&lt;/td&gt;&lt;td align="left"&gt;&lt;b&gt;Santa Clara&lt;/b&gt;&lt;/td&gt;&lt;td style="padding: 0px 0px 0px 0px;" title="Mark the match here and confirm at the bottom of the page to blind it out"&gt;&lt;input type="checkbox" class="checkbox" name="match684089" value="684089"&gt;&lt;/td&gt;&lt;/tr&gt;&lt;tr class="even" align="center"&gt;&lt;td style="padding: 0px 0px 0px 0px;"&gt;&amp;nbsp;&lt;/td&gt;&lt;td colspan="4" style="padding: 0px 0px 0px 0px;"&gt;&lt;div id="game_684089" style="display: inline;"&gt;&lt;/div&gt;&lt;table class="clickable" border="0" cellspacing="0" cellpadding="0" width="100%" title="Odds for this match"&gt;&lt;tr align="center"&gt;&lt;td id="cell_id_1_684089_1_1" class="clickable_hover" width="68"&gt;1&amp;nbsp;&amp;ndash;&amp;nbsp;1.89&lt;/td&gt;&lt;td id="cell_id_1_684089_1_2" class="clickable_hover" width="68"&gt;X&amp;nbsp;&amp;ndash;&amp;nbsp;3.60&lt;/td&gt;&lt;td id="cell_id_1_684089_1_3" class="clickable_hover" width="68"&gt;2&amp;nbsp;&amp;ndash;&amp;nbsp;5.21&lt;/td&gt;&lt;td width="40"&gt;&amp;nbsp;&lt;/td&gt;&lt;td id="cell_id_1_684089_2_4" class="clickable_hover" width="115"&gt;Over&amp;nbsp;2.5&amp;nbsp;&amp;ndash;&amp;nbsp;2.30&lt;/td&gt;&lt;td id="cell_id_1_684089_2_5" class="clickable_hover" width="115"&gt;Under&amp;nbsp;2.5&amp;nbsp;&amp;ndash;&amp;nbsp;1.63&lt;/td&gt;&lt;/tr&gt;&lt;/table&gt;&lt;/td&gt;&lt;/tr&gt;&lt;tr align="center"&gt;&lt;td style="padding: 0px 0px 0px 0px;" title="17:00"&gt;&lt;b&gt;FT&lt;/b&gt;&lt;/td&gt;&lt;td align="right"&gt;&lt;b&gt;Mar�timo Funchal&lt;/b&gt;&lt;/td&gt;&lt;td class="score_neutral"&gt;&lt;a href="javascript:info(684088, '0%3A1', '17449,18614,18874,19218,19509,19597');" onClick="this.blur();"&gt;1:1&lt;/a&gt;&lt;/td&gt;&lt;td align="left"&gt;&lt;b&gt;Trofense&lt;/b&gt;&lt;/td&gt;&lt;td style="padding: 0px 0px 0px 0px;" title="Mark the match here and confirm at the bottom of the page to blind it out"&gt;&lt;input type="checkbox" class="checkbox" name="match684088" value="684088"&gt;&lt;/td&gt;&lt;/tr&gt;&lt;tr class="even" align="center"&gt;&lt;td style="padding: 0px 0px 0px 0px;"&gt;&amp;nbsp;&lt;/td&gt;&lt;td colspan="4" style="padding: 0px 0px 0px 0px;"&gt;&lt;div id="game_684088" style="display: inline;"&gt;&lt;/div&gt;&lt;table class="clickable" border="0" cellspacing="0" cellpadding="0" width="100%" title="Odds for this match"&gt;&lt;tr align="center"&gt;&lt;td id="cell_id_1_684088_1_1" class="clickable_hover" width="68"&gt;1&amp;nbsp;&amp;ndash;&amp;nbsp;1.55&lt;/td&gt;&lt;td id="cell_id_1_684088_1_2" class="clickable_hover" width="68"&gt;X&amp;nbsp;&amp;ndash;&amp;nbsp;4.05&lt;/td&gt;&lt;td id="cell_id_1_684088_1_3" class="clickable_hover" width="68"&gt;2&amp;nbsp;&amp;ndash;&amp;nbsp;8.00&lt;/td&gt;&lt;td width="40"&gt;&amp;nbsp;&lt;/td&gt;&lt;td id="cell_id_1_684088_2_4" class="clickable_hover" width="115"&gt;Over&amp;nbsp;2.5&amp;nbsp;&amp;ndash;&amp;nbsp;2.25&lt;/td&gt;&lt;td id="cell_id_1_684088_2_5" class="clickable_hover" width="115"&gt;Under&amp;nbsp;2.5&amp;nbsp;&amp;ndash;&amp;nbsp;1.7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2218&amp;PHPSESSID=39f6dfb82262e83b527d4365b2866eac"&gt;&lt;img src="styles/def/pix/icon_check.gif" align="top" alt="" width="15" height="14" border="0"&gt;&lt;/a&gt;&amp;nbsp;&amp;nbsp;Portugal � Liga Vitalis&lt;/th&gt;&lt;/tr&gt;&lt;tr align="center"&gt;&lt;td style="padding: 0px 0px 0px 0px;" title="17:00"&gt;&lt;b&gt;FT&lt;/b&gt;&lt;/td&gt;&lt;td align="right"&gt;&lt;b&gt;SP <text:soft-page-break/>Covilha&lt;/b&gt;&lt;/td&gt;&lt;td class="score_left"&gt;&lt;a href="javascript:info(684658, '1%3A0', '18717,19382,19511,19636,19649,19666');" onClick="this.blur();"&gt;3:1&lt;/a&gt;&lt;/td&gt;&lt;td align="left"&gt;&lt;b&gt;Estoril Praia&lt;/b&gt;&lt;/td&gt;&lt;td style="padding: 0px 0px 0px 0px;" title="Mark the match here and confirm at the bottom of the page to blind it out"&gt;&lt;input type="checkbox" class="checkbox" name="match684658" value="684658"&gt;&lt;/td&gt;&lt;/tr&gt;&lt;tr class="even" align="center"&gt;&lt;td style="padding: 0px 0px 0px 0px;"&gt;&amp;nbsp;&lt;/td&gt;&lt;td colspan="4" style="padding: 0px 0px 0px 0px;"&gt;&lt;div id="game_684658" style="display: inline;"&gt;&lt;/div&gt;&lt;table class="clickable" border="0" cellspacing="0" cellpadding="0" width="100%" title="Odds for this match"&gt;&lt;tr align="center"&gt;&lt;td id="cell_id_1_684658_1_1" class="clickable_hover" width="68"&gt;1&amp;nbsp;&amp;ndash;&amp;nbsp;2.43&lt;/td&gt;&lt;td id="cell_id_1_684658_1_2" class="clickable_hover" width="68"&gt;X&amp;nbsp;&amp;ndash;&amp;nbsp;3.24&lt;/td&gt;&lt;td id="cell_id_1_684658_1_3" class="clickable_hover" width="68"&gt;2&amp;nbsp;&amp;ndash;&amp;nbsp;3.24&lt;/td&gt;&lt;td</text:p>
      <text:p text:style-name="Standard"><text:s/>width="40"&gt;&amp;nbsp;&lt;/td&gt;&lt;td id="cell_id_1_684658_2_4" class="clickable_hover" width="115"&gt;Over&amp;nbsp;2.5&amp;nbsp;&amp;ndash;&amp;nbsp;2.03&lt;/td&gt;&lt;td id="cell_id_1_684658_2_5" class="clickable_hover" width="115"&gt;Under&amp;nbsp;2.5&amp;nbsp;&amp;ndash;&amp;nbsp;1.8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4 matches"&gt;&amp;nbsp;&lt;a href="livescore.php?leagues=307&amp;PHPSESSID=39f6dfb82262e83b527d4365b2866eac"&gt;&lt;img src="styles/def/pix/icon_check.gif" align="top" alt="" width="15" height="14" border="0"&gt;&lt;/a&gt;&amp;nbsp;&amp;nbsp;Scotland � Challenge Cup&lt;/th&gt;&lt;/tr&gt;&lt;tr align="center"&gt;&lt;td style="padding: 0px 0px 0px 0px;" title="16:00"&gt;&lt;b&gt;FT&lt;/b&gt;&lt;/td&gt;&lt;td align="right"&gt;&lt;b&gt;Annan Athletic&lt;/b&gt;&lt;/td&gt;&lt;td class="score_left"&gt;&lt;a href="javascript:info(682748, '0%3A2', '17454,18616,18870,19185,19505');" onClick="this.blur();"&gt;4:2&lt;/a&gt;&lt;/td&gt;&lt;td align="left"&gt;&lt;b&gt;Elgin City&lt;/b&gt;&lt;/td&gt;&lt;td style="padding: 0px 0px 0px 0px;" title="Mark the match here and confirm at the bottom of the page to blind it out"&gt;&lt;input type="checkbox" class="checkbox" name="match682748" value="682748"&gt;&lt;/td&gt;&lt;/tr&gt;&lt;tr class="even" align="center"&gt;&lt;td style="padding: 0px 0px 0px 0px;"&gt;&amp;nbsp;&lt;/td&gt;&lt;td colspan="4" style="padding: 0px 0px 0px 0px;"&gt;&lt;div id="game_682748" style="display: inline;"&gt;&lt;/div&gt;&lt;table class="clickable" border="0" cellspacing="0" cellpadding="0" width="100%" title="Odds for this match"&gt;&lt;tr align="center"&gt;&lt;td id="cell_id_1_682748_1_1" class="clickable_hover" width="68"&gt;1&amp;nbsp;&amp;ndash;&amp;nbsp;2.00&lt;/td&gt;&lt;td id="cell_id_1_682748_1_2" class="clickable_hover" width="68"&gt;X&amp;nbsp;&amp;ndash;&amp;nbsp;3.85&lt;/td&gt;&lt;td id="cell_id_1_682748_1_3" class="clickable_hover" width="68"&gt;2&amp;nbsp;&amp;ndash;&amp;nbsp;3.87&lt;/td&gt;&lt;td width="40"&gt;&amp;nbsp;&lt;/td&gt;&lt;td id="cell_id_1_682748_2_4" class="clickable_hover" width="115"&gt;Over&amp;nbsp;2.5&amp;nbsp;&amp;ndash;&amp;nbsp;2.05&lt;/td&gt;&lt;td id="cell_id_1_682748_2_5" class="clickable_hover" width="115"&gt;Under&amp;nbsp;2.5&amp;nbsp;&amp;ndash;&amp;nbsp;1.91&lt;/td&gt;&lt;/tr&gt;&lt;/table&gt;&lt;/td&gt;&lt;/tr&gt;&lt;tr align="center"&gt;&lt;td style="padding: 0px 0px 0px 0px;" title="16:00"&gt;&lt;b&gt;AP&lt;/b&gt;&lt;/td&gt;&lt;td align="right"&gt;&lt;b&gt;Partick Thistle&lt;/b&gt;&lt;/td&gt;&lt;td class="score_right"&gt;&lt;a href="javascript:info(682749, '0%3A1', '17455,18617,18871,19186,19506');" onClick="this.blur();"&gt;4:5&lt;/a&gt;&lt;/td&gt;&lt;td align="left"&gt;&lt;b&gt;Inverness Caledonian Thistle&lt;/b&gt;&lt;/td&gt;&lt;td style="padding: 0px 0px 0px 0px;" title="Mark the match here and confirm at the bottom of the page to blind it out"&gt;&lt;input type="checkbox" class="checkbox" name="match682749" value="682749"&gt;&lt;/td&gt;&lt;/tr&gt;&lt;tr class="even" align="center"&gt;&lt;td style="padding: 0px 0px 0px 0px;"&gt;&amp;nbsp;&lt;/td&gt;&lt;td colspan="4" style="padding: 0px 0px 0px 0px;"&gt;&lt;div id="game_682749" style="display: inline;"&gt;&lt;/div&gt;&lt;table class="clickable" border="0" cellspacing="0" cellpadding="0" width="100%" title="Odds for this match"&gt;&lt;tr align="center"&gt;&lt;td id="cell_id_1_682749_1_1" class="clickable_hover" <text:soft-page-break/>width="68"&gt;1&amp;nbsp;&amp;ndash;&amp;nbsp;2.65&lt;/td&gt;&lt;td id="cell_id_1_682749_1_2" class="clickable_hover" width="68"&gt;X&amp;nbsp;&amp;ndash;&amp;nbsp;3.65&lt;/td&gt;&lt;td id="cell_id_1_682749_1_3" class="clickable_hover" width="68"&gt;2&amp;nbsp;&amp;ndash;&amp;nbsp;2.72&lt;/td&gt;&lt;td width="40"&gt;&amp;nbsp;&lt;/td&gt;&lt;td id="cell_id_1_682749_2_4" class="clickable_hover" width="115"&gt;Over&amp;nbsp;2.5&amp;nbsp;&amp;ndash;&amp;nbsp;2.11&lt;/td&gt;&lt;td id="cell_id_1_682749_2_5" class="clickable_hover" width="115"&gt;Under&amp;nbsp;2.5&amp;nbsp;&amp;ndash;&amp;nbsp;1.86&lt;/td&gt;&lt;/tr&gt;&lt;/table&gt;&lt;/td&gt;&lt;/tr&gt;&lt;tr align="center"&gt;&lt;td style="padding: 0px 0px 0px 0px;" title="16:00"&gt;&lt;b&gt;FT&lt;/b&gt;&lt;/td&gt;&lt;td align="right"&gt;&lt;b&gt;Ross County&lt;/b&gt;&lt;/td&gt;&lt;td class="score_left"&gt;&lt;a href="javascript:info(682750, '1%3A0', '17456,18618,18872,19187,19507');" onClick="this.blur();"&gt;2:0&lt;/a&gt;&lt;/td&gt;&lt;td align="left"&gt;&lt;b&gt;Queen Of The South&lt;/b&gt;&lt;/td&gt;&lt;td style="padding: 0px 0px 0px 0px;" title="Mark the match here and confirm at the bottom of the page to blind it out"&gt;&lt;input type="checkbox" class="checkbox" name="match682750" value="682750"&gt;&lt;/td&gt;&lt;/tr&gt;&lt;tr class="even" align="center"&gt;&lt;td style="padding: 0px 0px 0px 0px;"&gt;&amp;nbsp;&lt;/td&gt;&lt;td colspan="4" style="padding: 0px 0px 0px 0px;"&gt;&lt;div id="game_682750" style="display: inline;"&gt;&lt;/div&gt;&lt;table class="clickable" border="0" cellspacing="0" cellpadding="0" width="100%" title="Odds for this match"&gt;&lt;tr align="center"&gt;&lt;td id="cell_id_1_682750_1_1" class="clickable_hover" width="68"&gt;1&amp;nbsp;&amp;ndash;&amp;nbsp;2.40&lt;/td&gt;&lt;td id="cell_id_1_682750_1_2" class="clickable_hover" width="68"&gt;X&amp;nbsp;&amp;ndash;&amp;nbsp;3.61&lt;/td&gt;&lt;td id="cell_id_1_682750_1_3" class="clickable_hover" width="68"&gt;2&amp;nbsp;&amp;ndash;&amp;nbsp;3.15&lt;/td&gt;&lt;td width="40"&gt;&amp;nbsp;&lt;/td&gt;&lt;td id="cell_id_1_682750_2_4" class="clickable_hover" width="115"&gt;Over&amp;nbsp;2.5&amp;nbsp;&amp;ndash;&amp;nbsp;2.08&lt;/td&gt;&lt;td id="cell_id_1_682750_2_5" class="clickable_hover" width="115"&gt;Under&amp;nbsp;2.5&amp;nbsp;&amp;ndash;&amp;nbsp;1.86&lt;/td&gt;&lt;/tr&gt;&lt;/table&gt;&lt;/td&gt;&lt;/tr&gt;&lt;tr align="center"&gt;&lt;td style="padding: 0px 0px 0px 0px;" title="16:00"&gt;&lt;b&gt;FT&lt;/b&gt;&lt;/td&gt;&lt;td align="right"&gt;&lt;b&gt;Stirling Albion&lt;/b&gt;&lt;/td&gt;&lt;td class="score_right"&gt;&lt;a href="javascript:info(682751, '0%3A2', '17457,18619,18873,19188,19508');" onClick="this.blur();"&gt;1:2&lt;/a&gt;&lt;/td&gt;&lt;td align="left"&gt;&lt;b&gt;FC Dundee&lt;/b&gt;&lt;/td&gt;&lt;td style="padding: 0px 0px 0px 0px;" title="Mark the match here and confirm at the bottom of the page to blind it out"&gt;&lt;input type="checkbox" class="checkbox" name="match682751" value="682751"&gt;&lt;/td&gt;&lt;/tr&gt;&lt;tr class="even" align="center"&gt;&lt;td style="padding: 0px 0px 0px 0px;"&gt;&amp;nbsp;&lt;/td&gt;&lt;td colspan="4" style="padding: 0px 0px 0px 0px;"&gt;&lt;div id="game_682751" style="display: inline;"&gt;&lt;/div&gt;&lt;table class="clickable" border="0" cellspacing="0" cellpadding="0" width="100%" title="Odds for this match"&gt;&lt;tr align="center"&gt;&lt;td id="cell_id_1_682751_1_1" class="clickable_hover" width="68"&gt;1&amp;nbsp;&amp;ndash;&amp;nbsp;5.50&lt;/td&gt;&lt;td id="cell_id_1_682751_1_2" class="clickable_hover" width="68"&gt;X&amp;nbsp;&amp;ndash;&amp;nbsp;4.00&lt;/td&gt;&lt;td id="cell_id_1_682751_1_3" class="clickable_hover" width="68"&gt;2&amp;nbsp;&amp;ndash;&amp;nbsp;1.78&lt;/td&gt;&lt;td width="40"&gt;&amp;nbsp;&lt;/td&gt;&lt;td id="cell_id_1_682751_2_4" class="clickable_hover" width="115"&gt;Over&amp;nbsp;2.5&amp;nbsp;&amp;ndash;&amp;nbsp;1.84&lt;/td&gt;&lt;td id="cell_id_1_682751_2_5" class="clickable_hover" width="115"&gt;Under&amp;nbsp;2.5&amp;nbsp;&amp;ndash;&amp;nbsp;2.05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149&amp;PHPSESSID=39f6dfb82262e83b527d4365b2866eac"&gt;&lt;img src="styles/def/pix/icon_check.gif" align="top" alt="" width="15" height="14" border="0"&gt;&lt;/a&gt;&amp;nbsp;&amp;nbsp;Singapore � S-League&lt;/th&gt;&lt;/tr&gt;&lt;tr align="center"&gt;&lt;td style="padding: 0px 0px 0px 0px;" title="13:45"&gt;&lt;b&gt;FT&lt;/b&gt;&lt;/td&gt;&lt;td align="right"&gt;&lt;b&gt;Young <text:soft-page-break/>Lions&lt;/b&gt;&lt;/td&gt;&lt;td class="score_left"&gt;&lt;a href="javascript:info(685272, '1%3A0', '17469,18718,18911,19065,19441,19596');" onClick="this.blur();"&gt;2:0&lt;/a&gt;&lt;/td&gt;&lt;td align="left"&gt;&lt;b&gt;Geylang United&lt;/b&gt;&lt;/td&gt;&lt;td style="padding: 0px 0px 0px 0px;" title="Mark the match here and confirm at the bottom of the page to blind it out"&gt;&lt;input type="checkbox" class="checkbox" name="match685272" value="685272"&gt;&lt;/td&gt;&lt;/tr&gt;&lt;tr class="even" align="center"&gt;&lt;td style="padding: 0px 0px 0px 0px;"&gt;&amp;nbsp;&lt;/td&gt;&lt;td colspan="4" style="padding: 0px 0px 0px 0px;"&gt;&lt;div id="game_685272" style="display: inline;"&gt;&lt;/div&gt;&lt;table class="clickable" border="0" cellspacing="0" cellpadding="0" width="100%" title="Odds for this match"&gt;&lt;tr align="center"&gt;&lt;td id="cell_id_1_685272_1_1" class="clickable_hover" width="68"&gt;1&amp;nbsp;&amp;ndash;&amp;nbsp;5.44&lt;/td&gt;&lt;td id="cell_id_1_685272_1_2" class="clickable_hover" width="68"&gt;X&amp;nbsp;&amp;ndash;&amp;nbsp;4.00&lt;/td&gt;&lt;td id="cell_id_1_685272_1_3" class="clickable_hover" width="68"&gt;2&amp;nbsp;&amp;ndash;&amp;nbsp;1.80&lt;/td&gt;&lt;td width="40"&gt;&amp;nbsp;&lt;/td&gt;&lt;td id="cell_id_1_685272_2_4" class="clickable_hover" width="115"&gt;Over&amp;nbsp;2.5&amp;nbsp;&amp;ndash;&amp;nbsp;1.75&lt;/td&gt;&lt;td id="cell_id_1_685272_2_5" class="clickable_hover" width="115"&gt;Under&amp;nbsp;2.5&amp;nbsp;&amp;ndash;&amp;nbsp;2.2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5 matches"&gt;&amp;nbsp;&lt;a href="livescore.php?leagues=3252&amp;PHPSESSID=39f6dfb82262e83b527d4365b2866eac"&gt;&lt;img src="styles/def/pix/icon_check.gif" align="top" alt="" width="15" height="14" border="0"&gt;&lt;/a&gt;&amp;nbsp;&amp;nbsp;Spain � Liga Adelante&lt;/th&gt;&lt;/tr&gt;&lt;tr align="center"&gt;&lt;td style="padding: 0px 0px 0px 0px;" title="21:00"&gt;&lt;span id="blinker_683045" style="color: #D82800;"&gt;HT&lt;/span&gt;&lt;/td&gt;&lt;td align="right"&gt;&lt;b&gt;Albacete&lt;/b&gt;&lt;/td&gt;&lt;td class="score_neutral"&gt;&lt;a href="javascript:info(683045, '0%3A0', '17474,18639,18868,18921,19292,19345,19496');" onClick="this.blur();"&gt;0:0&lt;/a&gt;&lt;/td&gt;&lt;td align="left"&gt;&lt;b&gt;Real Uni�n&lt;/b&gt;&lt;/td&gt;&lt;td style="padding: 0px 0px 0px 0px;" title="Mark the match here and confirm at the bottom of the page to blind it out"&gt;&lt;input type="checkbox" class="checkbox" name="match683045" value="683045"&gt;&lt;/td&gt;&lt;/tr&gt;&lt;tr class="even" align="center"&gt;&lt;td style="padding: 0px 0px 0px 0px;"&gt;&amp;nbsp;&lt;/td&gt;&lt;td colspan="4" style="padding: 0px 0px 0px 0px;"&gt;&lt;div id="game_683045" style="display: inline;"&gt;&lt;/div&gt;&lt;table class="clickable" border="0" cellspacing="0" cellpadding="0" width="100%" title="Odds for this match"&gt;&lt;tr align="center"&gt;&lt;td id="cell_id_1_683045_1_1" class="clickable_hover" width="68"&gt;1&amp;nbsp;&amp;ndash;&amp;nbsp;2.43&lt;/td&gt;&lt;td id="cell_id_1_683045_1_2" class="clickable_hover" width="68"&gt;X&amp;nbsp;&amp;ndash;&amp;nbsp;3.33&lt;/td&gt;&lt;td id="cell_id_1_683045_1_3" class="clickable_hover" width="68"&gt;2&amp;nbsp;&amp;ndash;&amp;nbsp;3.75&lt;/td&gt;&lt;td width="40"&gt;&amp;nbsp;&lt;/td&gt;&lt;td id="cell_id_1_683045_2_4" class="clickable_hover" width="115"&gt;Over&amp;nbsp;2.5&amp;nbsp;&amp;ndash;&amp;nbsp;2.29&lt;/td&gt;&lt;td id="cell_id_1_683045_2_5" class="clickable_hover" width="115"&gt;Under&amp;nbsp;2.5&amp;nbsp;&amp;ndash;&amp;nbsp;1.70&lt;/td&gt;&lt;/tr&gt;&lt;/table&gt;&lt;/td&gt;&lt;/tr&gt;&lt;tr</text:p>
      <text:p text:style-name="Standard"><text:s/>align="center"&gt;&lt;td style="padding: 0px 0px 0px 0px;" title="19:00"&gt;&lt;b&gt;FT&lt;/b&gt;&lt;/td&gt;&lt;td align="right"&gt;&lt;b&gt;Hercules&lt;/b&gt;&lt;/td&gt;&lt;td class="score_left"&gt;&lt;a href="javascript:info(683042, '1%3A1', '17471,18636,18866,18918,19261,19342,19493');" onClick="this.blur();"&gt;3:2&lt;/a&gt;&lt;/td&gt;&lt;td align="left"&gt;&lt;b&gt;Real Betis&amp;nbsp;&amp;nbsp;&lt;img src="styles/red-card.gif" alt=""&gt;&lt;/b&gt;&lt;/td&gt;&lt;td style="padding: 0px 0px 0px 0px;" title="Mark the match here and confirm at the bottom of the page to blind it out"&gt;&lt;input type="checkbox" class="checkbox" name="match683042" value="683042"&gt;&lt;/td&gt;&lt;/tr&gt;&lt;tr class="even" align="center"&gt;&lt;td style="padding: 0px 0px 0px 0px;"&gt;&amp;nbsp;&lt;/td&gt;&lt;td colspan="4" style="padding: 0px 0px 0px 0px;"&gt;&lt;div id="game_683042" style="display: inline;"&gt;&lt;/div&gt;&lt;table class="clickable" border="0" cellspacing="0" cellpadding="0" width="100%" title="Odds for this <text:soft-page-break/>match"&gt;&lt;tr align="center"&gt;&lt;td id="cell_id_1_683042_1_1" class="clickable_hover" width="68"&gt;1&amp;nbsp;&amp;ndash;&amp;nbsp;2.88&lt;/td&gt;&lt;td id="cell_id_1_683042_1_2" class="clickable_hover" width="68"&gt;X&amp;nbsp;&amp;ndash;&amp;nbsp;3.22&lt;/td&gt;&lt;td id="cell_id_1_683042_1_3" class="clickable_hover" width="68"&gt;2&amp;nbsp;&amp;ndash;&amp;nbsp;3.00&lt;/td&gt;&lt;td width="40"&gt;&amp;nbsp;&lt;/td&gt;&lt;td id="cell_id_1_683042_2_4" class="clickable_hover" width="115"&gt;Over&amp;nbsp;2.5&amp;nbsp;&amp;ndash;&amp;nbsp;2.10&lt;/td&gt;&lt;td id="cell_id_1_683042_2_5" class="clickable_hover" width="115"&gt;Under&amp;nbsp;2.5&amp;nbsp;&amp;ndash;&amp;nbsp;1.82&lt;/td&gt;&lt;/tr&gt;&lt;/table&gt;&lt;/td&gt;&lt;/tr&gt;&lt;tr align="center"&gt;&lt;td style="padding: 0px 0px 0px 0px;" title="19:00"&gt;&lt;b&gt;FT&lt;/b&gt;&lt;/td&gt;&lt;td align="right"&gt;&lt;b&gt;Real Sociedad&lt;/b&gt;&lt;/td&gt;&lt;td class="score_neutral"&gt;&lt;a href="javascript:info(683043, '0%3A0', '17472,18637,18865,18919,19262,19343,19494');" onClick="this.blur();"&gt;0:0&lt;/a&gt;&lt;/td&gt;&lt;td align="left"&gt;&lt;b&gt;Real Murcia&lt;/b&gt;&lt;/td&gt;&lt;td style="padding: 0px 0px 0px 0px;" title="Mark the match here and confirm at the bottom of the page to blind it out"&gt;&lt;input type="checkbox" class="checkbox" name="match683043" value="683043"&gt;&lt;/td&gt;&lt;/tr&gt;&lt;tr class="even" align="center"&gt;&lt;td style="padding: 0px 0px 0px 0px;"&gt;&amp;nbsp;&lt;/td&gt;&lt;td colspan="4" style="padding: 0px 0px 0px 0px;"&gt;&lt;div id="game_683043" style="display: inline;"&gt;&lt;/div&gt;&lt;table class="clickable" border="0" cellspacing="0" cellpadding="0" width="100%" title="Odds for this match"&gt;&lt;tr align="center"&gt;&lt;td id="cell_id_1_683043_1_1" class="clickable_hover" width="68"&gt;1&amp;nbsp;&amp;ndash;&amp;nbsp;2.06&lt;/td&gt;&lt;td id="cell_id_1_683043_1_2" class="clickable_hover" width="68"&gt;X&amp;nbsp;&amp;ndash;&amp;nbsp;3.30&lt;/td&gt;&lt;td id="cell_id_1_683043_1_3" class="clickable_hover" width="68"&gt;2&amp;nbsp;&amp;ndash;&amp;nbsp;4.41&lt;/td&gt;&lt;td width="40"&gt;&amp;nbsp;&lt;/td&gt;&lt;td id="cell_id_1_683043_2_4" class="clickable_hover" width="115"&gt;Over&amp;nbsp;2.5&amp;nbsp;&amp;ndash;&amp;nbsp;2.35&lt;/td&gt;&lt;td id="cell_id_1_683043_2_5" class="clickable_hover" width="115"&gt;Under&amp;nbsp;2.5&amp;nbsp;&amp;ndash;&amp;nbsp;1.75&lt;/td&gt;&lt;/tr&gt;&lt;/table&gt;&lt;/td&gt;&lt;/tr&gt;&lt;tr align="center"&gt;&lt;td style="padding: 0px 0px 0px 0px;" title="19:00"&gt;&lt;b&gt;FT&lt;/b&gt;&lt;/td&gt;&lt;td align="right"&gt;&lt;b&gt;&lt;img src="styles/red-card.gif" alt=""&gt;&amp;nbsp;&amp;nbsp;Salamanca&lt;/b&gt;&lt;/td&gt;&lt;td class="score_neutral"&gt;&lt;a href="javascript:info(683044, '0%3A0', '17473,18638,18867,18920,19263,19344,19495');" onClick="this.blur();"&gt;1:1&lt;/a&gt;&lt;/td&gt;&lt;td align="left"&gt;&lt;b&gt;Celta de Vigo&lt;/b&gt;&lt;/td&gt;&lt;td style="padding: 0px 0px 0px 0px;" title="Mark the match here and confirm at the bottom of the page to blind it out"&gt;&lt;input type="checkbox" class="checkbox" name="match683044" value="683044"&gt;&lt;/td&gt;&lt;/tr&gt;&lt;tr class="even" align="center"&gt;&lt;td style="padding: 0px 0px 0px 0px;"&gt;&amp;nbsp;&lt;/td&gt;&lt;td colspan="4" style="padding: 0px 0px 0px 0px;"&gt;&lt;div id="game_683044" style="display: inline;"&gt;&lt;/div&gt;&lt;table class="clickable" border="0" cellspacing="0" cellpadding="0" width="100%" title="Odds for this match"&gt;&lt;tr align="center"&gt;&lt;td id="cell_id_1_683044_1_1" class="clickable_hover" width="68"&gt;1&amp;nbsp;&amp;ndash;&amp;nbsp;2.40&lt;/td&gt;&lt;td id="cell_id_1_683044_1_2" class="clickable_hover" width="68"&gt;X&amp;nbsp;&amp;ndash;&amp;nbsp;3.31&lt;/td&gt;&lt;td id="cell_id_1_683044_1_3" class="clickable_hover" width="68"&gt;2&amp;nbsp;&amp;ndash;&amp;nbsp;3.50&lt;/td&gt;&lt;td width="40"&gt;&amp;nbsp;&lt;/td&gt;&lt;td id="cell_id_1_683044_2_4" class="clickable_hover" width="115"&gt;Over&amp;nbsp;2.5&amp;nbsp;&amp;ndash;&amp;nbsp;2.22&lt;/td&gt;&lt;td id="cell_id_1_683044_2_5" class="clickable_hover" width="115"&gt;Under&amp;nbsp;2.5&amp;nbsp;&amp;ndash;&amp;nbsp;1.77&lt;/td&gt;&lt;/tr&gt;&lt;/table&gt;&lt;/td&gt;&lt;/tr&gt;&lt;tr align="center"&gt;&lt;td style="padding: 0px 0px 0px 0px;" title="18:00"&gt;&lt;b&gt;FT&lt;/b&gt;&lt;/td&gt;&lt;td align="right"&gt;&lt;b&gt;Numancia&lt;/b&gt;&lt;/td&gt;&lt;td class="score_left"&gt;&lt;a href="javascript:info(683041, '2%3A0', '17470,18635,18864,18917,19250,19341,19492');" onClick="this.blur();"&gt;4:1&lt;/a&gt;&lt;/td&gt;&lt;td align="left"&gt;&lt;b&gt;Elche&lt;/b&gt;&lt;/td&gt;&lt;td style="padding: 0px 0px 0px 0px;" title="Mark the match here and confirm at the bottom of the page to blind it <text:soft-page-break/>out"&gt;&lt;input type="checkbox" class="checkbox" name="match683041" value="683041"&gt;&lt;/td&gt;&lt;/tr&gt;&lt;tr class="even" align="center"&gt;&lt;td style="padding: 0px 0px 0px 0px;"&gt;&amp;nbsp;&lt;/td&gt;&lt;td colspan="4" style="padding: 0px 0px 0px 0px;"&gt;&lt;div id="game_683041" style="display: inline;"&gt;&lt;/div&gt;&lt;table class="clickable" border="0" cellspacing="0" cellpadding="0" width="100%" title="Odds for this match"&gt;&lt;tr align="center"&gt;&lt;td id="cell_id_1_683041_1_1" class="clickable_hover" width="68"&gt;1&amp;nbsp;&amp;ndash;&amp;nbsp;2.21&lt;/td&gt;&lt;td id="cell_id_1_683041_1_2" class="clickable_hover" width="68"&gt;X&amp;nbsp;&amp;ndash;&amp;nbsp;3.30&lt;/td&gt;&lt;td id="cell_id_1_683041_1_3" class="clickable_hover" width="68"&gt;2&amp;nbsp;&amp;ndash;&amp;nbsp;4.60&lt;/td&gt;&lt;td width="40"&gt;&amp;nbsp;&lt;/td&gt;&lt;td id="cell_id_1_683041_2_4" class="clickable_hover" width="115"&gt;Over&amp;nbsp;2.5&amp;nbsp;&amp;ndash;&amp;nbsp;2.22&lt;/td&gt;&lt;td id="cell_id_1_683041_2_5" class="clickable_hover" width="115"&gt;Under&amp;nbsp;2.5&amp;nbsp;&amp;ndash;&amp;nbsp;1.7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5 matches"&gt;&amp;nbsp;&lt;a href="livescore.php?leagues=1339&amp;PHPSESSID=39f6dfb82262e83b527d4365b2866eac"&gt;&lt;img src="styles/def/pix/icon_check.gif" align="top" alt="" width="15" height="14" border="0"&gt;&lt;/a&gt;&amp;nbsp;&amp;nbsp;Sweden � 1st Division Norra&lt;/th&gt;&lt;/tr&gt;&lt;tr align="center"&gt;&lt;td style="padding: 0px 0px 0px 0px;" title="17:00"&gt;&lt;b&gt;FT&lt;/b&gt;&lt;/td&gt;&lt;td align="right"&gt;&lt;b&gt;Syrianska IF Kerburan&lt;/b&gt;&lt;/td&gt;&lt;td class="score_right"&gt;&lt;a href="javascript:info(684468, '1%3A3', '17464,18847,19221');" onClick="this.blur();"&gt;3:4&lt;/a&gt;&lt;/td&gt;&lt;td align="left"&gt;&lt;b&gt;BK Forward&lt;/b&gt;&lt;/td&gt;&lt;td style="padding: 0px 0px 0px 0px;" title="Mark the match here and confirm at the bottom of the page to blind it out"&gt;&lt;input type="checkbox" class="checkbox" name="match684468" value="684468"&gt;&lt;/td&gt;&lt;/tr&gt;&lt;tr class="even" align="center"&gt;&lt;td style="padding: 0px 0px 0px 0px;"&gt;&amp;nbsp;&lt;/td&gt;&lt;td colspan="4" style="padding: 0px 0px 0px 0px;"&gt;&lt;div id="game_684468" style="display: inline;"&gt;&lt;/div&gt;&lt;table class="clickable" border="0" cellspacing="0" cellpadding="0" width="100%" title="Odds for this match"&gt;&lt;tr align="center"&gt;&lt;td id="cell_id_1_684468_1_1" class="clickable_hover" width="68"&gt;1&amp;nbsp;&amp;ndash;&amp;nbsp;1.85&lt;/td&gt;&lt;td id="cell_id_1_684468_1_2" class="clickable_hover" width="68"&gt;X&amp;nbsp;&amp;ndash;&amp;nbsp;3.80&lt;/td&gt;&lt;td id="cell_id_1_684468_1_3" class="clickable_hover" width="68"&gt;2&amp;nbsp;&amp;ndash;&amp;nbsp;4.00&lt;/td&gt;&lt;td width="40"&gt;&amp;nbsp;&lt;/td&gt;&lt;td id="cell_id_1_684468_2_4" class="clickable_hover" width="115"&gt;Over&amp;nbsp;2.5&amp;nbsp;&amp;ndash;&amp;nbsp;1.50&lt;/td&gt;&lt;td id="cell_id_1_684468_2_5" class="clickable_hover" width="115"&gt;Under&amp;nbsp;2.5&amp;nbsp;&amp;ndash;&amp;nbsp;2.60&lt;/td&gt;&lt;/tr&gt;&lt;/table&gt;&lt;/td&gt;&lt;/tr&gt;&lt;tr align="center"&gt;&lt;td style="padding: 0px 0px 0px 0px;" title="16:00"&gt;&lt;b&gt;FT&lt;/b&gt;&lt;/td&gt;&lt;td align="right"&gt;&lt;b&gt;Karlslunds IF&lt;/b&gt;&lt;/td&gt;&lt;td class="score_right"&gt;&lt;a href="javascript:info(684449, '0%3A0', '17462,18846,19189');" onClick="this.blur();"&gt;0:1&lt;/a&gt;&lt;/td&gt;&lt;td align="left"&gt;&lt;b&gt;Gr�ndals IK&lt;/b&gt;&lt;/td&gt;&lt;td style="padding: 0px 0px 0px 0px;" title="Mark the match here and confirm at the bottom of the page to blind it out"&gt;&lt;input type="checkbox" class="checkbox" name="match684449" value="684449"&gt;&lt;/td&gt;&lt;/tr&gt;&lt;tr class="even" align="center"&gt;&lt;td style="padding: 0px 0px 0px 0px;"&gt;&amp;nbsp;&lt;/td&gt;&lt;td colspan="4" style="padding: 0px 0px 0px 0px;"&gt;&lt;div id="game_684449" style="display: inline;"&gt;&lt;/div&gt;&lt;table class="clickable" border="0" cellspacing="0" cellpadding="0" width="100%" title="Odds for this match"&gt;&lt;tr align="center"&gt;&lt;td id="cell_id_1_684449_1_1" class="clickable_hover" width="68"&gt;1&amp;nbsp;&amp;ndash;&amp;nbsp;2.25&lt;/td&gt;&lt;td id="cell_id_1_684449_1_2" class="clickable_hover" width="68"&gt;X&amp;nbsp;&amp;ndash;&amp;nbsp;3.65&lt;/td&gt;&lt;td id="cell_id_1_684449_1_3" class="clickable_hover" <text:soft-page-break/>width="68"&gt;2&amp;nbsp;&amp;ndash;&amp;nbsp;3.40&lt;/td&gt;&lt;td width="40"&gt;&amp;nbsp;&lt;/td&gt;&lt;td id="cell_id_1_684449_2_4" class="clickable_hover" width="115"&gt;Over&amp;nbsp;2.5&amp;nbsp;&amp;ndash;&amp;nbsp;1.73&lt;/td&gt;&lt;td id="cell_id_1_684449_2_5" class="clickable_hover" width="115"&gt;Under&amp;nbsp;2.5&amp;nbsp;&amp;ndash;&amp;nbsp;2.10&lt;/td&gt;&lt;/tr&gt;&lt;/table&gt;&lt;/td&gt;&lt;/tr&gt;&lt;tr align="center"&gt;&lt;td style="padding: 0px 0px 0px 0px;" title="16:00"&gt;&lt;b&gt;FT&lt;/b&gt;&lt;/td&gt;&lt;td align="right"&gt;&lt;b&gt;Ume� FC&lt;/b&gt;&lt;/td&gt;&lt;td class="score_left"&gt;&lt;a href="javascript:info(684450, '0%3A0', '17463,18845,19190');" onClick="this.blur();"&gt;2:1&lt;/a&gt;&lt;/td&gt;&lt;td align="left"&gt;&lt;b&gt;Oestersunds FK&lt;/b&gt;&lt;/td&gt;&lt;td style="padding: 0px 0px 0px 0px;" title="Mark the match here and confirm at the bottom of the page to blind it out"&gt;&lt;input type="checkbox" class="checkbox" name="match684450" value="684450"&gt;&lt;/td&gt;&lt;/tr&gt;&lt;tr class="even" align="center"&gt;&lt;td style="padding: 0px 0px 0px 0px;"&gt;&amp;nbsp;&lt;/td&gt;&lt;td colspan="4" style="padding: 0px 0px 0px 0px;"&gt;&lt;div id="game_684450" style="display: inline;"&gt;&lt;/div&gt;&lt;table class="clickable" border="0" cellspacing="0" cellpadding="0" width="100%" title="Odds for this match"&gt;&lt;tr align="center"&gt;&lt;td id="cell_id_1_684450_1_1" class="clickable_hover" width="68"&gt;1&amp;nbsp;&amp;ndash;&amp;nbsp;1.52&lt;/td&gt;&lt;td id="cell_id_1_684450_1_2" class="clickable_hover" width="68"&gt;X&amp;nbsp;&amp;ndash;&amp;nbsp;4.74&lt;/td&gt;&lt;td id="cell_id_1_684450_1_3" class="clickable_hover" width="68"&gt;2&amp;nbsp;&amp;ndash;&amp;nbsp;7.53&lt;/td&gt;&lt;td width="40"&gt;&amp;nbsp;&lt;/td&gt;&lt;td id="cell_id_1_684450_2_4"</text:p>
      <text:p text:style-name="Standard"><text:s/>class="clickable_hover" width="115"&gt;Over&amp;nbsp;2.5&amp;nbsp;&amp;ndash;&amp;nbsp;1.65&lt;/td&gt;&lt;td id="cell_id_1_684450_2_5" class="clickable_hover" width="115"&gt;Under&amp;nbsp;2.5&amp;nbsp;&amp;ndash;&amp;nbsp;2.30&lt;/td&gt;&lt;/tr&gt;&lt;/table&gt;&lt;/td&gt;&lt;/tr&gt;&lt;tr align="center"&gt;&lt;td style="padding: 0px 0px 0px 0px;" title="15:00"&gt;&lt;b&gt;FT&lt;/b&gt;&lt;/td&gt;&lt;td align="right"&gt;&lt;b&gt;Degerfors&lt;/b&gt;&lt;/td&gt;&lt;td class="score_left"&gt;&lt;a href="javascript:info(684447, '1%3A0', '17460,18843,19119');" onClick="this.blur();"&gt;3:1&lt;/a&gt;&lt;/td&gt;&lt;td align="left"&gt;&lt;b&gt;Skelleftea&lt;/b&gt;&lt;/td&gt;&lt;td style="padding: 0px 0px 0px 0px;" title="Mark the match here and confirm at the bottom of the page to blind it out"&gt;&lt;input type="checkbox" class="checkbox" name="match684447" value="684447"&gt;&lt;/td&gt;&lt;/tr&gt;&lt;tr class="even" align="center"&gt;&lt;td style="padding: 0px 0px 0px 0px;"&gt;&amp;nbsp;&lt;/td&gt;&lt;td colspan="4" style="padding: 0px 0px 0px 0px;"&gt;&lt;div id="game_684447" style="display: inline;"&gt;&lt;/div&gt;&lt;table class="clickable" border="0" cellspacing="0" cellpadding="0" width="100%" title="Odds for this match"&gt;&lt;tr align="center"&gt;&lt;td id="cell_id_1_684447_1_1" class="clickable_hover" width="68"&gt;1&amp;nbsp;&amp;ndash;&amp;nbsp;1.22&lt;/td&gt;&lt;td id="cell_id_1_684447_1_2" class="clickable_hover" width="68"&gt;X&amp;nbsp;&amp;ndash;&amp;nbsp;7.34&lt;/td&gt;&lt;td id="cell_id_1_684447_1_3" class="clickable_hover" width="68"&gt;2&amp;nbsp;&amp;ndash;&amp;nbsp;19.24&lt;/td&gt;&lt;td width="40"&gt;&amp;nbsp;&lt;/td&gt;&lt;td id="cell_id_1_684447_2_4" class="clickable_hover" width="115"&gt;Over&amp;nbsp;2.5&amp;nbsp;&amp;ndash;&amp;nbsp;1.55&lt;/td&gt;&lt;td id="cell_id_1_684447_2_5" class="clickable_hover" width="115"&gt;Under&amp;nbsp;2.5&amp;nbsp;&amp;ndash;&amp;nbsp;2.50&lt;/td&gt;&lt;/tr&gt;&lt;/table&gt;&lt;/td&gt;&lt;/tr&gt;&lt;tr align="center"&gt;&lt;td style="padding: 0px 0px 0px 0px;" title="15:00"&gt;&lt;b&gt;FT&lt;/b&gt;&lt;/td&gt;&lt;td align="right"&gt;&lt;b&gt;Syrianska Botkyrka IF&lt;/b&gt;&lt;/td&gt;&lt;td class="score_neutral"&gt;&lt;a href="javascript:info(684448, '0%3A0', '17461,18844,19120');" onClick="this.blur();"&gt;0:0&lt;/a&gt;&lt;/td&gt;&lt;td align="left"&gt;&lt;b&gt;Carlstad&lt;/b&gt;&lt;/td&gt;&lt;td style="padding: 0px 0px 0px 0px;" title="Mark the match here and confirm at the bottom of the page to blind it out"&gt;&lt;input type="checkbox" class="checkbox" name="match684448" value="684448"&gt;&lt;/td&gt;&lt;/tr&gt;&lt;tr class="even" align="center"&gt;&lt;td style="padding: 0px 0px 0px 0px;"&gt;&amp;nbsp;&lt;/td&gt;&lt;td colspan="4" style="padding: 0px 0px 0px 0px;"&gt;&lt;div id="game_684448" style="display: inline;"&gt;&lt;/div&gt;&lt;table class="clickable" border="0" cellspacing="0" cellpadding="0" width="100%" title="Odds for this match"&gt;&lt;tr align="center"&gt;&lt;td id="cell_id_1_684448_1_1" class="clickable_hover" <text:soft-page-break/>width="68"&gt;1&amp;nbsp;&amp;ndash;&amp;nbsp;1.99&lt;/td&gt;&lt;td id="cell_id_1_684448_1_2" class="clickable_hover" width="68"&gt;X&amp;nbsp;&amp;ndash;&amp;nbsp;3.81&lt;/td&gt;&lt;td id="cell_id_1_684448_1_3" class="clickable_hover" width="68"&gt;2&amp;nbsp;&amp;ndash;&amp;nbsp;4.20&lt;/td&gt;&lt;td width="40"&gt;&amp;nbsp;&lt;/td&gt;&lt;td id="cell_id_1_684448_2_4" class="clickable_hover" width="115"&gt;Over&amp;nbsp;2.5&amp;nbsp;&amp;ndash;&amp;nbsp;1.88&lt;/td&gt;&lt;td id="cell_id_1_684448_2_5" class="clickable_hover" width="115"&gt;Under&amp;nbsp;2.5&amp;nbsp;&amp;ndash;&amp;nbsp;2.02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1305&amp;PHPSESSID=39f6dfb82262e83b527d4365b2866eac"&gt;&lt;img src="styles/def/pix/icon_check.gif" align="top" alt="" width="15" height="14" border="0"&gt;&lt;/a&gt;&amp;nbsp;&amp;nbsp;Sweden � 1st Division S�dra&lt;/th&gt;&lt;/tr&gt;&lt;tr align="center"&gt;&lt;td style="padding: 0px 0px 0px 0px;" title="17:00"&gt;&lt;b&gt;FT&lt;/b&gt;&lt;/td&gt;&lt;td align="right"&gt;&lt;b&gt;Sleipner&lt;/b&gt;&lt;/td&gt;&lt;td class="score_left"&gt;&lt;a href="javascript:info(684465, '0%3A0', '17467,18850,19222');" onClick="this.blur();"&gt;1:0&lt;/a&gt;&lt;/td&gt;&lt;td align="left"&gt;&lt;b&gt;V�stra Fr�lunda IF&lt;/b&gt;&lt;/td&gt;&lt;td style="padding: 0px 0px 0px 0px;" title="Mark the match here and confirm at the bottom of the page to blind it out"&gt;&lt;input type="checkbox" class="checkbox" name="match684465" value="684465"&gt;&lt;/td&gt;&lt;/tr&gt;&lt;tr class="even" align="center"&gt;&lt;td style="padding: 0px 0px 0px 0px;"&gt;&amp;nbsp;&lt;/td&gt;&lt;td colspan="4" style="padding: 0px 0px 0px 0px;"&gt;&lt;div id="game_684465" style="display: inline;"&gt;&lt;/div&gt;&lt;table class="clickable" border="0" cellspacing="0" cellpadding="0" width="100%" title="Odds for this match"&gt;&lt;tr align="center"&gt;&lt;td id="cell_id_1_684465_1_1" class="clickable_hover" width="68"&gt;1&amp;nbsp;&amp;ndash;&amp;nbsp;1.59&lt;/td&gt;&lt;td id="cell_id_1_684465_1_2" class="clickable_hover" width="68"&gt;X&amp;nbsp;&amp;ndash;&amp;nbsp;4.50&lt;/td&gt;&lt;td id="cell_id_1_684465_1_3" class="clickable_hover" width="68"&gt;2&amp;nbsp;&amp;ndash;&amp;nbsp;7.00&lt;/td&gt;&lt;td width="40"&gt;&amp;nbsp;&lt;/td&gt;&lt;td id="cell_id_1_684465_2_4" class="clickable_hover" width="115"&gt;Over&amp;nbsp;2.5&amp;nbsp;&amp;ndash;&amp;nbsp;1.67&lt;/td&gt;&lt;td id="cell_id_1_684465_2_5" class="clickable_hover" width="115"&gt;Under&amp;nbsp;2.5&amp;nbsp;&amp;ndash;&amp;nbsp;2.20&lt;/td&gt;&lt;/tr&gt;&lt;/table&gt;&lt;/td&gt;&lt;/tr&gt;&lt;tr align="center"&gt;&lt;td style="padding: 0px 0px 0px 0px;" title="16:00"&gt;&lt;b&gt;FT&lt;/b&gt;&lt;/td&gt;&lt;td align="right"&gt;&lt;b&gt;Motala AIF FK&lt;/b&gt;&lt;/td&gt;&lt;td class="score_right"&gt;&lt;a href="javascript:info(684464, '0%3A0', '17466,18849,19191');" onClick="this.blur();"&gt;0:2&lt;/a&gt;&lt;/td&gt;&lt;td align="left"&gt;&lt;b&gt;FC Rosengard&lt;/b&gt;&lt;/td&gt;&lt;td style="padding: 0px 0px 0px 0px;" title="Mark the match here and confirm at the bottom of the page to blind it out"&gt;&lt;input type="checkbox" class="checkbox" name="match684464" value="684464"&gt;&lt;/td&gt;&lt;/tr&gt;&lt;tr class="even" align="center"&gt;&lt;td style="padding: 0px 0px 0px 0px;"&gt;&amp;nbsp;&lt;/td&gt;&lt;td colspan="4" style="padding: 0px 0px 0px 0px;"&gt;&lt;div id="game_684464" style="display: inline;"&gt;&lt;/div&gt;&lt;table class="clickable" border="0" cellspacing="0" cellpadding="0" width="100%" title="Odds for this match"&gt;&lt;tr align="center"&gt;&lt;td id="cell_id_1_684464_1_1" class="clickable_hover" width="68"&gt;1&amp;nbsp;&amp;ndash;&amp;nbsp;2.50&lt;/td&gt;&lt;td id="cell_id_1_684464_1_2" class="clickable_hover" width="68"&gt;X&amp;nbsp;&amp;ndash;&amp;nbsp;3.65&lt;/td&gt;&lt;td id="cell_id_1_684464_1_3" class="clickable_hover" width="68"&gt;2&amp;nbsp;&amp;ndash;&amp;nbsp;3.00&lt;/td&gt;&lt;td width="40"&gt;&amp;nbsp;&lt;/td&gt;&lt;td id="cell_id_1_684464_2_4" class="clickable_hover" width="115"&gt;Over&amp;nbsp;2.5&amp;nbsp;&amp;ndash;&amp;nbsp;1.80&lt;/td&gt;&lt;td id="cell_id_1_684464_2_5" class="clickable_hover" width="115"&gt;Under&amp;nbsp;2.5&amp;nbsp;&amp;ndash;&amp;nbsp;2.20&lt;/td&gt;&lt;/tr&gt;&lt;/table&gt;&lt;/td&gt;&lt;/tr&gt;&lt;tr align="center"&gt;&lt;td style="padding: 0px 0px 0px 0px;" title="15:00"&gt;&lt;b&gt;FT&lt;/b&gt;&lt;/td&gt;&lt;td <text:soft-page-break/>align="right"&gt;&lt;b&gt;Lindome GIF&lt;/b&gt;&lt;/td&gt;&lt;td class="score_neutral"&gt;&lt;a href="javascript:info(684463, '1%3A1', '17465,18848,19121');" onClick="this.blur();"&gt;2:2&lt;/a&gt;&lt;/td&gt;&lt;td align="left"&gt;&lt;b&gt;Kristiandstad FF&lt;/b&gt;&lt;/td&gt;&lt;td style="padding: 0px 0px 0px 0px;" title="Mark the match here and confirm at the bottom of the page to blind it out"&gt;&lt;input type="checkbox" class="checkbox" name="match684463" value="684463"&gt;&lt;/td&gt;&lt;/tr&gt;&lt;tr class="even" align="center"&gt;&lt;td style="padding: 0px 0px 0px 0px;"&gt;&amp;nbsp;&lt;/td&gt;&lt;td colspan="4" style="padding: 0px 0px 0px 0px;"&gt;&lt;div id="game_684463" style="display: inline;"&gt;&lt;/div&gt;&lt;table class="clickable" border="0" cellspacing="0" cellpadding="0" width="100%" title="Odds for this match"&gt;&lt;tr align="center"&gt;&lt;td id="cell_id_1_684463_1_1" class="clickable_hover" width="68"&gt;1&amp;nbsp;&amp;ndash;&amp;nbsp;4.55&lt;/td&gt;&lt;td id="cell_id_1_684463_1_2" class="clickable_hover" width="68"&gt;X&amp;nbsp;&amp;ndash;&amp;nbsp;4.00&lt;/td&gt;&lt;td id="cell_id_1_684463_1_3" class="clickable_hover" width="68"&gt;2&amp;nbsp;&amp;ndash;&amp;nbsp;1.80&lt;/td&gt;&lt;td width="40"&gt;&amp;nbsp;&lt;/td&gt;&lt;td id="cell_id_1_684463_2_4" class="clickable_hover" width="115"&gt;Over&amp;nbsp;2.5&amp;nbsp;&amp;ndash;&amp;nbsp;1.60&lt;/td&gt;&lt;td id="cell_id_1_684463_2_5" class="clickable_hover" width="115"&gt;Under&amp;nbsp;2.5&amp;nbsp;&amp;ndash;&amp;nbsp;2.3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18&amp;PHPSESSID=39f6dfb82262e83b527d4365b2866eac"&gt;&lt;img src="styles/def/pix/icon_check.gif" align="top" alt="" width="15" height="14" border="0"&gt;&lt;/a&gt;&amp;nbsp;&amp;nbsp;Sweden � Superettan&lt;/th&gt;&lt;/tr&gt;&lt;tr align="center"&gt;&lt;td style="padding: 0px 0px 0px 0px;" title="17:00"&gt;&lt;b&gt;FT&lt;/b&gt;&lt;/td&gt;&lt;td align="right"&gt;&lt;b&gt;Assyriska FF&lt;/b&gt;&lt;/td&gt;&lt;td class="score_left"&gt;&lt;a href="javascript:info(682378, '1%3A1', '17458,18719,18804,18988,19219,19442,19542');" onClick="this.blur();"&gt;2:1&lt;/a&gt;&lt;/td&gt;&lt;td align="left"&gt;&lt;b&gt;Vasalund&lt;/b&gt;&lt;/td&gt;&lt;td style="padding: 0px 0px 0px 0px;" title="Mark the match here and confirm at the bottom of the page to blind it out"&gt;&lt;input type="checkbox" class="checkbox" name="match682378" value="682378"&gt;&lt;/td&gt;&lt;/tr&gt;&lt;tr class="even" align="center"&gt;&lt;td style="padding: 0px 0px 0px 0px;"&gt;&amp;nbsp;&lt;/td&gt;&lt;td colspan="4" style="padding: 0px 0px 0px 0px;"&gt;&lt;div id="game_682378" style="display: inline;"&gt;&lt;/div&gt;&lt;table class="clickable" border="0" cellspacing="0" cellpadding="0" width="100%" title="Odds for this match"&gt;&lt;tr align="center"&gt;&lt;td id="cell_id_1_682378_1_1" class="clickable_hover" width="68"&gt;1&amp;nbsp;&amp;ndash;&amp;nbsp;1.60&lt;/td&gt;&lt;td id="cell_id_1_682378_1_2" class="clickable_hover" width="68"&gt;X&amp;nbsp;&amp;ndash;&amp;nbsp;4.25&lt;/td&gt;&lt;td id="cell_id_1_682378_1_3" class="clickable_hover" width="68"&gt;2&amp;nbsp;&amp;ndash;&amp;nbsp;6.75&lt;/td&gt;&lt;td width="40"&gt;&amp;nbsp;&lt;/td&gt;&lt;td id="cell_id_1_682378_2_4" class="clickable_hover" width="115"&gt;Over&amp;nbsp;2.5&amp;nbsp;&amp;ndash;&amp;nbsp;1.70&lt;/td&gt;&lt;td id="cell_id_1_682378_2_5" class="clickable_hover" width="115"&gt;Under&amp;nbsp;2.5&amp;nbsp;&amp;ndash;&amp;nbsp;2.46&lt;/td&gt;&lt;/tr&gt;&lt;/table&gt;&lt;/td&gt;&lt;/tr&gt;&lt;tr align="center"&gt;&lt;td style="padding: 0px 0px 0px 0px;" title="17:00"&gt;&lt;b&gt;FT&lt;/b&gt;&lt;/td&gt;&lt;td align="right"&gt;&lt;b&gt;Falkenbergs FF&lt;/b&gt;&lt;/td&gt;&lt;td class="score_left"&gt;&lt;a href="javascript:info(682379, '5%3A0', '17459,18720,18803,18989,19220,19443,19543');" onClick="this.blur();"&gt;7:0&lt;/a&gt;&lt;/td&gt;&lt;td align="left"&gt;&lt;b&gt;Trollhattan&amp;nbsp;&amp;nbsp;&lt;img src="styles/red-card.gif" alt=""&gt;&lt;/b&gt;&lt;/td&gt;&lt;td style="padding: 0px 0px 0px 0px;" title="Mark the match here and confirm at the bottom of the page to blind it out"&gt;&lt;input type="checkbox" class="checkbox" name="match682379" value="682379"&gt;&lt;/td&gt;&lt;/tr&gt;&lt;tr class="even" align="center"&gt;&lt;td style="padding: 0px</text:p>
      <text:p text:style-name="Standard"><text:s/>0px 0px 0px;"&gt;&amp;nbsp;&lt;/td&gt;&lt;td colspan="4" style="padding: 0px 0px 0px 0px;"&gt;&lt;div id="game_682379" style="display: inline;"&gt;&lt;/div&gt;&lt;table class="clickable" border="0" <text:soft-page-break/>cellspacing="0" cellpadding="0" width="100%" title="Odds for this match"&gt;&lt;tr align="center"&gt;&lt;td id="cell_id_1_682379_1_1" class="clickable_hover" width="68"&gt;1&amp;nbsp;&amp;ndash;&amp;nbsp;1.60&lt;/td&gt;&lt;td id="cell_id_1_682379_1_2" class="clickable_hover" width="68"&gt;X&amp;nbsp;&amp;ndash;&amp;nbsp;4.10&lt;/td&gt;&lt;td id="cell_id_1_682379_1_3" class="clickable_hover" width="68"&gt;2&amp;nbsp;&amp;ndash;&amp;nbsp;6.87&lt;/td&gt;&lt;td width="40"&gt;&amp;nbsp;&lt;/td&gt;&lt;td id="cell_id_1_682379_2_4" class="clickable_hover" width="115"&gt;Over&amp;nbsp;2.5&amp;nbsp;&amp;ndash;&amp;nbsp;1.80&lt;/td&gt;&lt;td id="cell_id_1_682379_2_5" class="clickable_hover" width="115"&gt;Under&amp;nbsp;2.5&amp;nbsp;&amp;ndash;&amp;nbsp;2.2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284&amp;PHPSESSID=39f6dfb82262e83b527d4365b2866eac"&gt;&lt;img src="styles/def/pix/icon_check.gif" align="top" alt="" width="15" height="14" border="0"&gt;&lt;/a&gt;&amp;nbsp;&amp;nbsp;Sweden � Svenska cupen&lt;/th&gt;&lt;/tr&gt;&lt;tr align="center"&gt;&lt;td style="padding: 0px 0px 0px 0px;" title="15:00"&gt;&lt;b&gt;AET&lt;/b&gt;&lt;/td&gt;&lt;td align="right"&gt;&lt;b&gt;AIK&lt;/b&gt;&lt;/td&gt;&lt;td class="score_left"&gt;&lt;a href="javascript:info(679230, '1%3A0', '17468,18869,18997,19123,19444,19544,19655');" onClick="this.blur();"&gt;3:2&lt;/a&gt;&lt;/td&gt;&lt;td align="left"&gt;&lt;b&gt;Hacken&lt;/b&gt;&lt;/td&gt;&lt;td style="padding: 0px 0px 0px 0px;" title="Mark the match here and confirm at the bottom of the page to blind it out"&gt;&lt;input type="checkbox" class="checkbox" name="match679230" value="679230"&gt;&lt;/td&gt;&lt;/tr&gt;&lt;tr class="even" align="center"&gt;&lt;td style="padding: 0px 0px 0px 0px;"&gt;&amp;nbsp;&lt;/td&gt;&lt;td colspan="4" style="padding: 0px 0px 0px 0px;"&gt;&lt;div id="game_679230" style="display: inline;"&gt;&lt;/div&gt;&lt;table class="clickable" border="0" cellspacing="0" cellpadding="0" width="100%" title="Odds for this match"&gt;&lt;tr align="center"&gt;&lt;td id="cell_id_1_679230_1_1" class="clickable_hover" width="68"&gt;1&amp;nbsp;&amp;ndash;&amp;nbsp;2.09&lt;/td&gt;&lt;td id="cell_id_1_679230_1_2" class="clickable_hover" width="68"&gt;X&amp;nbsp;&amp;ndash;&amp;nbsp;3.55&lt;/td&gt;&lt;td id="cell_id_1_679230_1_3" class="clickable_hover" width="68"&gt;2&amp;nbsp;&amp;ndash;&amp;nbsp;4.60&lt;/td&gt;&lt;td width="40"&gt;&amp;nbsp;&lt;/td&gt;&lt;td id="cell_id_1_679230_2_4" class="clickable_hover" width="115"&gt;Over&amp;nbsp;2.5&amp;nbsp;&amp;ndash;&amp;nbsp;2.27&lt;/td&gt;&lt;td id="cell_id_1_679230_2_5" class="clickable_hover" width="115"&gt;Under&amp;nbsp;2.5&amp;nbsp;&amp;ndash;&amp;nbsp;1.72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7 matches"&gt;&amp;nbsp;&lt;a href="livescore.php?leagues=2854&amp;PHPSESSID=39f6dfb82262e83b527d4365b2866eac"&gt;&lt;img src="styles/def/pix/icon_check.gif" align="top" alt="" width="15" height="14" border="0"&gt;&lt;/a&gt;&amp;nbsp;&amp;nbsp;Turkey � TFF 1. League&lt;/th&gt;&lt;/tr&gt;&lt;tr align="center"&gt;&lt;td style="padding: 0px 0px 0px 0px;" title="19:30"&gt;&lt;b&gt;FT&lt;/b&gt;&lt;/td&gt;&lt;td align="right"&gt;&lt;b&gt;&lt;img src="styles/red-card.gif" alt=""&gt;&amp;nbsp;&amp;nbsp;Altay Izmir&lt;/b&gt;&lt;/td&gt;&lt;td class="score_neutral"&gt;&lt;a href="javascript:info(683680, '1%3A0', '17491,18726,18861,18991,19264,19622');" onClick="this.blur();"&gt;1:1&lt;/a&gt;&lt;/td&gt;&lt;td align="left"&gt;&lt;b&gt;Karabukspor&lt;/b&gt;&lt;/td&gt;&lt;td style="padding: 0px 0px 0px 0px;" title="Mark the match here and confirm at the bottom of the page to blind it out"&gt;&lt;input type="checkbox" class="checkbox" name="match683680" value="683680"&gt;&lt;/td&gt;&lt;/tr&gt;&lt;tr class="even" align="center"&gt;&lt;td style="padding: 0px 0px 0px 0px;"&gt;&amp;nbsp;&lt;/td&gt;&lt;td colspan="4" style="padding: 0px 0px 0px 0px;"&gt;&lt;div id="game_683680" style="display: inline;"&gt;&lt;/div&gt;&lt;table class="clickable" border="0" cellspacing="0" cellpadding="0" width="100%" title="Odds for this match"&gt;&lt;tr align="center"&gt;&lt;td id="cell_id_1_683680_1_1" class="clickable_hover" width="68"&gt;1&amp;nbsp;&amp;ndash;&amp;nbsp;2.07&lt;/td&gt;&lt;td id="cell_id_1_683680_1_2" <text:soft-page-break/>class="clickable_hover" width="68"&gt;X&amp;nbsp;&amp;ndash;&amp;nbsp;3.60&lt;/td&gt;&lt;td id="cell_id_1_683680_1_3" class="clickable_hover" width="68"&gt;2&amp;nbsp;&amp;ndash;&amp;nbsp;5.00&lt;/td&gt;&lt;td width="40"&gt;&amp;nbsp;&lt;/td&gt;&lt;td id="cell_id_1_683680_2_4" class="clickable_hover" width="115"&gt;Over&amp;nbsp;2.5&amp;nbsp;&amp;ndash;&amp;nbsp;2.00&lt;/td&gt;&lt;td id="cell_id_1_683680_2_5" class="clickable_hover" width="115"&gt;Under&amp;nbsp;2.5&amp;nbsp;&amp;ndash;&amp;nbsp;2.03&lt;/td&gt;&lt;/tr&gt;&lt;/table&gt;&lt;/td&gt;&lt;/tr&gt;&lt;tr align="center"&gt;&lt;td style="padding: 0px 0px 0px 0px;" title="19:30"&gt;&lt;b&gt;FT&lt;/b&gt;&lt;/td&gt;&lt;td align="right"&gt;&lt;b&gt;Bucaspor&lt;/b&gt;&lt;/td&gt;&lt;td class="score_left"&gt;&lt;a href="javascript:info(683681, '1%3A0', '17492,18727,18858,18993,19265,19624');" onClick="this.blur();"&gt;2:1&lt;/a&gt;&lt;/td&gt;&lt;td align="left"&gt;&lt;b&gt;Hacettepe SK&lt;/b&gt;&lt;/td&gt;&lt;td style="padding: 0px 0px 0px 0px;" title="Mark the match here and confirm at the bottom of the page to blind it out"&gt;&lt;input type="checkbox" class="checkbox" name="match683681" value="683681"&gt;&lt;/td&gt;&lt;/tr&gt;&lt;tr class="even" align="center"&gt;&lt;td style="padding: 0px 0px 0px 0px;"&gt;&amp;nbsp;&lt;/td&gt;&lt;td colspan="4" style="padding: 0px 0px 0px 0px;"&gt;&lt;div id="game_683681" style="display: inline;"&gt;&lt;/div&gt;&lt;table class="clickable" border="0" cellspacing="0" cellpadding="0" width="100%" title="Odds for this match"&gt;&lt;tr align="center"&gt;&lt;td id="cell_id_1_683681_1_1" class="clickable_hover" width="68"&gt;1&amp;nbsp;&amp;ndash;&amp;nbsp;1.85&lt;/td&gt;&lt;td id="cell_id_1_683681_1_2" class="clickable_hover" width="68"&gt;X&amp;nbsp;&amp;ndash;&amp;nbsp;3.60&lt;/td&gt;&lt;td id="cell_id_1_683681_1_3" class="clickable_hover" width="68"&gt;2&amp;nbsp;&amp;ndash;&amp;nbsp;5.37&lt;/td&gt;&lt;td width="40"&gt;&amp;nbsp;&lt;/td&gt;&lt;td id="cell_id_1_683681_2_4" class="clickable_hover" width="115"&gt;Over&amp;nbsp;2.5&amp;nbsp;&amp;ndash;&amp;nbsp;2.06&lt;/td&gt;&lt;td id="cell_id_1_683681_2_5" class="clickable_hover" width="115"&gt;Under&amp;nbsp;2.5&amp;nbsp;&amp;ndash;&amp;nbsp;1.90&lt;/td&gt;&lt;/tr&gt;&lt;/table&gt;&lt;/td&gt;&lt;/tr&gt;&lt;tr align="center"&gt;&lt;td style="padding: 0px 0px 0px 0px;" title="19:30"&gt;&lt;b&gt;FT&lt;/b&gt;&lt;/td&gt;&lt;td align="right"&gt;&lt;b&gt;Dardanelspor AS&lt;/b&gt;&lt;/td&gt;&lt;td class="score_right"&gt;&lt;a href="javascript:info(683682, '0%3A2', '17493,18728,18860,18994,19266,19625');" onClick="this.blur();"&gt;1:2&lt;/a&gt;&lt;/td&gt;&lt;td align="left"&gt;&lt;b&gt;Konyaspor&amp;nbsp;&amp;nbsp;&lt;img src="styles/red-card.gif" alt=""&gt;&lt;/b&gt;&lt;/td&gt;&lt;td style="padding: 0px 0px 0px 0px;" title="Mark the match here and confirm at the bottom of the page to blind it out"&gt;&lt;input type="checkbox" class="checkbox" name="match683682" value="683682"&gt;&lt;/td&gt;&lt;/tr&gt;&lt;tr class="even" align="center"&gt;&lt;td style="padding: 0px 0px 0px 0px;"&gt;&amp;nbsp;&lt;/td&gt;&lt;td colspan="4" style="padding: 0px 0px 0px 0px;"&gt;&lt;div id="game_683682" style="display: inline;"&gt;&lt;/div&gt;&lt;table class="clickable" border="0" cellspacing="0" cellpadding="0" width="100%" title="Odds for this match"&gt;&lt;tr align="center"&gt;&lt;td id="cell_id_1_683682_1_1" class="clickable_hover" width="68"&gt;1&amp;nbsp;&amp;ndash;&amp;nbsp;4.10&lt;/td&gt;&lt;td id="cell_id_1_683682_1_2" class="clickable_hover" width="68"&gt;X&amp;nbsp;&amp;ndash;&amp;nbsp;3.40&lt;/td&gt;&lt;td id="cell_id_1_683682_1_3" class="clickable_hover" width="68"&gt;2&amp;nbsp;&amp;ndash;&amp;nbsp;2.16&lt;/td&gt;&lt;td width="40"&gt;&amp;nbsp;&lt;/td&gt;&lt;td id="cell_id_1_683682_2_4" class="clickable_hover" width="115"&gt;Over&amp;nbsp;2.5&amp;nbsp;&amp;ndash;&amp;nbsp;1.96&lt;/td&gt;&lt;td id="cell_id_1_683682_2_5" class="clickable_hover" width="115"&gt;Under&amp;nbsp;2.5&amp;nbsp;&amp;ndash;&amp;nbsp;1.93&lt;/td&gt;&lt;/tr&gt;&lt;/table&gt;&lt;/td&gt;&lt;/tr&gt;&lt;tr align="center"&gt;&lt;td style="padding: 0px 0px 0px 0px;" title="19:30"&gt;&lt;b&gt;FT&lt;/b&gt;&lt;/td&gt;&lt;td align="right"&gt;&lt;b&gt;Gaziantep Blb Spor&lt;/b&gt;&lt;/td&gt;&lt;td class="score_neutral"&gt;&lt;a href="javascript:info(683683, '0%3A0', '17495,18730,18863,18992,19267,19623');" onClick="this.blur();"&gt;0:0&lt;/a&gt;&lt;/td&gt;&lt;td align="left"&gt;&lt;b&gt;Orduspor&lt;/b&gt;&lt;/td&gt;&lt;td style="padding: 0px 0px 0px 0px;" title="Mark the match here and confirm at the bottom of the page to blind it out"&gt;&lt;input type="checkbox" class="checkbox" name="match683683" value="683683"&gt;&lt;/td&gt;&lt;/tr&gt;&lt;tr class="even" align="center"&gt;&lt;td style="padding: 0px 0px 0px 0px;"&gt;&amp;nbsp;&lt;/td&gt;&lt;td colspan="4" style="padding: 0px 0px 0px 0px;"&gt;&lt;div id="game_683683" <text:soft-page-break/>style="display: inline;"&gt;&lt;/div&gt;&lt;table class="clickable" border="0" cellspacing="0" cellpadding="0" width="100%" title="Odds for this match"&gt;&lt;tr align="center"&gt;&lt;td id="cell_id_1_683683_1_1" class="clickable_hover" width="68"&gt;1&amp;nbsp;&amp;ndash;&amp;nbsp;2.67&lt;/td&gt;&lt;td id="cell_id_1_683683_1_2" class="clickable_hover" width="68"&gt;X&amp;nbsp;&amp;ndash;&amp;nbsp;3.25&lt;/td&gt;&lt;td id="cell_id_1_683683_1_3" class="clickable_hover" width="68"&gt;2&amp;nbsp;&amp;ndash;&amp;nbsp;2.85&lt;/td&gt;&lt;td width="40"&gt;&amp;nbsp;&lt;/td&gt;&lt;td id="cell_id_1_683683_2_4" class="clickable_hover" width="115"&gt;Over&amp;nbsp;2.5&amp;nbsp;&amp;ndash;&amp;nbsp;2.26&lt;/td&gt;&lt;td id="cell_id_1_683683_2_5" class="clickable_hover" width="115"&gt;Under&amp;nbsp;2.5&amp;nbsp;&amp;ndash;&amp;nbsp;1.70&lt;/td&gt;&lt;/tr&gt;&lt;/table&gt;&lt;/td&gt;&lt;/tr&gt;&lt;tr align="center"&gt;&lt;td style="padding: 0px 0px 0px 0px;" title="19:30"&gt;&lt;b&gt;FT&lt;/b&gt;&lt;/td&gt;&lt;td align="right"&gt;&lt;b&gt;Giresunspor&lt;/b&gt;&lt;/td&gt;&lt;td class="score_right"&gt;&lt;a href="javascript:info(683684, '0%3A0', '17496,18731,18862,18996,19268,19627');" onClick="this.blur();"&gt;0:1&lt;/a&gt;&lt;/td&gt;&lt;td align="left"&gt;&lt;b&gt;Karsiyaka&lt;/b&gt;&lt;/td&gt;&lt;td style="padding: 0px 0px 0px 0px;" title="Mark the match here and confirm at the bottom of the page to blind it out"&gt;&lt;input type="checkbox" class="checkbox" name="match683684" value="683684"&gt;&lt;/td&gt;&lt;/tr&gt;&lt;tr class="even" align="center"&gt;&lt;td style="padding: 0px 0px 0px 0px;"&gt;&amp;nbsp;&lt;/td&gt;&lt;td colspan="4" style="padding: 0px 0px 0px 0px;"&gt;&lt;div id="game_683684" style="display: inline;"&gt;&lt;/div&gt;&lt;table class="clickable" border="0" cellspacing="0" cellpadding="0" width="100%" title="Odds for this match"&gt;&lt;tr align="center"&gt;&lt;td id="cell_id_1_683684_1_1" class="clickable_hover" width="68"&gt;1&amp;nbsp;&amp;ndash;&amp;nbsp;3.40&lt;/td&gt;&lt;td id="cell_id_1_683684_1_2" class="clickable_hover" width="68"&gt;X&amp;nbsp;&amp;ndash;&amp;nbsp;3.40&lt;/td&gt;&lt;td id="cell_id_1_683684_1_3" class="clickable_hover" width="68"&gt;2&amp;nbsp;&amp;ndash;&amp;nbsp;2.48&lt;/td&gt;&lt;td width="40"&gt;&amp;nbsp;&lt;/td&gt;&lt;td id="cell_id_1_683684_2_4" class="clickable_hover" width="115"&gt;Over&amp;nbsp;2.5&amp;nbsp;&amp;ndash;&amp;nbsp;2.38&lt;/td&gt;&lt;td</text:p>
      <text:p text:style-name="Standard"><text:s/>id="cell_id_1_683684_2_5" class="clickable_hover" width="115"&gt;Under&amp;nbsp;2.5&amp;nbsp;&amp;ndash;&amp;nbsp;1.74&lt;/td&gt;&lt;/tr&gt;&lt;/table&gt;&lt;/td&gt;&lt;/tr&gt;&lt;tr align="center"&gt;&lt;td style="padding: 0px 0px 0px 0px;" title="19:30"&gt;&lt;b&gt;FT&lt;/b&gt;&lt;/td&gt;&lt;td align="right"&gt;&lt;b&gt;Kayseri Erciyesspor&lt;/b&gt;&lt;/td&gt;&lt;td class="score_neutral"&gt;&lt;a href="javascript:info(683685, '1%3A0', '17494,18729,18859,18995,19269,19626');" onClick="this.blur();"&gt;1:1&lt;/a&gt;&lt;/td&gt;&lt;td align="left"&gt;&lt;b&gt;Kartalspor&lt;/b&gt;&lt;/td&gt;&lt;td style="padding: 0px 0px 0px 0px;" title="Mark the match here and confirm at the bottom of the page to blind it out"&gt;&lt;input type="checkbox" class="checkbox" name="match683685" value="683685"&gt;&lt;/td&gt;&lt;/tr&gt;&lt;tr class="even" align="center"&gt;&lt;td style="padding: 0px 0px 0px 0px;"&gt;&amp;nbsp;&lt;/td&gt;&lt;td colspan="4" style="padding: 0px 0px 0px 0px;"&gt;&lt;div id="game_683685" style="display: inline;"&gt;&lt;/div&gt;&lt;table class="clickable" border="0" cellspacing="0" cellpadding="0" width="100%" title="Odds for this match"&gt;&lt;tr align="center"&gt;&lt;td id="cell_id_1_683685_1_1" class="clickable_hover" width="68"&gt;1&amp;nbsp;&amp;ndash;&amp;nbsp;2.10&lt;/td&gt;&lt;td id="cell_id_1_683685_1_2" class="clickable_hover" width="68"&gt;X&amp;nbsp;&amp;ndash;&amp;nbsp;3.60&lt;/td&gt;&lt;td id="cell_id_1_683685_1_3" class="clickable_hover" width="68"&gt;2&amp;nbsp;&amp;ndash;&amp;nbsp;5.00&lt;/td&gt;&lt;td width="40"&gt;&amp;nbsp;&lt;/td&gt;&lt;td id="cell_id_1_683685_2_4" class="clickable_hover" width="115"&gt;Over&amp;nbsp;2.5&amp;nbsp;&amp;ndash;&amp;nbsp;2.21&lt;/td&gt;&lt;td id="cell_id_1_683685_2_5" class="clickable_hover" width="115"&gt;Under&amp;nbsp;2.5&amp;nbsp;&amp;ndash;&amp;nbsp;1.65&lt;/td&gt;&lt;/tr&gt;&lt;/table&gt;&lt;/td&gt;&lt;/tr&gt;&lt;tr align="center"&gt;&lt;td style="padding: 0px 0px 0px 0px;" title="15:00"&gt;&lt;b&gt;FT&lt;/b&gt;&lt;/td&gt;&lt;td align="right"&gt;&lt;b&gt;Samsunspor&lt;/b&gt;&lt;/td&gt;&lt;td class="score_right"&gt;&lt;a href="javascript:info(683679, '0%3A2', '17490,18725,18857,18990,19126');" onClick="this.blur();"&gt;1:3&lt;/a&gt;&lt;/td&gt;&lt;td align="left"&gt;&lt;b&gt;Mersin Idman Yurdu&lt;/b&gt;&lt;/td&gt;&lt;td style="padding: 0px 0px 0px 0px;" title="Mark <text:soft-page-break/>the match here and confirm at the bottom of the page to blind it out"&gt;&lt;input type="checkbox" class="checkbox" name="match683679" value="683679"&gt;&lt;/td&gt;&lt;/tr&gt;&lt;tr class="even" align="center"&gt;&lt;td style="padding: 0px 0px 0px 0px;"&gt;&amp;nbsp;&lt;/td&gt;&lt;td colspan="4" style="padding: 0px 0px 0px 0px;"&gt;&lt;div id="game_683679" style="display: inline;"&gt;&lt;/div&gt;&lt;table class="clickable" border="0" cellspacing="0" cellpadding="0" width="100%" title="Odds for this match"&gt;&lt;tr align="center"&gt;&lt;td id="cell_id_1_683679_1_1" class="clickable_hover" width="68"&gt;1&amp;nbsp;&amp;ndash;&amp;nbsp;2.60&lt;/td&gt;&lt;td id="cell_id_1_683679_1_2" class="clickable_hover" width="68"&gt;X&amp;nbsp;&amp;ndash;&amp;nbsp;3.35&lt;/td&gt;&lt;td id="cell_id_1_683679_1_3" class="clickable_hover" width="68"&gt;2&amp;nbsp;&amp;ndash;&amp;nbsp;3.20&lt;/td&gt;&lt;td width="40"&gt;&amp;nbsp;&lt;/td&gt;&lt;td id="cell_id_1_683679_2_4" class="clickable_hover" width="115"&gt;Over&amp;nbsp;2.5&amp;nbsp;&amp;ndash;&amp;nbsp;2.00&lt;/td&gt;&lt;td id="cell_id_1_683679_2_5" class="clickable_hover" width="115"&gt;Under&amp;nbsp;2.5&amp;nbsp;&amp;ndash;&amp;nbsp;2.00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3 matches"&gt;&amp;nbsp;&lt;a href="livescore.php?leagues=143&amp;PHPSESSID=39f6dfb82262e83b527d4365b2866eac"&gt;&lt;img src="styles/def/pix/icon_check.gif" align="top" alt="" width="15" height="14" border="0"&gt;&lt;/a&gt;&amp;nbsp;&amp;nbsp;USA � MLS&lt;/th&gt;&lt;/tr&gt;&lt;tr align="center"&gt;&lt;td style="padding: 0px 0px 0px 0px;" title="04:00"&gt;&lt;b&gt;FT&lt;/b&gt;&lt;/td&gt;&lt;td align="right"&gt;&lt;b&gt;Colorado Rapids&lt;/b&gt;&lt;/td&gt;&lt;td class="score_left"&gt;&lt;a href="javascript:info(682428, '0%3A0', '17519,18734,18877,18957,19322');" onClick="this.blur();"&gt;1:0&lt;/a&gt;&lt;/td&gt;&lt;td align="left"&gt;&lt;b&gt;Toronto FC&lt;/b&gt;&lt;/td&gt;&lt;td style="padding: 0px 0px 0px 0px;" title="Mark the match here and confirm at the bottom of the page to blind it out"&gt;&lt;input type="checkbox" class="checkbox" name="match682428" value="682428"&gt;&lt;/td&gt;&lt;/tr&gt;&lt;tr class="even" align="center"&gt;&lt;td style="padding: 0px 0px 0px 0px;"&gt;&amp;nbsp;&lt;/td&gt;&lt;td colspan="4" style="padding: 0px 0px 0px 0px;"&gt;&lt;div id="game_682428" style="display: inline;"&gt;&lt;/div&gt;&lt;table class="clickable" border="0" cellspacing="0" cellpadding="0" width="100%" title="Odds for this match"&gt;&lt;tr align="center"&gt;&lt;td id="cell_id_1_682428_1_1" class="clickable_hover" width="68"&gt;1&amp;nbsp;&amp;ndash;&amp;nbsp;1.91&lt;/td&gt;&lt;td id="cell_id_1_682428_1_2" class="clickable_hover" width="68"&gt;X&amp;nbsp;&amp;ndash;&amp;nbsp;3.69&lt;/td&gt;&lt;td id="cell_id_1_682428_1_3" class="clickable_hover" width="68"&gt;2&amp;nbsp;&amp;ndash;&amp;nbsp;5.19&lt;/td&gt;&lt;td width="40"&gt;&amp;nbsp;&lt;/td&gt;&lt;td id="cell_id_1_682428_2_4" class="clickable_hover" width="115"&gt;Over&amp;nbsp;2.5&amp;nbsp;&amp;ndash;&amp;nbsp;2.05&lt;/td&gt;&lt;td id="cell_id_1_682428_2_5" class="clickable_hover" width="115"&gt;Under&amp;nbsp;2.5&amp;nbsp;&amp;ndash;&amp;nbsp;1.95&lt;/td&gt;&lt;/tr&gt;&lt;/table&gt;&lt;/td&gt;&lt;/tr&gt;&lt;tr align="center"&gt;&lt;td style="padding: 0px 0px 0px 0px;" title="02:00"&gt;&lt;b&gt;FT&lt;/b&gt;&lt;/td&gt;&lt;td align="right"&gt;&lt;b&gt;FC Dallas&lt;/b&gt;&lt;/td&gt;&lt;td class="score_neutral"&gt;&lt;a href="javascript:info(682427, '1%3A1', '17518,18733,18876');" onClick="this.blur();"&gt;2:2&lt;/a&gt;&lt;/td&gt;&lt;td align="left"&gt;&lt;b&gt;D.C. United&lt;/b&gt;&lt;/td&gt;&lt;td style="padding: 0px 0px 0px 0px;" title="Mark the match here and confirm at the bottom of the page to blind it out"&gt;&lt;input type="checkbox" class="checkbox" name="match682427" value="682427"&gt;&lt;/td&gt;&lt;/tr&gt;&lt;tr class="even" align="center"&gt;&lt;td style="padding: 0px 0px 0px 0px;"&gt;&amp;nbsp;&lt;/td&gt;&lt;td colspan="4" style="padding: 0px 0px 0px 0px;"&gt;&lt;div id="game_682427" style="display: inline;"&gt;&lt;/div&gt;&lt;table class="clickable" border="0" cellspacing="0" cellpadding="0" width="100%" title="Odds for this match"&gt;&lt;tr align="center"&gt;&lt;td id="cell_id_1_682427_1_1" class="clickable_hover" width="68"&gt;1&amp;nbsp;&amp;ndash;&amp;nbsp;2.30&lt;/td&gt;&lt;td id="cell_id_1_682427_1_2" class="clickable_hover" width="68"&gt;X&amp;nbsp;&amp;ndash;&amp;nbsp;3.71&lt;/td&gt;&lt;td id="cell_id_1_682427_1_3" class="clickable_hover" width="68"&gt;2&amp;nbsp;&amp;ndash;&amp;nbsp;3.45&lt;/td&gt;&lt;td width="40"&gt;&amp;nbsp;&lt;/td&gt;&lt;td <text:soft-page-break/>id="cell_id_1_682427_2_4" class="clickable_hover" width="115"&gt;Over&amp;nbsp;2.5&amp;nbsp;&amp;ndash;&amp;nbsp;1.85&lt;/td&gt;&lt;td id="cell_id_1_682427_2_5" class="clickable_hover" width="115"&gt;Under&amp;nbsp;2.5&amp;nbsp;&amp;ndash;&amp;nbsp;2.14&lt;/td&gt;&lt;/tr&gt;&lt;/table&gt;&lt;/td&gt;&lt;/tr&gt;&lt;tr align="center"&gt;&lt;td style="padding: 0px 0px 0px 0px;" title="01:30"&gt;&lt;b&gt;FT&lt;/b&gt;&lt;/td&gt;&lt;td align="right"&gt;&lt;b&gt;New England Revolution&lt;/b&gt;&lt;/td&gt;&lt;td class="score_right"&gt;&lt;a href="javascript:info(682426, '0%3A2', '17517,18732,18955');" onClick="this.blur();"&gt;2:4&lt;/a&gt;&lt;/td&gt;&lt;td align="left"&gt;&lt;b&gt;Kansas City Wizards&lt;/b&gt;&lt;/td&gt;&lt;td style="padding: 0px 0px 0px 0px;" title="Mark the match here and confirm at the bottom of the page to blind it out"&gt;&lt;input type="checkbox" class="checkbox" name="match682426" value="682426"&gt;&lt;/td&gt;&lt;/tr&gt;&lt;tr class="even" align="center"&gt;&lt;td style="padding: 0px 0px 0px 0px;"&gt;&amp;nbsp;&lt;/td&gt;&lt;td colspan="4" style="padding: 0px 0px 0px 0px;"&gt;&lt;div id="game_682426" style="display: inline;"&gt;&lt;/div&gt;&lt;table class="clickable" border="0" cellspacing="0" cellpadding="0" width="100%" title="Odds for this match"&gt;&lt;tr align="center"&gt;&lt;td id="cell_id_1_682426_1_1" class="clickable_hover" width="68"&gt;1&amp;nbsp;&amp;ndash;&amp;nbsp;2.04&lt;/td&gt;&lt;td id="cell_id_1_682426_1_2" class="clickable_hover" width="68"&gt;X&amp;nbsp;&amp;ndash;&amp;nbsp;3.60&lt;/td&gt;&lt;td id="cell_id_1_682426_1_3" class="clickable_hover" width="68"&gt;2&amp;nbsp;&amp;ndash;&amp;nbsp;4.75&lt;/td&gt;&lt;td width="40"&gt;&amp;nbsp;&lt;/td&gt;&lt;td id="cell_id_1_682426_2_4" class="clickable_hover" width="115"&gt;Over&amp;nbsp;2.5&amp;nbsp;&amp;ndash;&amp;nbsp;1.95&lt;/td&gt;&lt;td id="cell_id_1_682426_2_5" class="clickable_hover" width="115"&gt;Under&amp;nbsp;2.5&amp;nbsp;&amp;ndash;&amp;nbsp;1.98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1 match"&gt;&amp;nbsp;&lt;a href="livescore.php?leagues=3659&amp;PHPSESSID=39f6dfb82262e83b527d4365b2866eac"&gt;&lt;img src="styles/def/pix/icon_check.gif" align="top" alt="" width="15" height="14" border="0"&gt;&lt;/a&gt;&amp;nbsp;&amp;nbsp;Uzbekistan � PFL&lt;/th&gt;&lt;/tr&gt;&lt;tr align="center"&gt;&lt;td style="padding: 0px 0px 0px 0px;" title="14:00"&gt;&lt;b&gt;FT&lt;/b&gt;&lt;/td&gt;&lt;td align="right"&gt;&lt;b&gt;Metallurg Bekobod&lt;/b&gt;&lt;/td&gt;&lt;td class="score_left"&gt;&lt;a href="javascript:info(685583, '', '19643,19646,19654');" onClick="this.blur();"&gt;5:3&lt;/a&gt;&lt;/td&gt;&lt;td align="left"&gt;&lt;b&gt;Dinamo Samarkand&lt;/b&gt;&lt;/td&gt;&lt;td style="padding: 0px 0px 0px 0px;" title="Mark the match here and confirm at the bottom of the page to blind it out"&gt;&lt;input type="checkbox" class="checkbox" name="match685583" value="685583"&gt;&lt;/td&gt;&lt;/tr&gt;&lt;tr class="even" align="center"&gt;&lt;td style="padding: 0px 0px 0px 0px;"&gt;&amp;nbsp;&lt;/td&gt;&lt;td colspan="4" style="padding: 0px 0px 0px 0px;"&gt;&lt;div id="game_685583" style="display: inline;"&gt;&lt;/div&gt;&lt;table class="clickable" border="0" cellspacing="0" cellpadding="0" width="100%" title="Odds for this match"&gt;&lt;tr align="center"&gt;&lt;td id="cell_id_1_685583_1_1" class="clickable_hover" width="68"&gt;1&amp;nbsp;&amp;ndash;&amp;nbsp;1.85&lt;/td&gt;&lt;td id="cell_id_1_685583_1_2" class="clickable_hover" width="68"&gt;X&amp;nbsp;&amp;ndash;&amp;nbsp;3.90&lt;/td&gt;&lt;td id="cell_id_1_685583_1_3" class="clickable_hover" width="68"&gt;2&amp;nbsp;&amp;ndash;&amp;nbsp;4.75&lt;/td&gt;&lt;td width="40"&gt;&amp;nbsp;&lt;/td&gt;&lt;td id="cell_id_1_685583_2_4" class="clickable_hover" width="115"&gt;Over&amp;nbsp;2.5&amp;nbsp;&amp;ndash;&amp;nbsp;1.73&lt;/td&gt;&lt;td id="cell_id_1_685583_2_5" class="clickable_hover" width="115"&gt;Under&amp;nbsp;2.5&amp;nbsp;&amp;ndash;&amp;nbsp;2.37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tr&gt;&lt;th colspan="5" title="2 matches"&gt;&amp;nbsp;&lt;a href="livescore.php?leagues=161&amp;PHPSESSID=39f6dfb82262e83b527d4365b2866eac"&gt;&lt;img src="styles/def/pix/icon_check.gif" align="top" alt="" width="15" height="14" <text:soft-page-break/>border="0"&gt;&lt;/a&gt;&amp;nbsp;&amp;nbsp;Wales � League Of Wales&lt;/th&gt;&lt;/tr&gt;&lt;tr align="center"&gt;&lt;td style="padding: 0px 0px 0px 0px;" title="15:30"&gt;&lt;b&gt;FT&lt;/b&gt;&lt;/td&gt;&lt;td align="right"&gt;&lt;b&gt;Airbus UK Broughton&lt;/b&gt;&lt;/td&gt;&lt;td class="score_left"&gt;&lt;a href="javascript:info(684215, '1%3A0', '17520,18735,18999,19171,19455,19552');"</text:p>
      <text:p text:style-name="Standard"><text:s/>onClick="this.blur();"&gt;3:1&lt;/a&gt;&lt;/td&gt;&lt;td align="left"&gt;&lt;b&gt;Haverfordwest&lt;/b&gt;&lt;/td&gt;&lt;td style="padding: 0px 0px 0px 0px;" title="Mark the match here and confirm at the bottom of the page to blind it out"&gt;&lt;input type="checkbox" class="checkbox" name="match684215" value="684215"&gt;&lt;/td&gt;&lt;/tr&gt;&lt;tr class="even" align="center"&gt;&lt;td style="padding: 0px 0px 0px 0px;"&gt;&amp;nbsp;&lt;/td&gt;&lt;td colspan="4" style="padding: 0px 0px 0px 0px;"&gt;&lt;div id="game_684215" style="display: inline;"&gt;&lt;/div&gt;&lt;table class="clickable" border="0" cellspacing="0" cellpadding="0" width="100%" title="Odds for this match"&gt;&lt;tr align="center"&gt;&lt;td id="cell_id_1_684215_1_1" class="clickable_hover" width="68"&gt;1&amp;nbsp;&amp;ndash;&amp;nbsp;2.40&lt;/td&gt;&lt;td id="cell_id_1_684215_1_2" class="clickable_hover" width="68"&gt;X&amp;nbsp;&amp;ndash;&amp;nbsp;3.61&lt;/td&gt;&lt;td id="cell_id_1_684215_1_3" class="clickable_hover" width="68"&gt;2&amp;nbsp;&amp;ndash;&amp;nbsp;3.45&lt;/td&gt;&lt;td width="40"&gt;&amp;nbsp;&lt;/td&gt;&lt;td id="cell_id_1_684215_2_4" class="clickable_hover" width="115"&gt;Over&amp;nbsp;2.5&amp;nbsp;&amp;ndash;&amp;nbsp;1.65&lt;/td&gt;&lt;td id="cell_id_1_684215_2_5" class="clickable_hover" width="115"&gt;Under&amp;nbsp;2.5&amp;nbsp;&amp;ndash;&amp;nbsp;2.30&lt;/td&gt;&lt;/tr&gt;&lt;/table&gt;&lt;/td&gt;&lt;/tr&gt;&lt;tr align="center"&gt;&lt;td style="padding: 0px 0px 0px 0px;" title="15:30"&gt;&lt;b&gt;FT&lt;/b&gt;&lt;/td&gt;&lt;td align="right"&gt;&lt;b&gt;Carmarthen&lt;/b&gt;&lt;/td&gt;&lt;td class="score_neutral"&gt;&lt;a href="javascript:info(684293, '0%3A0', '17521,18736,18998,19172,19456,19553');" onClick="this.blur();"&gt;0:0&lt;/a&gt;&lt;/td&gt;&lt;td align="left"&gt;&lt;b&gt;Aberystwyth&lt;/b&gt;&lt;/td&gt;&lt;td style="padding: 0px 0px 0px 0px;" title="Mark the match here and confirm at the bottom of the page to blind it out"&gt;&lt;input type="checkbox" class="checkbox" name="match684293" value="684293"&gt;&lt;/td&gt;&lt;/tr&gt;&lt;tr class="even" align="center"&gt;&lt;td style="padding: 0px 0px 0px 0px;"&gt;&amp;nbsp;&lt;/td&gt;&lt;td colspan="4" style="padding: 0px 0px 0px 0px;"&gt;&lt;div id="game_684293" style="display: inline;"&gt;&lt;/div&gt;&lt;table class="clickable" border="0" cellspacing="0" cellpadding="0" width="100%" title="Odds for this match"&gt;&lt;tr align="center"&gt;&lt;td id="cell_id_1_684293_1_1" class="clickable_hover" width="68"&gt;1&amp;nbsp;&amp;ndash;&amp;nbsp;2.01&lt;/td&gt;&lt;td id="cell_id_1_684293_1_2" class="clickable_hover" width="68"&gt;X&amp;nbsp;&amp;ndash;&amp;nbsp;3.76&lt;/td&gt;&lt;td id="cell_id_1_684293_1_3" class="clickable_hover" width="68"&gt;2&amp;nbsp;&amp;ndash;&amp;nbsp;3.79&lt;/td&gt;&lt;td width="40"&gt;&amp;nbsp;&lt;/td&gt;&lt;td id="cell_id_1_684293_2_4" class="clickable_hover" width="115"&gt;Over&amp;nbsp;2.5&amp;nbsp;&amp;ndash;&amp;nbsp;1.60&lt;/td&gt;&lt;td id="cell_id_1_684293_2_5" class="clickable_hover" width="115"&gt;Under&amp;nbsp;2.5&amp;nbsp;&amp;ndash;&amp;nbsp;2.33&lt;/td&gt;&lt;/tr&gt;&lt;/table&gt;&lt;/td&gt;&lt;/tr&gt;&lt;tr&gt;&lt;td&gt;&lt;img src="styles/def/pix/spacer.gif" alt="" width="39" height="5" border="0"&gt;&lt;/td&gt;&lt;td colspan="4"&gt;&lt;img src="styles/def/pix/spacer.gif" alt="" width="5" height="5" border="0"&gt;&lt;/td&gt;&lt;/tr&gt;&lt;/table&gt;&lt;br&gt;&lt;input type="submit" class="button" style="width: 330px;" value="HIDE SELECTED MATCHES"&gt;&lt;/form&gt;&lt;br&gt;&lt;/td&gt;&lt;td width="15" style="background-image: url(styles/def/pix/box2_right.gif); background-repeat: repeat-y;"&gt;&lt;/td&gt;&lt;/tr&gt;&lt;/table&gt;&lt;/div&gt;&lt;div class="text" style="position: relative; width: 553px; height: 30px; left: 0px; background-image: url(styles/def/pix/box2_bottom.gif); background-repeat: no-repeat;"&gt;&lt;/div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Heid</meta:initial-creator>
    <meta:creation-date>2009-09-06T20:20:00.75</meta:creation-date>
    <meta:document-statistic meta:table-count="0" meta:image-count="0" meta:object-count="0" meta:page-count="132" meta:paragraph-count="278" meta:word-count="29804" meta:character-count="493869"/>
    <dc:date>2009-09-06T22:39:30.51</dc:date>
    <dc:creator>Markus Heid</dc:creator>
    <meta:editing-duration>PT00H26M43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